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ulsion" table:style-name="ta1">
        <table:shapes>
          <draw:frame draw:z-index="0" draw:style-name="gr1" draw:text-style-name="P1" svg:width="7.8858in" svg:height="4.8209in" svg:x="4.5795in" svg:y="0.9406in">
            <draw:object draw:notify-on-update-of-ranges="repulsion.A2:repulsion.A101 repulsion.B1:repulsion.B1 repulsion.B2:repulsion.B101 repulsion.A2:repulsion.A101 repulsion.C1:repulsion.C1 repulsion.C2:repulsion.C101 repulsion.A2:repulsion.A101 repulsion.D1:repulsion.D1 repulsion.D2:repulsion.D101 repulsion.A2:repulsion.A101 repulsion.E1:repulsion.E1 repulsion.E2:repulsion.E101 repulsion.A2:repulsion.A101 repulsion.F1:repulsion.F1 repulsion.F2:repulsion.F101 repulsion.A2:repulsion.A101 repulsion.G1:repulsion.G1 repulsion.G2:repulsion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max rep</text:p>
          </table:table-cell>
          <table:table-cell office:value-type="string" calcext:value-type="string">
            <text:p>dist crit</text:p>
          </table:table-cell>
          <table:table-cell office:value-type="string" calcext:value-type="string">
            <text:p>dist repuls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MIN(MAX(1/EXP(LN(1/(1+[.H$2]))*([.J$2]-[.A2])/([.J$2]-[.I$2]))-1;0);[.H$2])" office:value-type="float" office:value="2" calcext:value-type="float">
            <text:p>2</text:p>
          </table:table-cell>
          <table:table-cell table:formula="of:=IF([.A2]&gt;[.I$2];MAX([.H$2]*([.J$2]-[.A2])/([.J$2]-[.I$2]);0);[.H$2])" office:value-type="float" office:value="2" calcext:value-type="float">
            <text:p>2</text:p>
          </table:table-cell>
          <table:table-cell table:formula="of:=MIN(MAX(2*[.H$2]*([.J$2]-[.A2])/([.J$2]-[.I$2]);0);[.H$2])" office:value-type="float" office:value="2" calcext:value-type="float">
            <text:p>2</text:p>
          </table:table-cell>
          <table:table-cell table:formula="of:=IF([.A2]&gt;[.I$2];IF([.A2]&lt;[.J$2];[.H$2]/2*(1-SIN(PI()/([.J$2]-[.I$2])*([.A2]-([.I$2]+[.J$2])/2)));0);[.H$2])" office:value-type="float" office:value="2" calcext:value-type="float">
            <text:p>2</text:p>
          </table:table-cell>
          <table:table-cell table:formula="of:=MIN(MAX(LN((1-EXP([.H$2]))/([.J$2]-[.I$2])*([.A2]-[.I$2])+EXP([.H$2]));0);[.H$2])" office:value-type="float" office:value="2" calcext:value-type="float">
            <text:p>2</text:p>
          </table:table-cell>
          <table:table-cell table:formula="of:=IF([.A2]&lt;[.J$2];[.H$2]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MIN(MAX(1/EXP(LN(1/(1+[.H$2]))*([.J$2]-[.A3])/([.J$2]-[.I$2]))-1;0);[.H$2])" office:value-type="float" office:value="2" calcext:value-type="float">
            <text:p>2</text:p>
          </table:table-cell>
          <table:table-cell table:formula="of:=IF([.A3]&gt;[.I$2];MAX([.H$2]*([.J$2]-[.A3])/([.J$2]-[.I$2]);0);[.H$2])" office:value-type="float" office:value="2" calcext:value-type="float">
            <text:p>2</text:p>
          </table:table-cell>
          <table:table-cell table:formula="of:=MIN(MAX(2*[.H$2]*([.J$2]-[.A3])/([.J$2]-[.I$2]);0);[.H$2])" office:value-type="float" office:value="2" calcext:value-type="float">
            <text:p>2</text:p>
          </table:table-cell>
          <table:table-cell table:formula="of:=IF([.A3]&gt;[.I$2];IF([.A3]&lt;[.J$2];[.H$2]/2*(1-SIN(PI()/([.J$2]-[.I$2])*([.A3]-([.I$2]+[.J$2])/2)));0);[.H$2])" office:value-type="float" office:value="2" calcext:value-type="float">
            <text:p>2</text:p>
          </table:table-cell>
          <table:table-cell table:formula="of:=MIN(MAX(LN((1-EXP([.H$2]))/([.J$2]-[.I$2])*([.A3]-[.I$2])+EXP([.H$2]));0);[.H$2])" office:value-type="float" office:value="2" calcext:value-type="float">
            <text:p>2</text:p>
          </table:table-cell>
          <table:table-cell table:formula="of:=IF([.A3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MIN(MAX(1/EXP(LN(1/(1+[.H$2]))*([.J$2]-[.A4])/([.J$2]-[.I$2]))-1;0);[.H$2])" office:value-type="float" office:value="2" calcext:value-type="float">
            <text:p>2</text:p>
          </table:table-cell>
          <table:table-cell table:formula="of:=IF([.A4]&gt;[.I$2];MAX([.H$2]*([.J$2]-[.A4])/([.J$2]-[.I$2]);0);[.H$2])" office:value-type="float" office:value="2" calcext:value-type="float">
            <text:p>2</text:p>
          </table:table-cell>
          <table:table-cell table:formula="of:=MIN(MAX(2*[.H$2]*([.J$2]-[.A4])/([.J$2]-[.I$2]);0);[.H$2])" office:value-type="float" office:value="2" calcext:value-type="float">
            <text:p>2</text:p>
          </table:table-cell>
          <table:table-cell table:formula="of:=IF([.A4]&gt;[.I$2];IF([.A4]&lt;[.J$2];[.H$2]/2*(1-SIN(PI()/([.J$2]-[.I$2])*([.A4]-([.I$2]+[.J$2])/2)));0);[.H$2])" office:value-type="float" office:value="2" calcext:value-type="float">
            <text:p>2</text:p>
          </table:table-cell>
          <table:table-cell table:formula="of:=MIN(MAX(LN((1-EXP([.H$2]))/([.J$2]-[.I$2])*([.A4]-[.I$2])+EXP([.H$2]));0);[.H$2])" office:value-type="float" office:value="2" calcext:value-type="float">
            <text:p>2</text:p>
          </table:table-cell>
          <table:table-cell table:formula="of:=IF([.A4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MIN(MAX(1/EXP(LN(1/(1+[.H$2]))*([.J$2]-[.A5])/([.J$2]-[.I$2]))-1;0);[.H$2])" office:value-type="float" office:value="2" calcext:value-type="float">
            <text:p>2</text:p>
          </table:table-cell>
          <table:table-cell table:formula="of:=IF([.A5]&gt;[.I$2];MAX([.H$2]*([.J$2]-[.A5])/([.J$2]-[.I$2]);0);[.H$2])" office:value-type="float" office:value="2" calcext:value-type="float">
            <text:p>2</text:p>
          </table:table-cell>
          <table:table-cell table:formula="of:=MIN(MAX(2*[.H$2]*([.J$2]-[.A5])/([.J$2]-[.I$2]);0);[.H$2])" office:value-type="float" office:value="2" calcext:value-type="float">
            <text:p>2</text:p>
          </table:table-cell>
          <table:table-cell table:formula="of:=IF([.A5]&gt;[.I$2];IF([.A5]&lt;[.J$2];[.H$2]/2*(1-SIN(PI()/([.J$2]-[.I$2])*([.A5]-([.I$2]+[.J$2])/2)));0);[.H$2])" office:value-type="float" office:value="2" calcext:value-type="float">
            <text:p>2</text:p>
          </table:table-cell>
          <table:table-cell table:formula="of:=MIN(MAX(LN((1-EXP([.H$2]))/([.J$2]-[.I$2])*([.A5]-[.I$2])+EXP([.H$2]));0);[.H$2])" office:value-type="float" office:value="2" calcext:value-type="float">
            <text:p>2</text:p>
          </table:table-cell>
          <table:table-cell table:formula="of:=IF([.A5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MIN(MAX(1/EXP(LN(1/(1+[.H$2]))*([.J$2]-[.A6])/([.J$2]-[.I$2]))-1;0);[.H$2])" office:value-type="float" office:value="2" calcext:value-type="float">
            <text:p>2</text:p>
          </table:table-cell>
          <table:table-cell table:formula="of:=IF([.A6]&gt;[.I$2];MAX([.H$2]*([.J$2]-[.A6])/([.J$2]-[.I$2]);0);[.H$2])" office:value-type="float" office:value="2" calcext:value-type="float">
            <text:p>2</text:p>
          </table:table-cell>
          <table:table-cell table:formula="of:=MIN(MAX(2*[.H$2]*([.J$2]-[.A6])/([.J$2]-[.I$2]);0);[.H$2])" office:value-type="float" office:value="2" calcext:value-type="float">
            <text:p>2</text:p>
          </table:table-cell>
          <table:table-cell table:formula="of:=IF([.A6]&gt;[.I$2];IF([.A6]&lt;[.J$2];[.H$2]/2*(1-SIN(PI()/([.J$2]-[.I$2])*([.A6]-([.I$2]+[.J$2])/2)));0);[.H$2])" office:value-type="float" office:value="2" calcext:value-type="float">
            <text:p>2</text:p>
          </table:table-cell>
          <table:table-cell table:formula="of:=MIN(MAX(LN((1-EXP([.H$2]))/([.J$2]-[.I$2])*([.A6]-[.I$2])+EXP([.H$2]));0);[.H$2])" office:value-type="float" office:value="2" calcext:value-type="float">
            <text:p>2</text:p>
          </table:table-cell>
          <table:table-cell table:formula="of:=IF([.A6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MIN(MAX(1/EXP(LN(1/(1+[.H$2]))*([.J$2]-[.A7])/([.J$2]-[.I$2]))-1;0);[.H$2])" office:value-type="float" office:value="2" calcext:value-type="float">
            <text:p>2</text:p>
          </table:table-cell>
          <table:table-cell table:formula="of:=IF([.A7]&gt;[.I$2];MAX([.H$2]*([.J$2]-[.A7])/([.J$2]-[.I$2]);0);[.H$2])" office:value-type="float" office:value="2" calcext:value-type="float">
            <text:p>2</text:p>
          </table:table-cell>
          <table:table-cell table:formula="of:=MIN(MAX(2*[.H$2]*([.J$2]-[.A7])/([.J$2]-[.I$2]);0);[.H$2])" office:value-type="float" office:value="2" calcext:value-type="float">
            <text:p>2</text:p>
          </table:table-cell>
          <table:table-cell table:formula="of:=IF([.A7]&gt;[.I$2];IF([.A7]&lt;[.J$2];[.H$2]/2*(1-SIN(PI()/([.J$2]-[.I$2])*([.A7]-([.I$2]+[.J$2])/2)));0);[.H$2])" office:value-type="float" office:value="2" calcext:value-type="float">
            <text:p>2</text:p>
          </table:table-cell>
          <table:table-cell table:formula="of:=MIN(MAX(LN((1-EXP([.H$2]))/([.J$2]-[.I$2])*([.A7]-[.I$2])+EXP([.H$2]));0);[.H$2])" office:value-type="float" office:value="2" calcext:value-type="float">
            <text:p>2</text:p>
          </table:table-cell>
          <table:table-cell table:formula="of:=IF([.A7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MIN(MAX(1/EXP(LN(1/(1+[.H$2]))*([.J$2]-[.A8])/([.J$2]-[.I$2]))-1;0);[.H$2])" office:value-type="float" office:value="2" calcext:value-type="float">
            <text:p>2</text:p>
          </table:table-cell>
          <table:table-cell table:formula="of:=IF([.A8]&gt;[.I$2];MAX([.H$2]*([.J$2]-[.A8])/([.J$2]-[.I$2]);0);[.H$2])" office:value-type="float" office:value="2" calcext:value-type="float">
            <text:p>2</text:p>
          </table:table-cell>
          <table:table-cell table:formula="of:=MIN(MAX(2*[.H$2]*([.J$2]-[.A8])/([.J$2]-[.I$2]);0);[.H$2])" office:value-type="float" office:value="2" calcext:value-type="float">
            <text:p>2</text:p>
          </table:table-cell>
          <table:table-cell table:formula="of:=IF([.A8]&gt;[.I$2];IF([.A8]&lt;[.J$2];[.H$2]/2*(1-SIN(PI()/([.J$2]-[.I$2])*([.A8]-([.I$2]+[.J$2])/2)));0);[.H$2])" office:value-type="float" office:value="2" calcext:value-type="float">
            <text:p>2</text:p>
          </table:table-cell>
          <table:table-cell table:formula="of:=MIN(MAX(LN((1-EXP([.H$2]))/([.J$2]-[.I$2])*([.A8]-[.I$2])+EXP([.H$2]));0);[.H$2])" office:value-type="float" office:value="2" calcext:value-type="float">
            <text:p>2</text:p>
          </table:table-cell>
          <table:table-cell table:formula="of:=IF([.A8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MIN(MAX(1/EXP(LN(1/(1+[.H$2]))*([.J$2]-[.A9])/([.J$2]-[.I$2]))-1;0);[.H$2])" office:value-type="float" office:value="2" calcext:value-type="float">
            <text:p>2</text:p>
          </table:table-cell>
          <table:table-cell table:formula="of:=IF([.A9]&gt;[.I$2];MAX([.H$2]*([.J$2]-[.A9])/([.J$2]-[.I$2]);0);[.H$2])" office:value-type="float" office:value="2" calcext:value-type="float">
            <text:p>2</text:p>
          </table:table-cell>
          <table:table-cell table:formula="of:=MIN(MAX(2*[.H$2]*([.J$2]-[.A9])/([.J$2]-[.I$2]);0);[.H$2])" office:value-type="float" office:value="2" calcext:value-type="float">
            <text:p>2</text:p>
          </table:table-cell>
          <table:table-cell table:formula="of:=IF([.A9]&gt;[.I$2];IF([.A9]&lt;[.J$2];[.H$2]/2*(1-SIN(PI()/([.J$2]-[.I$2])*([.A9]-([.I$2]+[.J$2])/2)));0);[.H$2])" office:value-type="float" office:value="2" calcext:value-type="float">
            <text:p>2</text:p>
          </table:table-cell>
          <table:table-cell table:formula="of:=MIN(MAX(LN((1-EXP([.H$2]))/([.J$2]-[.I$2])*([.A9]-[.I$2])+EXP([.H$2]));0);[.H$2])" office:value-type="float" office:value="2" calcext:value-type="float">
            <text:p>2</text:p>
          </table:table-cell>
          <table:table-cell table:formula="of:=IF([.A9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MIN(MAX(1/EXP(LN(1/(1+[.H$2]))*([.J$2]-[.A10])/([.J$2]-[.I$2]))-1;0);[.H$2])" office:value-type="float" office:value="2" calcext:value-type="float">
            <text:p>2</text:p>
          </table:table-cell>
          <table:table-cell table:formula="of:=IF([.A10]&gt;[.I$2];MAX([.H$2]*([.J$2]-[.A10])/([.J$2]-[.I$2]);0);[.H$2])" office:value-type="float" office:value="2" calcext:value-type="float">
            <text:p>2</text:p>
          </table:table-cell>
          <table:table-cell table:formula="of:=MIN(MAX(2*[.H$2]*([.J$2]-[.A10])/([.J$2]-[.I$2]);0);[.H$2])" office:value-type="float" office:value="2" calcext:value-type="float">
            <text:p>2</text:p>
          </table:table-cell>
          <table:table-cell table:formula="of:=IF([.A10]&gt;[.I$2];IF([.A10]&lt;[.J$2];[.H$2]/2*(1-SIN(PI()/([.J$2]-[.I$2])*([.A10]-([.I$2]+[.J$2])/2)));0);[.H$2])" office:value-type="float" office:value="2" calcext:value-type="float">
            <text:p>2</text:p>
          </table:table-cell>
          <table:table-cell table:formula="of:=MIN(MAX(LN((1-EXP([.H$2]))/([.J$2]-[.I$2])*([.A10]-[.I$2])+EXP([.H$2]));0);[.H$2])" office:value-type="float" office:value="2" calcext:value-type="float">
            <text:p>2</text:p>
          </table:table-cell>
          <table:table-cell table:formula="of:=IF([.A10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MAX(1/EXP(LN(1/(1+[.H$2]))*([.J$2]-[.A11])/([.J$2]-[.I$2]))-1;0);[.H$2])" office:value-type="float" office:value="2" calcext:value-type="float">
            <text:p>2</text:p>
          </table:table-cell>
          <table:table-cell table:formula="of:=IF([.A11]&gt;[.I$2];MAX([.H$2]*([.J$2]-[.A11])/([.J$2]-[.I$2]);0);[.H$2])" office:value-type="float" office:value="2" calcext:value-type="float">
            <text:p>2</text:p>
          </table:table-cell>
          <table:table-cell table:formula="of:=MIN(MAX(2*[.H$2]*([.J$2]-[.A11])/([.J$2]-[.I$2]);0);[.H$2])" office:value-type="float" office:value="2" calcext:value-type="float">
            <text:p>2</text:p>
          </table:table-cell>
          <table:table-cell table:formula="of:=IF([.A11]&gt;[.I$2];IF([.A11]&lt;[.J$2];[.H$2]/2*(1-SIN(PI()/([.J$2]-[.I$2])*([.A11]-([.I$2]+[.J$2])/2)));0);[.H$2])" office:value-type="float" office:value="2" calcext:value-type="float">
            <text:p>2</text:p>
          </table:table-cell>
          <table:table-cell table:formula="of:=MIN(MAX(LN((1-EXP([.H$2]))/([.J$2]-[.I$2])*([.A11]-[.I$2])+EXP([.H$2]));0);[.H$2])" office:value-type="float" office:value="2" calcext:value-type="float">
            <text:p>2</text:p>
          </table:table-cell>
          <table:table-cell table:formula="of:=IF([.A11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MIN(MAX(1/EXP(LN(1/(1+[.H$2]))*([.J$2]-[.A12])/([.J$2]-[.I$2]))-1;0);[.H$2])" office:value-type="float" office:value="1.95908362737947" calcext:value-type="float">
            <text:p>1.95908362737947</text:p>
          </table:table-cell>
          <table:table-cell table:formula="of:=IF([.A12]&gt;[.I$2];MAX([.H$2]*([.J$2]-[.A12])/([.J$2]-[.I$2]);0);[.H$2])" office:value-type="float" office:value="1.975" calcext:value-type="float">
            <text:p>1.975</text:p>
          </table:table-cell>
          <table:table-cell table:formula="of:=MIN(MAX(2*[.H$2]*([.J$2]-[.A12])/([.J$2]-[.I$2]);0);[.H$2])" office:value-type="float" office:value="2" calcext:value-type="float">
            <text:p>2</text:p>
          </table:table-cell>
          <table:table-cell table:formula="of:=IF([.A12]&gt;[.I$2];IF([.A12]&lt;[.J$2];[.H$2]/2*(1-SIN(PI()/([.J$2]-[.I$2])*([.A12]-([.I$2]+[.J$2])/2)));0);[.H$2])" office:value-type="float" office:value="1.99922903624072" calcext:value-type="float">
            <text:p>1.99922903624072</text:p>
          </table:table-cell>
          <table:table-cell table:formula="of:=MIN(MAX(LN((1-EXP([.H$2]))/([.J$2]-[.I$2])*([.A12]-[.I$2])+EXP([.H$2]));0);[.H$2])" office:value-type="float" office:value="1.9891328569538" calcext:value-type="float">
            <text:p>1.9891328569538</text:p>
          </table:table-cell>
          <table:table-cell table:formula="of:=IF([.A12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MIN(MAX(1/EXP(LN(1/(1+[.H$2]))*([.J$2]-[.A13])/([.J$2]-[.I$2]))-1;0);[.H$2])" office:value-type="float" office:value="1.91872530460841" calcext:value-type="float">
            <text:p>1.91872530460841</text:p>
          </table:table-cell>
          <table:table-cell table:formula="of:=IF([.A13]&gt;[.I$2];MAX([.H$2]*([.J$2]-[.A13])/([.J$2]-[.I$2]);0);[.H$2])" office:value-type="float" office:value="1.95" calcext:value-type="float">
            <text:p>1.95</text:p>
          </table:table-cell>
          <table:table-cell table:formula="of:=MIN(MAX(2*[.H$2]*([.J$2]-[.A13])/([.J$2]-[.I$2]);0);[.H$2])" office:value-type="float" office:value="2" calcext:value-type="float">
            <text:p>2</text:p>
          </table:table-cell>
          <table:table-cell table:formula="of:=IF([.A13]&gt;[.I$2];IF([.A13]&lt;[.J$2];[.H$2]/2*(1-SIN(PI()/([.J$2]-[.I$2])*([.A13]-([.I$2]+[.J$2])/2)));0);[.H$2])" office:value-type="float" office:value="1.99691733373313" calcext:value-type="float">
            <text:p>1.99691733373313</text:p>
          </table:table-cell>
          <table:table-cell table:formula="of:=MIN(MAX(LN((1-EXP([.H$2]))/([.J$2]-[.I$2])*([.A13]-[.I$2])+EXP([.H$2]));0);[.H$2])" office:value-type="float" office:value="1.97814632045602" calcext:value-type="float">
            <text:p>1.97814632045602</text:p>
          </table:table-cell>
          <table:table-cell table:formula="of:=IF([.A13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MIN(MAX(1/EXP(LN(1/(1+[.H$2]))*([.J$2]-[.A14])/([.J$2]-[.I$2]))-1;0);[.H$2])" office:value-type="float" office:value="1.87891742056163" calcext:value-type="float">
            <text:p>1.87891742056163</text:p>
          </table:table-cell>
          <table:table-cell table:formula="of:=IF([.A14]&gt;[.I$2];MAX([.H$2]*([.J$2]-[.A14])/([.J$2]-[.I$2]);0);[.H$2])" office:value-type="float" office:value="1.925" calcext:value-type="float">
            <text:p>1.925</text:p>
          </table:table-cell>
          <table:table-cell table:formula="of:=MIN(MAX(2*[.H$2]*([.J$2]-[.A14])/([.J$2]-[.I$2]);0);[.H$2])" office:value-type="float" office:value="2" calcext:value-type="float">
            <text:p>2</text:p>
          </table:table-cell>
          <table:table-cell table:formula="of:=IF([.A14]&gt;[.I$2];IF([.A14]&lt;[.J$2];[.H$2]/2*(1-SIN(PI()/([.J$2]-[.I$2])*([.A14]-([.I$2]+[.J$2])/2)));0);[.H$2])" office:value-type="float" office:value="1.99306845695493" calcext:value-type="float">
            <text:p>1.99306845695493</text:p>
          </table:table-cell>
          <table:table-cell table:formula="of:=MIN(MAX(LN((1-EXP([.H$2]))/([.J$2]-[.I$2])*([.A14]-[.I$2])+EXP([.H$2]));0);[.H$2])" office:value-type="float" office:value="1.96703773786896" calcext:value-type="float">
            <text:p>1.96703773786896</text:p>
          </table:table-cell>
          <table:table-cell table:formula="of:=IF([.A14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MIN(MAX(1/EXP(LN(1/(1+[.H$2]))*([.J$2]-[.A15])/([.J$2]-[.I$2]))-1;0);[.H$2])" office:value-type="float" office:value="1.83965246792048" calcext:value-type="float">
            <text:p>1.83965246792048</text:p>
          </table:table-cell>
          <table:table-cell table:formula="of:=IF([.A15]&gt;[.I$2];MAX([.H$2]*([.J$2]-[.A15])/([.J$2]-[.I$2]);0);[.H$2])" office:value-type="float" office:value="1.9" calcext:value-type="float">
            <text:p>1.9</text:p>
          </table:table-cell>
          <table:table-cell table:formula="of:=MIN(MAX(2*[.H$2]*([.J$2]-[.A15])/([.J$2]-[.I$2]);0);[.H$2])" office:value-type="float" office:value="2" calcext:value-type="float">
            <text:p>2</text:p>
          </table:table-cell>
          <table:table-cell table:formula="of:=IF([.A15]&gt;[.I$2];IF([.A15]&lt;[.J$2];[.H$2]/2*(1-SIN(PI()/([.J$2]-[.I$2])*([.A15]-([.I$2]+[.J$2])/2)));0);[.H$2])" office:value-type="float" office:value="1.98768834059514" calcext:value-type="float">
            <text:p>1.98768834059514</text:p>
          </table:table-cell>
          <table:table-cell table:formula="of:=MIN(MAX(LN((1-EXP([.H$2]))/([.J$2]-[.I$2])*([.A15]-[.I$2])+EXP([.H$2]));0);[.H$2])" office:value-type="float" office:value="1.95580436715797" calcext:value-type="float">
            <text:p>1.95580436715797</text:p>
          </table:table-cell>
          <table:table-cell table:formula="of:=IF([.A15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MIN(MAX(1/EXP(LN(1/(1+[.H$2]))*([.J$2]-[.A16])/([.J$2]-[.I$2]))-1;0);[.H$2])" office:value-type="float" office:value="1.80092304175706" calcext:value-type="float">
            <text:p>1.80092304175706</text:p>
          </table:table-cell>
          <table:table-cell table:formula="of:=IF([.A16]&gt;[.I$2];MAX([.H$2]*([.J$2]-[.A16])/([.J$2]-[.I$2]);0);[.H$2])" office:value-type="float" office:value="1.875" calcext:value-type="float">
            <text:p>1.875</text:p>
          </table:table-cell>
          <table:table-cell table:formula="of:=MIN(MAX(2*[.H$2]*([.J$2]-[.A16])/([.J$2]-[.I$2]);0);[.H$2])" office:value-type="float" office:value="2" calcext:value-type="float">
            <text:p>2</text:p>
          </table:table-cell>
          <table:table-cell table:formula="of:=IF([.A16]&gt;[.I$2];IF([.A16]&lt;[.J$2];[.H$2]/2*(1-SIN(PI()/([.J$2]-[.I$2])*([.A16]-([.I$2]+[.J$2])/2)));0);[.H$2])" office:value-type="float" office:value="1.98078528040323" calcext:value-type="float">
            <text:p>1.98078528040323</text:p>
          </table:table-cell>
          <table:table-cell table:formula="of:=MIN(MAX(LN((1-EXP([.H$2]))/([.J$2]-[.I$2])*([.A16]-[.I$2])+EXP([.H$2]));0);[.H$2])" office:value-type="float" office:value="1.94444337282874" calcext:value-type="float">
            <text:p>1.94444337282874</text:p>
          </table:table-cell>
          <table:table-cell table:formula="of:=IF([.A16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MIN(MAX(1/EXP(LN(1/(1+[.H$2]))*([.J$2]-[.A17])/([.J$2]-[.I$2]))-1;0);[.H$2])" office:value-type="float" office:value="1.76272183813774" calcext:value-type="float">
            <text:p>1.76272183813774</text:p>
          </table:table-cell>
          <table:table-cell table:formula="of:=IF([.A17]&gt;[.I$2];MAX([.H$2]*([.J$2]-[.A17])/([.J$2]-[.I$2]);0);[.H$2])" office:value-type="float" office:value="1.85" calcext:value-type="float">
            <text:p>1.85</text:p>
          </table:table-cell>
          <table:table-cell table:formula="of:=MIN(MAX(2*[.H$2]*([.J$2]-[.A17])/([.J$2]-[.I$2]);0);[.H$2])" office:value-type="float" office:value="2" calcext:value-type="float">
            <text:p>2</text:p>
          </table:table-cell>
          <table:table-cell table:formula="of:=IF([.A17]&gt;[.I$2];IF([.A17]&lt;[.J$2];[.H$2]/2*(1-SIN(PI()/([.J$2]-[.I$2])*([.A17]-([.I$2]+[.J$2])/2)));0);[.H$2])" office:value-type="float" office:value="1.97236992039768" calcext:value-type="float">
            <text:p>1.97236992039768</text:p>
          </table:table-cell>
          <table:table-cell table:formula="of:=MIN(MAX(LN((1-EXP([.H$2]))/([.J$2]-[.I$2])*([.A17]-[.I$2])+EXP([.H$2]));0);[.H$2])" office:value-type="float" office:value="1.93295182163113" calcext:value-type="float">
            <text:p>1.93295182163113</text:p>
          </table:table-cell>
          <table:table-cell table:formula="of:=IF([.A17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MIN(MAX(1/EXP(LN(1/(1+[.H$2]))*([.J$2]-[.A18])/([.J$2]-[.I$2]))-1;0);[.H$2])" office:value-type="float" office:value="1.72504165274569" calcext:value-type="float">
            <text:p>1.72504165274569</text:p>
          </table:table-cell>
          <table:table-cell table:formula="of:=IF([.A18]&gt;[.I$2];MAX([.H$2]*([.J$2]-[.A18])/([.J$2]-[.I$2]);0);[.H$2])" office:value-type="float" office:value="1.825" calcext:value-type="float">
            <text:p>1.825</text:p>
          </table:table-cell>
          <table:table-cell table:formula="of:=MIN(MAX(2*[.H$2]*([.J$2]-[.A18])/([.J$2]-[.I$2]);0);[.H$2])" office:value-type="float" office:value="2" calcext:value-type="float">
            <text:p>2</text:p>
          </table:table-cell>
          <table:table-cell table:formula="of:=IF([.A18]&gt;[.I$2];IF([.A18]&lt;[.J$2];[.H$2]/2*(1-SIN(PI()/([.J$2]-[.I$2])*([.A18]-([.I$2]+[.J$2])/2)));0);[.H$2])" office:value-type="float" office:value="1.96245523645365" calcext:value-type="float">
            <text:p>1.96245523645365</text:p>
          </table:table-cell>
          <table:table-cell table:formula="of:=MIN(MAX(LN((1-EXP([.H$2]))/([.J$2]-[.I$2])*([.A18]-[.I$2])+EXP([.H$2]));0);[.H$2])" office:value-type="float" office:value="1.92132667801323" calcext:value-type="float">
            <text:p>1.92132667801323</text:p>
          </table:table-cell>
          <table:table-cell table:formula="of:=IF([.A18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MIN(MAX(1/EXP(LN(1/(1+[.H$2]))*([.J$2]-[.A19])/([.J$2]-[.I$2]))-1;0);[.H$2])" office:value-type="float" office:value="1.68787537952229" calcext:value-type="float">
            <text:p>1.68787537952229</text:p>
          </table:table-cell>
          <table:table-cell table:formula="of:=IF([.A19]&gt;[.I$2];MAX([.H$2]*([.J$2]-[.A19])/([.J$2]-[.I$2]);0);[.H$2])" office:value-type="float" office:value="1.8" calcext:value-type="float">
            <text:p>1.8</text:p>
          </table:table-cell>
          <table:table-cell table:formula="of:=MIN(MAX(2*[.H$2]*([.J$2]-[.A19])/([.J$2]-[.I$2]);0);[.H$2])" office:value-type="float" office:value="2" calcext:value-type="float">
            <text:p>2</text:p>
          </table:table-cell>
          <table:table-cell table:formula="of:=IF([.A19]&gt;[.I$2];IF([.A19]&lt;[.J$2];[.H$2]/2*(1-SIN(PI()/([.J$2]-[.I$2])*([.A19]-([.I$2]+[.J$2])/2)));0);[.H$2])" office:value-type="float" office:value="1.95105651629515" calcext:value-type="float">
            <text:p>1.95105651629515</text:p>
          </table:table-cell>
          <table:table-cell table:formula="of:=MIN(MAX(LN((1-EXP([.H$2]))/([.J$2]-[.I$2])*([.A19]-[.I$2])+EXP([.H$2]));0);[.H$2])" office:value-type="float" office:value="1.90956479930815" calcext:value-type="float">
            <text:p>1.90956479930815</text:p>
          </table:table-cell>
          <table:table-cell table:formula="of:=IF([.A19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MIN(MAX(1/EXP(LN(1/(1+[.H$2]))*([.J$2]-[.A20])/([.J$2]-[.I$2]))-1;0);[.H$2])" office:value-type="float" office:value="1.65121600932692" calcext:value-type="float">
            <text:p>1.65121600932692</text:p>
          </table:table-cell>
          <table:table-cell table:formula="of:=IF([.A20]&gt;[.I$2];MAX([.H$2]*([.J$2]-[.A20])/([.J$2]-[.I$2]);0);[.H$2])" office:value-type="float" office:value="1.775" calcext:value-type="float">
            <text:p>1.775</text:p>
          </table:table-cell>
          <table:table-cell table:formula="of:=MIN(MAX(2*[.H$2]*([.J$2]-[.A20])/([.J$2]-[.I$2]);0);[.H$2])" office:value-type="float" office:value="2" calcext:value-type="float">
            <text:p>2</text:p>
          </table:table-cell>
          <table:table-cell table:formula="of:=IF([.A20]&gt;[.I$2];IF([.A20]&lt;[.J$2];[.H$2]/2*(1-SIN(PI()/([.J$2]-[.I$2])*([.A20]-([.I$2]+[.J$2])/2)));0);[.H$2])" office:value-type="float" office:value="1.93819133592248" calcext:value-type="float">
            <text:p>1.93819133592248</text:p>
          </table:table-cell>
          <table:table-cell table:formula="of:=MIN(MAX(LN((1-EXP([.H$2]))/([.J$2]-[.I$2])*([.A20]-[.I$2])+EXP([.H$2]));0);[.H$2])" office:value-type="float" office:value="1.8976629306343" calcext:value-type="float">
            <text:p>1.8976629306343</text:p>
          </table:table-cell>
          <table:table-cell table:formula="of:=IF([.A20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MAX(1/EXP(LN(1/(1+[.H$2]))*([.J$2]-[.A21])/([.J$2]-[.I$2]))-1;0);[.H$2])" office:value-type="float" office:value="1.61505662861521" calcext:value-type="float">
            <text:p>1.61505662861521</text:p>
          </table:table-cell>
          <table:table-cell table:formula="of:=IF([.A21]&gt;[.I$2];MAX([.H$2]*([.J$2]-[.A21])/([.J$2]-[.I$2]);0);[.H$2])" office:value-type="float" office:value="1.75" calcext:value-type="float">
            <text:p>1.75</text:p>
          </table:table-cell>
          <table:table-cell table:formula="of:=MIN(MAX(2*[.H$2]*([.J$2]-[.A21])/([.J$2]-[.I$2]);0);[.H$2])" office:value-type="float" office:value="2" calcext:value-type="float">
            <text:p>2</text:p>
          </table:table-cell>
          <table:table-cell table:formula="of:=IF([.A21]&gt;[.I$2];IF([.A21]&lt;[.J$2];[.H$2]/2*(1-SIN(PI()/([.J$2]-[.I$2])*([.A21]-([.I$2]+[.J$2])/2)));0);[.H$2])" office:value-type="float" office:value="1.92387953251129" calcext:value-type="float">
            <text:p>1.92387953251129</text:p>
          </table:table-cell>
          <table:table-cell table:formula="of:=MIN(MAX(LN((1-EXP([.H$2]))/([.J$2]-[.I$2])*([.A21]-[.I$2])+EXP([.H$2]));0);[.H$2])" office:value-type="float" office:value="1.88561769948851" calcext:value-type="float">
            <text:p>1.88561769948851</text:p>
          </table:table-cell>
          <table:table-cell table:formula="of:=IF([.A21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MIN(MAX(1/EXP(LN(1/(1+[.H$2]))*([.J$2]-[.A22])/([.J$2]-[.I$2]))-1;0);[.H$2])" office:value-type="float" office:value="1.57939041813514" calcext:value-type="float">
            <text:p>1.57939041813514</text:p>
          </table:table-cell>
          <table:table-cell table:formula="of:=IF([.A22]&gt;[.I$2];MAX([.H$2]*([.J$2]-[.A22])/([.J$2]-[.I$2]);0);[.H$2])" office:value-type="float" office:value="1.725" calcext:value-type="float">
            <text:p>1.725</text:p>
          </table:table-cell>
          <table:table-cell table:formula="of:=MIN(MAX(2*[.H$2]*([.J$2]-[.A22])/([.J$2]-[.I$2]);0);[.H$2])" office:value-type="float" office:value="2" calcext:value-type="float">
            <text:p>2</text:p>
          </table:table-cell>
          <table:table-cell table:formula="of:=IF([.A22]&gt;[.I$2];IF([.A22]&lt;[.J$2];[.H$2]/2*(1-SIN(PI()/([.J$2]-[.I$2])*([.A22]-([.I$2]+[.J$2])/2)));0);[.H$2])" office:value-type="float" office:value="1.90814317382508" calcext:value-type="float">
            <text:p>1.90814317382508</text:p>
          </table:table-cell>
          <table:table-cell table:formula="of:=MIN(MAX(LN((1-EXP([.H$2]))/([.J$2]-[.I$2])*([.A22]-[.I$2])+EXP([.H$2]));0);[.H$2])" office:value-type="float" office:value="1.87342561000955" calcext:value-type="float">
            <text:p>1.87342561000955</text:p>
          </table:table-cell>
          <table:table-cell table:formula="of:=IF([.A22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MIN(MAX(1/EXP(LN(1/(1+[.H$2]))*([.J$2]-[.A23])/([.J$2]-[.I$2]))-1;0);[.H$2])" office:value-type="float" office:value="1.54421065164105" calcext:value-type="float">
            <text:p>1.54421065164105</text:p>
          </table:table-cell>
          <table:table-cell table:formula="of:=IF([.A23]&gt;[.I$2];MAX([.H$2]*([.J$2]-[.A23])/([.J$2]-[.I$2]);0);[.H$2])" office:value-type="float" office:value="1.7" calcext:value-type="float">
            <text:p>1.7</text:p>
          </table:table-cell>
          <table:table-cell table:formula="of:=MIN(MAX(2*[.H$2]*([.J$2]-[.A23])/([.J$2]-[.I$2]);0);[.H$2])" office:value-type="float" office:value="2" calcext:value-type="float">
            <text:p>2</text:p>
          </table:table-cell>
          <table:table-cell table:formula="of:=IF([.A23]&gt;[.I$2];IF([.A23]&lt;[.J$2];[.H$2]/2*(1-SIN(PI()/([.J$2]-[.I$2])*([.A23]-([.I$2]+[.J$2])/2)));0);[.H$2])" office:value-type="float" office:value="1.89100652418837" calcext:value-type="float">
            <text:p>1.89100652418837</text:p>
          </table:table-cell>
          <table:table-cell table:formula="of:=MIN(MAX(LN((1-EXP([.H$2]))/([.J$2]-[.I$2])*([.A23]-[.I$2])+EXP([.H$2]));0);[.H$2])" office:value-type="float" office:value="1.86108303688761" calcext:value-type="float">
            <text:p>1.86108303688761</text:p>
          </table:table-cell>
          <table:table-cell table:formula="of:=IF([.A23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MIN(MAX(1/EXP(LN(1/(1+[.H$2]))*([.J$2]-[.A24])/([.J$2]-[.I$2]))-1;0);[.H$2])" office:value-type="float" office:value="1.50951069462516" calcext:value-type="float">
            <text:p>1.50951069462516</text:p>
          </table:table-cell>
          <table:table-cell table:formula="of:=IF([.A24]&gt;[.I$2];MAX([.H$2]*([.J$2]-[.A24])/([.J$2]-[.I$2]);0);[.H$2])" office:value-type="float" office:value="1.675" calcext:value-type="float">
            <text:p>1.675</text:p>
          </table:table-cell>
          <table:table-cell table:formula="of:=MIN(MAX(2*[.H$2]*([.J$2]-[.A24])/([.J$2]-[.I$2]);0);[.H$2])" office:value-type="float" office:value="2" calcext:value-type="float">
            <text:p>2</text:p>
          </table:table-cell>
          <table:table-cell table:formula="of:=IF([.A24]&gt;[.I$2];IF([.A24]&lt;[.J$2];[.H$2]/2*(1-SIN(PI()/([.J$2]-[.I$2])*([.A24]-([.I$2]+[.J$2])/2)));0);[.H$2])" office:value-type="float" office:value="1.8724960070728" calcext:value-type="float">
            <text:p>1.8724960070728</text:p>
          </table:table-cell>
          <table:table-cell table:formula="of:=MIN(MAX(LN((1-EXP([.H$2]))/([.J$2]-[.I$2])*([.A24]-[.I$2])+EXP([.H$2]));0);[.H$2])" office:value-type="float" office:value="1.8485862188932" calcext:value-type="float">
            <text:p>1.8485862188932</text:p>
          </table:table-cell>
          <table:table-cell table:formula="of:=IF([.A24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MIN(MAX(1/EXP(LN(1/(1+[.H$2]))*([.J$2]-[.A25])/([.J$2]-[.I$2]))-1;0);[.H$2])" office:value-type="float" office:value="1.47528400306633" calcext:value-type="float">
            <text:p>1.47528400306633</text:p>
          </table:table-cell>
          <table:table-cell table:formula="of:=IF([.A25]&gt;[.I$2];MAX([.H$2]*([.J$2]-[.A25])/([.J$2]-[.I$2]);0);[.H$2])" office:value-type="float" office:value="1.65" calcext:value-type="float">
            <text:p>1.65</text:p>
          </table:table-cell>
          <table:table-cell table:formula="of:=MIN(MAX(2*[.H$2]*([.J$2]-[.A25])/([.J$2]-[.I$2]);0);[.H$2])" office:value-type="float" office:value="2" calcext:value-type="float">
            <text:p>2</text:p>
          </table:table-cell>
          <table:table-cell table:formula="of:=IF([.A25]&gt;[.I$2];IF([.A25]&lt;[.J$2];[.H$2]/2*(1-SIN(PI()/([.J$2]-[.I$2])*([.A25]-([.I$2]+[.J$2])/2)));0);[.H$2])" office:value-type="float" office:value="1.85264016435409" calcext:value-type="float">
            <text:p>1.85264016435409</text:p>
          </table:table-cell>
          <table:table-cell table:formula="of:=MIN(MAX(LN((1-EXP([.H$2]))/([.J$2]-[.I$2])*([.A25]-[.I$2])+EXP([.H$2]));0);[.H$2])" office:value-type="float" office:value="1.83593125199654" calcext:value-type="float">
            <text:p>1.83593125199654</text:p>
          </table:table-cell>
          <table:table-cell table:formula="of:=IF([.A25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MIN(MAX(1/EXP(LN(1/(1+[.H$2]))*([.J$2]-[.A26])/([.J$2]-[.I$2]))-1;0);[.H$2])" office:value-type="float" office:value="1.44152412219596" calcext:value-type="float">
            <text:p>1.44152412219596</text:p>
          </table:table-cell>
          <table:table-cell table:formula="of:=IF([.A26]&gt;[.I$2];MAX([.H$2]*([.J$2]-[.A26])/([.J$2]-[.I$2]);0);[.H$2])" office:value-type="float" office:value="1.625" calcext:value-type="float">
            <text:p>1.625</text:p>
          </table:table-cell>
          <table:table-cell table:formula="of:=MIN(MAX(2*[.H$2]*([.J$2]-[.A26])/([.J$2]-[.I$2]);0);[.H$2])" office:value-type="float" office:value="2" calcext:value-type="float">
            <text:p>2</text:p>
          </table:table-cell>
          <table:table-cell table:formula="of:=IF([.A26]&gt;[.I$2];IF([.A26]&lt;[.J$2];[.H$2]/2*(1-SIN(PI()/([.J$2]-[.I$2])*([.A26]-([.I$2]+[.J$2])/2)));0);[.H$2])" office:value-type="float" office:value="1.83146961230255" calcext:value-type="float">
            <text:p>1.83146961230255</text:p>
          </table:table-cell>
          <table:table-cell table:formula="of:=MIN(MAX(LN((1-EXP([.H$2]))/([.J$2]-[.I$2])*([.A26]-[.I$2])+EXP([.H$2]));0);[.H$2])" office:value-type="float" office:value="1.82311408204602" calcext:value-type="float">
            <text:p>1.82311408204602</text:p>
          </table:table-cell>
          <table:table-cell table:formula="of:=IF([.A26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MIN(MAX(1/EXP(LN(1/(1+[.H$2]))*([.J$2]-[.A27])/([.J$2]-[.I$2]))-1;0);[.H$2])" office:value-type="float" office:value="1.40822468528069" calcext:value-type="float">
            <text:p>1.40822468528069</text:p>
          </table:table-cell>
          <table:table-cell table:formula="of:=IF([.A27]&gt;[.I$2];MAX([.H$2]*([.J$2]-[.A27])/([.J$2]-[.I$2]);0);[.H$2])" office:value-type="float" office:value="1.6" calcext:value-type="float">
            <text:p>1.6</text:p>
          </table:table-cell>
          <table:table-cell table:formula="of:=MIN(MAX(2*[.H$2]*([.J$2]-[.A27])/([.J$2]-[.I$2]);0);[.H$2])" office:value-type="float" office:value="2" calcext:value-type="float">
            <text:p>2</text:p>
          </table:table-cell>
          <table:table-cell table:formula="of:=IF([.A27]&gt;[.I$2];IF([.A27]&lt;[.J$2];[.H$2]/2*(1-SIN(PI()/([.J$2]-[.I$2])*([.A27]-([.I$2]+[.J$2])/2)));0);[.H$2])" office:value-type="float" office:value="1.80901699437495" calcext:value-type="float">
            <text:p>1.80901699437495</text:p>
          </table:table-cell>
          <table:table-cell table:formula="of:=MIN(MAX(LN((1-EXP([.H$2]))/([.J$2]-[.I$2])*([.A27]-[.I$2])+EXP([.H$2]));0);[.H$2])" office:value-type="float" office:value="1.81013049697124" calcext:value-type="float">
            <text:p>1.81013049697124</text:p>
          </table:table-cell>
          <table:table-cell table:formula="of:=IF([.A27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MIN(MAX(1/EXP(LN(1/(1+[.H$2]))*([.J$2]-[.A28])/([.J$2]-[.I$2]))-1;0);[.H$2])" office:value-type="float" office:value="1.37537941242172" calcext:value-type="float">
            <text:p>1.37537941242172</text:p>
          </table:table-cell>
          <table:table-cell table:formula="of:=IF([.A28]&gt;[.I$2];MAX([.H$2]*([.J$2]-[.A28])/([.J$2]-[.I$2]);0);[.H$2])" office:value-type="float" office:value="1.575" calcext:value-type="float">
            <text:p>1.575</text:p>
          </table:table-cell>
          <table:table-cell table:formula="of:=MIN(MAX(2*[.H$2]*([.J$2]-[.A28])/([.J$2]-[.I$2]);0);[.H$2])" office:value-type="float" office:value="2" calcext:value-type="float">
            <text:p>2</text:p>
          </table:table-cell>
          <table:table-cell table:formula="of:=IF([.A28]&gt;[.I$2];IF([.A28]&lt;[.J$2];[.H$2]/2*(1-SIN(PI()/([.J$2]-[.I$2])*([.A28]-([.I$2]+[.J$2])/2)));0);[.H$2])" office:value-type="float" office:value="1.78531693088074" calcext:value-type="float">
            <text:p>1.78531693088074</text:p>
          </table:table-cell>
          <table:table-cell table:formula="of:=MIN(MAX(LN((1-EXP([.H$2]))/([.J$2]-[.I$2])*([.A28]-[.I$2])+EXP([.H$2]));0);[.H$2])" office:value-type="float" office:value="1.79697611847332" calcext:value-type="float">
            <text:p>1.79697611847332</text:p>
          </table:table-cell>
          <table:table-cell table:formula="of:=IF([.A28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MIN(MAX(1/EXP(LN(1/(1+[.H$2]))*([.J$2]-[.A29])/([.J$2]-[.I$2]))-1;0);[.H$2])" office:value-type="float" office:value="1.34298210937046" calcext:value-type="float">
            <text:p>1.34298210937046</text:p>
          </table:table-cell>
          <table:table-cell table:formula="of:=IF([.A29]&gt;[.I$2];MAX([.H$2]*([.J$2]-[.A29])/([.J$2]-[.I$2]);0);[.H$2])" office:value-type="float" office:value="1.55" calcext:value-type="float">
            <text:p>1.55</text:p>
          </table:table-cell>
          <table:table-cell table:formula="of:=MIN(MAX(2*[.H$2]*([.J$2]-[.A29])/([.J$2]-[.I$2]);0);[.H$2])" office:value-type="float" office:value="2" calcext:value-type="float">
            <text:p>2</text:p>
          </table:table-cell>
          <table:table-cell table:formula="of:=IF([.A29]&gt;[.I$2];IF([.A29]&lt;[.J$2];[.H$2]/2*(1-SIN(PI()/([.J$2]-[.I$2])*([.A29]-([.I$2]+[.J$2])/2)));0);[.H$2])" office:value-type="float" office:value="1.76040596560003" calcext:value-type="float">
            <text:p>1.76040596560003</text:p>
          </table:table-cell>
          <table:table-cell table:formula="of:=MIN(MAX(LN((1-EXP([.H$2]))/([.J$2]-[.I$2])*([.A29]-[.I$2])+EXP([.H$2]));0);[.H$2])" office:value-type="float" office:value="1.78364639316122" calcext:value-type="float">
            <text:p>1.78364639316122</text:p>
          </table:table-cell>
          <table:table-cell table:formula="of:=IF([.A29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MIN(MAX(1/EXP(LN(1/(1+[.H$2]))*([.J$2]-[.A30])/([.J$2]-[.I$2]))-1;0);[.H$2])" office:value-type="float" office:value="1.31102666636038" calcext:value-type="float">
            <text:p>1.31102666636038</text:p>
          </table:table-cell>
          <table:table-cell table:formula="of:=IF([.A30]&gt;[.I$2];MAX([.H$2]*([.J$2]-[.A30])/([.J$2]-[.I$2]);0);[.H$2])" office:value-type="float" office:value="1.525" calcext:value-type="float">
            <text:p>1.525</text:p>
          </table:table-cell>
          <table:table-cell table:formula="of:=MIN(MAX(2*[.H$2]*([.J$2]-[.A30])/([.J$2]-[.I$2]);0);[.H$2])" office:value-type="float" office:value="2" calcext:value-type="float">
            <text:p>2</text:p>
          </table:table-cell>
          <table:table-cell table:formula="of:=IF([.A30]&gt;[.I$2];IF([.A30]&lt;[.J$2];[.H$2]/2*(1-SIN(PI()/([.J$2]-[.I$2])*([.A30]-([.I$2]+[.J$2])/2)));0);[.H$2])" office:value-type="float" office:value="1.73432250943569" calcext:value-type="float">
            <text:p>1.73432250943569</text:p>
          </table:table-cell>
          <table:table-cell table:formula="of:=MIN(MAX(LN((1-EXP([.H$2]))/([.J$2]-[.I$2])*([.A30]-[.I$2])+EXP([.H$2]));0);[.H$2])" office:value-type="float" office:value="1.77013658308937" calcext:value-type="float">
            <text:p>1.77013658308937</text:p>
          </table:table-cell>
          <table:table-cell table:formula="of:=IF([.A30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MAX(1/EXP(LN(1/(1+[.H$2]))*([.J$2]-[.A31])/([.J$2]-[.I$2]))-1;0);[.H$2])" office:value-type="float" office:value="1.27950705695478" calcext:value-type="float">
            <text:p>1.27950705695478</text:p>
          </table:table-cell>
          <table:table-cell table:formula="of:=IF([.A31]&gt;[.I$2];MAX([.H$2]*([.J$2]-[.A31])/([.J$2]-[.I$2]);0);[.H$2])" office:value-type="float" office:value="1.5" calcext:value-type="float">
            <text:p>1.5</text:p>
          </table:table-cell>
          <table:table-cell table:formula="of:=MIN(MAX(2*[.H$2]*([.J$2]-[.A31])/([.J$2]-[.I$2]);0);[.H$2])" office:value-type="float" office:value="2" calcext:value-type="float">
            <text:p>2</text:p>
          </table:table-cell>
          <table:table-cell table:formula="of:=IF([.A31]&gt;[.I$2];IF([.A31]&lt;[.J$2];[.H$2]/2*(1-SIN(PI()/([.J$2]-[.I$2])*([.A31]-([.I$2]+[.J$2])/2)));0);[.H$2])" office:value-type="float" office:value="1.70710678118655" calcext:value-type="float">
            <text:p>1.70710678118655</text:p>
          </table:table-cell>
          <table:table-cell table:formula="of:=MIN(MAX(LN((1-EXP([.H$2]))/([.J$2]-[.I$2])*([.A31]-[.I$2])+EXP([.H$2]));0);[.H$2])" office:value-type="float" office:value="1.75644175564725" calcext:value-type="float">
            <text:p>1.75644175564725</text:p>
          </table:table-cell>
          <table:table-cell table:formula="of:=IF([.A31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MIN(MAX(1/EXP(LN(1/(1+[.H$2]))*([.J$2]-[.A32])/([.J$2]-[.I$2]))-1;0);[.H$2])" office:value-type="float" office:value="1.24841733691028" calcext:value-type="float">
            <text:p>1.24841733691028</text:p>
          </table:table-cell>
          <table:table-cell table:formula="of:=IF([.A32]&gt;[.I$2];MAX([.H$2]*([.J$2]-[.A32])/([.J$2]-[.I$2]);0);[.H$2])" office:value-type="float" office:value="1.475" calcext:value-type="float">
            <text:p>1.475</text:p>
          </table:table-cell>
          <table:table-cell table:formula="of:=MIN(MAX(2*[.H$2]*([.J$2]-[.A32])/([.J$2]-[.I$2]);0);[.H$2])" office:value-type="float" office:value="2" calcext:value-type="float">
            <text:p>2</text:p>
          </table:table-cell>
          <table:table-cell table:formula="of:=IF([.A32]&gt;[.I$2];IF([.A32]&lt;[.J$2];[.H$2]/2*(1-SIN(PI()/([.J$2]-[.I$2])*([.A32]-([.I$2]+[.J$2])/2)));0);[.H$2])" office:value-type="float" office:value="1.67880074553294" calcext:value-type="float">
            <text:p>1.67880074553294</text:p>
          </table:table-cell>
          <table:table-cell table:formula="of:=MIN(MAX(LN((1-EXP([.H$2]))/([.J$2]-[.I$2])*([.A32]-[.I$2])+EXP([.H$2]));0);[.H$2])" office:value-type="float" office:value="1.74255677274711" calcext:value-type="float">
            <text:p>1.74255677274711</text:p>
          </table:table-cell>
          <table:table-cell table:formula="of:=IF([.A32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MIN(MAX(1/EXP(LN(1/(1+[.H$2]))*([.J$2]-[.A33])/([.J$2]-[.I$2]))-1;0);[.H$2])" office:value-type="float" office:value="1.21775164305578" calcext:value-type="float">
            <text:p>1.21775164305578</text:p>
          </table:table-cell>
          <table:table-cell table:formula="of:=IF([.A33]&gt;[.I$2];MAX([.H$2]*([.J$2]-[.A33])/([.J$2]-[.I$2]);0);[.H$2])" office:value-type="float" office:value="1.45" calcext:value-type="float">
            <text:p>1.45</text:p>
          </table:table-cell>
          <table:table-cell table:formula="of:=MIN(MAX(2*[.H$2]*([.J$2]-[.A33])/([.J$2]-[.I$2]);0);[.H$2])" office:value-type="float" office:value="2" calcext:value-type="float">
            <text:p>2</text:p>
          </table:table-cell>
          <table:table-cell table:formula="of:=IF([.A33]&gt;[.I$2];IF([.A33]&lt;[.J$2];[.H$2]/2*(1-SIN(PI()/([.J$2]-[.I$2])*([.A33]-([.I$2]+[.J$2])/2)));0);[.H$2])" office:value-type="float" office:value="1.64944804833018" calcext:value-type="float">
            <text:p>1.64944804833018</text:p>
          </table:table-cell>
          <table:table-cell table:formula="of:=MIN(MAX(LN((1-EXP([.H$2]))/([.J$2]-[.I$2])*([.A33]-[.I$2])+EXP([.H$2]));0);[.H$2])" office:value-type="float" office:value="1.72847627925024" calcext:value-type="float">
            <text:p>1.72847627925024</text:p>
          </table:table-cell>
          <table:table-cell table:formula="of:=IF([.A33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MIN(MAX(1/EXP(LN(1/(1+[.H$2]))*([.J$2]-[.A34])/([.J$2]-[.I$2]))-1;0);[.H$2])" office:value-type="float" office:value="1.18750419218676" calcext:value-type="float">
            <text:p>1.18750419218676</text:p>
          </table:table-cell>
          <table:table-cell table:formula="of:=IF([.A34]&gt;[.I$2];MAX([.H$2]*([.J$2]-[.A34])/([.J$2]-[.I$2]);0);[.H$2])" office:value-type="float" office:value="1.425" calcext:value-type="float">
            <text:p>1.425</text:p>
          </table:table-cell>
          <table:table-cell table:formula="of:=MIN(MAX(2*[.H$2]*([.J$2]-[.A34])/([.J$2]-[.I$2]);0);[.H$2])" office:value-type="float" office:value="2" calcext:value-type="float">
            <text:p>2</text:p>
          </table:table-cell>
          <table:table-cell table:formula="of:=IF([.A34]&gt;[.I$2];IF([.A34]&lt;[.J$2];[.H$2]/2*(1-SIN(PI()/([.J$2]-[.I$2])*([.A34]-([.I$2]+[.J$2])/2)));0);[.H$2])" office:value-type="float" office:value="1.61909394930983" calcext:value-type="float">
            <text:p>1.61909394930983</text:p>
          </table:table-cell>
          <table:table-cell table:formula="of:=MIN(MAX(LN((1-EXP([.H$2]))/([.J$2]-[.I$2])*([.A34]-[.I$2])+EXP([.H$2]));0);[.H$2])" office:value-type="float" office:value="1.71419469056695" calcext:value-type="float">
            <text:p>1.71419469056695</text:p>
          </table:table-cell>
          <table:table-cell table:formula="of:=IF([.A34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MIN(MAX(1/EXP(LN(1/(1+[.H$2]))*([.J$2]-[.A35])/([.J$2]-[.I$2]))-1;0);[.H$2])" office:value-type="float" office:value="1.15766927997459" calcext:value-type="float">
            <text:p>1.15766927997459</text:p>
          </table:table-cell>
          <table:table-cell table:formula="of:=IF([.A35]&gt;[.I$2];MAX([.H$2]*([.J$2]-[.A35])/([.J$2]-[.I$2]);0);[.H$2])" office:value-type="float" office:value="1.4" calcext:value-type="float">
            <text:p>1.4</text:p>
          </table:table-cell>
          <table:table-cell table:formula="of:=MIN(MAX(2*[.H$2]*([.J$2]-[.A35])/([.J$2]-[.I$2]);0);[.H$2])" office:value-type="float" office:value="2" calcext:value-type="float">
            <text:p>2</text:p>
          </table:table-cell>
          <table:table-cell table:formula="of:=IF([.A35]&gt;[.I$2];IF([.A35]&lt;[.J$2];[.H$2]/2*(1-SIN(PI()/([.J$2]-[.I$2])*([.A35]-([.I$2]+[.J$2])/2)));0);[.H$2])" office:value-type="float" office:value="1.58778525229247" calcext:value-type="float">
            <text:p>1.58778525229247</text:p>
          </table:table-cell>
          <table:table-cell table:formula="of:=MIN(MAX(LN((1-EXP([.H$2]))/([.J$2]-[.I$2])*([.A35]-[.I$2])+EXP([.H$2]));0);[.H$2])" office:value-type="float" office:value="1.69970617935797" calcext:value-type="float">
            <text:p>1.69970617935797</text:p>
          </table:table-cell>
          <table:table-cell table:formula="of:=IF([.A35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MIN(MAX(1/EXP(LN(1/(1+[.H$2]))*([.J$2]-[.A36])/([.J$2]-[.I$2]))-1;0);[.H$2])" office:value-type="float" office:value="1.12824127989082" calcext:value-type="float">
            <text:p>1.12824127989082</text:p>
          </table:table-cell>
          <table:table-cell table:formula="of:=IF([.A36]&gt;[.I$2];MAX([.H$2]*([.J$2]-[.A36])/([.J$2]-[.I$2]);0);[.H$2])" office:value-type="float" office:value="1.375" calcext:value-type="float">
            <text:p>1.375</text:p>
          </table:table-cell>
          <table:table-cell table:formula="of:=MIN(MAX(2*[.H$2]*([.J$2]-[.A36])/([.J$2]-[.I$2]);0);[.H$2])" office:value-type="float" office:value="2" calcext:value-type="float">
            <text:p>2</text:p>
          </table:table-cell>
          <table:table-cell table:formula="of:=IF([.A36]&gt;[.I$2];IF([.A36]&lt;[.J$2];[.H$2]/2*(1-SIN(PI()/([.J$2]-[.I$2])*([.A36]-([.I$2]+[.J$2])/2)));0);[.H$2])" office:value-type="float" office:value="1.5555702330196" calcext:value-type="float">
            <text:p>1.5555702330196</text:p>
          </table:table-cell>
          <table:table-cell table:formula="of:=MIN(MAX(LN((1-EXP([.H$2]))/([.J$2]-[.I$2])*([.A36]-[.I$2])+EXP([.H$2]));0);[.H$2])" office:value-type="float" office:value="1.68500466125831" calcext:value-type="float">
            <text:p>1.68500466125831</text:p>
          </table:table-cell>
          <table:table-cell table:formula="of:=IF([.A36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MIN(MAX(1/EXP(LN(1/(1+[.H$2]))*([.J$2]-[.A37])/([.J$2]-[.I$2]))-1;0);[.H$2])" office:value-type="float" office:value="1.09921464214602" calcext:value-type="float">
            <text:p>1.09921464214602</text:p>
          </table:table-cell>
          <table:table-cell table:formula="of:=IF([.A37]&gt;[.I$2];MAX([.H$2]*([.J$2]-[.A37])/([.J$2]-[.I$2]);0);[.H$2])" office:value-type="float" office:value="1.35" calcext:value-type="float">
            <text:p>1.35</text:p>
          </table:table-cell>
          <table:table-cell table:formula="of:=MIN(MAX(2*[.H$2]*([.J$2]-[.A37])/([.J$2]-[.I$2]);0);[.H$2])" office:value-type="float" office:value="2" calcext:value-type="float">
            <text:p>2</text:p>
          </table:table-cell>
          <table:table-cell table:formula="of:=IF([.A37]&gt;[.I$2];IF([.A37]&lt;[.J$2];[.H$2]/2*(1-SIN(PI()/([.J$2]-[.I$2])*([.A37]-([.I$2]+[.J$2])/2)));0);[.H$2])" office:value-type="float" office:value="1.52249856471595" calcext:value-type="float">
            <text:p>1.52249856471595</text:p>
          </table:table-cell>
          <table:table-cell table:formula="of:=MIN(MAX(LN((1-EXP([.H$2]))/([.J$2]-[.I$2])*([.A37]-[.I$2])+EXP([.H$2]));0);[.H$2])" office:value-type="float" office:value="1.67008377953604" calcext:value-type="float">
            <text:p>1.67008377953604</text:p>
          </table:table-cell>
          <table:table-cell table:formula="of:=IF([.A37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MIN(MAX(1/EXP(LN(1/(1+[.H$2]))*([.J$2]-[.A38])/([.J$2]-[.I$2]))-1;0);[.H$2])" office:value-type="float" office:value="1.07058389264317" calcext:value-type="float">
            <text:p>1.07058389264317</text:p>
          </table:table-cell>
          <table:table-cell table:formula="of:=IF([.A38]&gt;[.I$2];MAX([.H$2]*([.J$2]-[.A38])/([.J$2]-[.I$2]);0);[.H$2])" office:value-type="float" office:value="1.325" calcext:value-type="float">
            <text:p>1.325</text:p>
          </table:table-cell>
          <table:table-cell table:formula="of:=MIN(MAX(2*[.H$2]*([.J$2]-[.A38])/([.J$2]-[.I$2]);0);[.H$2])" office:value-type="float" office:value="2" calcext:value-type="float">
            <text:p>2</text:p>
          </table:table-cell>
          <table:table-cell table:formula="of:=IF([.A38]&gt;[.I$2];IF([.A38]&lt;[.J$2];[.H$2]/2*(1-SIN(PI()/([.J$2]-[.I$2])*([.A38]-([.I$2]+[.J$2])/2)));0);[.H$2])" office:value-type="float" office:value="1.48862124149695" calcext:value-type="float">
            <text:p>1.48862124149695</text:p>
          </table:table-cell>
          <table:table-cell table:formula="of:=MIN(MAX(LN((1-EXP([.H$2]))/([.J$2]-[.I$2])*([.A38]-[.I$2])+EXP([.H$2]));0);[.H$2])" office:value-type="float" office:value="1.65493688858894" calcext:value-type="float">
            <text:p>1.65493688858894</text:p>
          </table:table-cell>
          <table:table-cell table:formula="of:=IF([.A38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MIN(MAX(1/EXP(LN(1/(1+[.H$2]))*([.J$2]-[.A39])/([.J$2]-[.I$2]))-1;0);[.H$2])" office:value-type="float" office:value="1.04234363194535" calcext:value-type="float">
            <text:p>1.04234363194535</text:p>
          </table:table-cell>
          <table:table-cell table:formula="of:=IF([.A39]&gt;[.I$2];MAX([.H$2]*([.J$2]-[.A39])/([.J$2]-[.I$2]);0);[.H$2])" office:value-type="float" office:value="1.3" calcext:value-type="float">
            <text:p>1.3</text:p>
          </table:table-cell>
          <table:table-cell table:formula="of:=MIN(MAX(2*[.H$2]*([.J$2]-[.A39])/([.J$2]-[.I$2]);0);[.H$2])" office:value-type="float" office:value="2" calcext:value-type="float">
            <text:p>2</text:p>
          </table:table-cell>
          <table:table-cell table:formula="of:=IF([.A39]&gt;[.I$2];IF([.A39]&lt;[.J$2];[.H$2]/2*(1-SIN(PI()/([.J$2]-[.I$2])*([.A39]-([.I$2]+[.J$2])/2)));0);[.H$2])" office:value-type="float" office:value="1.45399049973955" calcext:value-type="float">
            <text:p>1.45399049973955</text:p>
          </table:table-cell>
          <table:table-cell table:formula="of:=MIN(MAX(LN((1-EXP([.H$2]))/([.J$2]-[.I$2])*([.A39]-[.I$2])+EXP([.H$2]));0);[.H$2])" office:value-type="float" office:value="1.63955703617204" calcext:value-type="float">
            <text:p>1.63955703617204</text:p>
          </table:table-cell>
          <table:table-cell table:formula="of:=IF([.A39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MIN(MAX(1/EXP(LN(1/(1+[.H$2]))*([.J$2]-[.A40])/([.J$2]-[.I$2]))-1;0);[.H$2])" office:value-type="float" office:value="1.0144885342574" calcext:value-type="float">
            <text:p>1.0144885342574</text:p>
          </table:table-cell>
          <table:table-cell table:formula="of:=IF([.A40]&gt;[.I$2];MAX([.H$2]*([.J$2]-[.A40])/([.J$2]-[.I$2]);0);[.H$2])" office:value-type="float" office:value="1.275" calcext:value-type="float">
            <text:p>1.275</text:p>
          </table:table-cell>
          <table:table-cell table:formula="of:=MIN(MAX(2*[.H$2]*([.J$2]-[.A40])/([.J$2]-[.I$2]);0);[.H$2])" office:value-type="float" office:value="2" calcext:value-type="float">
            <text:p>2</text:p>
          </table:table-cell>
          <table:table-cell table:formula="of:=IF([.A40]&gt;[.I$2];IF([.A40]&lt;[.J$2];[.H$2]/2*(1-SIN(PI()/([.J$2]-[.I$2])*([.A40]-([.I$2]+[.J$2])/2)));0);[.H$2])" office:value-type="float" office:value="1.41865973753743" calcext:value-type="float">
            <text:p>1.41865973753743</text:p>
          </table:table-cell>
          <table:table-cell table:formula="of:=MIN(MAX(LN((1-EXP([.H$2]))/([.J$2]-[.I$2])*([.A40]-[.I$2])+EXP([.H$2]));0);[.H$2])" office:value-type="float" office:value="1.62393694423702" calcext:value-type="float">
            <text:p>1.62393694423702</text:p>
          </table:table-cell>
          <table:table-cell table:formula="of:=IF([.A40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MAX(1/EXP(LN(1/(1+[.H$2]))*([.J$2]-[.A41])/([.J$2]-[.I$2]))-1;0);[.H$2])" office:value-type="float" office:value="0.987013346421578" calcext:value-type="float">
            <text:p>0.987013346421578</text:p>
          </table:table-cell>
          <table:table-cell table:formula="of:=IF([.A41]&gt;[.I$2];MAX([.H$2]*([.J$2]-[.A41])/([.J$2]-[.I$2]);0);[.H$2])" office:value-type="float" office:value="1.25" calcext:value-type="float">
            <text:p>1.25</text:p>
          </table:table-cell>
          <table:table-cell table:formula="of:=MIN(MAX(2*[.H$2]*([.J$2]-[.A41])/([.J$2]-[.I$2]);0);[.H$2])" office:value-type="float" office:value="2" calcext:value-type="float">
            <text:p>2</text:p>
          </table:table-cell>
          <table:table-cell table:formula="of:=IF([.A41]&gt;[.I$2];IF([.A41]&lt;[.J$2];[.H$2]/2*(1-SIN(PI()/([.J$2]-[.I$2])*([.A41]-([.I$2]+[.J$2])/2)));0);[.H$2])" office:value-type="float" office:value="1.38268343236509" calcext:value-type="float">
            <text:p>1.38268343236509</text:p>
          </table:table-cell>
          <table:table-cell table:formula="of:=MIN(MAX(LN((1-EXP([.H$2]))/([.J$2]-[.I$2])*([.A41]-[.I$2])+EXP([.H$2]));0);[.H$2])" office:value-type="float" office:value="1.60806898825113" calcext:value-type="float">
            <text:p>1.60806898825113</text:p>
          </table:table-cell>
          <table:table-cell table:formula="of:=IF([.A41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MIN(MAX(1/EXP(LN(1/(1+[.H$2]))*([.J$2]-[.A42])/([.J$2]-[.I$2]))-1;0);[.H$2])" office:value-type="float" office:value="0.959912886926858" calcext:value-type="float">
            <text:p>0.959912886926858</text:p>
          </table:table-cell>
          <table:table-cell table:formula="of:=IF([.A42]&gt;[.I$2];MAX([.H$2]*([.J$2]-[.A42])/([.J$2]-[.I$2]);0);[.H$2])" office:value-type="float" office:value="1.225" calcext:value-type="float">
            <text:p>1.225</text:p>
          </table:table-cell>
          <table:table-cell table:formula="of:=MIN(MAX(2*[.H$2]*([.J$2]-[.A42])/([.J$2]-[.I$2]);0);[.H$2])" office:value-type="float" office:value="2" calcext:value-type="float">
            <text:p>2</text:p>
          </table:table-cell>
          <table:table-cell table:formula="of:=IF([.A42]&gt;[.I$2];IF([.A42]&lt;[.J$2];[.H$2]/2*(1-SIN(PI()/([.J$2]-[.I$2])*([.A42]-([.I$2]+[.J$2])/2)));0);[.H$2])" office:value-type="float" office:value="1.34611705707749" calcext:value-type="float">
            <text:p>1.34611705707749</text:p>
          </table:table-cell>
          <table:table-cell table:formula="of:=MIN(MAX(LN((1-EXP([.H$2]))/([.J$2]-[.I$2])*([.A42]-[.I$2])+EXP([.H$2]));0);[.H$2])" office:value-type="float" office:value="1.59194517484878" calcext:value-type="float">
            <text:p>1.59194517484878</text:p>
          </table:table-cell>
          <table:table-cell table:formula="of:=IF([.A42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MIN(MAX(1/EXP(LN(1/(1+[.H$2]))*([.J$2]-[.A43])/([.J$2]-[.I$2]))-1;0);[.H$2])" office:value-type="float" office:value="0.933182044931762" calcext:value-type="float">
            <text:p>0.933182044931762</text:p>
          </table:table-cell>
          <table:table-cell table:formula="of:=IF([.A43]&gt;[.I$2];MAX([.H$2]*([.J$2]-[.A43])/([.J$2]-[.I$2]);0);[.H$2])" office:value-type="float" office:value="1.2" calcext:value-type="float">
            <text:p>1.2</text:p>
          </table:table-cell>
          <table:table-cell table:formula="of:=MIN(MAX(2*[.H$2]*([.J$2]-[.A43])/([.J$2]-[.I$2]);0);[.H$2])" office:value-type="float" office:value="2" calcext:value-type="float">
            <text:p>2</text:p>
          </table:table-cell>
          <table:table-cell table:formula="of:=IF([.A43]&gt;[.I$2];IF([.A43]&lt;[.J$2];[.H$2]/2*(1-SIN(PI()/([.J$2]-[.I$2])*([.A43]-([.I$2]+[.J$2])/2)));0);[.H$2])" office:value-type="float" office:value="1.30901699437495" calcext:value-type="float">
            <text:p>1.30901699437495</text:p>
          </table:table-cell>
          <table:table-cell table:formula="of:=MIN(MAX(LN((1-EXP([.H$2]))/([.J$2]-[.I$2])*([.A43]-[.I$2])+EXP([.H$2]));0);[.H$2])" office:value-type="float" office:value="1.57555711765163" calcext:value-type="float">
            <text:p>1.57555711765163</text:p>
          </table:table-cell>
          <table:table-cell table:formula="of:=IF([.A43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MIN(MAX(1/EXP(LN(1/(1+[.H$2]))*([.J$2]-[.A44])/([.J$2]-[.I$2]))-1;0);[.H$2])" office:value-type="float" office:value="0.906815779300512" calcext:value-type="float">
            <text:p>0.906815779300512</text:p>
          </table:table-cell>
          <table:table-cell table:formula="of:=IF([.A44]&gt;[.I$2];MAX([.H$2]*([.J$2]-[.A44])/([.J$2]-[.I$2]);0);[.H$2])" office:value-type="float" office:value="1.175" calcext:value-type="float">
            <text:p>1.175</text:p>
          </table:table-cell>
          <table:table-cell table:formula="of:=MIN(MAX(2*[.H$2]*([.J$2]-[.A44])/([.J$2]-[.I$2]);0);[.H$2])" office:value-type="float" office:value="2" calcext:value-type="float">
            <text:p>2</text:p>
          </table:table-cell>
          <table:table-cell table:formula="of:=IF([.A44]&gt;[.I$2];IF([.A44]&lt;[.J$2];[.H$2]/2*(1-SIN(PI()/([.J$2]-[.I$2])*([.A44]-([.I$2]+[.J$2])/2)));0);[.H$2])" office:value-type="float" office:value="1.27144044986507" calcext:value-type="float">
            <text:p>1.27144044986507</text:p>
          </table:table-cell>
          <table:table-cell table:formula="of:=MIN(MAX(LN((1-EXP([.H$2]))/([.J$2]-[.I$2])*([.A44]-[.I$2])+EXP([.H$2]));0);[.H$2])" office:value-type="float" office:value="1.55889601107414" calcext:value-type="float">
            <text:p>1.55889601107414</text:p>
          </table:table-cell>
          <table:table-cell table:formula="of:=IF([.A44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MIN(MAX(1/EXP(LN(1/(1+[.H$2]))*([.J$2]-[.A45])/([.J$2]-[.I$2]))-1;0);[.H$2])" office:value-type="float" office:value="0.88080911765232" calcext:value-type="float">
            <text:p>0.88080911765232</text:p>
          </table:table-cell>
          <table:table-cell table:formula="of:=IF([.A45]&gt;[.I$2];MAX([.H$2]*([.J$2]-[.A45])/([.J$2]-[.I$2]);0);[.H$2])" office:value-type="float" office:value="1.15" calcext:value-type="float">
            <text:p>1.15</text:p>
          </table:table-cell>
          <table:table-cell table:formula="of:=MIN(MAX(2*[.H$2]*([.J$2]-[.A45])/([.J$2]-[.I$2]);0);[.H$2])" office:value-type="float" office:value="2" calcext:value-type="float">
            <text:p>2</text:p>
          </table:table-cell>
          <table:table-cell table:formula="of:=IF([.A45]&gt;[.I$2];IF([.A45]&lt;[.J$2];[.H$2]/2*(1-SIN(PI()/([.J$2]-[.I$2])*([.A45]-([.I$2]+[.J$2])/2)));0);[.H$2])" office:value-type="float" office:value="1.23344536385591" calcext:value-type="float">
            <text:p>1.23344536385591</text:p>
          </table:table-cell>
          <table:table-cell table:formula="of:=MIN(MAX(LN((1-EXP([.H$2]))/([.J$2]-[.I$2])*([.A45]-[.I$2])+EXP([.H$2]));0);[.H$2])" office:value-type="float" office:value="1.54195260190981" calcext:value-type="float">
            <text:p>1.54195260190981</text:p>
          </table:table-cell>
          <table:table-cell table:formula="of:=IF([.A45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MIN(MAX(1/EXP(LN(1/(1+[.H$2]))*([.J$2]-[.A46])/([.J$2]-[.I$2]))-1;0);[.H$2])" office:value-type="float" office:value="0.855157155423667" calcext:value-type="float">
            <text:p>0.855157155423667</text:p>
          </table:table-cell>
          <table:table-cell table:formula="of:=IF([.A46]&gt;[.I$2];MAX([.H$2]*([.J$2]-[.A46])/([.J$2]-[.I$2]);0);[.H$2])" office:value-type="float" office:value="1.125" calcext:value-type="float">
            <text:p>1.125</text:p>
          </table:table-cell>
          <table:table-cell table:formula="of:=MIN(MAX(2*[.H$2]*([.J$2]-[.A46])/([.J$2]-[.I$2]);0);[.H$2])" office:value-type="float" office:value="2" calcext:value-type="float">
            <text:p>2</text:p>
          </table:table-cell>
          <table:table-cell table:formula="of:=IF([.A46]&gt;[.I$2];IF([.A46]&lt;[.J$2];[.H$2]/2*(1-SIN(PI()/([.J$2]-[.I$2])*([.A46]-([.I$2]+[.J$2])/2)));0);[.H$2])" office:value-type="float" office:value="1.19509032201613" calcext:value-type="float">
            <text:p>1.19509032201613</text:p>
          </table:table-cell>
          <table:table-cell table:formula="of:=MIN(MAX(LN((1-EXP([.H$2]))/([.J$2]-[.I$2])*([.A46]-[.I$2])+EXP([.H$2]));0);[.H$2])" office:value-type="float" office:value="1.5247171584684" calcext:value-type="float">
            <text:p>1.5247171584684</text:p>
          </table:table-cell>
          <table:table-cell table:formula="of:=IF([.A46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MIN(MAX(1/EXP(LN(1/(1+[.H$2]))*([.J$2]-[.A47])/([.J$2]-[.I$2]))-1;0);[.H$2])" office:value-type="float" office:value="0.829855054943345" calcext:value-type="float">
            <text:p>0.829855054943345</text:p>
          </table:table-cell>
          <table:table-cell table:formula="of:=IF([.A47]&gt;[.I$2];MAX([.H$2]*([.J$2]-[.A47])/([.J$2]-[.I$2]);0);[.H$2])" office:value-type="float" office:value="1.1" calcext:value-type="float">
            <text:p>1.1</text:p>
          </table:table-cell>
          <table:table-cell table:formula="of:=MIN(MAX(2*[.H$2]*([.J$2]-[.A47])/([.J$2]-[.I$2]);0);[.H$2])" office:value-type="float" office:value="2" calcext:value-type="float">
            <text:p>2</text:p>
          </table:table-cell>
          <table:table-cell table:formula="of:=IF([.A47]&gt;[.I$2];IF([.A47]&lt;[.J$2];[.H$2]/2*(1-SIN(PI()/([.J$2]-[.I$2])*([.A47]-([.I$2]+[.J$2])/2)));0);[.H$2])" office:value-type="float" office:value="1.15643446504023" calcext:value-type="float">
            <text:p>1.15643446504023</text:p>
          </table:table-cell>
          <table:table-cell table:formula="of:=MIN(MAX(LN((1-EXP([.H$2]))/([.J$2]-[.I$2])*([.A47]-[.I$2])+EXP([.H$2]));0);[.H$2])" office:value-type="float" office:value="1.50717943700661" calcext:value-type="float">
            <text:p>1.50717943700661</text:p>
          </table:table-cell>
          <table:table-cell table:formula="of:=IF([.A47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MIN(MAX(1/EXP(LN(1/(1+[.H$2]))*([.J$2]-[.A48])/([.J$2]-[.I$2]))-1;0);[.H$2])" office:value-type="float" office:value="0.804898044520135" calcext:value-type="float">
            <text:p>0.804898044520135</text:p>
          </table:table-cell>
          <table:table-cell table:formula="of:=IF([.A48]&gt;[.I$2];MAX([.H$2]*([.J$2]-[.A48])/([.J$2]-[.I$2]);0);[.H$2])" office:value-type="float" office:value="1.075" calcext:value-type="float">
            <text:p>1.075</text:p>
          </table:table-cell>
          <table:table-cell table:formula="of:=MIN(MAX(2*[.H$2]*([.J$2]-[.A48])/([.J$2]-[.I$2]);0);[.H$2])" office:value-type="float" office:value="2" calcext:value-type="float">
            <text:p>2</text:p>
          </table:table-cell>
          <table:table-cell table:formula="of:=IF([.A48]&gt;[.I$2];IF([.A48]&lt;[.J$2];[.H$2]/2*(1-SIN(PI()/([.J$2]-[.I$2])*([.A48]-([.I$2]+[.J$2])/2)));0);[.H$2])" office:value-type="float" office:value="1.11753739745784" calcext:value-type="float">
            <text:p>1.11753739745784</text:p>
          </table:table-cell>
          <table:table-cell table:formula="of:=MIN(MAX(LN((1-EXP([.H$2]))/([.J$2]-[.I$2])*([.A48]-[.I$2])+EXP([.H$2]));0);[.H$2])" office:value-type="float" office:value="1.48932864516217" calcext:value-type="float">
            <text:p>1.48932864516217</text:p>
          </table:table-cell>
          <table:table-cell table:formula="of:=IF([.A48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MIN(MAX(1/EXP(LN(1/(1+[.H$2]))*([.J$2]-[.A49])/([.J$2]-[.I$2]))-1;0);[.H$2])" office:value-type="float" office:value="0.780281417542916" calcext:value-type="float">
            <text:p>0.780281417542916</text:p>
          </table:table-cell>
          <table:table-cell table:formula="of:=IF([.A49]&gt;[.I$2];MAX([.H$2]*([.J$2]-[.A49])/([.J$2]-[.I$2]);0);[.H$2])" office:value-type="float" office:value="1.05" calcext:value-type="float">
            <text:p>1.05</text:p>
          </table:table-cell>
          <table:table-cell table:formula="of:=MIN(MAX(2*[.H$2]*([.J$2]-[.A49])/([.J$2]-[.I$2]);0);[.H$2])" office:value-type="float" office:value="2" calcext:value-type="float">
            <text:p>2</text:p>
          </table:table-cell>
          <table:table-cell table:formula="of:=IF([.A49]&gt;[.I$2];IF([.A49]&lt;[.J$2];[.H$2]/2*(1-SIN(PI()/([.J$2]-[.I$2])*([.A49]-([.I$2]+[.J$2])/2)));0);[.H$2])" office:value-type="float" office:value="1.07845909572785" calcext:value-type="float">
            <text:p>1.07845909572785</text:p>
          </table:table-cell>
          <table:table-cell table:formula="of:=MIN(MAX(LN((1-EXP([.H$2]))/([.J$2]-[.I$2])*([.A49]-[.I$2])+EXP([.H$2]));0);[.H$2])" office:value-type="float" office:value="1.47115340206446" calcext:value-type="float">
            <text:p>1.47115340206446</text:p>
          </table:table-cell>
          <table:table-cell table:formula="of:=IF([.A49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MIN(MAX(1/EXP(LN(1/(1+[.H$2]))*([.J$2]-[.A50])/([.J$2]-[.I$2]))-1;0);[.H$2])" office:value-type="float" office:value="0.75600053159305" calcext:value-type="float">
            <text:p>0.75600053159305</text:p>
          </table:table-cell>
          <table:table-cell table:formula="of:=IF([.A50]&gt;[.I$2];MAX([.H$2]*([.J$2]-[.A50])/([.J$2]-[.I$2]);0);[.H$2])" office:value-type="float" office:value="1.025" calcext:value-type="float">
            <text:p>1.025</text:p>
          </table:table-cell>
          <table:table-cell table:formula="of:=MIN(MAX(2*[.H$2]*([.J$2]-[.A50])/([.J$2]-[.I$2]);0);[.H$2])" office:value-type="float" office:value="2" calcext:value-type="float">
            <text:p>2</text:p>
          </table:table-cell>
          <table:table-cell table:formula="of:=IF([.A50]&gt;[.I$2];IF([.A50]&lt;[.J$2];[.H$2]/2*(1-SIN(PI()/([.J$2]-[.I$2])*([.A50]-([.I$2]+[.J$2])/2)));0);[.H$2])" office:value-type="float" office:value="1.03925981575907" calcext:value-type="float">
            <text:p>1.03925981575907</text:p>
          </table:table-cell>
          <table:table-cell table:formula="of:=MIN(MAX(LN((1-EXP([.H$2]))/([.J$2]-[.I$2])*([.A50]-[.I$2])+EXP([.H$2]));0);[.H$2])" office:value-type="float" office:value="1.45264169475262" calcext:value-type="float">
            <text:p>1.45264169475262</text:p>
          </table:table-cell>
          <table:table-cell table:formula="of:=IF([.A50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MAX(1/EXP(LN(1/(1+[.H$2]))*([.J$2]-[.A51])/([.J$2]-[.I$2]))-1;0);[.H$2])" office:value-type="float" office:value="0.732050807568877" calcext:value-type="float">
            <text:p>0.732050807568877</text:p>
          </table:table-cell>
          <table:table-cell table:formula="of:=IF([.A51]&gt;[.I$2];MAX([.H$2]*([.J$2]-[.A51])/([.J$2]-[.I$2]);0);[.H$2])" office:value-type="float" office:value="1" calcext:value-type="float">
            <text:p>1</text:p>
          </table:table-cell>
          <table:table-cell table:formula="of:=MIN(MAX(2*[.H$2]*([.J$2]-[.A51])/([.J$2]-[.I$2]);0);[.H$2])" office:value-type="float" office:value="2" calcext:value-type="float">
            <text:p>2</text:p>
          </table:table-cell>
          <table:table-cell table:formula="of:=IF([.A51]&gt;[.I$2];IF([.A51]&lt;[.J$2];[.H$2]/2*(1-SIN(PI()/([.J$2]-[.I$2])*([.A51]-([.I$2]+[.J$2])/2)));0);[.H$2])" office:value-type="float" office:value="1" calcext:value-type="float">
            <text:p>1</text:p>
          </table:table-cell>
          <table:table-cell table:formula="of:=MIN(MAX(LN((1-EXP([.H$2]))/([.J$2]-[.I$2])*([.A51]-[.I$2])+EXP([.H$2]));0);[.H$2])" office:value-type="float" office:value="1.43378083048303" calcext:value-type="float">
            <text:p>1.43378083048303</text:p>
          </table:table-cell>
          <table:table-cell table:formula="of:=IF([.A51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MIN(MAX(1/EXP(LN(1/(1+[.H$2]))*([.J$2]-[.A52])/([.J$2]-[.I$2]))-1;0);[.H$2])" office:value-type="float" office:value="0.708427728822149" calcext:value-type="float">
            <text:p>0.708427728822149</text:p>
          </table:table-cell>
          <table:table-cell table:formula="of:=IF([.A52]&gt;[.I$2];MAX([.H$2]*([.J$2]-[.A52])/([.J$2]-[.I$2]);0);[.H$2])" office:value-type="float" office:value="0.975" calcext:value-type="float">
            <text:p>0.975</text:p>
          </table:table-cell>
          <table:table-cell table:formula="of:=MIN(MAX(2*[.H$2]*([.J$2]-[.A52])/([.J$2]-[.I$2]);0);[.H$2])" office:value-type="float" office:value="1.95" calcext:value-type="float">
            <text:p>1.95</text:p>
          </table:table-cell>
          <table:table-cell table:formula="of:=IF([.A52]&gt;[.I$2];IF([.A52]&lt;[.J$2];[.H$2]/2*(1-SIN(PI()/([.J$2]-[.I$2])*([.A52]-([.I$2]+[.J$2])/2)));0);[.H$2])" office:value-type="float" office:value="0.960740184240932" calcext:value-type="float">
            <text:p>0.960740184240932</text:p>
          </table:table-cell>
          <table:table-cell table:formula="of:=MIN(MAX(LN((1-EXP([.H$2]))/([.J$2]-[.I$2])*([.A52]-[.I$2])+EXP([.H$2]));0);[.H$2])" office:value-type="float" office:value="1.41455738445212" calcext:value-type="float">
            <text:p>1.41455738445212</text:p>
          </table:table-cell>
          <table:table-cell table:formula="of:=IF([.A52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MIN(MAX(1/EXP(LN(1/(1+[.H$2]))*([.J$2]-[.A53])/([.J$2]-[.I$2]))-1;0);[.H$2])" office:value-type="float" office:value="0.685126840306236" calcext:value-type="float">
            <text:p>0.685126840306236</text:p>
          </table:table-cell>
          <table:table-cell table:formula="of:=IF([.A53]&gt;[.I$2];MAX([.H$2]*([.J$2]-[.A53])/([.J$2]-[.I$2]);0);[.H$2])" office:value-type="float" office:value="0.95" calcext:value-type="float">
            <text:p>0.95</text:p>
          </table:table-cell>
          <table:table-cell table:formula="of:=MIN(MAX(2*[.H$2]*([.J$2]-[.A53])/([.J$2]-[.I$2]);0);[.H$2])" office:value-type="float" office:value="1.9" calcext:value-type="float">
            <text:p>1.9</text:p>
          </table:table-cell>
          <table:table-cell table:formula="of:=IF([.A53]&gt;[.I$2];IF([.A53]&lt;[.J$2];[.H$2]/2*(1-SIN(PI()/([.J$2]-[.I$2])*([.A53]-([.I$2]+[.J$2])/2)));0);[.H$2])" office:value-type="float" office:value="0.921540904272155" calcext:value-type="float">
            <text:p>0.921540904272155</text:p>
          </table:table-cell>
          <table:table-cell table:formula="of:=MIN(MAX(LN((1-EXP([.H$2]))/([.J$2]-[.I$2])*([.A53]-[.I$2])+EXP([.H$2]));0);[.H$2])" office:value-type="float" office:value="1.39495714239516" calcext:value-type="float">
            <text:p>1.39495714239516</text:p>
          </table:table-cell>
          <table:table-cell table:formula="of:=IF([.A53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MIN(MAX(1/EXP(LN(1/(1+[.H$2]))*([.J$2]-[.A54])/([.J$2]-[.I$2]))-1;0);[.H$2])" office:value-type="float" office:value="0.662143747735958" calcext:value-type="float">
            <text:p>0.662143747735958</text:p>
          </table:table-cell>
          <table:table-cell table:formula="of:=IF([.A54]&gt;[.I$2];MAX([.H$2]*([.J$2]-[.A54])/([.J$2]-[.I$2]);0);[.H$2])" office:value-type="float" office:value="0.925" calcext:value-type="float">
            <text:p>0.925</text:p>
          </table:table-cell>
          <table:table-cell table:formula="of:=MIN(MAX(2*[.H$2]*([.J$2]-[.A54])/([.J$2]-[.I$2]);0);[.H$2])" office:value-type="float" office:value="1.85" calcext:value-type="float">
            <text:p>1.85</text:p>
          </table:table-cell>
          <table:table-cell table:formula="of:=IF([.A54]&gt;[.I$2];IF([.A54]&lt;[.J$2];[.H$2]/2*(1-SIN(PI()/([.J$2]-[.I$2])*([.A54]-([.I$2]+[.J$2])/2)));0);[.H$2])" office:value-type="float" office:value="0.882462602542162" calcext:value-type="float">
            <text:p>0.882462602542162</text:p>
          </table:table-cell>
          <table:table-cell table:formula="of:=MIN(MAX(LN((1-EXP([.H$2]))/([.J$2]-[.I$2])*([.A54]-[.I$2])+EXP([.H$2]));0);[.H$2])" office:value-type="float" office:value="1.37496503744627" calcext:value-type="float">
            <text:p>1.37496503744627</text:p>
          </table:table-cell>
          <table:table-cell table:formula="of:=IF([.A54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MIN(MAX(1/EXP(LN(1/(1+[.H$2]))*([.J$2]-[.A55])/([.J$2]-[.I$2]))-1;0);[.H$2])" office:value-type="float" office:value="0.639474116758873" calcext:value-type="float">
            <text:p>0.639474116758873</text:p>
          </table:table-cell>
          <table:table-cell table:formula="of:=IF([.A55]&gt;[.I$2];MAX([.H$2]*([.J$2]-[.A55])/([.J$2]-[.I$2]);0);[.H$2])" office:value-type="float" office:value="0.9" calcext:value-type="float">
            <text:p>0.9</text:p>
          </table:table-cell>
          <table:table-cell table:formula="of:=MIN(MAX(2*[.H$2]*([.J$2]-[.A55])/([.J$2]-[.I$2]);0);[.H$2])" office:value-type="float" office:value="1.8" calcext:value-type="float">
            <text:p>1.8</text:p>
          </table:table-cell>
          <table:table-cell table:formula="of:=IF([.A55]&gt;[.I$2];IF([.A55]&lt;[.J$2];[.H$2]/2*(1-SIN(PI()/([.J$2]-[.I$2])*([.A55]-([.I$2]+[.J$2])/2)));0);[.H$2])" office:value-type="float" office:value="0.843565534959769" calcext:value-type="float">
            <text:p>0.843565534959769</text:p>
          </table:table-cell>
          <table:table-cell table:formula="of:=MIN(MAX(LN((1-EXP([.H$2]))/([.J$2]-[.I$2])*([.A55]-[.I$2])+EXP([.H$2]));0);[.H$2])" office:value-type="float" office:value="1.35456508055712" calcext:value-type="float">
            <text:p>1.35456508055712</text:p>
          </table:table-cell>
          <table:table-cell table:formula="of:=IF([.A55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MIN(MAX(1/EXP(LN(1/(1+[.H$2]))*([.J$2]-[.A56])/([.J$2]-[.I$2]))-1;0);[.H$2])" office:value-type="float" office:value="0.617113672137864" calcext:value-type="float">
            <text:p>0.617113672137864</text:p>
          </table:table-cell>
          <table:table-cell table:formula="of:=IF([.A56]&gt;[.I$2];MAX([.H$2]*([.J$2]-[.A56])/([.J$2]-[.I$2]);0);[.H$2])" office:value-type="float" office:value="0.875" calcext:value-type="float">
            <text:p>0.875</text:p>
          </table:table-cell>
          <table:table-cell table:formula="of:=MIN(MAX(2*[.H$2]*([.J$2]-[.A56])/([.J$2]-[.I$2]);0);[.H$2])" office:value-type="float" office:value="1.75" calcext:value-type="float">
            <text:p>1.75</text:p>
          </table:table-cell>
          <table:table-cell table:formula="of:=IF([.A56]&gt;[.I$2];IF([.A56]&lt;[.J$2];[.H$2]/2*(1-SIN(PI()/([.J$2]-[.I$2])*([.A56]-([.I$2]+[.J$2])/2)));0);[.H$2])" office:value-type="float" office:value="0.804909677983872" calcext:value-type="float">
            <text:p>0.804909677983872</text:p>
          </table:table-cell>
          <table:table-cell table:formula="of:=MIN(MAX(LN((1-EXP([.H$2]))/([.J$2]-[.I$2])*([.A56]-[.I$2])+EXP([.H$2]));0);[.H$2])" office:value-type="float" office:value="1.33374028366933" calcext:value-type="float">
            <text:p>1.33374028366933</text:p>
          </table:table-cell>
          <table:table-cell table:formula="of:=IF([.A56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MIN(MAX(1/EXP(LN(1/(1+[.H$2]))*([.J$2]-[.A57])/([.J$2]-[.I$2]))-1;0);[.H$2])" office:value-type="float" office:value="0.59505819694488" calcext:value-type="float">
            <text:p>0.59505819694488</text:p>
          </table:table-cell>
          <table:table-cell table:formula="of:=IF([.A57]&gt;[.I$2];MAX([.H$2]*([.J$2]-[.A57])/([.J$2]-[.I$2]);0);[.H$2])" office:value-type="float" office:value="0.85" calcext:value-type="float">
            <text:p>0.85</text:p>
          </table:table-cell>
          <table:table-cell table:formula="of:=MIN(MAX(2*[.H$2]*([.J$2]-[.A57])/([.J$2]-[.I$2]);0);[.H$2])" office:value-type="float" office:value="1.7" calcext:value-type="float">
            <text:p>1.7</text:p>
          </table:table-cell>
          <table:table-cell table:formula="of:=IF([.A57]&gt;[.I$2];IF([.A57]&lt;[.J$2];[.H$2]/2*(1-SIN(PI()/([.J$2]-[.I$2])*([.A57]-([.I$2]+[.J$2])/2)));0);[.H$2])" office:value-type="float" office:value="0.766554636144095" calcext:value-type="float">
            <text:p>0.766554636144095</text:p>
          </table:table-cell>
          <table:table-cell table:formula="of:=MIN(MAX(LN((1-EXP([.H$2]))/([.J$2]-[.I$2])*([.A57]-[.I$2])+EXP([.H$2]));0);[.H$2])" office:value-type="float" office:value="1.31247257471569" calcext:value-type="float">
            <text:p>1.31247257471569</text:p>
          </table:table-cell>
          <table:table-cell table:formula="of:=IF([.A57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MIN(MAX(1/EXP(LN(1/(1+[.H$2]))*([.J$2]-[.A58])/([.J$2]-[.I$2]))-1;0);[.H$2])" office:value-type="float" office:value="0.573303531765669" calcext:value-type="float">
            <text:p>0.573303531765669</text:p>
          </table:table-cell>
          <table:table-cell table:formula="of:=IF([.A58]&gt;[.I$2];MAX([.H$2]*([.J$2]-[.A58])/([.J$2]-[.I$2]);0);[.H$2])" office:value-type="float" office:value="0.825" calcext:value-type="float">
            <text:p>0.825</text:p>
          </table:table-cell>
          <table:table-cell table:formula="of:=MIN(MAX(2*[.H$2]*([.J$2]-[.A58])/([.J$2]-[.I$2]);0);[.H$2])" office:value-type="float" office:value="1.65" calcext:value-type="float">
            <text:p>1.65</text:p>
          </table:table-cell>
          <table:table-cell table:formula="of:=IF([.A58]&gt;[.I$2];IF([.A58]&lt;[.J$2];[.H$2]/2*(1-SIN(PI()/([.J$2]-[.I$2])*([.A58]-([.I$2]+[.J$2])/2)));0);[.H$2])" office:value-type="float" office:value="0.728559550134926" calcext:value-type="float">
            <text:p>0.728559550134926</text:p>
          </table:table-cell>
          <table:table-cell table:formula="of:=MIN(MAX(LN((1-EXP([.H$2]))/([.J$2]-[.I$2])*([.A58]-[.I$2])+EXP([.H$2]));0);[.H$2])" office:value-type="float" office:value="1.29074270338456" calcext:value-type="float">
            <text:p>1.29074270338456</text:p>
          </table:table-cell>
          <table:table-cell table:formula="of:=IF([.A58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79999999999999" calcext:value-type="float">
            <text:p>5.79999999999999</text:p>
          </table:table-cell>
          <table:table-cell table:formula="of:=MIN(MAX(1/EXP(LN(1/(1+[.H$2]))*([.J$2]-[.A59])/([.J$2]-[.I$2]))-1;0);[.H$2])" office:value-type="float" office:value="0.551845573915362" calcext:value-type="float">
            <text:p>0.551845573915362</text:p>
          </table:table-cell>
          <table:table-cell table:formula="of:=IF([.A59]&gt;[.I$2];MAX([.H$2]*([.J$2]-[.A59])/([.J$2]-[.I$2]);0);[.H$2])" office:value-type="float" office:value="0.800000000000003" calcext:value-type="float">
            <text:p>0.800000000000003</text:p>
          </table:table-cell>
          <table:table-cell table:formula="of:=MIN(MAX(2*[.H$2]*([.J$2]-[.A59])/([.J$2]-[.I$2]);0);[.H$2])" office:value-type="float" office:value="1.60000000000001" calcext:value-type="float">
            <text:p>1.60000000000001</text:p>
          </table:table-cell>
          <table:table-cell table:formula="of:=IF([.A59]&gt;[.I$2];IF([.A59]&lt;[.J$2];[.H$2]/2*(1-SIN(PI()/([.J$2]-[.I$2])*([.A59]-([.I$2]+[.J$2])/2)));0);[.H$2])" office:value-type="float" office:value="0.690983005625056" calcext:value-type="float">
            <text:p>0.690983005625056</text:p>
          </table:table-cell>
          <table:table-cell table:formula="of:=MIN(MAX(LN((1-EXP([.H$2]))/([.J$2]-[.I$2])*([.A59]-[.I$2])+EXP([.H$2]));0);[.H$2])" office:value-type="float" office:value="1.26853013641628" calcext:value-type="float">
            <text:p>1.26853013641628</text:p>
          </table:table-cell>
          <table:table-cell table:formula="of:=IF([.A59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89999999999999" calcext:value-type="float">
            <text:p>5.89999999999999</text:p>
          </table:table-cell>
          <table:table-cell table:formula="of:=MIN(MAX(1/EXP(LN(1/(1+[.H$2]))*([.J$2]-[.A60])/([.J$2]-[.I$2]))-1;0);[.H$2])" office:value-type="float" office:value="0.530680276664746" calcext:value-type="float">
            <text:p>0.530680276664746</text:p>
          </table:table-cell>
          <table:table-cell table:formula="of:=IF([.A60]&gt;[.I$2];MAX([.H$2]*([.J$2]-[.A60])/([.J$2]-[.I$2]);0);[.H$2])" office:value-type="float" office:value="0.775000000000003" calcext:value-type="float">
            <text:p>0.775000000000003</text:p>
          </table:table-cell>
          <table:table-cell table:formula="of:=MIN(MAX(2*[.H$2]*([.J$2]-[.A60])/([.J$2]-[.I$2]);0);[.H$2])" office:value-type="float" office:value="1.55000000000001" calcext:value-type="float">
            <text:p>1.55000000000001</text:p>
          </table:table-cell>
          <table:table-cell table:formula="of:=IF([.A60]&gt;[.I$2];IF([.A60]&lt;[.J$2];[.H$2]/2*(1-SIN(PI()/([.J$2]-[.I$2])*([.A60]-([.I$2]+[.J$2])/2)));0);[.H$2])" office:value-type="float" office:value="0.653882942922511" calcext:value-type="float">
            <text:p>0.653882942922511</text:p>
          </table:table-cell>
          <table:table-cell table:formula="of:=MIN(MAX(LN((1-EXP([.H$2]))/([.J$2]-[.I$2])*([.A60]-[.I$2])+EXP([.H$2]));0);[.H$2])" office:value-type="float" office:value="1.24581294100418" calcext:value-type="float">
            <text:p>1.24581294100418</text:p>
          </table:table-cell>
          <table:table-cell table:formula="of:=IF([.A60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MAX(1/EXP(LN(1/(1+[.H$2]))*([.J$2]-[.A61])/([.J$2]-[.I$2]))-1;0);[.H$2])" office:value-type="float" office:value="0.509803648477105" calcext:value-type="float">
            <text:p>0.509803648477105</text:p>
          </table:table-cell>
          <table:table-cell table:formula="of:=IF([.A61]&gt;[.I$2];MAX([.H$2]*([.J$2]-[.A61])/([.J$2]-[.I$2]);0);[.H$2])" office:value-type="float" office:value="0.75" calcext:value-type="float">
            <text:p>0.75</text:p>
          </table:table-cell>
          <table:table-cell table:formula="of:=MIN(MAX(2*[.H$2]*([.J$2]-[.A61])/([.J$2]-[.I$2]);0);[.H$2])" office:value-type="float" office:value="1.5" calcext:value-type="float">
            <text:p>1.5</text:p>
          </table:table-cell>
          <table:table-cell table:formula="of:=IF([.A61]&gt;[.I$2];IF([.A61]&lt;[.J$2];[.H$2]/2*(1-SIN(PI()/([.J$2]-[.I$2])*([.A61]-([.I$2]+[.J$2])/2)));0);[.H$2])" office:value-type="float" office:value="0.61731656763491" calcext:value-type="float">
            <text:p>0.61731656763491</text:p>
          </table:table-cell>
          <table:table-cell table:formula="of:=MIN(MAX(LN((1-EXP([.H$2]))/([.J$2]-[.I$2])*([.A61]-[.I$2])+EXP([.H$2]));0);[.H$2])" office:value-type="float" office:value="1.22256765464098" calcext:value-type="float">
            <text:p>1.22256765464098</text:p>
          </table:table-cell>
          <table:table-cell table:formula="of:=IF([.A61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09999999999999" calcext:value-type="float">
            <text:p>6.09999999999999</text:p>
          </table:table-cell>
          <table:table-cell table:formula="of:=MIN(MAX(1/EXP(LN(1/(1+[.H$2]))*([.J$2]-[.A62])/([.J$2]-[.I$2]))-1;0);[.H$2])" office:value-type="float" office:value="0.489211752255464" calcext:value-type="float">
            <text:p>0.489211752255464</text:p>
          </table:table-cell>
          <table:table-cell table:formula="of:=IF([.A62]&gt;[.I$2];MAX([.H$2]*([.J$2]-[.A62])/([.J$2]-[.I$2]);0);[.H$2])" office:value-type="float" office:value="0.725000000000003" calcext:value-type="float">
            <text:p>0.725000000000003</text:p>
          </table:table-cell>
          <table:table-cell table:formula="of:=MIN(MAX(2*[.H$2]*([.J$2]-[.A62])/([.J$2]-[.I$2]);0);[.H$2])" office:value-type="float" office:value="1.45000000000001" calcext:value-type="float">
            <text:p>1.45000000000001</text:p>
          </table:table-cell>
          <table:table-cell table:formula="of:=IF([.A62]&gt;[.I$2];IF([.A62]&lt;[.J$2];[.H$2]/2*(1-SIN(PI()/([.J$2]-[.I$2])*([.A62]-([.I$2]+[.J$2])/2)));0);[.H$2])" office:value-type="float" office:value="0.581340262462576" calcext:value-type="float">
            <text:p>0.581340262462576</text:p>
          </table:table-cell>
          <table:table-cell table:formula="of:=MIN(MAX(LN((1-EXP([.H$2]))/([.J$2]-[.I$2])*([.A62]-[.I$2])+EXP([.H$2]));0);[.H$2])" office:value-type="float" office:value="1.19876913947443" calcext:value-type="float">
            <text:p>1.19876913947443</text:p>
          </table:table-cell>
          <table:table-cell table:formula="of:=IF([.A62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19999999999999" calcext:value-type="float">
            <text:p>6.19999999999999</text:p>
          </table:table-cell>
          <table:table-cell table:formula="of:=MIN(MAX(1/EXP(LN(1/(1+[.H$2]))*([.J$2]-[.A63])/([.J$2]-[.I$2]))-1;0);[.H$2])" office:value-type="float" office:value="0.468900704600076" calcext:value-type="float">
            <text:p>0.468900704600076</text:p>
          </table:table-cell>
          <table:table-cell table:formula="of:=IF([.A63]&gt;[.I$2];MAX([.H$2]*([.J$2]-[.A63])/([.J$2]-[.I$2]);0);[.H$2])" office:value-type="float" office:value="0.700000000000002" calcext:value-type="float">
            <text:p>0.700000000000002</text:p>
          </table:table-cell>
          <table:table-cell table:formula="of:=MIN(MAX(2*[.H$2]*([.J$2]-[.A63])/([.J$2]-[.I$2]);0);[.H$2])" office:value-type="float" office:value="1.4" calcext:value-type="float">
            <text:p>1.4</text:p>
          </table:table-cell>
          <table:table-cell table:formula="of:=IF([.A63]&gt;[.I$2];IF([.A63]&lt;[.J$2];[.H$2]/2*(1-SIN(PI()/([.J$2]-[.I$2])*([.A63]-([.I$2]+[.J$2])/2)));0);[.H$2])" office:value-type="float" office:value="0.546009500260457" calcext:value-type="float">
            <text:p>0.546009500260457</text:p>
          </table:table-cell>
          <table:table-cell table:formula="of:=MIN(MAX(LN((1-EXP([.H$2]))/([.J$2]-[.I$2])*([.A63]-[.I$2])+EXP([.H$2]));0);[.H$2])" office:value-type="float" office:value="1.17439041890566" calcext:value-type="float">
            <text:p>1.17439041890566</text:p>
          </table:table-cell>
          <table:table-cell table:formula="of:=IF([.A63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29999999999999" calcext:value-type="float">
            <text:p>6.29999999999999</text:p>
          </table:table-cell>
          <table:table-cell table:formula="of:=MIN(MAX(1/EXP(LN(1/(1+[.H$2]))*([.J$2]-[.A64])/([.J$2]-[.I$2]))-1;0);[.H$2])" office:value-type="float" office:value="0.448866675076082" calcext:value-type="float">
            <text:p>0.448866675076082</text:p>
          </table:table-cell>
          <table:table-cell table:formula="of:=IF([.A64]&gt;[.I$2];MAX([.H$2]*([.J$2]-[.A64])/([.J$2]-[.I$2]);0);[.H$2])" office:value-type="float" office:value="0.675000000000003" calcext:value-type="float">
            <text:p>0.675000000000003</text:p>
          </table:table-cell>
          <table:table-cell table:formula="of:=MIN(MAX(2*[.H$2]*([.J$2]-[.A64])/([.J$2]-[.I$2]);0);[.H$2])" office:value-type="float" office:value="1.35000000000001" calcext:value-type="float">
            <text:p>1.35000000000001</text:p>
          </table:table-cell>
          <table:table-cell table:formula="of:=IF([.A64]&gt;[.I$2];IF([.A64]&lt;[.J$2];[.H$2]/2*(1-SIN(PI()/([.J$2]-[.I$2])*([.A64]-([.I$2]+[.J$2])/2)));0);[.H$2])" office:value-type="float" office:value="0.511378758503049" calcext:value-type="float">
            <text:p>0.511378758503049</text:p>
          </table:table-cell>
          <table:table-cell table:formula="of:=MIN(MAX(LN((1-EXP([.H$2]))/([.J$2]-[.I$2])*([.A64]-[.I$2])+EXP([.H$2]));0);[.H$2])" office:value-type="float" office:value="1.14940249376735" calcext:value-type="float">
            <text:p>1.14940249376735</text:p>
          </table:table-cell>
          <table:table-cell table:formula="of:=IF([.A64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39999999999999" calcext:value-type="float">
            <text:p>6.39999999999999</text:p>
          </table:table-cell>
          <table:table-cell table:formula="of:=MIN(MAX(1/EXP(LN(1/(1+[.H$2]))*([.J$2]-[.A65])/([.J$2]-[.I$2]))-1;0);[.H$2])" office:value-type="float" office:value="0.42910588549112" calcext:value-type="float">
            <text:p>0.42910588549112</text:p>
          </table:table-cell>
          <table:table-cell table:formula="of:=IF([.A65]&gt;[.I$2];MAX([.H$2]*([.J$2]-[.A65])/([.J$2]-[.I$2]);0);[.H$2])" office:value-type="float" office:value="0.650000000000003" calcext:value-type="float">
            <text:p>0.650000000000003</text:p>
          </table:table-cell>
          <table:table-cell table:formula="of:=MIN(MAX(2*[.H$2]*([.J$2]-[.A65])/([.J$2]-[.I$2]);0);[.H$2])" office:value-type="float" office:value="1.30000000000001" calcext:value-type="float">
            <text:p>1.30000000000001</text:p>
          </table:table-cell>
          <table:table-cell table:formula="of:=IF([.A65]&gt;[.I$2];IF([.A65]&lt;[.J$2];[.H$2]/2*(1-SIN(PI()/([.J$2]-[.I$2])*([.A65]-([.I$2]+[.J$2])/2)));0);[.H$2])" office:value-type="float" office:value="0.477501435284055" calcext:value-type="float">
            <text:p>0.477501435284055</text:p>
          </table:table-cell>
          <table:table-cell table:formula="of:=MIN(MAX(LN((1-EXP([.H$2]))/([.J$2]-[.I$2])*([.A65]-[.I$2])+EXP([.H$2]));0);[.H$2])" office:value-type="float" office:value="1.12377413494056" calcext:value-type="float">
            <text:p>1.12377413494056</text:p>
          </table:table-cell>
          <table:table-cell table:formula="of:=IF([.A65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49999999999999" calcext:value-type="float">
            <text:p>6.49999999999999</text:p>
          </table:table-cell>
          <table:table-cell table:formula="of:=MIN(MAX(1/EXP(LN(1/(1+[.H$2]))*([.J$2]-[.A66])/([.J$2]-[.I$2]))-1;0);[.H$2])" office:value-type="float" office:value="0.409614609182802" calcext:value-type="float">
            <text:p>0.409614609182802</text:p>
          </table:table-cell>
          <table:table-cell table:formula="of:=IF([.A66]&gt;[.I$2];MAX([.H$2]*([.J$2]-[.A66])/([.J$2]-[.I$2]);0);[.H$2])" office:value-type="float" office:value="0.625000000000002" calcext:value-type="float">
            <text:p>0.625000000000002</text:p>
          </table:table-cell>
          <table:table-cell table:formula="of:=MIN(MAX(2*[.H$2]*([.J$2]-[.A66])/([.J$2]-[.I$2]);0);[.H$2])" office:value-type="float" office:value="1.25" calcext:value-type="float">
            <text:p>1.25</text:p>
          </table:table-cell>
          <table:table-cell table:formula="of:=IF([.A66]&gt;[.I$2];IF([.A66]&lt;[.J$2];[.H$2]/2*(1-SIN(PI()/([.J$2]-[.I$2])*([.A66]-([.I$2]+[.J$2])/2)));0);[.H$2])" office:value-type="float" office:value="0.444429766980401" calcext:value-type="float">
            <text:p>0.444429766980401</text:p>
          </table:table-cell>
          <table:table-cell table:formula="of:=MIN(MAX(LN((1-EXP([.H$2]))/([.J$2]-[.I$2])*([.A66]-[.I$2])+EXP([.H$2]));0);[.H$2])" office:value-type="float" office:value="1.09747164869088" calcext:value-type="float">
            <text:p>1.09747164869088</text:p>
          </table:table-cell>
          <table:table-cell table:formula="of:=IF([.A66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59999999999999" calcext:value-type="float">
            <text:p>6.59999999999999</text:p>
          </table:table-cell>
          <table:table-cell table:formula="of:=MIN(MAX(1/EXP(LN(1/(1+[.H$2]))*([.J$2]-[.A67])/([.J$2]-[.I$2]))-1;0);[.H$2])" office:value-type="float" office:value="0.390389170315911" calcext:value-type="float">
            <text:p>0.390389170315911</text:p>
          </table:table-cell>
          <table:table-cell table:formula="of:=IF([.A67]&gt;[.I$2];MAX([.H$2]*([.J$2]-[.A67])/([.J$2]-[.I$2]);0);[.H$2])" office:value-type="float" office:value="0.600000000000003" calcext:value-type="float">
            <text:p>0.600000000000003</text:p>
          </table:table-cell>
          <table:table-cell table:formula="of:=MIN(MAX(2*[.H$2]*([.J$2]-[.A67])/([.J$2]-[.I$2]);0);[.H$2])" office:value-type="float" office:value="1.20000000000001" calcext:value-type="float">
            <text:p>1.20000000000001</text:p>
          </table:table-cell>
          <table:table-cell table:formula="of:=IF([.A67]&gt;[.I$2];IF([.A67]&lt;[.J$2];[.H$2]/2*(1-SIN(PI()/([.J$2]-[.I$2])*([.A67]-([.I$2]+[.J$2])/2)));0);[.H$2])" office:value-type="float" office:value="0.41221474770753" calcext:value-type="float">
            <text:p>0.41221474770753</text:p>
          </table:table-cell>
          <table:table-cell table:formula="of:=MIN(MAX(LN((1-EXP([.H$2]))/([.J$2]-[.I$2])*([.A67]-[.I$2])+EXP([.H$2]));0);[.H$2])" office:value-type="float" office:value="1.07045861030067" calcext:value-type="float">
            <text:p>1.07045861030067</text:p>
          </table:table-cell>
          <table:table-cell table:formula="of:=IF([.A67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69999999999999" calcext:value-type="float">
            <text:p>6.69999999999999</text:p>
          </table:table-cell>
          <table:table-cell table:formula="of:=MIN(MAX(1/EXP(LN(1/(1+[.H$2]))*([.J$2]-[.A68])/([.J$2]-[.I$2]))-1;0);[.H$2])" office:value-type="float" office:value="0.371425943189178" calcext:value-type="float">
            <text:p>0.371425943189178</text:p>
          </table:table-cell>
          <table:table-cell table:formula="of:=IF([.A68]&gt;[.I$2];MAX([.H$2]*([.J$2]-[.A68])/([.J$2]-[.I$2]);0);[.H$2])" office:value-type="float" office:value="0.575000000000002" calcext:value-type="float">
            <text:p>0.575000000000002</text:p>
          </table:table-cell>
          <table:table-cell table:formula="of:=MIN(MAX(2*[.H$2]*([.J$2]-[.A68])/([.J$2]-[.I$2]);0);[.H$2])" office:value-type="float" office:value="1.15" calcext:value-type="float">
            <text:p>1.15</text:p>
          </table:table-cell>
          <table:table-cell table:formula="of:=IF([.A68]&gt;[.I$2];IF([.A68]&lt;[.J$2];[.H$2]/2*(1-SIN(PI()/([.J$2]-[.I$2])*([.A68]-([.I$2]+[.J$2])/2)));0);[.H$2])" office:value-type="float" office:value="0.380906050690169" calcext:value-type="float">
            <text:p>0.380906050690169</text:p>
          </table:table-cell>
          <table:table-cell table:formula="of:=MIN(MAX(LN((1-EXP([.H$2]))/([.J$2]-[.I$2])*([.A68]-[.I$2])+EXP([.H$2]));0);[.H$2])" office:value-type="float" office:value="1.04269556071445" calcext:value-type="float">
            <text:p>1.04269556071445</text:p>
          </table:table-cell>
          <table:table-cell table:formula="of:=IF([.A68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79999999999999" calcext:value-type="float">
            <text:p>6.79999999999999</text:p>
          </table:table-cell>
          <table:table-cell table:formula="of:=MIN(MAX(1/EXP(LN(1/(1+[.H$2]))*([.J$2]-[.A69])/([.J$2]-[.I$2]))-1;0);[.H$2])" office:value-type="float" office:value="0.352721351551512" calcext:value-type="float">
            <text:p>0.352721351551512</text:p>
          </table:table-cell>
          <table:table-cell table:formula="of:=IF([.A69]&gt;[.I$2];MAX([.H$2]*([.J$2]-[.A69])/([.J$2]-[.I$2]);0);[.H$2])" office:value-type="float" office:value="0.550000000000003" calcext:value-type="float">
            <text:p>0.550000000000003</text:p>
          </table:table-cell>
          <table:table-cell table:formula="of:=MIN(MAX(2*[.H$2]*([.J$2]-[.A69])/([.J$2]-[.I$2]);0);[.H$2])" office:value-type="float" office:value="1.10000000000001" calcext:value-type="float">
            <text:p>1.10000000000001</text:p>
          </table:table-cell>
          <table:table-cell table:formula="of:=IF([.A69]&gt;[.I$2];IF([.A69]&lt;[.J$2];[.H$2]/2*(1-SIN(PI()/([.J$2]-[.I$2])*([.A69]-([.I$2]+[.J$2])/2)));0);[.H$2])" office:value-type="float" office:value="0.350551951669819" calcext:value-type="float">
            <text:p>0.350551951669819</text:p>
          </table:table-cell>
          <table:table-cell table:formula="of:=MIN(MAX(LN((1-EXP([.H$2]))/([.J$2]-[.I$2])*([.A69]-[.I$2])+EXP([.H$2]));0);[.H$2])" office:value-type="float" office:value="1.01413965985788" calcext:value-type="float">
            <text:p>1.01413965985788</text:p>
          </table:table-cell>
          <table:table-cell table:formula="of:=IF([.A69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89999999999999" calcext:value-type="float">
            <text:p>6.89999999999999</text:p>
          </table:table-cell>
          <table:table-cell table:formula="of:=MIN(MAX(1/EXP(LN(1/(1+[.H$2]))*([.J$2]-[.A70])/([.J$2]-[.I$2]))-1;0);[.H$2])" office:value-type="float" office:value="0.334271867927568" calcext:value-type="float">
            <text:p>0.334271867927568</text:p>
          </table:table-cell>
          <table:table-cell table:formula="of:=IF([.A70]&gt;[.I$2];MAX([.H$2]*([.J$2]-[.A70])/([.J$2]-[.I$2]);0);[.H$2])" office:value-type="float" office:value="0.525000000000003" calcext:value-type="float">
            <text:p>0.525000000000003</text:p>
          </table:table-cell>
          <table:table-cell table:formula="of:=MIN(MAX(2*[.H$2]*([.J$2]-[.A70])/([.J$2]-[.I$2]);0);[.H$2])" office:value-type="float" office:value="1.05000000000001" calcext:value-type="float">
            <text:p>1.05000000000001</text:p>
          </table:table-cell>
          <table:table-cell table:formula="of:=IF([.A70]&gt;[.I$2];IF([.A70]&lt;[.J$2];[.H$2]/2*(1-SIN(PI()/([.J$2]-[.I$2])*([.A70]-([.I$2]+[.J$2])/2)));0);[.H$2])" office:value-type="float" office:value="0.321199254467061" calcext:value-type="float">
            <text:p>0.321199254467061</text:p>
          </table:table-cell>
          <table:table-cell table:formula="of:=MIN(MAX(LN((1-EXP([.H$2]))/([.J$2]-[.I$2])*([.A70]-[.I$2])+EXP([.H$2]));0);[.H$2])" office:value-type="float" office:value="0.98474428898579" calcext:value-type="float">
            <text:p>0.98474428898579</text:p>
          </table:table-cell>
          <table:table-cell table:formula="of:=IF([.A70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99999999999999" calcext:value-type="float">
            <text:p>6.99999999999999</text:p>
          </table:table-cell>
          <table:table-cell table:formula="of:=MIN(MAX(1/EXP(LN(1/(1+[.H$2]))*([.J$2]-[.A71])/([.J$2]-[.I$2]))-1;0);[.H$2])" office:value-type="float" office:value="0.316074012952494" calcext:value-type="float">
            <text:p>0.316074012952494</text:p>
          </table:table-cell>
          <table:table-cell table:formula="of:=IF([.A71]&gt;[.I$2];MAX([.H$2]*([.J$2]-[.A71])/([.J$2]-[.I$2]);0);[.H$2])" office:value-type="float" office:value="0.500000000000002" calcext:value-type="float">
            <text:p>0.500000000000002</text:p>
          </table:table-cell>
          <table:table-cell table:formula="of:=MIN(MAX(2*[.H$2]*([.J$2]-[.A71])/([.J$2]-[.I$2]);0);[.H$2])" office:value-type="float" office:value="1" calcext:value-type="float">
            <text:p>1</text:p>
          </table:table-cell>
          <table:table-cell table:formula="of:=IF([.A71]&gt;[.I$2];IF([.A71]&lt;[.J$2];[.H$2]/2*(1-SIN(PI()/([.J$2]-[.I$2])*([.A71]-([.I$2]+[.J$2])/2)));0);[.H$2])" office:value-type="float" office:value="0.292893218813455" calcext:value-type="float">
            <text:p>0.292893218813455</text:p>
          </table:table-cell>
          <table:table-cell table:formula="of:=MIN(MAX(LN((1-EXP([.H$2]))/([.J$2]-[.I$2])*([.A71]-[.I$2])+EXP([.H$2]));0);[.H$2])" office:value-type="float" office:value="0.954458592793243" calcext:value-type="float">
            <text:p>0.954458592793243</text:p>
          </table:table-cell>
          <table:table-cell table:formula="of:=IF([.A71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09999999999999" calcext:value-type="float">
            <text:p>7.09999999999999</text:p>
          </table:table-cell>
          <table:table-cell table:formula="of:=MIN(MAX(1/EXP(LN(1/(1+[.H$2]))*([.J$2]-[.A72])/([.J$2]-[.I$2]))-1;0);[.H$2])" office:value-type="float" office:value="0.298124354715772" calcext:value-type="float">
            <text:p>0.298124354715772</text:p>
          </table:table-cell>
          <table:table-cell table:formula="of:=IF([.A72]&gt;[.I$2];MAX([.H$2]*([.J$2]-[.A72])/([.J$2]-[.I$2]);0);[.H$2])" office:value-type="float" office:value="0.475000000000003" calcext:value-type="float">
            <text:p>0.475000000000003</text:p>
          </table:table-cell>
          <table:table-cell table:formula="of:=MIN(MAX(2*[.H$2]*([.J$2]-[.A72])/([.J$2]-[.I$2]);0);[.H$2])" office:value-type="float" office:value="0.950000000000005" calcext:value-type="float">
            <text:p>0.950000000000005</text:p>
          </table:table-cell>
          <table:table-cell table:formula="of:=IF([.A72]&gt;[.I$2];IF([.A72]&lt;[.J$2];[.H$2]/2*(1-SIN(PI()/([.J$2]-[.I$2])*([.A72]-([.I$2]+[.J$2])/2)));0);[.H$2])" office:value-type="float" office:value="0.265677490564317" calcext:value-type="float">
            <text:p>0.265677490564317</text:p>
          </table:table-cell>
          <table:table-cell table:formula="of:=MIN(MAX(LN((1-EXP([.H$2]))/([.J$2]-[.I$2])*([.A72]-[.I$2])+EXP([.H$2]));0);[.H$2])" office:value-type="float" office:value="0.923226949996863" calcext:value-type="float">
            <text:p>0.923226949996863</text:p>
          </table:table-cell>
          <table:table-cell table:formula="of:=IF([.A72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19999999999999" calcext:value-type="float">
            <text:p>7.19999999999999</text:p>
          </table:table-cell>
          <table:table-cell table:formula="of:=MIN(MAX(1/EXP(LN(1/(1+[.H$2]))*([.J$2]-[.A73])/([.J$2]-[.I$2]))-1;0);[.H$2])" office:value-type="float" office:value="0.280419508113992" calcext:value-type="float">
            <text:p>0.280419508113992</text:p>
          </table:table-cell>
          <table:table-cell table:formula="of:=IF([.A73]&gt;[.I$2];MAX([.H$2]*([.J$2]-[.A73])/([.J$2]-[.I$2]);0);[.H$2])" office:value-type="float" office:value="0.450000000000002" calcext:value-type="float">
            <text:p>0.450000000000002</text:p>
          </table:table-cell>
          <table:table-cell table:formula="of:=MIN(MAX(2*[.H$2]*([.J$2]-[.A73])/([.J$2]-[.I$2]);0);[.H$2])" office:value-type="float" office:value="0.900000000000005" calcext:value-type="float">
            <text:p>0.900000000000005</text:p>
          </table:table-cell>
          <table:table-cell table:formula="of:=IF([.A73]&gt;[.I$2];IF([.A73]&lt;[.J$2];[.H$2]/2*(1-SIN(PI()/([.J$2]-[.I$2])*([.A73]-([.I$2]+[.J$2])/2)));0);[.H$2])" office:value-type="float" office:value="0.239594034399971" calcext:value-type="float">
            <text:p>0.239594034399971</text:p>
          </table:table-cell>
          <table:table-cell table:formula="of:=MIN(MAX(LN((1-EXP([.H$2]))/([.J$2]-[.I$2])*([.A73]-[.I$2])+EXP([.H$2]));0);[.H$2])" office:value-type="float" office:value="0.890988358543839" calcext:value-type="float">
            <text:p>0.890988358543839</text:p>
          </table:table-cell>
          <table:table-cell table:formula="of:=IF([.A73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29999999999999" calcext:value-type="float">
            <text:p>7.29999999999999</text:p>
          </table:table-cell>
          <table:table-cell table:formula="of:=MIN(MAX(1/EXP(LN(1/(1+[.H$2]))*([.J$2]-[.A74])/([.J$2]-[.I$2]))-1;0);[.H$2])" office:value-type="float" office:value="0.262956134212461" calcext:value-type="float">
            <text:p>0.262956134212461</text:p>
          </table:table-cell>
          <table:table-cell table:formula="of:=IF([.A74]&gt;[.I$2];MAX([.H$2]*([.J$2]-[.A74])/([.J$2]-[.I$2]);0);[.H$2])" office:value-type="float" office:value="0.425000000000003" calcext:value-type="float">
            <text:p>0.425000000000003</text:p>
          </table:table-cell>
          <table:table-cell table:formula="of:=MIN(MAX(2*[.H$2]*([.J$2]-[.A74])/([.J$2]-[.I$2]);0);[.H$2])" office:value-type="float" office:value="0.850000000000005" calcext:value-type="float">
            <text:p>0.850000000000005</text:p>
          </table:table-cell>
          <table:table-cell table:formula="of:=IF([.A74]&gt;[.I$2];IF([.A74]&lt;[.J$2];[.H$2]/2*(1-SIN(PI()/([.J$2]-[.I$2])*([.A74]-([.I$2]+[.J$2])/2)));0);[.H$2])" office:value-type="float" office:value="0.214683069119257" calcext:value-type="float">
            <text:p>0.214683069119257</text:p>
          </table:table-cell>
          <table:table-cell table:formula="of:=MIN(MAX(LN((1-EXP([.H$2]))/([.J$2]-[.I$2])*([.A74]-[.I$2])+EXP([.H$2]));0);[.H$2])" office:value-type="float" office:value="0.857675718376279" calcext:value-type="float">
            <text:p>0.857675718376279</text:p>
          </table:table-cell>
          <table:table-cell table:formula="of:=IF([.A74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39999999999999" calcext:value-type="float">
            <text:p>7.39999999999999</text:p>
          </table:table-cell>
          <table:table-cell table:formula="of:=MIN(MAX(1/EXP(LN(1/(1+[.H$2]))*([.J$2]-[.A75])/([.J$2]-[.I$2]))-1;0);[.H$2])" office:value-type="float" office:value="0.245730939615519" calcext:value-type="float">
            <text:p>0.245730939615519</text:p>
          </table:table-cell>
          <table:table-cell table:formula="of:=IF([.A75]&gt;[.I$2];MAX([.H$2]*([.J$2]-[.A75])/([.J$2]-[.I$2]);0);[.H$2])" office:value-type="float" office:value="0.400000000000003" calcext:value-type="float">
            <text:p>0.400000000000003</text:p>
          </table:table-cell>
          <table:table-cell table:formula="of:=MIN(MAX(2*[.H$2]*([.J$2]-[.A75])/([.J$2]-[.I$2]);0);[.H$2])" office:value-type="float" office:value="0.800000000000005" calcext:value-type="float">
            <text:p>0.800000000000005</text:p>
          </table:table-cell>
          <table:table-cell table:formula="of:=IF([.A75]&gt;[.I$2];IF([.A75]&lt;[.J$2];[.H$2]/2*(1-SIN(PI()/([.J$2]-[.I$2])*([.A75]-([.I$2]+[.J$2])/2)));0);[.H$2])" office:value-type="float" office:value="0.190983005625055" calcext:value-type="float">
            <text:p>0.190983005625055</text:p>
          </table:table-cell>
          <table:table-cell table:formula="of:=MIN(MAX(LN((1-EXP([.H$2]))/([.J$2]-[.I$2])*([.A75]-[.I$2])+EXP([.H$2]));0);[.H$2])" office:value-type="float" office:value="0.823214990557695" calcext:value-type="float">
            <text:p>0.823214990557695</text:p>
          </table:table-cell>
          <table:table-cell table:formula="of:=IF([.A75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49999999999999" calcext:value-type="float">
            <text:p>7.49999999999999</text:p>
          </table:table-cell>
          <table:table-cell table:formula="of:=MIN(MAX(1/EXP(LN(1/(1+[.H$2]))*([.J$2]-[.A76])/([.J$2]-[.I$2]))-1;0);[.H$2])" office:value-type="float" office:value="0.22874067584544" calcext:value-type="float">
            <text:p>0.22874067584544</text:p>
          </table:table-cell>
          <table:table-cell table:formula="of:=IF([.A76]&gt;[.I$2];MAX([.H$2]*([.J$2]-[.A76])/([.J$2]-[.I$2]);0);[.H$2])" office:value-type="float" office:value="0.375000000000002" calcext:value-type="float">
            <text:p>0.375000000000002</text:p>
          </table:table-cell>
          <table:table-cell table:formula="of:=MIN(MAX(2*[.H$2]*([.J$2]-[.A76])/([.J$2]-[.I$2]);0);[.H$2])" office:value-type="float" office:value="0.750000000000005" calcext:value-type="float">
            <text:p>0.750000000000005</text:p>
          </table:table-cell>
          <table:table-cell table:formula="of:=IF([.A76]&gt;[.I$2];IF([.A76]&lt;[.J$2];[.H$2]/2*(1-SIN(PI()/([.J$2]-[.I$2])*([.A76]-([.I$2]+[.J$2])/2)));0);[.H$2])" office:value-type="float" office:value="0.168530387697457" calcext:value-type="float">
            <text:p>0.168530387697457</text:p>
          </table:table-cell>
          <table:table-cell table:formula="of:=MIN(MAX(LN((1-EXP([.H$2]))/([.J$2]-[.I$2])*([.A76]-[.I$2])+EXP([.H$2]));0);[.H$2])" office:value-type="float" office:value="0.787524206270251" calcext:value-type="float">
            <text:p>0.787524206270251</text:p>
          </table:table-cell>
          <table:table-cell table:formula="of:=IF([.A76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59999999999999" calcext:value-type="float">
            <text:p>7.59999999999999</text:p>
          </table:table-cell>
          <table:table-cell table:formula="of:=MIN(MAX(1/EXP(LN(1/(1+[.H$2]))*([.J$2]-[.A77])/([.J$2]-[.I$2]))-1;0);[.H$2])" office:value-type="float" office:value="0.211982138729807" calcext:value-type="float">
            <text:p>0.211982138729807</text:p>
          </table:table-cell>
          <table:table-cell table:formula="of:=IF([.A77]&gt;[.I$2];MAX([.H$2]*([.J$2]-[.A77])/([.J$2]-[.I$2]);0);[.H$2])" office:value-type="float" office:value="0.350000000000003" calcext:value-type="float">
            <text:p>0.350000000000003</text:p>
          </table:table-cell>
          <table:table-cell table:formula="of:=MIN(MAX(2*[.H$2]*([.J$2]-[.A77])/([.J$2]-[.I$2]);0);[.H$2])" office:value-type="float" office:value="0.700000000000005" calcext:value-type="float">
            <text:p>0.700000000000005</text:p>
          </table:table-cell>
          <table:table-cell table:formula="of:=IF([.A77]&gt;[.I$2];IF([.A77]&lt;[.J$2];[.H$2]/2*(1-SIN(PI()/([.J$2]-[.I$2])*([.A77]-([.I$2]+[.J$2])/2)));0);[.H$2])" office:value-type="float" office:value="0.14735983564591" calcext:value-type="float">
            <text:p>0.14735983564591</text:p>
          </table:table-cell>
          <table:table-cell table:formula="of:=MIN(MAX(LN((1-EXP([.H$2]))/([.J$2]-[.I$2])*([.A77]-[.I$2])+EXP([.H$2]));0);[.H$2])" office:value-type="float" office:value="0.75051229232304" calcext:value-type="float">
            <text:p>0.75051229232304</text:p>
          </table:table-cell>
          <table:table-cell table:formula="of:=IF([.A77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69999999999999" calcext:value-type="float">
            <text:p>7.69999999999999</text:p>
          </table:table-cell>
          <table:table-cell table:formula="of:=MIN(MAX(1/EXP(LN(1/(1+[.H$2]))*([.J$2]-[.A78])/([.J$2]-[.I$2]))-1;0);[.H$2])" office:value-type="float" office:value="0.195452167797241" calcext:value-type="float">
            <text:p>0.195452167797241</text:p>
          </table:table-cell>
          <table:table-cell table:formula="of:=IF([.A78]&gt;[.I$2];MAX([.H$2]*([.J$2]-[.A78])/([.J$2]-[.I$2]);0);[.H$2])" office:value-type="float" office:value="0.325000000000002" calcext:value-type="float">
            <text:p>0.325000000000002</text:p>
          </table:table-cell>
          <table:table-cell table:formula="of:=MIN(MAX(2*[.H$2]*([.J$2]-[.A78])/([.J$2]-[.I$2]);0);[.H$2])" office:value-type="float" office:value="0.650000000000005" calcext:value-type="float">
            <text:p>0.650000000000005</text:p>
          </table:table-cell>
          <table:table-cell table:formula="of:=IF([.A78]&gt;[.I$2];IF([.A78]&lt;[.J$2];[.H$2]/2*(1-SIN(PI()/([.J$2]-[.I$2])*([.A78]-([.I$2]+[.J$2])/2)));0);[.H$2])" office:value-type="float" office:value="0.127503992927205" calcext:value-type="float">
            <text:p>0.127503992927205</text:p>
          </table:table-cell>
          <table:table-cell table:formula="of:=MIN(MAX(LN((1-EXP([.H$2]))/([.J$2]-[.I$2])*([.A78]-[.I$2])+EXP([.H$2]));0);[.H$2])" office:value-type="float" office:value="0.712077670829792" calcext:value-type="float">
            <text:p>0.712077670829792</text:p>
          </table:table-cell>
          <table:table-cell table:formula="of:=IF([.A78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79999999999999" calcext:value-type="float">
            <text:p>7.79999999999999</text:p>
          </table:table-cell>
          <table:table-cell table:formula="of:=MIN(MAX(1/EXP(LN(1/(1+[.H$2]))*([.J$2]-[.A79])/([.J$2]-[.I$2]))-1;0);[.H$2])" office:value-type="float" office:value="0.179147645681368" calcext:value-type="float">
            <text:p>0.179147645681368</text:p>
          </table:table-cell>
          <table:table-cell table:formula="of:=IF([.A79]&gt;[.I$2];MAX([.H$2]*([.J$2]-[.A79])/([.J$2]-[.I$2]);0);[.H$2])" office:value-type="float" office:value="0.300000000000002" calcext:value-type="float">
            <text:p>0.300000000000002</text:p>
          </table:table-cell>
          <table:table-cell table:formula="of:=MIN(MAX(2*[.H$2]*([.J$2]-[.A79])/([.J$2]-[.I$2]);0);[.H$2])" office:value-type="float" office:value="0.600000000000005" calcext:value-type="float">
            <text:p>0.600000000000005</text:p>
          </table:table-cell>
          <table:table-cell table:formula="of:=IF([.A79]&gt;[.I$2];IF([.A79]&lt;[.J$2];[.H$2]/2*(1-SIN(PI()/([.J$2]-[.I$2])*([.A79]-([.I$2]+[.J$2])/2)));0);[.H$2])" office:value-type="float" office:value="0.108993475811634" calcext:value-type="float">
            <text:p>0.108993475811634</text:p>
          </table:table-cell>
          <table:table-cell table:formula="of:=MIN(MAX(LN((1-EXP([.H$2]))/([.J$2]-[.I$2])*([.A79]-[.I$2])+EXP([.H$2]));0);[.H$2])" office:value-type="float" office:value="0.672106578857768" calcext:value-type="float">
            <text:p>0.672106578857768</text:p>
          </table:table-cell>
          <table:table-cell table:formula="of:=IF([.A79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89999999999999" calcext:value-type="float">
            <text:p>7.89999999999999</text:p>
          </table:table-cell>
          <table:table-cell table:formula="of:=MIN(MAX(1/EXP(LN(1/(1+[.H$2]))*([.J$2]-[.A80])/([.J$2]-[.I$2]))-1;0);[.H$2])" office:value-type="float" office:value="0.163065497532927" calcext:value-type="float">
            <text:p>0.163065497532927</text:p>
          </table:table-cell>
          <table:table-cell table:formula="of:=IF([.A80]&gt;[.I$2];MAX([.H$2]*([.J$2]-[.A80])/([.J$2]-[.I$2]);0);[.H$2])" office:value-type="float" office:value="0.275000000000003" calcext:value-type="float">
            <text:p>0.275000000000003</text:p>
          </table:table-cell>
          <table:table-cell table:formula="of:=MIN(MAX(2*[.H$2]*([.J$2]-[.A80])/([.J$2]-[.I$2]);0);[.H$2])" office:value-type="float" office:value="0.550000000000005" calcext:value-type="float">
            <text:p>0.550000000000005</text:p>
          </table:table-cell>
          <table:table-cell table:formula="of:=IF([.A80]&gt;[.I$2];IF([.A80]&lt;[.J$2];[.H$2]/2*(1-SIN(PI()/([.J$2]-[.I$2])*([.A80]-([.I$2]+[.J$2])/2)));0);[.H$2])" office:value-type="float" office:value="0.0918568261749204" calcext:value-type="float">
            <text:p>0.0918568261749204</text:p>
          </table:table-cell>
          <table:table-cell table:formula="of:=MIN(MAX(LN((1-EXP([.H$2]))/([.J$2]-[.I$2])*([.A80]-[.I$2])+EXP([.H$2]));0);[.H$2])" office:value-type="float" office:value="0.630471038039805" calcext:value-type="float">
            <text:p>0.630471038039805</text:p>
          </table:table-cell>
          <table:table-cell table:formula="of:=IF([.A80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99999999999999" calcext:value-type="float">
            <text:p>7.99999999999999</text:p>
          </table:table-cell>
          <table:table-cell table:formula="of:=MIN(MAX(1/EXP(LN(1/(1+[.H$2]))*([.J$2]-[.A81])/([.J$2]-[.I$2]))-1;0);[.H$2])" office:value-type="float" office:value="0.147202690439879" calcext:value-type="float">
            <text:p>0.147202690439879</text:p>
          </table:table-cell>
          <table:table-cell table:formula="of:=IF([.A81]&gt;[.I$2];MAX([.H$2]*([.J$2]-[.A81])/([.J$2]-[.I$2]);0);[.H$2])" office:value-type="float" office:value="0.250000000000002" calcext:value-type="float">
            <text:p>0.250000000000002</text:p>
          </table:table-cell>
          <table:table-cell table:formula="of:=MIN(MAX(2*[.H$2]*([.J$2]-[.A81])/([.J$2]-[.I$2]);0);[.H$2])" office:value-type="float" office:value="0.500000000000005" calcext:value-type="float">
            <text:p>0.500000000000005</text:p>
          </table:table-cell>
          <table:table-cell table:formula="of:=IF([.A81]&gt;[.I$2];IF([.A81]&lt;[.J$2];[.H$2]/2*(1-SIN(PI()/([.J$2]-[.I$2])*([.A81]-([.I$2]+[.J$2])/2)));0);[.H$2])" office:value-type="float" office:value="0.0761204674887147" calcext:value-type="float">
            <text:p>0.0761204674887147</text:p>
          </table:table-cell>
          <table:table-cell table:formula="of:=MIN(MAX(LN((1-EXP([.H$2]))/([.J$2]-[.I$2])*([.A81]-[.I$2])+EXP([.H$2]));0);[.H$2])" office:value-type="float" office:value="0.587026382831124" calcext:value-type="float">
            <text:p>0.587026382831124</text:p>
          </table:table-cell>
          <table:table-cell table:formula="of:=IF([.A81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09999999999999" calcext:value-type="float">
            <text:p>8.09999999999999</text:p>
          </table:table-cell>
          <table:table-cell table:formula="of:=MIN(MAX(1/EXP(LN(1/(1+[.H$2]))*([.J$2]-[.A82])/([.J$2]-[.I$2]))-1;0);[.H$2])" office:value-type="float" office:value="0.131556232855439" calcext:value-type="float">
            <text:p>0.131556232855439</text:p>
          </table:table-cell>
          <table:table-cell table:formula="of:=IF([.A82]&gt;[.I$2];MAX([.H$2]*([.J$2]-[.A82])/([.J$2]-[.I$2]);0);[.H$2])" office:value-type="float" office:value="0.225000000000002" calcext:value-type="float">
            <text:p>0.225000000000002</text:p>
          </table:table-cell>
          <table:table-cell table:formula="of:=MIN(MAX(2*[.H$2]*([.J$2]-[.A82])/([.J$2]-[.I$2]);0);[.H$2])" office:value-type="float" office:value="0.450000000000005" calcext:value-type="float">
            <text:p>0.450000000000005</text:p>
          </table:table-cell>
          <table:table-cell table:formula="of:=IF([.A82]&gt;[.I$2];IF([.A82]&lt;[.J$2];[.H$2]/2*(1-SIN(PI()/([.J$2]-[.I$2])*([.A82]-([.I$2]+[.J$2])/2)));0);[.H$2])" office:value-type="float" office:value="0.0618086640775171" calcext:value-type="float">
            <text:p>0.0618086640775171</text:p>
          </table:table-cell>
          <table:table-cell table:formula="of:=MIN(MAX(LN((1-EXP([.H$2]))/([.J$2]-[.I$2])*([.A82]-[.I$2])+EXP([.H$2]));0);[.H$2])" office:value-type="float" office:value="0.541608227030135" calcext:value-type="float">
            <text:p>0.541608227030135</text:p>
          </table:table-cell>
          <table:table-cell table:formula="of:=IF([.A82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19999999999999" calcext:value-type="float">
            <text:p>8.19999999999999</text:p>
          </table:table-cell>
          <table:table-cell table:formula="of:=MIN(MAX(1/EXP(LN(1/(1+[.H$2]))*([.J$2]-[.A83])/([.J$2]-[.I$2]))-1;0);[.H$2])" office:value-type="float" office:value="0.116123174033906" calcext:value-type="float">
            <text:p>0.116123174033906</text:p>
          </table:table-cell>
          <table:table-cell table:formula="of:=IF([.A83]&gt;[.I$2];MAX([.H$2]*([.J$2]-[.A83])/([.J$2]-[.I$2]);0);[.H$2])" office:value-type="float" office:value="0.200000000000002" calcext:value-type="float">
            <text:p>0.200000000000002</text:p>
          </table:table-cell>
          <table:table-cell table:formula="of:=MIN(MAX(2*[.H$2]*([.J$2]-[.A83])/([.J$2]-[.I$2]);0);[.H$2])" office:value-type="float" office:value="0.400000000000005" calcext:value-type="float">
            <text:p>0.400000000000005</text:p>
          </table:table-cell>
          <table:table-cell table:formula="of:=IF([.A83]&gt;[.I$2];IF([.A83]&lt;[.J$2];[.H$2]/2*(1-SIN(PI()/([.J$2]-[.I$2])*([.A83]-([.I$2]+[.J$2])/2)));0);[.H$2])" office:value-type="float" office:value="0.0489434837048476" calcext:value-type="float">
            <text:p>0.0489434837048476</text:p>
          </table:table-cell>
          <table:table-cell table:formula="of:=MIN(MAX(LN((1-EXP([.H$2]))/([.J$2]-[.I$2])*([.A83]-[.I$2])+EXP([.H$2]));0);[.H$2])" office:value-type="float" office:value="0.494028708044183" calcext:value-type="float">
            <text:p>0.494028708044183</text:p>
          </table:table-cell>
          <table:table-cell table:formula="of:=IF([.A83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29999999999999" calcext:value-type="float">
            <text:p>8.29999999999999</text:p>
          </table:table-cell>
          <table:table-cell table:formula="of:=MIN(MAX(1/EXP(LN(1/(1+[.H$2]))*([.J$2]-[.A84])/([.J$2]-[.I$2]))-1;0);[.H$2])" office:value-type="float" office:value="0.100900603474178" calcext:value-type="float">
            <text:p>0.100900603474178</text:p>
          </table:table-cell>
          <table:table-cell table:formula="of:=IF([.A84]&gt;[.I$2];MAX([.H$2]*([.J$2]-[.A84])/([.J$2]-[.I$2]);0);[.H$2])" office:value-type="float" office:value="0.175000000000003" calcext:value-type="float">
            <text:p>0.175000000000003</text:p>
          </table:table-cell>
          <table:table-cell table:formula="of:=MIN(MAX(2*[.H$2]*([.J$2]-[.A84])/([.J$2]-[.I$2]);0);[.H$2])" office:value-type="float" office:value="0.350000000000005" calcext:value-type="float">
            <text:p>0.350000000000005</text:p>
          </table:table-cell>
          <table:table-cell table:formula="of:=IF([.A84]&gt;[.I$2];IF([.A84]&lt;[.J$2];[.H$2]/2*(1-SIN(PI()/([.J$2]-[.I$2])*([.A84]-([.I$2]+[.J$2])/2)));0);[.H$2])" office:value-type="float" office:value="0.0375447635463538" calcext:value-type="float">
            <text:p>0.0375447635463538</text:p>
          </table:table-cell>
          <table:table-cell table:formula="of:=MIN(MAX(LN((1-EXP([.H$2]))/([.J$2]-[.I$2])*([.A84]-[.I$2])+EXP([.H$2]));0);[.H$2])" office:value-type="float" office:value="0.444071792179322" calcext:value-type="float">
            <text:p>0.444071792179322</text:p>
          </table:table-cell>
          <table:table-cell table:formula="of:=IF([.A84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39999999999999" calcext:value-type="float">
            <text:p>8.39999999999999</text:p>
          </table:table-cell>
          <table:table-cell table:formula="of:=MIN(MAX(1/EXP(LN(1/(1+[.H$2]))*([.J$2]-[.A85])/([.J$2]-[.I$2]))-1;0);[.H$2])" office:value-type="float" office:value="0.0858856503708712" calcext:value-type="float">
            <text:p>0.0858856503708712</text:p>
          </table:table-cell>
          <table:table-cell table:formula="of:=IF([.A85]&gt;[.I$2];MAX([.H$2]*([.J$2]-[.A85])/([.J$2]-[.I$2]);0);[.H$2])" office:value-type="float" office:value="0.150000000000003" calcext:value-type="float">
            <text:p>0.150000000000003</text:p>
          </table:table-cell>
          <table:table-cell table:formula="of:=MIN(MAX(2*[.H$2]*([.J$2]-[.A85])/([.J$2]-[.I$2]);0);[.H$2])" office:value-type="float" office:value="0.300000000000005" calcext:value-type="float">
            <text:p>0.300000000000005</text:p>
          </table:table-cell>
          <table:table-cell table:formula="of:=IF([.A85]&gt;[.I$2];IF([.A85]&lt;[.J$2];[.H$2]/2*(1-SIN(PI()/([.J$2]-[.I$2])*([.A85]-([.I$2]+[.J$2])/2)));0);[.H$2])" office:value-type="float" office:value="0.0276300796023243" calcext:value-type="float">
            <text:p>0.0276300796023243</text:p>
          </table:table-cell>
          <table:table-cell table:formula="of:=MIN(MAX(LN((1-EXP([.H$2]))/([.J$2]-[.I$2])*([.A85]-[.I$2])+EXP([.H$2]));0);[.H$2])" office:value-type="float" office:value="0.391487344353128" calcext:value-type="float">
            <text:p>0.391487344353128</text:p>
          </table:table-cell>
          <table:table-cell table:formula="of:=IF([.A85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49999999999999" calcext:value-type="float">
            <text:p>8.49999999999999</text:p>
          </table:table-cell>
          <table:table-cell table:formula="of:=MIN(MAX(1/EXP(LN(1/(1+[.H$2]))*([.J$2]-[.A86])/([.J$2]-[.I$2]))-1;0);[.H$2])" office:value-type="float" office:value="0.0710754830729159" calcext:value-type="float">
            <text:p>0.0710754830729159</text:p>
          </table:table-cell>
          <table:table-cell table:formula="of:=IF([.A86]&gt;[.I$2];MAX([.H$2]*([.J$2]-[.A86])/([.J$2]-[.I$2]);0);[.H$2])" office:value-type="float" office:value="0.125000000000003" calcext:value-type="float">
            <text:p>0.125000000000003</text:p>
          </table:table-cell>
          <table:table-cell table:formula="of:=MIN(MAX(2*[.H$2]*([.J$2]-[.A86])/([.J$2]-[.I$2]);0);[.H$2])" office:value-type="float" office:value="0.250000000000005" calcext:value-type="float">
            <text:p>0.250000000000005</text:p>
          </table:table-cell>
          <table:table-cell table:formula="of:=IF([.A86]&gt;[.I$2];IF([.A86]&lt;[.J$2];[.H$2]/2*(1-SIN(PI()/([.J$2]-[.I$2])*([.A86]-([.I$2]+[.J$2])/2)));0);[.H$2])" office:value-type="float" office:value="0.0192147195967703" calcext:value-type="float">
            <text:p>0.0192147195967703</text:p>
          </table:table-cell>
          <table:table-cell table:formula="of:=MIN(MAX(LN((1-EXP([.H$2]))/([.J$2]-[.I$2])*([.A86]-[.I$2])+EXP([.H$2]));0);[.H$2])" office:value-type="float" office:value="0.335983550221444" calcext:value-type="float">
            <text:p>0.335983550221444</text:p>
          </table:table-cell>
          <table:table-cell table:formula="of:=IF([.A86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59999999999999" calcext:value-type="float">
            <text:p>8.59999999999999</text:p>
          </table:table-cell>
          <table:table-cell table:formula="of:=MIN(MAX(1/EXP(LN(1/(1+[.H$2]))*([.J$2]-[.A87])/([.J$2]-[.I$2]))-1;0);[.H$2])" office:value-type="float" office:value="0.0564673085495393" calcext:value-type="float">
            <text:p>0.0564673085495393</text:p>
          </table:table-cell>
          <table:table-cell table:formula="of:=IF([.A87]&gt;[.I$2];MAX([.H$2]*([.J$2]-[.A87])/([.J$2]-[.I$2]);0);[.H$2])" office:value-type="float" office:value="0.100000000000002" calcext:value-type="float">
            <text:p>0.100000000000002</text:p>
          </table:table-cell>
          <table:table-cell table:formula="of:=MIN(MAX(2*[.H$2]*([.J$2]-[.A87])/([.J$2]-[.I$2]);0);[.H$2])" office:value-type="float" office:value="0.200000000000005" calcext:value-type="float">
            <text:p>0.200000000000005</text:p>
          </table:table-cell>
          <table:table-cell table:formula="of:=IF([.A87]&gt;[.I$2];IF([.A87]&lt;[.J$2];[.H$2]/2*(1-SIN(PI()/([.J$2]-[.I$2])*([.A87]-([.I$2]+[.J$2])/2)));0);[.H$2])" office:value-type="float" office:value="0.0123116594048628" calcext:value-type="float">
            <text:p>0.0123116594048628</text:p>
          </table:table-cell>
          <table:table-cell table:formula="of:=MIN(MAX(LN((1-EXP([.H$2]))/([.J$2]-[.I$2])*([.A87]-[.I$2])+EXP([.H$2]));0);[.H$2])" office:value-type="float" office:value="0.277217108944946" calcext:value-type="float">
            <text:p>0.277217108944946</text:p>
          </table:table-cell>
          <table:table-cell table:formula="of:=IF([.A87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69999999999999" calcext:value-type="float">
            <text:p>8.69999999999999</text:p>
          </table:table-cell>
          <table:table-cell table:formula="of:=MIN(MAX(1/EXP(LN(1/(1+[.H$2]))*([.J$2]-[.A88])/([.J$2]-[.I$2]))-1;0);[.H$2])" office:value-type="float" office:value="0.0420583718635308" calcext:value-type="float">
            <text:p>0.0420583718635308</text:p>
          </table:table-cell>
          <table:table-cell table:formula="of:=IF([.A88]&gt;[.I$2];MAX([.H$2]*([.J$2]-[.A88])/([.J$2]-[.I$2]);0);[.H$2])" office:value-type="float" office:value="0.0750000000000024" calcext:value-type="float">
            <text:p>0.0750000000000024</text:p>
          </table:table-cell>
          <table:table-cell table:formula="of:=MIN(MAX(2*[.H$2]*([.J$2]-[.A88])/([.J$2]-[.I$2]);0);[.H$2])" office:value-type="float" office:value="0.150000000000005" calcext:value-type="float">
            <text:p>0.150000000000005</text:p>
          </table:table-cell>
          <table:table-cell table:formula="of:=IF([.A88]&gt;[.I$2];IF([.A88]&lt;[.J$2];[.H$2]/2*(1-SIN(PI()/([.J$2]-[.I$2])*([.A88]-([.I$2]+[.J$2])/2)));0);[.H$2])" office:value-type="float" office:value="0.00693154304507415" calcext:value-type="float">
            <text:p>0.00693154304507415</text:p>
          </table:table-cell>
          <table:table-cell table:formula="of:=MIN(MAX(LN((1-EXP([.H$2]))/([.J$2]-[.I$2])*([.A88]-[.I$2])+EXP([.H$2]));0);[.H$2])" office:value-type="float" office:value="0.214780360085951" calcext:value-type="float">
            <text:p>0.214780360085951</text:p>
          </table:table-cell>
          <table:table-cell table:formula="of:=IF([.A88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79999999999999" calcext:value-type="float">
            <text:p>8.79999999999999</text:p>
          </table:table-cell>
          <table:table-cell table:formula="of:=MIN(MAX(1/EXP(LN(1/(1+[.H$2]))*([.J$2]-[.A89])/([.J$2]-[.I$2]))-1;0);[.H$2])" office:value-type="float" office:value="0.0278459556516923" calcext:value-type="float">
            <text:p>0.0278459556516923</text:p>
          </table:table-cell>
          <table:table-cell table:formula="of:=IF([.A89]&gt;[.I$2];MAX([.H$2]*([.J$2]-[.A89])/([.J$2]-[.I$2]);0);[.H$2])" office:value-type="float" office:value="0.0500000000000025" calcext:value-type="float">
            <text:p>0.0500000000000025</text:p>
          </table:table-cell>
          <table:table-cell table:formula="of:=MIN(MAX(2*[.H$2]*([.J$2]-[.A89])/([.J$2]-[.I$2]);0);[.H$2])" office:value-type="float" office:value="0.100000000000005" calcext:value-type="float">
            <text:p>0.100000000000005</text:p>
          </table:table-cell>
          <table:table-cell table:formula="of:=IF([.A89]&gt;[.I$2];IF([.A89]&lt;[.J$2];[.H$2]/2*(1-SIN(PI()/([.J$2]-[.I$2])*([.A89]-([.I$2]+[.J$2])/2)));0);[.H$2])" office:value-type="float" office:value="0.00308266626687237" calcext:value-type="float">
            <text:p>0.00308266626687237</text:p>
          </table:table-cell>
          <table:table-cell table:formula="of:=MIN(MAX(LN((1-EXP([.H$2]))/([.J$2]-[.I$2])*([.A89]-[.I$2])+EXP([.H$2]));0);[.H$2])" office:value-type="float" office:value="0.148184117362111" calcext:value-type="float">
            <text:p>0.148184117362111</text:p>
          </table:table-cell>
          <table:table-cell table:formula="of:=IF([.A89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89999999999998" calcext:value-type="float">
            <text:p>8.89999999999998</text:p>
          </table:table-cell>
          <table:table-cell table:formula="of:=MIN(MAX(1/EXP(LN(1/(1+[.H$2]))*([.J$2]-[.A90])/([.J$2]-[.I$2]))-1;0);[.H$2])" office:value-type="float" office:value="0.0138273796123758" calcext:value-type="float">
            <text:p>0.0138273796123758</text:p>
          </table:table-cell>
          <table:table-cell table:formula="of:=IF([.A90]&gt;[.I$2];MAX([.H$2]*([.J$2]-[.A90])/([.J$2]-[.I$2]);0);[.H$2])" office:value-type="float" office:value="0.0250000000000048" calcext:value-type="float">
            <text:p>0.0250000000000048</text:p>
          </table:table-cell>
          <table:table-cell table:formula="of:=MIN(MAX(2*[.H$2]*([.J$2]-[.A90])/([.J$2]-[.I$2]);0);[.H$2])" office:value-type="float" office:value="0.0500000000000096" calcext:value-type="float">
            <text:p>0.0500000000000096</text:p>
          </table:table-cell>
          <table:table-cell table:formula="of:=IF([.A90]&gt;[.I$2];IF([.A90]&lt;[.J$2];[.H$2]/2*(1-SIN(PI()/([.J$2]-[.I$2])*([.A90]-([.I$2]+[.J$2])/2)));0);[.H$2])" office:value-type="float" office:value="0.000770963759277321" calcext:value-type="float">
            <text:p>0.000770963759277321</text:p>
          </table:table-cell>
          <table:table-cell table:formula="of:=MIN(MAX(LN((1-EXP([.H$2]))/([.J$2]-[.I$2])*([.A90]-[.I$2])+EXP([.H$2]));0);[.H$2])" office:value-type="float" office:value="0.0768343675917517" calcext:value-type="float">
            <text:p>0.0768343675917517</text:p>
          </table:table-cell>
          <table:table-cell table:formula="of:=IF([.A90]&lt;[.J$2];[.H$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99999999999999" calcext:value-type="float">
            <text:p>8.99999999999999</text:p>
          </table:table-cell>
          <table:table-cell table:formula="of:=MIN(MAX(1/EXP(LN(1/(1+[.H$2]))*([.J$2]-[.A91])/([.J$2]-[.I$2]))-1;0);[.H$2])" office:value-type="float" office:value="0" calcext:value-type="float">
            <text:p>0</text:p>
          </table:table-cell>
          <table:table-cell table:formula="of:=IF([.A91]&gt;[.I$2];MAX([.H$2]*([.J$2]-[.A91])/([.J$2]-[.I$2]);0);[.H$2])" office:value-type="float" office:value="0" calcext:value-type="float">
            <text:p>0</text:p>
          </table:table-cell>
          <table:table-cell table:formula="of:=MIN(MAX(2*[.H$2]*([.J$2]-[.A91])/([.J$2]-[.I$2]);0);[.H$2])" office:value-type="float" office:value="0" calcext:value-type="float">
            <text:p>0</text:p>
          </table:table-cell>
          <table:table-cell table:formula="of:=IF([.A91]&gt;[.I$2];IF([.A91]&lt;[.J$2];[.H$2]/2*(1-SIN(PI()/([.J$2]-[.I$2])*([.A91]-([.I$2]+[.J$2])/2)));0);[.H$2])" office:value-type="float" office:value="0" calcext:value-type="float">
            <text:p>0</text:p>
          </table:table-cell>
          <table:table-cell table:formula="of:=MIN(MAX(LN((1-EXP([.H$2]))/([.J$2]-[.I$2])*([.A91]-[.I$2])+EXP([.H$2]));0);[.H$2])" office:value-type="float" office:value="8.88178419700121E-015" calcext:value-type="float">
            <text:p>8.88178419700121E-15</text:p>
          </table:table-cell>
          <table:table-cell table:formula="of:=IF([.A91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09999999999998" calcext:value-type="float">
            <text:p>9.09999999999998</text:p>
          </table:table-cell>
          <table:table-cell table:formula="of:=MIN(MAX(1/EXP(LN(1/(1+[.H$2]))*([.J$2]-[.A92])/([.J$2]-[.I$2]))-1;0);[.H$2])" office:value-type="float" office:value="0" calcext:value-type="float">
            <text:p>0</text:p>
          </table:table-cell>
          <table:table-cell table:formula="of:=IF([.A92]&gt;[.I$2];MAX([.H$2]*([.J$2]-[.A92])/([.J$2]-[.I$2]);0);[.H$2])" office:value-type="float" office:value="0" calcext:value-type="float">
            <text:p>0</text:p>
          </table:table-cell>
          <table:table-cell table:formula="of:=MIN(MAX(2*[.H$2]*([.J$2]-[.A92])/([.J$2]-[.I$2]);0);[.H$2])" office:value-type="float" office:value="0" calcext:value-type="float">
            <text:p>0</text:p>
          </table:table-cell>
          <table:table-cell table:formula="of:=IF([.A92]&gt;[.I$2];IF([.A92]&lt;[.J$2];[.H$2]/2*(1-SIN(PI()/([.J$2]-[.I$2])*([.A92]-([.I$2]+[.J$2])/2)));0);[.H$2])" office:value-type="float" office:value="0" calcext:value-type="float">
            <text:p>0</text:p>
          </table:table-cell>
          <table:table-cell table:formula="of:=MIN(MAX(LN((1-EXP([.H$2]))/([.J$2]-[.I$2])*([.A92]-[.I$2])+EXP([.H$2]));0);[.H$2])" office:value-type="float" office:value="0" calcext:value-type="float">
            <text:p>0</text:p>
          </table:table-cell>
          <table:table-cell table:formula="of:=IF([.A92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19999999999999" calcext:value-type="float">
            <text:p>9.19999999999999</text:p>
          </table:table-cell>
          <table:table-cell table:formula="of:=MIN(MAX(1/EXP(LN(1/(1+[.H$2]))*([.J$2]-[.A93])/([.J$2]-[.I$2]))-1;0);[.H$2])" office:value-type="float" office:value="0" calcext:value-type="float">
            <text:p>0</text:p>
          </table:table-cell>
          <table:table-cell table:formula="of:=IF([.A93]&gt;[.I$2];MAX([.H$2]*([.J$2]-[.A93])/([.J$2]-[.I$2]);0);[.H$2])" office:value-type="float" office:value="0" calcext:value-type="float">
            <text:p>0</text:p>
          </table:table-cell>
          <table:table-cell table:formula="of:=MIN(MAX(2*[.H$2]*([.J$2]-[.A93])/([.J$2]-[.I$2]);0);[.H$2])" office:value-type="float" office:value="0" calcext:value-type="float">
            <text:p>0</text:p>
          </table:table-cell>
          <table:table-cell table:formula="of:=IF([.A93]&gt;[.I$2];IF([.A93]&lt;[.J$2];[.H$2]/2*(1-SIN(PI()/([.J$2]-[.I$2])*([.A93]-([.I$2]+[.J$2])/2)));0);[.H$2])" office:value-type="float" office:value="0" calcext:value-type="float">
            <text:p>0</text:p>
          </table:table-cell>
          <table:table-cell table:formula="of:=MIN(MAX(LN((1-EXP([.H$2]))/([.J$2]-[.I$2])*([.A93]-[.I$2])+EXP([.H$2]));0);[.H$2])" office:value-type="float" office:value="0" calcext:value-type="float">
            <text:p>0</text:p>
          </table:table-cell>
          <table:table-cell table:formula="of:=IF([.A93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29999999999998" calcext:value-type="float">
            <text:p>9.29999999999998</text:p>
          </table:table-cell>
          <table:table-cell table:formula="of:=MIN(MAX(1/EXP(LN(1/(1+[.H$2]))*([.J$2]-[.A94])/([.J$2]-[.I$2]))-1;0);[.H$2])" office:value-type="float" office:value="0" calcext:value-type="float">
            <text:p>0</text:p>
          </table:table-cell>
          <table:table-cell table:formula="of:=IF([.A94]&gt;[.I$2];MAX([.H$2]*([.J$2]-[.A94])/([.J$2]-[.I$2]);0);[.H$2])" office:value-type="float" office:value="0" calcext:value-type="float">
            <text:p>0</text:p>
          </table:table-cell>
          <table:table-cell table:formula="of:=MIN(MAX(2*[.H$2]*([.J$2]-[.A94])/([.J$2]-[.I$2]);0);[.H$2])" office:value-type="float" office:value="0" calcext:value-type="float">
            <text:p>0</text:p>
          </table:table-cell>
          <table:table-cell table:formula="of:=IF([.A94]&gt;[.I$2];IF([.A94]&lt;[.J$2];[.H$2]/2*(1-SIN(PI()/([.J$2]-[.I$2])*([.A94]-([.I$2]+[.J$2])/2)));0);[.H$2])" office:value-type="float" office:value="0" calcext:value-type="float">
            <text:p>0</text:p>
          </table:table-cell>
          <table:table-cell table:formula="of:=MIN(MAX(LN((1-EXP([.H$2]))/([.J$2]-[.I$2])*([.A94]-[.I$2])+EXP([.H$2]));0);[.H$2])" office:value-type="float" office:value="0" calcext:value-type="float">
            <text:p>0</text:p>
          </table:table-cell>
          <table:table-cell table:formula="of:=IF([.A94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39999999999998" calcext:value-type="float">
            <text:p>9.39999999999998</text:p>
          </table:table-cell>
          <table:table-cell table:formula="of:=MIN(MAX(1/EXP(LN(1/(1+[.H$2]))*([.J$2]-[.A95])/([.J$2]-[.I$2]))-1;0);[.H$2])" office:value-type="float" office:value="0" calcext:value-type="float">
            <text:p>0</text:p>
          </table:table-cell>
          <table:table-cell table:formula="of:=IF([.A95]&gt;[.I$2];MAX([.H$2]*([.J$2]-[.A95])/([.J$2]-[.I$2]);0);[.H$2])" office:value-type="float" office:value="0" calcext:value-type="float">
            <text:p>0</text:p>
          </table:table-cell>
          <table:table-cell table:formula="of:=MIN(MAX(2*[.H$2]*([.J$2]-[.A95])/([.J$2]-[.I$2]);0);[.H$2])" office:value-type="float" office:value="0" calcext:value-type="float">
            <text:p>0</text:p>
          </table:table-cell>
          <table:table-cell table:formula="of:=IF([.A95]&gt;[.I$2];IF([.A95]&lt;[.J$2];[.H$2]/2*(1-SIN(PI()/([.J$2]-[.I$2])*([.A95]-([.I$2]+[.J$2])/2)));0);[.H$2])" office:value-type="float" office:value="0" calcext:value-type="float">
            <text:p>0</text:p>
          </table:table-cell>
          <table:table-cell table:formula="of:=MIN(MAX(LN((1-EXP([.H$2]))/([.J$2]-[.I$2])*([.A95]-[.I$2])+EXP([.H$2]));0);[.H$2])" office:value-type="float" office:value="0" calcext:value-type="float">
            <text:p>0</text:p>
          </table:table-cell>
          <table:table-cell table:formula="of:=IF([.A95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49999999999998" calcext:value-type="float">
            <text:p>9.49999999999998</text:p>
          </table:table-cell>
          <table:table-cell table:formula="of:=MIN(MAX(1/EXP(LN(1/(1+[.H$2]))*([.J$2]-[.A96])/([.J$2]-[.I$2]))-1;0);[.H$2])" office:value-type="float" office:value="0" calcext:value-type="float">
            <text:p>0</text:p>
          </table:table-cell>
          <table:table-cell table:formula="of:=IF([.A96]&gt;[.I$2];MAX([.H$2]*([.J$2]-[.A96])/([.J$2]-[.I$2]);0);[.H$2])" office:value-type="float" office:value="0" calcext:value-type="float">
            <text:p>0</text:p>
          </table:table-cell>
          <table:table-cell table:formula="of:=MIN(MAX(2*[.H$2]*([.J$2]-[.A96])/([.J$2]-[.I$2]);0);[.H$2])" office:value-type="float" office:value="0" calcext:value-type="float">
            <text:p>0</text:p>
          </table:table-cell>
          <table:table-cell table:formula="of:=IF([.A96]&gt;[.I$2];IF([.A96]&lt;[.J$2];[.H$2]/2*(1-SIN(PI()/([.J$2]-[.I$2])*([.A96]-([.I$2]+[.J$2])/2)));0);[.H$2])" office:value-type="float" office:value="0" calcext:value-type="float">
            <text:p>0</text:p>
          </table:table-cell>
          <table:table-cell table:formula="of:=MIN(MAX(LN((1-EXP([.H$2]))/([.J$2]-[.I$2])*([.A96]-[.I$2])+EXP([.H$2]));0);[.H$2])" office:value-type="float" office:value="0" calcext:value-type="float">
            <text:p>0</text:p>
          </table:table-cell>
          <table:table-cell table:formula="of:=IF([.A96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59999999999998" calcext:value-type="float">
            <text:p>9.59999999999998</text:p>
          </table:table-cell>
          <table:table-cell table:formula="of:=MIN(MAX(1/EXP(LN(1/(1+[.H$2]))*([.J$2]-[.A97])/([.J$2]-[.I$2]))-1;0);[.H$2])" office:value-type="float" office:value="0" calcext:value-type="float">
            <text:p>0</text:p>
          </table:table-cell>
          <table:table-cell table:formula="of:=IF([.A97]&gt;[.I$2];MAX([.H$2]*([.J$2]-[.A97])/([.J$2]-[.I$2]);0);[.H$2])" office:value-type="float" office:value="0" calcext:value-type="float">
            <text:p>0</text:p>
          </table:table-cell>
          <table:table-cell table:formula="of:=MIN(MAX(2*[.H$2]*([.J$2]-[.A97])/([.J$2]-[.I$2]);0);[.H$2])" office:value-type="float" office:value="0" calcext:value-type="float">
            <text:p>0</text:p>
          </table:table-cell>
          <table:table-cell table:formula="of:=IF([.A97]&gt;[.I$2];IF([.A97]&lt;[.J$2];[.H$2]/2*(1-SIN(PI()/([.J$2]-[.I$2])*([.A97]-([.I$2]+[.J$2])/2)));0);[.H$2])" office:value-type="float" office:value="0" calcext:value-type="float">
            <text:p>0</text:p>
          </table:table-cell>
          <table:table-cell table:formula="of:=MIN(MAX(LN((1-EXP([.H$2]))/([.J$2]-[.I$2])*([.A97]-[.I$2])+EXP([.H$2]));0);[.H$2])" office:value-type="float" office:value="0" calcext:value-type="float">
            <text:p>0</text:p>
          </table:table-cell>
          <table:table-cell table:formula="of:=IF([.A97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69999999999998" calcext:value-type="float">
            <text:p>9.69999999999998</text:p>
          </table:table-cell>
          <table:table-cell table:formula="of:=MIN(MAX(1/EXP(LN(1/(1+[.H$2]))*([.J$2]-[.A98])/([.J$2]-[.I$2]))-1;0);[.H$2])" office:value-type="float" office:value="0" calcext:value-type="float">
            <text:p>0</text:p>
          </table:table-cell>
          <table:table-cell table:formula="of:=IF([.A98]&gt;[.I$2];MAX([.H$2]*([.J$2]-[.A98])/([.J$2]-[.I$2]);0);[.H$2])" office:value-type="float" office:value="0" calcext:value-type="float">
            <text:p>0</text:p>
          </table:table-cell>
          <table:table-cell table:formula="of:=MIN(MAX(2*[.H$2]*([.J$2]-[.A98])/([.J$2]-[.I$2]);0);[.H$2])" office:value-type="float" office:value="0" calcext:value-type="float">
            <text:p>0</text:p>
          </table:table-cell>
          <table:table-cell table:formula="of:=IF([.A98]&gt;[.I$2];IF([.A98]&lt;[.J$2];[.H$2]/2*(1-SIN(PI()/([.J$2]-[.I$2])*([.A98]-([.I$2]+[.J$2])/2)));0);[.H$2])" office:value-type="float" office:value="0" calcext:value-type="float">
            <text:p>0</text:p>
          </table:table-cell>
          <table:table-cell table:formula="of:=MIN(MAX(LN((1-EXP([.H$2]))/([.J$2]-[.I$2])*([.A98]-[.I$2])+EXP([.H$2]));0);[.H$2])" office:value-type="float" office:value="0" calcext:value-type="float">
            <text:p>0</text:p>
          </table:table-cell>
          <table:table-cell table:formula="of:=IF([.A98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79999999999998" calcext:value-type="float">
            <text:p>9.79999999999998</text:p>
          </table:table-cell>
          <table:table-cell table:formula="of:=MIN(MAX(1/EXP(LN(1/(1+[.H$2]))*([.J$2]-[.A99])/([.J$2]-[.I$2]))-1;0);[.H$2])" office:value-type="float" office:value="0" calcext:value-type="float">
            <text:p>0</text:p>
          </table:table-cell>
          <table:table-cell table:formula="of:=IF([.A99]&gt;[.I$2];MAX([.H$2]*([.J$2]-[.A99])/([.J$2]-[.I$2]);0);[.H$2])" office:value-type="float" office:value="0" calcext:value-type="float">
            <text:p>0</text:p>
          </table:table-cell>
          <table:table-cell table:formula="of:=MIN(MAX(2*[.H$2]*([.J$2]-[.A99])/([.J$2]-[.I$2]);0);[.H$2])" office:value-type="float" office:value="0" calcext:value-type="float">
            <text:p>0</text:p>
          </table:table-cell>
          <table:table-cell table:formula="of:=IF([.A99]&gt;[.I$2];IF([.A99]&lt;[.J$2];[.H$2]/2*(1-SIN(PI()/([.J$2]-[.I$2])*([.A99]-([.I$2]+[.J$2])/2)));0);[.H$2])" office:value-type="float" office:value="0" calcext:value-type="float">
            <text:p>0</text:p>
          </table:table-cell>
          <table:table-cell table:formula="of:=MIN(MAX(LN((1-EXP([.H$2]))/([.J$2]-[.I$2])*([.A99]-[.I$2])+EXP([.H$2]));0);[.H$2])" office:value-type="float" office:value="0" calcext:value-type="float">
            <text:p>0</text:p>
          </table:table-cell>
          <table:table-cell table:formula="of:=IF([.A99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89999999999998" calcext:value-type="float">
            <text:p>9.89999999999998</text:p>
          </table:table-cell>
          <table:table-cell table:formula="of:=MIN(MAX(1/EXP(LN(1/(1+[.H$2]))*([.J$2]-[.A100])/([.J$2]-[.I$2]))-1;0);[.H$2])" office:value-type="float" office:value="0" calcext:value-type="float">
            <text:p>0</text:p>
          </table:table-cell>
          <table:table-cell table:formula="of:=IF([.A100]&gt;[.I$2];MAX([.H$2]*([.J$2]-[.A100])/([.J$2]-[.I$2]);0);[.H$2])" office:value-type="float" office:value="0" calcext:value-type="float">
            <text:p>0</text:p>
          </table:table-cell>
          <table:table-cell table:formula="of:=MIN(MAX(2*[.H$2]*([.J$2]-[.A100])/([.J$2]-[.I$2]);0);[.H$2])" office:value-type="float" office:value="0" calcext:value-type="float">
            <text:p>0</text:p>
          </table:table-cell>
          <table:table-cell table:formula="of:=IF([.A100]&gt;[.I$2];IF([.A100]&lt;[.J$2];[.H$2]/2*(1-SIN(PI()/([.J$2]-[.I$2])*([.A100]-([.I$2]+[.J$2])/2)));0);[.H$2])" office:value-type="float" office:value="0" calcext:value-type="float">
            <text:p>0</text:p>
          </table:table-cell>
          <table:table-cell table:formula="of:=MIN(MAX(LN((1-EXP([.H$2]))/([.J$2]-[.I$2])*([.A100]-[.I$2])+EXP([.H$2]));0);[.H$2])" office:value-type="float" office:value="0" calcext:value-type="float">
            <text:p>0</text:p>
          </table:table-cell>
          <table:table-cell table:formula="of:=IF([.A100]&lt;[.J$2];[.H$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99999999999998" calcext:value-type="float">
            <text:p>9.99999999999998</text:p>
          </table:table-cell>
          <table:table-cell table:formula="of:=MIN(MAX(1/EXP(LN(1/(1+[.H$2]))*([.J$2]-[.A101])/([.J$2]-[.I$2]))-1;0);[.H$2])" office:value-type="float" office:value="0" calcext:value-type="float">
            <text:p>0</text:p>
          </table:table-cell>
          <table:table-cell table:formula="of:=IF([.A101]&gt;[.I$2];MAX([.H$2]*([.J$2]-[.A101])/([.J$2]-[.I$2]);0);[.H$2])" office:value-type="float" office:value="0" calcext:value-type="float">
            <text:p>0</text:p>
          </table:table-cell>
          <table:table-cell table:formula="of:=MIN(MAX(2*[.H$2]*([.J$2]-[.A101])/([.J$2]-[.I$2]);0);[.H$2])" office:value-type="float" office:value="0" calcext:value-type="float">
            <text:p>0</text:p>
          </table:table-cell>
          <table:table-cell table:formula="of:=IF([.A101]&gt;[.I$2];IF([.A101]&lt;[.J$2];[.H$2]/2*(1-SIN(PI()/([.J$2]-[.I$2])*([.A101]-([.I$2]+[.J$2])/2)));0);[.H$2])" office:value-type="float" office:value="0" calcext:value-type="float">
            <text:p>0</text:p>
          </table:table-cell>
          <table:table-cell table:formula="of:=MIN(MAX(LN((1-EXP([.H$2]))/([.J$2]-[.I$2])*([.A101]-[.I$2])+EXP([.H$2]));0);[.H$2])" office:value-type="float" office:value="0" calcext:value-type="float">
            <text:p>0</text:p>
          </table:table-cell>
          <table:table-cell table:formula="of:=IF([.A101]&lt;[.J$2];[.H$2];0)" office:value-type="float" office:value="0" calcext:value-type="float">
            <text:p>0</text:p>
          </table:table-cell>
          <table:table-cell table:number-columns-repeated="3"/>
        </table:table-row>
      </table:table>
      <table:table table:name="attraction" table:style-name="ta1">
        <table:shapes>
          <draw:frame draw:z-index="0" draw:style-name="gr1" draw:text-style-name="P1" svg:width="7.8858in" svg:height="4.8209in" svg:x="4.5657in" svg:y="0.6772in">
            <draw:object draw:notify-on-update-of-ranges="attraction.A2:attraction.A101 attraction.B1:attraction.B1 attraction.B2:attraction.B101 attraction.A2:attraction.A101 attraction.C1:attraction.C1 attraction.C2:attraction.C101 attraction.A2:attraction.A101 attraction.D1:attraction.D1 attraction.D2:attraction.D101 attraction.A2:attraction.A101 attraction.E1:attraction.E1 attraction.E2:attraction.E101 attraction.A2:attraction.A101 attraction.F1:attraction.F1 attraction.F2:attraction.F101 attraction.A2:attraction.A101 attraction.G1:attraction.G1 attraction.G2:attraction.G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max atr</text:p>
          </table:table-cell>
          <table:table-cell office:value-type="string" calcext:value-type="string">
            <text:p>dist crit</text:p>
          </table:table-cell>
          <table:table-cell office:value-type="string" calcext:value-type="string">
            <text:p>dist attract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MIN(MAX(LN(1+(EXP([.H$2])-1)*([.A2]-[.I$2])/([.J$2]-[.I$2]));0);[.H$2])" office:value-type="float" office:value="0" calcext:value-type="float">
            <text:p>0</text:p>
          </table:table-cell>
          <table:table-cell table:formula="of:=MIN(MAX(([.A2]-[.I$2])/(([.J$2]-[.I$2])/[.H$2]);0);[.H$2])" office:value-type="float" office:value="0" calcext:value-type="float">
            <text:p>0</text:p>
          </table:table-cell>
          <table:table-cell table:formula="of:=MIN(MAX([.H$2]*((2*[.A2]-[.J$2]-[.I$2])/([.J$2]-[.I$2]));0);[.H$2])" office:value-type="float" office:value="0" calcext:value-type="float">
            <text:p>0</text:p>
          </table:table-cell>
          <table:table-cell table:formula="of:=IF([.A2]&gt;[.I$2];IF([.A2]&lt;[.J$2];[.H$2]/2*(1+SIN(PI()/([.J$2]-[.I$2])*([.A2]-([.I$2]+[.J$2])/2)));[.H$2]);0)" office:value-type="float" office:value="0" calcext:value-type="float">
            <text:p>0</text:p>
          </table:table-cell>
          <table:table-cell table:formula="of:=MIN([.H$2];MAX(0;EXP(LN(1+[.H$2])*([.A2]-[.I$2])/([.J$2]-[.I$2]))-1))" office:value-type="float" office:value="0" calcext:value-type="float">
            <text:p>0</text:p>
          </table:table-cell>
          <table:table-cell table:formula="of:=IF([.A2]&lt;[.I$2];0;[.H$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MIN(MAX(LN(1+(EXP([.H$2])-1)*([.A3]-[.I$2])/([.J$2]-[.I$2]));0);[.H$2])" office:value-type="float" office:value="0" calcext:value-type="float">
            <text:p>0</text:p>
          </table:table-cell>
          <table:table-cell table:formula="of:=MIN(MAX(([.A3]-[.I$2])/(([.J$2]-[.I$2])/[.H$2]);0);[.H$2])" office:value-type="float" office:value="0" calcext:value-type="float">
            <text:p>0</text:p>
          </table:table-cell>
          <table:table-cell table:formula="of:=MIN(MAX([.H$2]*((2*[.A3]-[.J$2]-[.I$2])/([.J$2]-[.I$2]));0);[.H$2])" office:value-type="float" office:value="0" calcext:value-type="float">
            <text:p>0</text:p>
          </table:table-cell>
          <table:table-cell table:formula="of:=IF([.A3]&gt;[.I$2];IF([.A3]&lt;[.J$2];[.H$2]/2*(1+SIN(PI()/([.J$2]-[.I$2])*([.A3]-([.I$2]+[.J$2])/2)));[.H$2]);0)" office:value-type="float" office:value="0" calcext:value-type="float">
            <text:p>0</text:p>
          </table:table-cell>
          <table:table-cell table:formula="of:=MIN([.H$2];MAX(0;EXP(LN(1+[.H$2])*([.A3]-[.I$2])/([.J$2]-[.I$2]))-1))" office:value-type="float" office:value="0" calcext:value-type="float">
            <text:p>0</text:p>
          </table:table-cell>
          <table:table-cell table:formula="of:=IF([.A3]&lt;[.I$2];0;[.H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MIN(MAX(LN(1+(EXP([.H$2])-1)*([.A4]-[.I$2])/([.J$2]-[.I$2]));0);[.H$2])" office:value-type="float" office:value="0" calcext:value-type="float">
            <text:p>0</text:p>
          </table:table-cell>
          <table:table-cell table:formula="of:=MIN(MAX(([.A4]-[.I$2])/(([.J$2]-[.I$2])/[.H$2]);0);[.H$2])" office:value-type="float" office:value="0" calcext:value-type="float">
            <text:p>0</text:p>
          </table:table-cell>
          <table:table-cell table:formula="of:=MIN(MAX([.H$2]*((2*[.A4]-[.J$2]-[.I$2])/([.J$2]-[.I$2]));0);[.H$2])" office:value-type="float" office:value="0" calcext:value-type="float">
            <text:p>0</text:p>
          </table:table-cell>
          <table:table-cell table:formula="of:=IF([.A4]&gt;[.I$2];IF([.A4]&lt;[.J$2];[.H$2]/2*(1+SIN(PI()/([.J$2]-[.I$2])*([.A4]-([.I$2]+[.J$2])/2)));[.H$2]);0)" office:value-type="float" office:value="0" calcext:value-type="float">
            <text:p>0</text:p>
          </table:table-cell>
          <table:table-cell table:formula="of:=MIN([.H$2];MAX(0;EXP(LN(1+[.H$2])*([.A4]-[.I$2])/([.J$2]-[.I$2]))-1))" office:value-type="float" office:value="0" calcext:value-type="float">
            <text:p>0</text:p>
          </table:table-cell>
          <table:table-cell table:formula="of:=IF([.A4]&lt;[.I$2];0;[.H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MIN(MAX(LN(1+(EXP([.H$2])-1)*([.A5]-[.I$2])/([.J$2]-[.I$2]));0);[.H$2])" office:value-type="float" office:value="0" calcext:value-type="float">
            <text:p>0</text:p>
          </table:table-cell>
          <table:table-cell table:formula="of:=MIN(MAX(([.A5]-[.I$2])/(([.J$2]-[.I$2])/[.H$2]);0);[.H$2])" office:value-type="float" office:value="0" calcext:value-type="float">
            <text:p>0</text:p>
          </table:table-cell>
          <table:table-cell table:formula="of:=MIN(MAX([.H$2]*((2*[.A5]-[.J$2]-[.I$2])/([.J$2]-[.I$2]));0);[.H$2])" office:value-type="float" office:value="0" calcext:value-type="float">
            <text:p>0</text:p>
          </table:table-cell>
          <table:table-cell table:formula="of:=IF([.A5]&gt;[.I$2];IF([.A5]&lt;[.J$2];[.H$2]/2*(1+SIN(PI()/([.J$2]-[.I$2])*([.A5]-([.I$2]+[.J$2])/2)));[.H$2]);0)" office:value-type="float" office:value="0" calcext:value-type="float">
            <text:p>0</text:p>
          </table:table-cell>
          <table:table-cell table:formula="of:=MIN([.H$2];MAX(0;EXP(LN(1+[.H$2])*([.A5]-[.I$2])/([.J$2]-[.I$2]))-1))" office:value-type="float" office:value="0" calcext:value-type="float">
            <text:p>0</text:p>
          </table:table-cell>
          <table:table-cell table:formula="of:=IF([.A5]&lt;[.I$2];0;[.H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MIN(MAX(LN(1+(EXP([.H$2])-1)*([.A6]-[.I$2])/([.J$2]-[.I$2]));0);[.H$2])" office:value-type="float" office:value="0" calcext:value-type="float">
            <text:p>0</text:p>
          </table:table-cell>
          <table:table-cell table:formula="of:=MIN(MAX(([.A6]-[.I$2])/(([.J$2]-[.I$2])/[.H$2]);0);[.H$2])" office:value-type="float" office:value="0" calcext:value-type="float">
            <text:p>0</text:p>
          </table:table-cell>
          <table:table-cell table:formula="of:=MIN(MAX([.H$2]*((2*[.A6]-[.J$2]-[.I$2])/([.J$2]-[.I$2]));0);[.H$2])" office:value-type="float" office:value="0" calcext:value-type="float">
            <text:p>0</text:p>
          </table:table-cell>
          <table:table-cell table:formula="of:=IF([.A6]&gt;[.I$2];IF([.A6]&lt;[.J$2];[.H$2]/2*(1+SIN(PI()/([.J$2]-[.I$2])*([.A6]-([.I$2]+[.J$2])/2)));[.H$2]);0)" office:value-type="float" office:value="0" calcext:value-type="float">
            <text:p>0</text:p>
          </table:table-cell>
          <table:table-cell table:formula="of:=MIN([.H$2];MAX(0;EXP(LN(1+[.H$2])*([.A6]-[.I$2])/([.J$2]-[.I$2]))-1))" office:value-type="float" office:value="0" calcext:value-type="float">
            <text:p>0</text:p>
          </table:table-cell>
          <table:table-cell table:formula="of:=IF([.A6]&lt;[.I$2];0;[.H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MIN(MAX(LN(1+(EXP([.H$2])-1)*([.A7]-[.I$2])/([.J$2]-[.I$2]));0);[.H$2])" office:value-type="float" office:value="0" calcext:value-type="float">
            <text:p>0</text:p>
          </table:table-cell>
          <table:table-cell table:formula="of:=MIN(MAX(([.A7]-[.I$2])/(([.J$2]-[.I$2])/[.H$2]);0);[.H$2])" office:value-type="float" office:value="0" calcext:value-type="float">
            <text:p>0</text:p>
          </table:table-cell>
          <table:table-cell table:formula="of:=MIN(MAX([.H$2]*((2*[.A7]-[.J$2]-[.I$2])/([.J$2]-[.I$2]));0);[.H$2])" office:value-type="float" office:value="0" calcext:value-type="float">
            <text:p>0</text:p>
          </table:table-cell>
          <table:table-cell table:formula="of:=IF([.A7]&gt;[.I$2];IF([.A7]&lt;[.J$2];[.H$2]/2*(1+SIN(PI()/([.J$2]-[.I$2])*([.A7]-([.I$2]+[.J$2])/2)));[.H$2]);0)" office:value-type="float" office:value="0" calcext:value-type="float">
            <text:p>0</text:p>
          </table:table-cell>
          <table:table-cell table:formula="of:=MIN([.H$2];MAX(0;EXP(LN(1+[.H$2])*([.A7]-[.I$2])/([.J$2]-[.I$2]))-1))" office:value-type="float" office:value="0" calcext:value-type="float">
            <text:p>0</text:p>
          </table:table-cell>
          <table:table-cell table:formula="of:=IF([.A7]&lt;[.I$2];0;[.H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MIN(MAX(LN(1+(EXP([.H$2])-1)*([.A8]-[.I$2])/([.J$2]-[.I$2]));0);[.H$2])" office:value-type="float" office:value="0" calcext:value-type="float">
            <text:p>0</text:p>
          </table:table-cell>
          <table:table-cell table:formula="of:=MIN(MAX(([.A8]-[.I$2])/(([.J$2]-[.I$2])/[.H$2]);0);[.H$2])" office:value-type="float" office:value="0" calcext:value-type="float">
            <text:p>0</text:p>
          </table:table-cell>
          <table:table-cell table:formula="of:=MIN(MAX([.H$2]*((2*[.A8]-[.J$2]-[.I$2])/([.J$2]-[.I$2]));0);[.H$2])" office:value-type="float" office:value="0" calcext:value-type="float">
            <text:p>0</text:p>
          </table:table-cell>
          <table:table-cell table:formula="of:=IF([.A8]&gt;[.I$2];IF([.A8]&lt;[.J$2];[.H$2]/2*(1+SIN(PI()/([.J$2]-[.I$2])*([.A8]-([.I$2]+[.J$2])/2)));[.H$2]);0)" office:value-type="float" office:value="0" calcext:value-type="float">
            <text:p>0</text:p>
          </table:table-cell>
          <table:table-cell table:formula="of:=MIN([.H$2];MAX(0;EXP(LN(1+[.H$2])*([.A8]-[.I$2])/([.J$2]-[.I$2]))-1))" office:value-type="float" office:value="0" calcext:value-type="float">
            <text:p>0</text:p>
          </table:table-cell>
          <table:table-cell table:formula="of:=IF([.A8]&lt;[.I$2];0;[.H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MIN(MAX(LN(1+(EXP([.H$2])-1)*([.A9]-[.I$2])/([.J$2]-[.I$2]));0);[.H$2])" office:value-type="float" office:value="0" calcext:value-type="float">
            <text:p>0</text:p>
          </table:table-cell>
          <table:table-cell table:formula="of:=MIN(MAX(([.A9]-[.I$2])/(([.J$2]-[.I$2])/[.H$2]);0);[.H$2])" office:value-type="float" office:value="0" calcext:value-type="float">
            <text:p>0</text:p>
          </table:table-cell>
          <table:table-cell table:formula="of:=MIN(MAX([.H$2]*((2*[.A9]-[.J$2]-[.I$2])/([.J$2]-[.I$2]));0);[.H$2])" office:value-type="float" office:value="0" calcext:value-type="float">
            <text:p>0</text:p>
          </table:table-cell>
          <table:table-cell table:formula="of:=IF([.A9]&gt;[.I$2];IF([.A9]&lt;[.J$2];[.H$2]/2*(1+SIN(PI()/([.J$2]-[.I$2])*([.A9]-([.I$2]+[.J$2])/2)));[.H$2]);0)" office:value-type="float" office:value="0" calcext:value-type="float">
            <text:p>0</text:p>
          </table:table-cell>
          <table:table-cell table:formula="of:=MIN([.H$2];MAX(0;EXP(LN(1+[.H$2])*([.A9]-[.I$2])/([.J$2]-[.I$2]))-1))" office:value-type="float" office:value="0" calcext:value-type="float">
            <text:p>0</text:p>
          </table:table-cell>
          <table:table-cell table:formula="of:=IF([.A9]&lt;[.I$2];0;[.H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MIN(MAX(LN(1+(EXP([.H$2])-1)*([.A10]-[.I$2])/([.J$2]-[.I$2]));0);[.H$2])" office:value-type="float" office:value="0" calcext:value-type="float">
            <text:p>0</text:p>
          </table:table-cell>
          <table:table-cell table:formula="of:=MIN(MAX(([.A10]-[.I$2])/(([.J$2]-[.I$2])/[.H$2]);0);[.H$2])" office:value-type="float" office:value="0" calcext:value-type="float">
            <text:p>0</text:p>
          </table:table-cell>
          <table:table-cell table:formula="of:=MIN(MAX([.H$2]*((2*[.A10]-[.J$2]-[.I$2])/([.J$2]-[.I$2]));0);[.H$2])" office:value-type="float" office:value="0" calcext:value-type="float">
            <text:p>0</text:p>
          </table:table-cell>
          <table:table-cell table:formula="of:=IF([.A10]&gt;[.I$2];IF([.A10]&lt;[.J$2];[.H$2]/2*(1+SIN(PI()/([.J$2]-[.I$2])*([.A10]-([.I$2]+[.J$2])/2)));[.H$2]);0)" office:value-type="float" office:value="0" calcext:value-type="float">
            <text:p>0</text:p>
          </table:table-cell>
          <table:table-cell table:formula="of:=MIN([.H$2];MAX(0;EXP(LN(1+[.H$2])*([.A10]-[.I$2])/([.J$2]-[.I$2]))-1))" office:value-type="float" office:value="0" calcext:value-type="float">
            <text:p>0</text:p>
          </table:table-cell>
          <table:table-cell table:formula="of:=IF([.A10]&lt;[.I$2];0;[.H$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MAX(LN(1+(EXP([.H$2])-1)*([.A11]-[.I$2])/([.J$2]-[.I$2]));0);[.H$2])" office:value-type="float" office:value="0" calcext:value-type="float">
            <text:p>0</text:p>
          </table:table-cell>
          <table:table-cell table:formula="of:=MIN(MAX(([.A11]-[.I$2])/(([.J$2]-[.I$2])/[.H$2]);0);[.H$2])" office:value-type="float" office:value="0" calcext:value-type="float">
            <text:p>0</text:p>
          </table:table-cell>
          <table:table-cell table:formula="of:=MIN(MAX([.H$2]*((2*[.A11]-[.J$2]-[.I$2])/([.J$2]-[.I$2]));0);[.H$2])" office:value-type="float" office:value="0" calcext:value-type="float">
            <text:p>0</text:p>
          </table:table-cell>
          <table:table-cell table:formula="of:=IF([.A11]&gt;[.I$2];IF([.A11]&lt;[.J$2];[.H$2]/2*(1+SIN(PI()/([.J$2]-[.I$2])*([.A11]-([.I$2]+[.J$2])/2)));[.H$2]);0)" office:value-type="float" office:value="0" calcext:value-type="float">
            <text:p>0</text:p>
          </table:table-cell>
          <table:table-cell table:formula="of:=MIN([.H$2];MAX(0;EXP(LN(1+[.H$2])*([.A11]-[.I$2])/([.J$2]-[.I$2]))-1))" office:value-type="float" office:value="0" calcext:value-type="float">
            <text:p>0</text:p>
          </table:table-cell>
          <table:table-cell table:formula="of:=IF([.A11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MIN(MAX(LN(1+(EXP([.H$2])-1)*([.A12]-[.I$2])/([.J$2]-[.I$2]));0);[.H$2])" office:value-type="float" office:value="0.0768343675917377" calcext:value-type="float">
            <text:p>0.0768343675917377</text:p>
          </table:table-cell>
          <table:table-cell table:formula="of:=MIN(MAX(([.A12]-[.I$2])/(([.J$2]-[.I$2])/[.H$2]);0);[.H$2])" office:value-type="float" office:value="0.025" calcext:value-type="float">
            <text:p>0.025</text:p>
          </table:table-cell>
          <table:table-cell table:formula="of:=MIN(MAX([.H$2]*((2*[.A12]-[.J$2]-[.I$2])/([.J$2]-[.I$2]));0);[.H$2])" office:value-type="float" office:value="0" calcext:value-type="float">
            <text:p>0</text:p>
          </table:table-cell>
          <table:table-cell table:formula="of:=IF([.A12]&gt;[.I$2];IF([.A12]&lt;[.J$2];[.H$2]/2*(1+SIN(PI()/([.J$2]-[.I$2])*([.A12]-([.I$2]+[.J$2])/2)));[.H$2]);0)" office:value-type="float" office:value="0.000770963759277099" calcext:value-type="float">
            <text:p>0.000770963759277099</text:p>
          </table:table-cell>
          <table:table-cell table:formula="of:=MIN([.H$2];MAX(0;EXP(LN(1+[.H$2])*([.A12]-[.I$2])/([.J$2]-[.I$2]))-1))" office:value-type="float" office:value="0.0138273796123731" calcext:value-type="float">
            <text:p>0.0138273796123731</text:p>
          </table:table-cell>
          <table:table-cell table:formula="of:=IF([.A12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MIN(MAX(LN(1+(EXP([.H$2])-1)*([.A13]-[.I$2])/([.J$2]-[.I$2]));0);[.H$2])" office:value-type="float" office:value="0.148184117362105" calcext:value-type="float">
            <text:p>0.148184117362105</text:p>
          </table:table-cell>
          <table:table-cell table:formula="of:=MIN(MAX(([.A13]-[.I$2])/(([.J$2]-[.I$2])/[.H$2]);0);[.H$2])" office:value-type="float" office:value="0.05" calcext:value-type="float">
            <text:p>0.05</text:p>
          </table:table-cell>
          <table:table-cell table:formula="of:=MIN(MAX([.H$2]*((2*[.A13]-[.J$2]-[.I$2])/([.J$2]-[.I$2]));0);[.H$2])" office:value-type="float" office:value="0" calcext:value-type="float">
            <text:p>0</text:p>
          </table:table-cell>
          <table:table-cell table:formula="of:=IF([.A13]&gt;[.I$2];IF([.A13]&lt;[.J$2];[.H$2]/2*(1+SIN(PI()/([.J$2]-[.I$2])*([.A13]-([.I$2]+[.J$2])/2)));[.H$2]);0)" office:value-type="float" office:value="0.00308266626687204" calcext:value-type="float">
            <text:p>0.00308266626687204</text:p>
          </table:table-cell>
          <table:table-cell table:formula="of:=MIN([.H$2];MAX(0;EXP(LN(1+[.H$2])*([.A13]-[.I$2])/([.J$2]-[.I$2]))-1))" office:value-type="float" office:value="0.027845955651691" calcext:value-type="float">
            <text:p>0.027845955651691</text:p>
          </table:table-cell>
          <table:table-cell table:formula="of:=IF([.A13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MIN(MAX(LN(1+(EXP([.H$2])-1)*([.A14]-[.I$2])/([.J$2]-[.I$2]));0);[.H$2])" office:value-type="float" office:value="0.214780360085944" calcext:value-type="float">
            <text:p>0.214780360085944</text:p>
          </table:table-cell>
          <table:table-cell table:formula="of:=MIN(MAX(([.A14]-[.I$2])/(([.J$2]-[.I$2])/[.H$2]);0);[.H$2])" office:value-type="float" office:value="0.075" calcext:value-type="float">
            <text:p>0.075</text:p>
          </table:table-cell>
          <table:table-cell table:formula="of:=MIN(MAX([.H$2]*((2*[.A14]-[.J$2]-[.I$2])/([.J$2]-[.I$2]));0);[.H$2])" office:value-type="float" office:value="0" calcext:value-type="float">
            <text:p>0</text:p>
          </table:table-cell>
          <table:table-cell table:formula="of:=IF([.A14]&gt;[.I$2];IF([.A14]&lt;[.J$2];[.H$2]/2*(1+SIN(PI()/([.J$2]-[.I$2])*([.A14]-([.I$2]+[.J$2])/2)));[.H$2]);0)" office:value-type="float" office:value="0.00693154304507371" calcext:value-type="float">
            <text:p>0.00693154304507371</text:p>
          </table:table-cell>
          <table:table-cell table:formula="of:=MIN([.H$2];MAX(0;EXP(LN(1+[.H$2])*([.A14]-[.I$2])/([.J$2]-[.I$2]))-1))" office:value-type="float" office:value="0.0420583718635295" calcext:value-type="float">
            <text:p>0.0420583718635295</text:p>
          </table:table-cell>
          <table:table-cell table:formula="of:=IF([.A14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MIN(MAX(LN(1+(EXP([.H$2])-1)*([.A15]-[.I$2])/([.J$2]-[.I$2]));0);[.H$2])" office:value-type="float" office:value="0.277217108944941" calcext:value-type="float">
            <text:p>0.277217108944941</text:p>
          </table:table-cell>
          <table:table-cell table:formula="of:=MIN(MAX(([.A15]-[.I$2])/(([.J$2]-[.I$2])/[.H$2]);0);[.H$2])" office:value-type="float" office:value="0.1" calcext:value-type="float">
            <text:p>0.1</text:p>
          </table:table-cell>
          <table:table-cell table:formula="of:=MIN(MAX([.H$2]*((2*[.A15]-[.J$2]-[.I$2])/([.J$2]-[.I$2]));0);[.H$2])" office:value-type="float" office:value="0" calcext:value-type="float">
            <text:p>0</text:p>
          </table:table-cell>
          <table:table-cell table:formula="of:=IF([.A15]&gt;[.I$2];IF([.A15]&lt;[.J$2];[.H$2]/2*(1+SIN(PI()/([.J$2]-[.I$2])*([.A15]-([.I$2]+[.J$2])/2)));[.H$2]);0)" office:value-type="float" office:value="0.0123116594048622" calcext:value-type="float">
            <text:p>0.0123116594048622</text:p>
          </table:table-cell>
          <table:table-cell table:formula="of:=MIN([.H$2];MAX(0;EXP(LN(1+[.H$2])*([.A15]-[.I$2])/([.J$2]-[.I$2]))-1))" office:value-type="float" office:value="0.0564673085495377" calcext:value-type="float">
            <text:p>0.0564673085495377</text:p>
          </table:table-cell>
          <table:table-cell table:formula="of:=IF([.A15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MIN(MAX(LN(1+(EXP([.H$2])-1)*([.A16]-[.I$2])/([.J$2]-[.I$2]));0);[.H$2])" office:value-type="float" office:value="0.335983550221438" calcext:value-type="float">
            <text:p>0.335983550221438</text:p>
          </table:table-cell>
          <table:table-cell table:formula="of:=MIN(MAX(([.A16]-[.I$2])/(([.J$2]-[.I$2])/[.H$2]);0);[.H$2])" office:value-type="float" office:value="0.125" calcext:value-type="float">
            <text:p>0.125</text:p>
          </table:table-cell>
          <table:table-cell table:formula="of:=MIN(MAX([.H$2]*((2*[.A16]-[.J$2]-[.I$2])/([.J$2]-[.I$2]));0);[.H$2])" office:value-type="float" office:value="0" calcext:value-type="float">
            <text:p>0</text:p>
          </table:table-cell>
          <table:table-cell table:formula="of:=IF([.A16]&gt;[.I$2];IF([.A16]&lt;[.J$2];[.H$2]/2*(1+SIN(PI()/([.J$2]-[.I$2])*([.A16]-([.I$2]+[.J$2])/2)));[.H$2]);0)" office:value-type="float" office:value="0.0192147195967696" calcext:value-type="float">
            <text:p>0.0192147195967696</text:p>
          </table:table-cell>
          <table:table-cell table:formula="of:=MIN([.H$2];MAX(0;EXP(LN(1+[.H$2])*([.A16]-[.I$2])/([.J$2]-[.I$2]))-1))" office:value-type="float" office:value="0.0710754830729146" calcext:value-type="float">
            <text:p>0.0710754830729146</text:p>
          </table:table-cell>
          <table:table-cell table:formula="of:=IF([.A16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MIN(MAX(LN(1+(EXP([.H$2])-1)*([.A17]-[.I$2])/([.J$2]-[.I$2]));0);[.H$2])" office:value-type="float" office:value="0.391487344353123" calcext:value-type="float">
            <text:p>0.391487344353123</text:p>
          </table:table-cell>
          <table:table-cell table:formula="of:=MIN(MAX(([.A17]-[.I$2])/(([.J$2]-[.I$2])/[.H$2]);0);[.H$2])" office:value-type="float" office:value="0.15" calcext:value-type="float">
            <text:p>0.15</text:p>
          </table:table-cell>
          <table:table-cell table:formula="of:=MIN(MAX([.H$2]*((2*[.A17]-[.J$2]-[.I$2])/([.J$2]-[.I$2]));0);[.H$2])" office:value-type="float" office:value="0" calcext:value-type="float">
            <text:p>0</text:p>
          </table:table-cell>
          <table:table-cell table:formula="of:=IF([.A17]&gt;[.I$2];IF([.A17]&lt;[.J$2];[.H$2]/2*(1+SIN(PI()/([.J$2]-[.I$2])*([.A17]-([.I$2]+[.J$2])/2)));[.H$2]);0)" office:value-type="float" office:value="0.0276300796023234" calcext:value-type="float">
            <text:p>0.0276300796023234</text:p>
          </table:table-cell>
          <table:table-cell table:formula="of:=MIN([.H$2];MAX(0;EXP(LN(1+[.H$2])*([.A17]-[.I$2])/([.J$2]-[.I$2]))-1))" office:value-type="float" office:value="0.0858856503708696" calcext:value-type="float">
            <text:p>0.0858856503708696</text:p>
          </table:table-cell>
          <table:table-cell table:formula="of:=IF([.A17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MIN(MAX(LN(1+(EXP([.H$2])-1)*([.A18]-[.I$2])/([.J$2]-[.I$2]));0);[.H$2])" office:value-type="float" office:value="0.444071792179316" calcext:value-type="float">
            <text:p>0.444071792179316</text:p>
          </table:table-cell>
          <table:table-cell table:formula="of:=MIN(MAX(([.A18]-[.I$2])/(([.J$2]-[.I$2])/[.H$2]);0);[.H$2])" office:value-type="float" office:value="0.175" calcext:value-type="float">
            <text:p>0.175</text:p>
          </table:table-cell>
          <table:table-cell table:formula="of:=MIN(MAX([.H$2]*((2*[.A18]-[.J$2]-[.I$2])/([.J$2]-[.I$2]));0);[.H$2])" office:value-type="float" office:value="0" calcext:value-type="float">
            <text:p>0</text:p>
          </table:table-cell>
          <table:table-cell table:formula="of:=IF([.A18]&gt;[.I$2];IF([.A18]&lt;[.J$2];[.H$2]/2*(1+SIN(PI()/([.J$2]-[.I$2])*([.A18]-([.I$2]+[.J$2])/2)));[.H$2]);0)" office:value-type="float" office:value="0.0375447635463527" calcext:value-type="float">
            <text:p>0.0375447635463527</text:p>
          </table:table-cell>
          <table:table-cell table:formula="of:=MIN([.H$2];MAX(0;EXP(LN(1+[.H$2])*([.A18]-[.I$2])/([.J$2]-[.I$2]))-1))" office:value-type="float" office:value="0.100900603474176" calcext:value-type="float">
            <text:p>0.100900603474176</text:p>
          </table:table-cell>
          <table:table-cell table:formula="of:=IF([.A18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MIN(MAX(LN(1+(EXP([.H$2])-1)*([.A19]-[.I$2])/([.J$2]-[.I$2]));0);[.H$2])" office:value-type="float" office:value="0.494028708044179" calcext:value-type="float">
            <text:p>0.494028708044179</text:p>
          </table:table-cell>
          <table:table-cell table:formula="of:=MIN(MAX(([.A19]-[.I$2])/(([.J$2]-[.I$2])/[.H$2]);0);[.H$2])" office:value-type="float" office:value="0.2" calcext:value-type="float">
            <text:p>0.2</text:p>
          </table:table-cell>
          <table:table-cell table:formula="of:=MIN(MAX([.H$2]*((2*[.A19]-[.J$2]-[.I$2])/([.J$2]-[.I$2]));0);[.H$2])" office:value-type="float" office:value="0" calcext:value-type="float">
            <text:p>0</text:p>
          </table:table-cell>
          <table:table-cell table:formula="of:=IF([.A19]&gt;[.I$2];IF([.A19]&lt;[.J$2];[.H$2]/2*(1+SIN(PI()/([.J$2]-[.I$2])*([.A19]-([.I$2]+[.J$2])/2)));[.H$2]);0)" office:value-type="float" office:value="0.0489434837048465" calcext:value-type="float">
            <text:p>0.0489434837048465</text:p>
          </table:table-cell>
          <table:table-cell table:formula="of:=MIN([.H$2];MAX(0;EXP(LN(1+[.H$2])*([.A19]-[.I$2])/([.J$2]-[.I$2]))-1))" office:value-type="float" office:value="0.116123174033904" calcext:value-type="float">
            <text:p>0.116123174033904</text:p>
          </table:table-cell>
          <table:table-cell table:formula="of:=IF([.A19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MIN(MAX(LN(1+(EXP([.H$2])-1)*([.A20]-[.I$2])/([.J$2]-[.I$2]));0);[.H$2])" office:value-type="float" office:value="0.541608227030131" calcext:value-type="float">
            <text:p>0.541608227030131</text:p>
          </table:table-cell>
          <table:table-cell table:formula="of:=MIN(MAX(([.A20]-[.I$2])/(([.J$2]-[.I$2])/[.H$2]);0);[.H$2])" office:value-type="float" office:value="0.225" calcext:value-type="float">
            <text:p>0.225</text:p>
          </table:table-cell>
          <table:table-cell table:formula="of:=MIN(MAX([.H$2]*((2*[.A20]-[.J$2]-[.I$2])/([.J$2]-[.I$2]));0);[.H$2])" office:value-type="float" office:value="0" calcext:value-type="float">
            <text:p>0</text:p>
          </table:table-cell>
          <table:table-cell table:formula="of:=IF([.A20]&gt;[.I$2];IF([.A20]&lt;[.J$2];[.H$2]/2*(1+SIN(PI()/([.J$2]-[.I$2])*([.A20]-([.I$2]+[.J$2])/2)));[.H$2]);0)" office:value-type="float" office:value="0.0618086640775158" calcext:value-type="float">
            <text:p>0.0618086640775158</text:p>
          </table:table-cell>
          <table:table-cell table:formula="of:=MIN([.H$2];MAX(0;EXP(LN(1+[.H$2])*([.A20]-[.I$2])/([.J$2]-[.I$2]))-1))" office:value-type="float" office:value="0.131556232855438" calcext:value-type="float">
            <text:p>0.131556232855438</text:p>
          </table:table-cell>
          <table:table-cell table:formula="of:=IF([.A20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MAX(LN(1+(EXP([.H$2])-1)*([.A21]-[.I$2])/([.J$2]-[.I$2]));0);[.H$2])" office:value-type="float" office:value="0.58702638283112" calcext:value-type="float">
            <text:p>0.58702638283112</text:p>
          </table:table-cell>
          <table:table-cell table:formula="of:=MIN(MAX(([.A21]-[.I$2])/(([.J$2]-[.I$2])/[.H$2]);0);[.H$2])" office:value-type="float" office:value="0.25" calcext:value-type="float">
            <text:p>0.25</text:p>
          </table:table-cell>
          <table:table-cell table:formula="of:=MIN(MAX([.H$2]*((2*[.A21]-[.J$2]-[.I$2])/([.J$2]-[.I$2]));0);[.H$2])" office:value-type="float" office:value="0" calcext:value-type="float">
            <text:p>0</text:p>
          </table:table-cell>
          <table:table-cell table:formula="of:=IF([.A21]&gt;[.I$2];IF([.A21]&lt;[.J$2];[.H$2]/2*(1+SIN(PI()/([.J$2]-[.I$2])*([.A21]-([.I$2]+[.J$2])/2)));[.H$2]);0)" office:value-type="float" office:value="0.0761204674887133" calcext:value-type="float">
            <text:p>0.0761204674887133</text:p>
          </table:table-cell>
          <table:table-cell table:formula="of:=MIN([.H$2];MAX(0;EXP(LN(1+[.H$2])*([.A21]-[.I$2])/([.J$2]-[.I$2]))-1))" office:value-type="float" office:value="0.147202690439877" calcext:value-type="float">
            <text:p>0.147202690439877</text:p>
          </table:table-cell>
          <table:table-cell table:formula="of:=IF([.A21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MIN(MAX(LN(1+(EXP([.H$2])-1)*([.A22]-[.I$2])/([.J$2]-[.I$2]));0);[.H$2])" office:value-type="float" office:value="0.630471038039801" calcext:value-type="float">
            <text:p>0.630471038039801</text:p>
          </table:table-cell>
          <table:table-cell table:formula="of:=MIN(MAX(([.A22]-[.I$2])/(([.J$2]-[.I$2])/[.H$2]);0);[.H$2])" office:value-type="float" office:value="0.275" calcext:value-type="float">
            <text:p>0.275</text:p>
          </table:table-cell>
          <table:table-cell table:formula="of:=MIN(MAX([.H$2]*((2*[.A22]-[.J$2]-[.I$2])/([.J$2]-[.I$2]));0);[.H$2])" office:value-type="float" office:value="0" calcext:value-type="float">
            <text:p>0</text:p>
          </table:table-cell>
          <table:table-cell table:formula="of:=IF([.A22]&gt;[.I$2];IF([.A22]&lt;[.J$2];[.H$2]/2*(1+SIN(PI()/([.J$2]-[.I$2])*([.A22]-([.I$2]+[.J$2])/2)));[.H$2]);0)" office:value-type="float" office:value="0.0918568261749187" calcext:value-type="float">
            <text:p>0.0918568261749187</text:p>
          </table:table-cell>
          <table:table-cell table:formula="of:=MIN([.H$2];MAX(0;EXP(LN(1+[.H$2])*([.A22]-[.I$2])/([.J$2]-[.I$2]))-1))" office:value-type="float" office:value="0.163065497532925" calcext:value-type="float">
            <text:p>0.163065497532925</text:p>
          </table:table-cell>
          <table:table-cell table:formula="of:=IF([.A22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MIN(MAX(LN(1+(EXP([.H$2])-1)*([.A23]-[.I$2])/([.J$2]-[.I$2]));0);[.H$2])" office:value-type="float" office:value="0.672106578857764" calcext:value-type="float">
            <text:p>0.672106578857764</text:p>
          </table:table-cell>
          <table:table-cell table:formula="of:=MIN(MAX(([.A23]-[.I$2])/(([.J$2]-[.I$2])/[.H$2]);0);[.H$2])" office:value-type="float" office:value="0.3" calcext:value-type="float">
            <text:p>0.3</text:p>
          </table:table-cell>
          <table:table-cell table:formula="of:=MIN(MAX([.H$2]*((2*[.A23]-[.J$2]-[.I$2])/([.J$2]-[.I$2]));0);[.H$2])" office:value-type="float" office:value="0" calcext:value-type="float">
            <text:p>0</text:p>
          </table:table-cell>
          <table:table-cell table:formula="of:=IF([.A23]&gt;[.I$2];IF([.A23]&lt;[.J$2];[.H$2]/2*(1+SIN(PI()/([.J$2]-[.I$2])*([.A23]-([.I$2]+[.J$2])/2)));[.H$2]);0)" office:value-type="float" office:value="0.108993475811632" calcext:value-type="float">
            <text:p>0.108993475811632</text:p>
          </table:table-cell>
          <table:table-cell table:formula="of:=MIN([.H$2];MAX(0;EXP(LN(1+[.H$2])*([.A23]-[.I$2])/([.J$2]-[.I$2]))-1))" office:value-type="float" office:value="0.179147645681367" calcext:value-type="float">
            <text:p>0.179147645681367</text:p>
          </table:table-cell>
          <table:table-cell table:formula="of:=IF([.A23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MIN(MAX(LN(1+(EXP([.H$2])-1)*([.A24]-[.I$2])/([.J$2]-[.I$2]));0);[.H$2])" office:value-type="float" office:value="0.712077670829789" calcext:value-type="float">
            <text:p>0.712077670829789</text:p>
          </table:table-cell>
          <table:table-cell table:formula="of:=MIN(MAX(([.A24]-[.I$2])/(([.J$2]-[.I$2])/[.H$2]);0);[.H$2])" office:value-type="float" office:value="0.325" calcext:value-type="float">
            <text:p>0.325</text:p>
          </table:table-cell>
          <table:table-cell table:formula="of:=MIN(MAX([.H$2]*((2*[.A24]-[.J$2]-[.I$2])/([.J$2]-[.I$2]));0);[.H$2])" office:value-type="float" office:value="0" calcext:value-type="float">
            <text:p>0</text:p>
          </table:table-cell>
          <table:table-cell table:formula="of:=IF([.A24]&gt;[.I$2];IF([.A24]&lt;[.J$2];[.H$2]/2*(1+SIN(PI()/([.J$2]-[.I$2])*([.A24]-([.I$2]+[.J$2])/2)));[.H$2]);0)" office:value-type="float" office:value="0.127503992927203" calcext:value-type="float">
            <text:p>0.127503992927203</text:p>
          </table:table-cell>
          <table:table-cell table:formula="of:=MIN([.H$2];MAX(0;EXP(LN(1+[.H$2])*([.A24]-[.I$2])/([.J$2]-[.I$2]))-1))" office:value-type="float" office:value="0.195452167797239" calcext:value-type="float">
            <text:p>0.195452167797239</text:p>
          </table:table-cell>
          <table:table-cell table:formula="of:=IF([.A24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MIN(MAX(LN(1+(EXP([.H$2])-1)*([.A25]-[.I$2])/([.J$2]-[.I$2]));0);[.H$2])" office:value-type="float" office:value="0.750512292323036" calcext:value-type="float">
            <text:p>0.750512292323036</text:p>
          </table:table-cell>
          <table:table-cell table:formula="of:=MIN(MAX(([.A25]-[.I$2])/(([.J$2]-[.I$2])/[.H$2]);0);[.H$2])" office:value-type="float" office:value="0.35" calcext:value-type="float">
            <text:p>0.35</text:p>
          </table:table-cell>
          <table:table-cell table:formula="of:=MIN(MAX([.H$2]*((2*[.A25]-[.J$2]-[.I$2])/([.J$2]-[.I$2]));0);[.H$2])" office:value-type="float" office:value="0" calcext:value-type="float">
            <text:p>0</text:p>
          </table:table-cell>
          <table:table-cell table:formula="of:=IF([.A25]&gt;[.I$2];IF([.A25]&lt;[.J$2];[.H$2]/2*(1+SIN(PI()/([.J$2]-[.I$2])*([.A25]-([.I$2]+[.J$2])/2)));[.H$2]);0)" office:value-type="float" office:value="0.147359835645908" calcext:value-type="float">
            <text:p>0.147359835645908</text:p>
          </table:table-cell>
          <table:table-cell table:formula="of:=MIN([.H$2];MAX(0;EXP(LN(1+[.H$2])*([.A25]-[.I$2])/([.J$2]-[.I$2]))-1))" office:value-type="float" office:value="0.211982138729806" calcext:value-type="float">
            <text:p>0.211982138729806</text:p>
          </table:table-cell>
          <table:table-cell table:formula="of:=IF([.A25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MIN(MAX(LN(1+(EXP([.H$2])-1)*([.A26]-[.I$2])/([.J$2]-[.I$2]));0);[.H$2])" office:value-type="float" office:value="0.787524206270247" calcext:value-type="float">
            <text:p>0.787524206270247</text:p>
          </table:table-cell>
          <table:table-cell table:formula="of:=MIN(MAX(([.A26]-[.I$2])/(([.J$2]-[.I$2])/[.H$2]);0);[.H$2])" office:value-type="float" office:value="0.375" calcext:value-type="float">
            <text:p>0.375</text:p>
          </table:table-cell>
          <table:table-cell table:formula="of:=MIN(MAX([.H$2]*((2*[.A26]-[.J$2]-[.I$2])/([.J$2]-[.I$2]));0);[.H$2])" office:value-type="float" office:value="0" calcext:value-type="float">
            <text:p>0</text:p>
          </table:table-cell>
          <table:table-cell table:formula="of:=IF([.A26]&gt;[.I$2];IF([.A26]&lt;[.J$2];[.H$2]/2*(1+SIN(PI()/([.J$2]-[.I$2])*([.A26]-([.I$2]+[.J$2])/2)));[.H$2]);0)" office:value-type="float" office:value="0.168530387697455" calcext:value-type="float">
            <text:p>0.168530387697455</text:p>
          </table:table-cell>
          <table:table-cell table:formula="of:=MIN([.H$2];MAX(0;EXP(LN(1+[.H$2])*([.A26]-[.I$2])/([.J$2]-[.I$2]))-1))" office:value-type="float" office:value="0.228740675845438" calcext:value-type="float">
            <text:p>0.228740675845438</text:p>
          </table:table-cell>
          <table:table-cell table:formula="of:=IF([.A26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MIN(MAX(LN(1+(EXP([.H$2])-1)*([.A27]-[.I$2])/([.J$2]-[.I$2]));0);[.H$2])" office:value-type="float" office:value="0.823214990557691" calcext:value-type="float">
            <text:p>0.823214990557691</text:p>
          </table:table-cell>
          <table:table-cell table:formula="of:=MIN(MAX(([.A27]-[.I$2])/(([.J$2]-[.I$2])/[.H$2]);0);[.H$2])" office:value-type="float" office:value="0.4" calcext:value-type="float">
            <text:p>0.4</text:p>
          </table:table-cell>
          <table:table-cell table:formula="of:=MIN(MAX([.H$2]*((2*[.A27]-[.J$2]-[.I$2])/([.J$2]-[.I$2]));0);[.H$2])" office:value-type="float" office:value="0" calcext:value-type="float">
            <text:p>0</text:p>
          </table:table-cell>
          <table:table-cell table:formula="of:=IF([.A27]&gt;[.I$2];IF([.A27]&lt;[.J$2];[.H$2]/2*(1+SIN(PI()/([.J$2]-[.I$2])*([.A27]-([.I$2]+[.J$2])/2)));[.H$2]);0)" office:value-type="float" office:value="0.190983005625053" calcext:value-type="float">
            <text:p>0.190983005625053</text:p>
          </table:table-cell>
          <table:table-cell table:formula="of:=MIN([.H$2];MAX(0;EXP(LN(1+[.H$2])*([.A27]-[.I$2])/([.J$2]-[.I$2]))-1))" office:value-type="float" office:value="0.245730939615517" calcext:value-type="float">
            <text:p>0.245730939615517</text:p>
          </table:table-cell>
          <table:table-cell table:formula="of:=IF([.A27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MIN(MAX(LN(1+(EXP([.H$2])-1)*([.A28]-[.I$2])/([.J$2]-[.I$2]));0);[.H$2])" office:value-type="float" office:value="0.857675718376275" calcext:value-type="float">
            <text:p>0.857675718376275</text:p>
          </table:table-cell>
          <table:table-cell table:formula="of:=MIN(MAX(([.A28]-[.I$2])/(([.J$2]-[.I$2])/[.H$2]);0);[.H$2])" office:value-type="float" office:value="0.425" calcext:value-type="float">
            <text:p>0.425</text:p>
          </table:table-cell>
          <table:table-cell table:formula="of:=MIN(MAX([.H$2]*((2*[.A28]-[.J$2]-[.I$2])/([.J$2]-[.I$2]));0);[.H$2])" office:value-type="float" office:value="0" calcext:value-type="float">
            <text:p>0</text:p>
          </table:table-cell>
          <table:table-cell table:formula="of:=IF([.A28]&gt;[.I$2];IF([.A28]&lt;[.J$2];[.H$2]/2*(1+SIN(PI()/([.J$2]-[.I$2])*([.A28]-([.I$2]+[.J$2])/2)));[.H$2]);0)" office:value-type="float" office:value="0.214683069119255" calcext:value-type="float">
            <text:p>0.214683069119255</text:p>
          </table:table-cell>
          <table:table-cell table:formula="of:=MIN([.H$2];MAX(0;EXP(LN(1+[.H$2])*([.A28]-[.I$2])/([.J$2]-[.I$2]))-1))" office:value-type="float" office:value="0.262956134212459" calcext:value-type="float">
            <text:p>0.262956134212459</text:p>
          </table:table-cell>
          <table:table-cell table:formula="of:=IF([.A28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MIN(MAX(LN(1+(EXP([.H$2])-1)*([.A29]-[.I$2])/([.J$2]-[.I$2]));0);[.H$2])" office:value-type="float" office:value="0.890988358543836" calcext:value-type="float">
            <text:p>0.890988358543836</text:p>
          </table:table-cell>
          <table:table-cell table:formula="of:=MIN(MAX(([.A29]-[.I$2])/(([.J$2]-[.I$2])/[.H$2]);0);[.H$2])" office:value-type="float" office:value="0.45" calcext:value-type="float">
            <text:p>0.45</text:p>
          </table:table-cell>
          <table:table-cell table:formula="of:=MIN(MAX([.H$2]*((2*[.A29]-[.J$2]-[.I$2])/([.J$2]-[.I$2]));0);[.H$2])" office:value-type="float" office:value="0" calcext:value-type="float">
            <text:p>0</text:p>
          </table:table-cell>
          <table:table-cell table:formula="of:=IF([.A29]&gt;[.I$2];IF([.A29]&lt;[.J$2];[.H$2]/2*(1+SIN(PI()/([.J$2]-[.I$2])*([.A29]-([.I$2]+[.J$2])/2)));[.H$2]);0)" office:value-type="float" office:value="0.239594034399969" calcext:value-type="float">
            <text:p>0.239594034399969</text:p>
          </table:table-cell>
          <table:table-cell table:formula="of:=MIN([.H$2];MAX(0;EXP(LN(1+[.H$2])*([.A29]-[.I$2])/([.J$2]-[.I$2]))-1))" office:value-type="float" office:value="0.28041950811399" calcext:value-type="float">
            <text:p>0.28041950811399</text:p>
          </table:table-cell>
          <table:table-cell table:formula="of:=IF([.A29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MIN(MAX(LN(1+(EXP([.H$2])-1)*([.A30]-[.I$2])/([.J$2]-[.I$2]));0);[.H$2])" office:value-type="float" office:value="0.923226949996859" calcext:value-type="float">
            <text:p>0.923226949996859</text:p>
          </table:table-cell>
          <table:table-cell table:formula="of:=MIN(MAX(([.A30]-[.I$2])/(([.J$2]-[.I$2])/[.H$2]);0);[.H$2])" office:value-type="float" office:value="0.475" calcext:value-type="float">
            <text:p>0.475</text:p>
          </table:table-cell>
          <table:table-cell table:formula="of:=MIN(MAX([.H$2]*((2*[.A30]-[.J$2]-[.I$2])/([.J$2]-[.I$2]));0);[.H$2])" office:value-type="float" office:value="0" calcext:value-type="float">
            <text:p>0</text:p>
          </table:table-cell>
          <table:table-cell table:formula="of:=IF([.A30]&gt;[.I$2];IF([.A30]&lt;[.J$2];[.H$2]/2*(1+SIN(PI()/([.J$2]-[.I$2])*([.A30]-([.I$2]+[.J$2])/2)));[.H$2]);0)" office:value-type="float" office:value="0.265677490564314" calcext:value-type="float">
            <text:p>0.265677490564314</text:p>
          </table:table-cell>
          <table:table-cell table:formula="of:=MIN([.H$2];MAX(0;EXP(LN(1+[.H$2])*([.A30]-[.I$2])/([.J$2]-[.I$2]))-1))" office:value-type="float" office:value="0.298124354715771" calcext:value-type="float">
            <text:p>0.298124354715771</text:p>
          </table:table-cell>
          <table:table-cell table:formula="of:=IF([.A30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MAX(LN(1+(EXP([.H$2])-1)*([.A31]-[.I$2])/([.J$2]-[.I$2]));0);[.H$2])" office:value-type="float" office:value="0.95445859279324" calcext:value-type="float">
            <text:p>0.95445859279324</text:p>
          </table:table-cell>
          <table:table-cell table:formula="of:=MIN(MAX(([.A31]-[.I$2])/(([.J$2]-[.I$2])/[.H$2]);0);[.H$2])" office:value-type="float" office:value="0.5" calcext:value-type="float">
            <text:p>0.5</text:p>
          </table:table-cell>
          <table:table-cell table:formula="of:=MIN(MAX([.H$2]*((2*[.A31]-[.J$2]-[.I$2])/([.J$2]-[.I$2]));0);[.H$2])" office:value-type="float" office:value="0" calcext:value-type="float">
            <text:p>0</text:p>
          </table:table-cell>
          <table:table-cell table:formula="of:=IF([.A31]&gt;[.I$2];IF([.A31]&lt;[.J$2];[.H$2]/2*(1+SIN(PI()/([.J$2]-[.I$2])*([.A31]-([.I$2]+[.J$2])/2)));[.H$2]);0)" office:value-type="float" office:value="0.292893218813453" calcext:value-type="float">
            <text:p>0.292893218813453</text:p>
          </table:table-cell>
          <table:table-cell table:formula="of:=MIN([.H$2];MAX(0;EXP(LN(1+[.H$2])*([.A31]-[.I$2])/([.J$2]-[.I$2]))-1))" office:value-type="float" office:value="0.316074012952493" calcext:value-type="float">
            <text:p>0.316074012952493</text:p>
          </table:table-cell>
          <table:table-cell table:formula="of:=IF([.A31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MIN(MAX(LN(1+(EXP([.H$2])-1)*([.A32]-[.I$2])/([.J$2]-[.I$2]));0);[.H$2])" office:value-type="float" office:value="0.984744288985787" calcext:value-type="float">
            <text:p>0.984744288985787</text:p>
          </table:table-cell>
          <table:table-cell table:formula="of:=MIN(MAX(([.A32]-[.I$2])/(([.J$2]-[.I$2])/[.H$2]);0);[.H$2])" office:value-type="float" office:value="0.525" calcext:value-type="float">
            <text:p>0.525</text:p>
          </table:table-cell>
          <table:table-cell table:formula="of:=MIN(MAX([.H$2]*((2*[.A32]-[.J$2]-[.I$2])/([.J$2]-[.I$2]));0);[.H$2])" office:value-type="float" office:value="0" calcext:value-type="float">
            <text:p>0</text:p>
          </table:table-cell>
          <table:table-cell table:formula="of:=IF([.A32]&gt;[.I$2];IF([.A32]&lt;[.J$2];[.H$2]/2*(1+SIN(PI()/([.J$2]-[.I$2])*([.A32]-([.I$2]+[.J$2])/2)));[.H$2]);0)" office:value-type="float" office:value="0.321199254467058" calcext:value-type="float">
            <text:p>0.321199254467058</text:p>
          </table:table-cell>
          <table:table-cell table:formula="of:=MIN([.H$2];MAX(0;EXP(LN(1+[.H$2])*([.A32]-[.I$2])/([.J$2]-[.I$2]))-1))" office:value-type="float" office:value="0.334271867927566" calcext:value-type="float">
            <text:p>0.334271867927566</text:p>
          </table:table-cell>
          <table:table-cell table:formula="of:=IF([.A32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MIN(MAX(LN(1+(EXP([.H$2])-1)*([.A33]-[.I$2])/([.J$2]-[.I$2]));0);[.H$2])" office:value-type="float" office:value="1.01413965985788" calcext:value-type="float">
            <text:p>1.01413965985788</text:p>
          </table:table-cell>
          <table:table-cell table:formula="of:=MIN(MAX(([.A33]-[.I$2])/(([.J$2]-[.I$2])/[.H$2]);0);[.H$2])" office:value-type="float" office:value="0.55" calcext:value-type="float">
            <text:p>0.55</text:p>
          </table:table-cell>
          <table:table-cell table:formula="of:=MIN(MAX([.H$2]*((2*[.A33]-[.J$2]-[.I$2])/([.J$2]-[.I$2]));0);[.H$2])" office:value-type="float" office:value="0" calcext:value-type="float">
            <text:p>0</text:p>
          </table:table-cell>
          <table:table-cell table:formula="of:=IF([.A33]&gt;[.I$2];IF([.A33]&lt;[.J$2];[.H$2]/2*(1+SIN(PI()/([.J$2]-[.I$2])*([.A33]-([.I$2]+[.J$2])/2)));[.H$2]);0)" office:value-type="float" office:value="0.350551951669816" calcext:value-type="float">
            <text:p>0.350551951669816</text:p>
          </table:table-cell>
          <table:table-cell table:formula="of:=MIN([.H$2];MAX(0;EXP(LN(1+[.H$2])*([.A33]-[.I$2])/([.J$2]-[.I$2]))-1))" office:value-type="float" office:value="0.352721351551511" calcext:value-type="float">
            <text:p>0.352721351551511</text:p>
          </table:table-cell>
          <table:table-cell table:formula="of:=IF([.A33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MIN(MAX(LN(1+(EXP([.H$2])-1)*([.A34]-[.I$2])/([.J$2]-[.I$2]));0);[.H$2])" office:value-type="float" office:value="1.04269556071445" calcext:value-type="float">
            <text:p>1.04269556071445</text:p>
          </table:table-cell>
          <table:table-cell table:formula="of:=MIN(MAX(([.A34]-[.I$2])/(([.J$2]-[.I$2])/[.H$2]);0);[.H$2])" office:value-type="float" office:value="0.575" calcext:value-type="float">
            <text:p>0.575</text:p>
          </table:table-cell>
          <table:table-cell table:formula="of:=MIN(MAX([.H$2]*((2*[.A34]-[.J$2]-[.I$2])/([.J$2]-[.I$2]));0);[.H$2])" office:value-type="float" office:value="0" calcext:value-type="float">
            <text:p>0</text:p>
          </table:table-cell>
          <table:table-cell table:formula="of:=IF([.A34]&gt;[.I$2];IF([.A34]&lt;[.J$2];[.H$2]/2*(1+SIN(PI()/([.J$2]-[.I$2])*([.A34]-([.I$2]+[.J$2])/2)));[.H$2]);0)" office:value-type="float" office:value="0.380906050690166" calcext:value-type="float">
            <text:p>0.380906050690166</text:p>
          </table:table-cell>
          <table:table-cell table:formula="of:=MIN([.H$2];MAX(0;EXP(LN(1+[.H$2])*([.A34]-[.I$2])/([.J$2]-[.I$2]))-1))" office:value-type="float" office:value="0.371425943189176" calcext:value-type="float">
            <text:p>0.371425943189176</text:p>
          </table:table-cell>
          <table:table-cell table:formula="of:=IF([.A34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MIN(MAX(LN(1+(EXP([.H$2])-1)*([.A35]-[.I$2])/([.J$2]-[.I$2]));0);[.H$2])" office:value-type="float" office:value="1.07045861030067" calcext:value-type="float">
            <text:p>1.07045861030067</text:p>
          </table:table-cell>
          <table:table-cell table:formula="of:=MIN(MAX(([.A35]-[.I$2])/(([.J$2]-[.I$2])/[.H$2]);0);[.H$2])" office:value-type="float" office:value="0.6" calcext:value-type="float">
            <text:p>0.6</text:p>
          </table:table-cell>
          <table:table-cell table:formula="of:=MIN(MAX([.H$2]*((2*[.A35]-[.J$2]-[.I$2])/([.J$2]-[.I$2]));0);[.H$2])" office:value-type="float" office:value="0" calcext:value-type="float">
            <text:p>0</text:p>
          </table:table-cell>
          <table:table-cell table:formula="of:=IF([.A35]&gt;[.I$2];IF([.A35]&lt;[.J$2];[.H$2]/2*(1+SIN(PI()/([.J$2]-[.I$2])*([.A35]-([.I$2]+[.J$2])/2)));[.H$2]);0)" office:value-type="float" office:value="0.412214747707527" calcext:value-type="float">
            <text:p>0.412214747707527</text:p>
          </table:table-cell>
          <table:table-cell table:formula="of:=MIN([.H$2];MAX(0;EXP(LN(1+[.H$2])*([.A35]-[.I$2])/([.J$2]-[.I$2]))-1))" office:value-type="float" office:value="0.390389170315909" calcext:value-type="float">
            <text:p>0.390389170315909</text:p>
          </table:table-cell>
          <table:table-cell table:formula="of:=IF([.A35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MIN(MAX(LN(1+(EXP([.H$2])-1)*([.A36]-[.I$2])/([.J$2]-[.I$2]));0);[.H$2])" office:value-type="float" office:value="1.09747164869088" calcext:value-type="float">
            <text:p>1.09747164869088</text:p>
          </table:table-cell>
          <table:table-cell table:formula="of:=MIN(MAX(([.A36]-[.I$2])/(([.J$2]-[.I$2])/[.H$2]);0);[.H$2])" office:value-type="float" office:value="0.625" calcext:value-type="float">
            <text:p>0.625</text:p>
          </table:table-cell>
          <table:table-cell table:formula="of:=MIN(MAX([.H$2]*((2*[.A36]-[.J$2]-[.I$2])/([.J$2]-[.I$2]));0);[.H$2])" office:value-type="float" office:value="0" calcext:value-type="float">
            <text:p>0</text:p>
          </table:table-cell>
          <table:table-cell table:formula="of:=IF([.A36]&gt;[.I$2];IF([.A36]&lt;[.J$2];[.H$2]/2*(1+SIN(PI()/([.J$2]-[.I$2])*([.A36]-([.I$2]+[.J$2])/2)));[.H$2]);0)" office:value-type="float" office:value="0.444429766980398" calcext:value-type="float">
            <text:p>0.444429766980398</text:p>
          </table:table-cell>
          <table:table-cell table:formula="of:=MIN([.H$2];MAX(0;EXP(LN(1+[.H$2])*([.A36]-[.I$2])/([.J$2]-[.I$2]))-1))" office:value-type="float" office:value="0.4096146091828" calcext:value-type="float">
            <text:p>0.4096146091828</text:p>
          </table:table-cell>
          <table:table-cell table:formula="of:=IF([.A36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MIN(MAX(LN(1+(EXP([.H$2])-1)*([.A37]-[.I$2])/([.J$2]-[.I$2]));0);[.H$2])" office:value-type="float" office:value="1.12377413494055" calcext:value-type="float">
            <text:p>1.12377413494055</text:p>
          </table:table-cell>
          <table:table-cell table:formula="of:=MIN(MAX(([.A37]-[.I$2])/(([.J$2]-[.I$2])/[.H$2]);0);[.H$2])" office:value-type="float" office:value="0.65" calcext:value-type="float">
            <text:p>0.65</text:p>
          </table:table-cell>
          <table:table-cell table:formula="of:=MIN(MAX([.H$2]*((2*[.A37]-[.J$2]-[.I$2])/([.J$2]-[.I$2]));0);[.H$2])" office:value-type="float" office:value="0" calcext:value-type="float">
            <text:p>0</text:p>
          </table:table-cell>
          <table:table-cell table:formula="of:=IF([.A37]&gt;[.I$2];IF([.A37]&lt;[.J$2];[.H$2]/2*(1+SIN(PI()/([.J$2]-[.I$2])*([.A37]-([.I$2]+[.J$2])/2)));[.H$2]);0)" office:value-type="float" office:value="0.477501435284051" calcext:value-type="float">
            <text:p>0.477501435284051</text:p>
          </table:table-cell>
          <table:table-cell table:formula="of:=MIN([.H$2];MAX(0;EXP(LN(1+[.H$2])*([.A37]-[.I$2])/([.J$2]-[.I$2]))-1))" office:value-type="float" office:value="0.429105885491118" calcext:value-type="float">
            <text:p>0.429105885491118</text:p>
          </table:table-cell>
          <table:table-cell table:formula="of:=IF([.A37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MIN(MAX(LN(1+(EXP([.H$2])-1)*([.A38]-[.I$2])/([.J$2]-[.I$2]));0);[.H$2])" office:value-type="float" office:value="1.14940249376734" calcext:value-type="float">
            <text:p>1.14940249376734</text:p>
          </table:table-cell>
          <table:table-cell table:formula="of:=MIN(MAX(([.A38]-[.I$2])/(([.J$2]-[.I$2])/[.H$2]);0);[.H$2])" office:value-type="float" office:value="0.675" calcext:value-type="float">
            <text:p>0.675</text:p>
          </table:table-cell>
          <table:table-cell table:formula="of:=MIN(MAX([.H$2]*((2*[.A38]-[.J$2]-[.I$2])/([.J$2]-[.I$2]));0);[.H$2])" office:value-type="float" office:value="0" calcext:value-type="float">
            <text:p>0</text:p>
          </table:table-cell>
          <table:table-cell table:formula="of:=IF([.A38]&gt;[.I$2];IF([.A38]&lt;[.J$2];[.H$2]/2*(1+SIN(PI()/([.J$2]-[.I$2])*([.A38]-([.I$2]+[.J$2])/2)));[.H$2]);0)" office:value-type="float" office:value="0.511378758503045" calcext:value-type="float">
            <text:p>0.511378758503045</text:p>
          </table:table-cell>
          <table:table-cell table:formula="of:=MIN([.H$2];MAX(0;EXP(LN(1+[.H$2])*([.A38]-[.I$2])/([.J$2]-[.I$2]))-1))" office:value-type="float" office:value="0.44886667507608" calcext:value-type="float">
            <text:p>0.44886667507608</text:p>
          </table:table-cell>
          <table:table-cell table:formula="of:=IF([.A38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MIN(MAX(LN(1+(EXP([.H$2])-1)*([.A39]-[.I$2])/([.J$2]-[.I$2]));0);[.H$2])" office:value-type="float" office:value="1.17439041890566" calcext:value-type="float">
            <text:p>1.17439041890566</text:p>
          </table:table-cell>
          <table:table-cell table:formula="of:=MIN(MAX(([.A39]-[.I$2])/(([.J$2]-[.I$2])/[.H$2]);0);[.H$2])" office:value-type="float" office:value="0.7" calcext:value-type="float">
            <text:p>0.7</text:p>
          </table:table-cell>
          <table:table-cell table:formula="of:=MIN(MAX([.H$2]*((2*[.A39]-[.J$2]-[.I$2])/([.J$2]-[.I$2]));0);[.H$2])" office:value-type="float" office:value="0" calcext:value-type="float">
            <text:p>0</text:p>
          </table:table-cell>
          <table:table-cell table:formula="of:=IF([.A39]&gt;[.I$2];IF([.A39]&lt;[.J$2];[.H$2]/2*(1+SIN(PI()/([.J$2]-[.I$2])*([.A39]-([.I$2]+[.J$2])/2)));[.H$2]);0)" office:value-type="float" office:value="0.546009500260453" calcext:value-type="float">
            <text:p>0.546009500260453</text:p>
          </table:table-cell>
          <table:table-cell table:formula="of:=MIN([.H$2];MAX(0;EXP(LN(1+[.H$2])*([.A39]-[.I$2])/([.J$2]-[.I$2]))-1))" office:value-type="float" office:value="0.468900704600074" calcext:value-type="float">
            <text:p>0.468900704600074</text:p>
          </table:table-cell>
          <table:table-cell table:formula="of:=IF([.A39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MIN(MAX(LN(1+(EXP([.H$2])-1)*([.A40]-[.I$2])/([.J$2]-[.I$2]));0);[.H$2])" office:value-type="float" office:value="1.19876913947443" calcext:value-type="float">
            <text:p>1.19876913947443</text:p>
          </table:table-cell>
          <table:table-cell table:formula="of:=MIN(MAX(([.A40]-[.I$2])/(([.J$2]-[.I$2])/[.H$2]);0);[.H$2])" office:value-type="float" office:value="0.725" calcext:value-type="float">
            <text:p>0.725</text:p>
          </table:table-cell>
          <table:table-cell table:formula="of:=MIN(MAX([.H$2]*((2*[.A40]-[.J$2]-[.I$2])/([.J$2]-[.I$2]));0);[.H$2])" office:value-type="float" office:value="0" calcext:value-type="float">
            <text:p>0</text:p>
          </table:table-cell>
          <table:table-cell table:formula="of:=IF([.A40]&gt;[.I$2];IF([.A40]&lt;[.J$2];[.H$2]/2*(1+SIN(PI()/([.J$2]-[.I$2])*([.A40]-([.I$2]+[.J$2])/2)));[.H$2]);0)" office:value-type="float" office:value="0.581340262462572" calcext:value-type="float">
            <text:p>0.581340262462572</text:p>
          </table:table-cell>
          <table:table-cell table:formula="of:=MIN([.H$2];MAX(0;EXP(LN(1+[.H$2])*([.A40]-[.I$2])/([.J$2]-[.I$2]))-1))" office:value-type="float" office:value="0.489211752255461" calcext:value-type="float">
            <text:p>0.489211752255461</text:p>
          </table:table-cell>
          <table:table-cell table:formula="of:=IF([.A40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MAX(LN(1+(EXP([.H$2])-1)*([.A41]-[.I$2])/([.J$2]-[.I$2]));0);[.H$2])" office:value-type="float" office:value="1.22256765464098" calcext:value-type="float">
            <text:p>1.22256765464098</text:p>
          </table:table-cell>
          <table:table-cell table:formula="of:=MIN(MAX(([.A41]-[.I$2])/(([.J$2]-[.I$2])/[.H$2]);0);[.H$2])" office:value-type="float" office:value="0.75" calcext:value-type="float">
            <text:p>0.75</text:p>
          </table:table-cell>
          <table:table-cell table:formula="of:=MIN(MAX([.H$2]*((2*[.A41]-[.J$2]-[.I$2])/([.J$2]-[.I$2]));0);[.H$2])" office:value-type="float" office:value="0" calcext:value-type="float">
            <text:p>0</text:p>
          </table:table-cell>
          <table:table-cell table:formula="of:=IF([.A41]&gt;[.I$2];IF([.A41]&lt;[.J$2];[.H$2]/2*(1+SIN(PI()/([.J$2]-[.I$2])*([.A41]-([.I$2]+[.J$2])/2)));[.H$2]);0)" office:value-type="float" office:value="0.61731656763491" calcext:value-type="float">
            <text:p>0.61731656763491</text:p>
          </table:table-cell>
          <table:table-cell table:formula="of:=MIN([.H$2];MAX(0;EXP(LN(1+[.H$2])*([.A41]-[.I$2])/([.J$2]-[.I$2]))-1))" office:value-type="float" office:value="0.509803648477105" calcext:value-type="float">
            <text:p>0.509803648477105</text:p>
          </table:table-cell>
          <table:table-cell table:formula="of:=IF([.A41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MIN(MAX(LN(1+(EXP([.H$2])-1)*([.A42]-[.I$2])/([.J$2]-[.I$2]));0);[.H$2])" office:value-type="float" office:value="1.24581294100418" calcext:value-type="float">
            <text:p>1.24581294100418</text:p>
          </table:table-cell>
          <table:table-cell table:formula="of:=MIN(MAX(([.A42]-[.I$2])/(([.J$2]-[.I$2])/[.H$2]);0);[.H$2])" office:value-type="float" office:value="0.775" calcext:value-type="float">
            <text:p>0.775</text:p>
          </table:table-cell>
          <table:table-cell table:formula="of:=MIN(MAX([.H$2]*((2*[.A42]-[.J$2]-[.I$2])/([.J$2]-[.I$2]));0);[.H$2])" office:value-type="float" office:value="0" calcext:value-type="float">
            <text:p>0</text:p>
          </table:table-cell>
          <table:table-cell table:formula="of:=IF([.A42]&gt;[.I$2];IF([.A42]&lt;[.J$2];[.H$2]/2*(1+SIN(PI()/([.J$2]-[.I$2])*([.A42]-([.I$2]+[.J$2])/2)));[.H$2]);0)" office:value-type="float" office:value="0.653882942922507" calcext:value-type="float">
            <text:p>0.653882942922507</text:p>
          </table:table-cell>
          <table:table-cell table:formula="of:=MIN([.H$2];MAX(0;EXP(LN(1+[.H$2])*([.A42]-[.I$2])/([.J$2]-[.I$2]))-1))" office:value-type="float" office:value="0.530680276664744" calcext:value-type="float">
            <text:p>0.530680276664744</text:p>
          </table:table-cell>
          <table:table-cell table:formula="of:=IF([.A42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MIN(MAX(LN(1+(EXP([.H$2])-1)*([.A43]-[.I$2])/([.J$2]-[.I$2]));0);[.H$2])" office:value-type="float" office:value="1.26853013641628" calcext:value-type="float">
            <text:p>1.26853013641628</text:p>
          </table:table-cell>
          <table:table-cell table:formula="of:=MIN(MAX(([.A43]-[.I$2])/(([.J$2]-[.I$2])/[.H$2]);0);[.H$2])" office:value-type="float" office:value="0.8" calcext:value-type="float">
            <text:p>0.8</text:p>
          </table:table-cell>
          <table:table-cell table:formula="of:=MIN(MAX([.H$2]*((2*[.A43]-[.J$2]-[.I$2])/([.J$2]-[.I$2]));0);[.H$2])" office:value-type="float" office:value="0" calcext:value-type="float">
            <text:p>0</text:p>
          </table:table-cell>
          <table:table-cell table:formula="of:=IF([.A43]&gt;[.I$2];IF([.A43]&lt;[.J$2];[.H$2]/2*(1+SIN(PI()/([.J$2]-[.I$2])*([.A43]-([.I$2]+[.J$2])/2)));[.H$2]);0)" office:value-type="float" office:value="0.690983005625053" calcext:value-type="float">
            <text:p>0.690983005625053</text:p>
          </table:table-cell>
          <table:table-cell table:formula="of:=MIN([.H$2];MAX(0;EXP(LN(1+[.H$2])*([.A43]-[.I$2])/([.J$2]-[.I$2]))-1))" office:value-type="float" office:value="0.55184557391536" calcext:value-type="float">
            <text:p>0.55184557391536</text:p>
          </table:table-cell>
          <table:table-cell table:formula="of:=IF([.A43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MIN(MAX(LN(1+(EXP([.H$2])-1)*([.A44]-[.I$2])/([.J$2]-[.I$2]));0);[.H$2])" office:value-type="float" office:value="1.29074270338456" calcext:value-type="float">
            <text:p>1.29074270338456</text:p>
          </table:table-cell>
          <table:table-cell table:formula="of:=MIN(MAX(([.A44]-[.I$2])/(([.J$2]-[.I$2])/[.H$2]);0);[.H$2])" office:value-type="float" office:value="0.825" calcext:value-type="float">
            <text:p>0.825</text:p>
          </table:table-cell>
          <table:table-cell table:formula="of:=MIN(MAX([.H$2]*((2*[.A44]-[.J$2]-[.I$2])/([.J$2]-[.I$2]));0);[.H$2])" office:value-type="float" office:value="0" calcext:value-type="float">
            <text:p>0</text:p>
          </table:table-cell>
          <table:table-cell table:formula="of:=IF([.A44]&gt;[.I$2];IF([.A44]&lt;[.J$2];[.H$2]/2*(1+SIN(PI()/([.J$2]-[.I$2])*([.A44]-([.I$2]+[.J$2])/2)));[.H$2]);0)" office:value-type="float" office:value="0.728559550134926" calcext:value-type="float">
            <text:p>0.728559550134926</text:p>
          </table:table-cell>
          <table:table-cell table:formula="of:=MIN([.H$2];MAX(0;EXP(LN(1+[.H$2])*([.A44]-[.I$2])/([.J$2]-[.I$2]))-1))" office:value-type="float" office:value="0.573303531765669" calcext:value-type="float">
            <text:p>0.573303531765669</text:p>
          </table:table-cell>
          <table:table-cell table:formula="of:=IF([.A44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MIN(MAX(LN(1+(EXP([.H$2])-1)*([.A45]-[.I$2])/([.J$2]-[.I$2]));0);[.H$2])" office:value-type="float" office:value="1.31247257471569" calcext:value-type="float">
            <text:p>1.31247257471569</text:p>
          </table:table-cell>
          <table:table-cell table:formula="of:=MIN(MAX(([.A45]-[.I$2])/(([.J$2]-[.I$2])/[.H$2]);0);[.H$2])" office:value-type="float" office:value="0.85" calcext:value-type="float">
            <text:p>0.85</text:p>
          </table:table-cell>
          <table:table-cell table:formula="of:=MIN(MAX([.H$2]*((2*[.A45]-[.J$2]-[.I$2])/([.J$2]-[.I$2]));0);[.H$2])" office:value-type="float" office:value="0" calcext:value-type="float">
            <text:p>0</text:p>
          </table:table-cell>
          <table:table-cell table:formula="of:=IF([.A45]&gt;[.I$2];IF([.A45]&lt;[.J$2];[.H$2]/2*(1+SIN(PI()/([.J$2]-[.I$2])*([.A45]-([.I$2]+[.J$2])/2)));[.H$2]);0)" office:value-type="float" office:value="0.766554636144095" calcext:value-type="float">
            <text:p>0.766554636144095</text:p>
          </table:table-cell>
          <table:table-cell table:formula="of:=MIN([.H$2];MAX(0;EXP(LN(1+[.H$2])*([.A45]-[.I$2])/([.J$2]-[.I$2]))-1))" office:value-type="float" office:value="0.59505819694488" calcext:value-type="float">
            <text:p>0.59505819694488</text:p>
          </table:table-cell>
          <table:table-cell table:formula="of:=IF([.A45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MIN(MAX(LN(1+(EXP([.H$2])-1)*([.A46]-[.I$2])/([.J$2]-[.I$2]));0);[.H$2])" office:value-type="float" office:value="1.33374028366933" calcext:value-type="float">
            <text:p>1.33374028366933</text:p>
          </table:table-cell>
          <table:table-cell table:formula="of:=MIN(MAX(([.A46]-[.I$2])/(([.J$2]-[.I$2])/[.H$2]);0);[.H$2])" office:value-type="float" office:value="0.875" calcext:value-type="float">
            <text:p>0.875</text:p>
          </table:table-cell>
          <table:table-cell table:formula="of:=MIN(MAX([.H$2]*((2*[.A46]-[.J$2]-[.I$2])/([.J$2]-[.I$2]));0);[.H$2])" office:value-type="float" office:value="0" calcext:value-type="float">
            <text:p>0</text:p>
          </table:table-cell>
          <table:table-cell table:formula="of:=IF([.A46]&gt;[.I$2];IF([.A46]&lt;[.J$2];[.H$2]/2*(1+SIN(PI()/([.J$2]-[.I$2])*([.A46]-([.I$2]+[.J$2])/2)));[.H$2]);0)" office:value-type="float" office:value="0.804909677983872" calcext:value-type="float">
            <text:p>0.804909677983872</text:p>
          </table:table-cell>
          <table:table-cell table:formula="of:=MIN([.H$2];MAX(0;EXP(LN(1+[.H$2])*([.A46]-[.I$2])/([.J$2]-[.I$2]))-1))" office:value-type="float" office:value="0.617113672137864" calcext:value-type="float">
            <text:p>0.617113672137864</text:p>
          </table:table-cell>
          <table:table-cell table:formula="of:=IF([.A46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MIN(MAX(LN(1+(EXP([.H$2])-1)*([.A47]-[.I$2])/([.J$2]-[.I$2]));0);[.H$2])" office:value-type="float" office:value="1.35456508055712" calcext:value-type="float">
            <text:p>1.35456508055712</text:p>
          </table:table-cell>
          <table:table-cell table:formula="of:=MIN(MAX(([.A47]-[.I$2])/(([.J$2]-[.I$2])/[.H$2]);0);[.H$2])" office:value-type="float" office:value="0.9" calcext:value-type="float">
            <text:p>0.9</text:p>
          </table:table-cell>
          <table:table-cell table:formula="of:=MIN(MAX([.H$2]*((2*[.A47]-[.J$2]-[.I$2])/([.J$2]-[.I$2]));0);[.H$2])" office:value-type="float" office:value="0" calcext:value-type="float">
            <text:p>0</text:p>
          </table:table-cell>
          <table:table-cell table:formula="of:=IF([.A47]&gt;[.I$2];IF([.A47]&lt;[.J$2];[.H$2]/2*(1+SIN(PI()/([.J$2]-[.I$2])*([.A47]-([.I$2]+[.J$2])/2)));[.H$2]);0)" office:value-type="float" office:value="0.843565534959769" calcext:value-type="float">
            <text:p>0.843565534959769</text:p>
          </table:table-cell>
          <table:table-cell table:formula="of:=MIN([.H$2];MAX(0;EXP(LN(1+[.H$2])*([.A47]-[.I$2])/([.J$2]-[.I$2]))-1))" office:value-type="float" office:value="0.639474116758873" calcext:value-type="float">
            <text:p>0.639474116758873</text:p>
          </table:table-cell>
          <table:table-cell table:formula="of:=IF([.A47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MIN(MAX(LN(1+(EXP([.H$2])-1)*([.A48]-[.I$2])/([.J$2]-[.I$2]));0);[.H$2])" office:value-type="float" office:value="1.37496503744627" calcext:value-type="float">
            <text:p>1.37496503744627</text:p>
          </table:table-cell>
          <table:table-cell table:formula="of:=MIN(MAX(([.A48]-[.I$2])/(([.J$2]-[.I$2])/[.H$2]);0);[.H$2])" office:value-type="float" office:value="0.925" calcext:value-type="float">
            <text:p>0.925</text:p>
          </table:table-cell>
          <table:table-cell table:formula="of:=MIN(MAX([.H$2]*((2*[.A48]-[.J$2]-[.I$2])/([.J$2]-[.I$2]));0);[.H$2])" office:value-type="float" office:value="0" calcext:value-type="float">
            <text:p>0</text:p>
          </table:table-cell>
          <table:table-cell table:formula="of:=IF([.A48]&gt;[.I$2];IF([.A48]&lt;[.J$2];[.H$2]/2*(1+SIN(PI()/([.J$2]-[.I$2])*([.A48]-([.I$2]+[.J$2])/2)));[.H$2]);0)" office:value-type="float" office:value="0.882462602542162" calcext:value-type="float">
            <text:p>0.882462602542162</text:p>
          </table:table-cell>
          <table:table-cell table:formula="of:=MIN([.H$2];MAX(0;EXP(LN(1+[.H$2])*([.A48]-[.I$2])/([.J$2]-[.I$2]))-1))" office:value-type="float" office:value="0.662143747735958" calcext:value-type="float">
            <text:p>0.662143747735958</text:p>
          </table:table-cell>
          <table:table-cell table:formula="of:=IF([.A48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MIN(MAX(LN(1+(EXP([.H$2])-1)*([.A49]-[.I$2])/([.J$2]-[.I$2]));0);[.H$2])" office:value-type="float" office:value="1.39495714239516" calcext:value-type="float">
            <text:p>1.39495714239516</text:p>
          </table:table-cell>
          <table:table-cell table:formula="of:=MIN(MAX(([.A49]-[.I$2])/(([.J$2]-[.I$2])/[.H$2]);0);[.H$2])" office:value-type="float" office:value="0.95" calcext:value-type="float">
            <text:p>0.95</text:p>
          </table:table-cell>
          <table:table-cell table:formula="of:=MIN(MAX([.H$2]*((2*[.A49]-[.J$2]-[.I$2])/([.J$2]-[.I$2]));0);[.H$2])" office:value-type="float" office:value="0" calcext:value-type="float">
            <text:p>0</text:p>
          </table:table-cell>
          <table:table-cell table:formula="of:=IF([.A49]&gt;[.I$2];IF([.A49]&lt;[.J$2];[.H$2]/2*(1+SIN(PI()/([.J$2]-[.I$2])*([.A49]-([.I$2]+[.J$2])/2)));[.H$2]);0)" office:value-type="float" office:value="0.921540904272155" calcext:value-type="float">
            <text:p>0.921540904272155</text:p>
          </table:table-cell>
          <table:table-cell table:formula="of:=MIN([.H$2];MAX(0;EXP(LN(1+[.H$2])*([.A49]-[.I$2])/([.J$2]-[.I$2]))-1))" office:value-type="float" office:value="0.685126840306236" calcext:value-type="float">
            <text:p>0.685126840306236</text:p>
          </table:table-cell>
          <table:table-cell table:formula="of:=IF([.A49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MIN(MAX(LN(1+(EXP([.H$2])-1)*([.A50]-[.I$2])/([.J$2]-[.I$2]));0);[.H$2])" office:value-type="float" office:value="1.41455738445212" calcext:value-type="float">
            <text:p>1.41455738445212</text:p>
          </table:table-cell>
          <table:table-cell table:formula="of:=MIN(MAX(([.A50]-[.I$2])/(([.J$2]-[.I$2])/[.H$2]);0);[.H$2])" office:value-type="float" office:value="0.975" calcext:value-type="float">
            <text:p>0.975</text:p>
          </table:table-cell>
          <table:table-cell table:formula="of:=MIN(MAX([.H$2]*((2*[.A50]-[.J$2]-[.I$2])/([.J$2]-[.I$2]));0);[.H$2])" office:value-type="float" office:value="0" calcext:value-type="float">
            <text:p>0</text:p>
          </table:table-cell>
          <table:table-cell table:formula="of:=IF([.A50]&gt;[.I$2];IF([.A50]&lt;[.J$2];[.H$2]/2*(1+SIN(PI()/([.J$2]-[.I$2])*([.A50]-([.I$2]+[.J$2])/2)));[.H$2]);0)" office:value-type="float" office:value="0.960740184240932" calcext:value-type="float">
            <text:p>0.960740184240932</text:p>
          </table:table-cell>
          <table:table-cell table:formula="of:=MIN([.H$2];MAX(0;EXP(LN(1+[.H$2])*([.A50]-[.I$2])/([.J$2]-[.I$2]))-1))" office:value-type="float" office:value="0.708427728822149" calcext:value-type="float">
            <text:p>0.708427728822149</text:p>
          </table:table-cell>
          <table:table-cell table:formula="of:=IF([.A50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MAX(LN(1+(EXP([.H$2])-1)*([.A51]-[.I$2])/([.J$2]-[.I$2]));0);[.H$2])" office:value-type="float" office:value="1.43378083048303" calcext:value-type="float">
            <text:p>1.43378083048303</text:p>
          </table:table-cell>
          <table:table-cell table:formula="of:=MIN(MAX(([.A51]-[.I$2])/(([.J$2]-[.I$2])/[.H$2]);0);[.H$2])" office:value-type="float" office:value="1" calcext:value-type="float">
            <text:p>1</text:p>
          </table:table-cell>
          <table:table-cell table:formula="of:=MIN(MAX([.H$2]*((2*[.A51]-[.J$2]-[.I$2])/([.J$2]-[.I$2]));0);[.H$2])" office:value-type="float" office:value="0" calcext:value-type="float">
            <text:p>0</text:p>
          </table:table-cell>
          <table:table-cell table:formula="of:=IF([.A51]&gt;[.I$2];IF([.A51]&lt;[.J$2];[.H$2]/2*(1+SIN(PI()/([.J$2]-[.I$2])*([.A51]-([.I$2]+[.J$2])/2)));[.H$2]);0)" office:value-type="float" office:value="1" calcext:value-type="float">
            <text:p>1</text:p>
          </table:table-cell>
          <table:table-cell table:formula="of:=MIN([.H$2];MAX(0;EXP(LN(1+[.H$2])*([.A51]-[.I$2])/([.J$2]-[.I$2]))-1))" office:value-type="float" office:value="0.732050807568877" calcext:value-type="float">
            <text:p>0.732050807568877</text:p>
          </table:table-cell>
          <table:table-cell table:formula="of:=IF([.A51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MIN(MAX(LN(1+(EXP([.H$2])-1)*([.A52]-[.I$2])/([.J$2]-[.I$2]));0);[.H$2])" office:value-type="float" office:value="1.45264169475262" calcext:value-type="float">
            <text:p>1.45264169475262</text:p>
          </table:table-cell>
          <table:table-cell table:formula="of:=MIN(MAX(([.A52]-[.I$2])/(([.J$2]-[.I$2])/[.H$2]);0);[.H$2])" office:value-type="float" office:value="1.025" calcext:value-type="float">
            <text:p>1.025</text:p>
          </table:table-cell>
          <table:table-cell table:formula="of:=MIN(MAX([.H$2]*((2*[.A52]-[.J$2]-[.I$2])/([.J$2]-[.I$2]));0);[.H$2])" office:value-type="float" office:value="0.0499999999999998" calcext:value-type="float">
            <text:p>0.0499999999999998</text:p>
          </table:table-cell>
          <table:table-cell table:formula="of:=IF([.A52]&gt;[.I$2];IF([.A52]&lt;[.J$2];[.H$2]/2*(1+SIN(PI()/([.J$2]-[.I$2])*([.A52]-([.I$2]+[.J$2])/2)));[.H$2]);0)" office:value-type="float" office:value="1.03925981575907" calcext:value-type="float">
            <text:p>1.03925981575907</text:p>
          </table:table-cell>
          <table:table-cell table:formula="of:=MIN([.H$2];MAX(0;EXP(LN(1+[.H$2])*([.A52]-[.I$2])/([.J$2]-[.I$2]))-1))" office:value-type="float" office:value="0.75600053159305" calcext:value-type="float">
            <text:p>0.75600053159305</text:p>
          </table:table-cell>
          <table:table-cell table:formula="of:=IF([.A52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MIN(MAX(LN(1+(EXP([.H$2])-1)*([.A53]-[.I$2])/([.J$2]-[.I$2]));0);[.H$2])" office:value-type="float" office:value="1.47115340206446" calcext:value-type="float">
            <text:p>1.47115340206446</text:p>
          </table:table-cell>
          <table:table-cell table:formula="of:=MIN(MAX(([.A53]-[.I$2])/(([.J$2]-[.I$2])/[.H$2]);0);[.H$2])" office:value-type="float" office:value="1.05" calcext:value-type="float">
            <text:p>1.05</text:p>
          </table:table-cell>
          <table:table-cell table:formula="of:=MIN(MAX([.H$2]*((2*[.A53]-[.J$2]-[.I$2])/([.J$2]-[.I$2]));0);[.H$2])" office:value-type="float" office:value="0.1" calcext:value-type="float">
            <text:p>0.1</text:p>
          </table:table-cell>
          <table:table-cell table:formula="of:=IF([.A53]&gt;[.I$2];IF([.A53]&lt;[.J$2];[.H$2]/2*(1+SIN(PI()/([.J$2]-[.I$2])*([.A53]-([.I$2]+[.J$2])/2)));[.H$2]);0)" office:value-type="float" office:value="1.07845909572785" calcext:value-type="float">
            <text:p>1.07845909572785</text:p>
          </table:table-cell>
          <table:table-cell table:formula="of:=MIN([.H$2];MAX(0;EXP(LN(1+[.H$2])*([.A53]-[.I$2])/([.J$2]-[.I$2]))-1))" office:value-type="float" office:value="0.780281417542916" calcext:value-type="float">
            <text:p>0.780281417542916</text:p>
          </table:table-cell>
          <table:table-cell table:formula="of:=IF([.A53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MIN(MAX(LN(1+(EXP([.H$2])-1)*([.A54]-[.I$2])/([.J$2]-[.I$2]));0);[.H$2])" office:value-type="float" office:value="1.48932864516217" calcext:value-type="float">
            <text:p>1.48932864516217</text:p>
          </table:table-cell>
          <table:table-cell table:formula="of:=MIN(MAX(([.A54]-[.I$2])/(([.J$2]-[.I$2])/[.H$2]);0);[.H$2])" office:value-type="float" office:value="1.075" calcext:value-type="float">
            <text:p>1.075</text:p>
          </table:table-cell>
          <table:table-cell table:formula="of:=MIN(MAX([.H$2]*((2*[.A54]-[.J$2]-[.I$2])/([.J$2]-[.I$2]));0);[.H$2])" office:value-type="float" office:value="0.15" calcext:value-type="float">
            <text:p>0.15</text:p>
          </table:table-cell>
          <table:table-cell table:formula="of:=IF([.A54]&gt;[.I$2];IF([.A54]&lt;[.J$2];[.H$2]/2*(1+SIN(PI()/([.J$2]-[.I$2])*([.A54]-([.I$2]+[.J$2])/2)));[.H$2]);0)" office:value-type="float" office:value="1.11753739745784" calcext:value-type="float">
            <text:p>1.11753739745784</text:p>
          </table:table-cell>
          <table:table-cell table:formula="of:=MIN([.H$2];MAX(0;EXP(LN(1+[.H$2])*([.A54]-[.I$2])/([.J$2]-[.I$2]))-1))" office:value-type="float" office:value="0.804898044520135" calcext:value-type="float">
            <text:p>0.804898044520135</text:p>
          </table:table-cell>
          <table:table-cell table:formula="of:=IF([.A54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MIN(MAX(LN(1+(EXP([.H$2])-1)*([.A55]-[.I$2])/([.J$2]-[.I$2]));0);[.H$2])" office:value-type="float" office:value="1.50717943700661" calcext:value-type="float">
            <text:p>1.50717943700661</text:p>
          </table:table-cell>
          <table:table-cell table:formula="of:=MIN(MAX(([.A55]-[.I$2])/(([.J$2]-[.I$2])/[.H$2]);0);[.H$2])" office:value-type="float" office:value="1.1" calcext:value-type="float">
            <text:p>1.1</text:p>
          </table:table-cell>
          <table:table-cell table:formula="of:=MIN(MAX([.H$2]*((2*[.A55]-[.J$2]-[.I$2])/([.J$2]-[.I$2]));0);[.H$2])" office:value-type="float" office:value="0.2" calcext:value-type="float">
            <text:p>0.2</text:p>
          </table:table-cell>
          <table:table-cell table:formula="of:=IF([.A55]&gt;[.I$2];IF([.A55]&lt;[.J$2];[.H$2]/2*(1+SIN(PI()/([.J$2]-[.I$2])*([.A55]-([.I$2]+[.J$2])/2)));[.H$2]);0)" office:value-type="float" office:value="1.15643446504023" calcext:value-type="float">
            <text:p>1.15643446504023</text:p>
          </table:table-cell>
          <table:table-cell table:formula="of:=MIN([.H$2];MAX(0;EXP(LN(1+[.H$2])*([.A55]-[.I$2])/([.J$2]-[.I$2]))-1))" office:value-type="float" office:value="0.829855054943345" calcext:value-type="float">
            <text:p>0.829855054943345</text:p>
          </table:table-cell>
          <table:table-cell table:formula="of:=IF([.A55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MIN(MAX(LN(1+(EXP([.H$2])-1)*([.A56]-[.I$2])/([.J$2]-[.I$2]));0);[.H$2])" office:value-type="float" office:value="1.5247171584684" calcext:value-type="float">
            <text:p>1.5247171584684</text:p>
          </table:table-cell>
          <table:table-cell table:formula="of:=MIN(MAX(([.A56]-[.I$2])/(([.J$2]-[.I$2])/[.H$2]);0);[.H$2])" office:value-type="float" office:value="1.125" calcext:value-type="float">
            <text:p>1.125</text:p>
          </table:table-cell>
          <table:table-cell table:formula="of:=MIN(MAX([.H$2]*((2*[.A56]-[.J$2]-[.I$2])/([.J$2]-[.I$2]));0);[.H$2])" office:value-type="float" office:value="0.25" calcext:value-type="float">
            <text:p>0.25</text:p>
          </table:table-cell>
          <table:table-cell table:formula="of:=IF([.A56]&gt;[.I$2];IF([.A56]&lt;[.J$2];[.H$2]/2*(1+SIN(PI()/([.J$2]-[.I$2])*([.A56]-([.I$2]+[.J$2])/2)));[.H$2]);0)" office:value-type="float" office:value="1.19509032201613" calcext:value-type="float">
            <text:p>1.19509032201613</text:p>
          </table:table-cell>
          <table:table-cell table:formula="of:=MIN([.H$2];MAX(0;EXP(LN(1+[.H$2])*([.A56]-[.I$2])/([.J$2]-[.I$2]))-1))" office:value-type="float" office:value="0.855157155423667" calcext:value-type="float">
            <text:p>0.855157155423667</text:p>
          </table:table-cell>
          <table:table-cell table:formula="of:=IF([.A56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MIN(MAX(LN(1+(EXP([.H$2])-1)*([.A57]-[.I$2])/([.J$2]-[.I$2]));0);[.H$2])" office:value-type="float" office:value="1.54195260190981" calcext:value-type="float">
            <text:p>1.54195260190981</text:p>
          </table:table-cell>
          <table:table-cell table:formula="of:=MIN(MAX(([.A57]-[.I$2])/(([.J$2]-[.I$2])/[.H$2]);0);[.H$2])" office:value-type="float" office:value="1.15" calcext:value-type="float">
            <text:p>1.15</text:p>
          </table:table-cell>
          <table:table-cell table:formula="of:=MIN(MAX([.H$2]*((2*[.A57]-[.J$2]-[.I$2])/([.J$2]-[.I$2]));0);[.H$2])" office:value-type="float" office:value="0.3" calcext:value-type="float">
            <text:p>0.3</text:p>
          </table:table-cell>
          <table:table-cell table:formula="of:=IF([.A57]&gt;[.I$2];IF([.A57]&lt;[.J$2];[.H$2]/2*(1+SIN(PI()/([.J$2]-[.I$2])*([.A57]-([.I$2]+[.J$2])/2)));[.H$2]);0)" office:value-type="float" office:value="1.23344536385591" calcext:value-type="float">
            <text:p>1.23344536385591</text:p>
          </table:table-cell>
          <table:table-cell table:formula="of:=MIN([.H$2];MAX(0;EXP(LN(1+[.H$2])*([.A57]-[.I$2])/([.J$2]-[.I$2]))-1))" office:value-type="float" office:value="0.88080911765232" calcext:value-type="float">
            <text:p>0.88080911765232</text:p>
          </table:table-cell>
          <table:table-cell table:formula="of:=IF([.A57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MIN(MAX(LN(1+(EXP([.H$2])-1)*([.A58]-[.I$2])/([.J$2]-[.I$2]));0);[.H$2])" office:value-type="float" office:value="1.55889601107414" calcext:value-type="float">
            <text:p>1.55889601107414</text:p>
          </table:table-cell>
          <table:table-cell table:formula="of:=MIN(MAX(([.A58]-[.I$2])/(([.J$2]-[.I$2])/[.H$2]);0);[.H$2])" office:value-type="float" office:value="1.175" calcext:value-type="float">
            <text:p>1.175</text:p>
          </table:table-cell>
          <table:table-cell table:formula="of:=MIN(MAX([.H$2]*((2*[.A58]-[.J$2]-[.I$2])/([.J$2]-[.I$2]));0);[.H$2])" office:value-type="float" office:value="0.35" calcext:value-type="float">
            <text:p>0.35</text:p>
          </table:table-cell>
          <table:table-cell table:formula="of:=IF([.A58]&gt;[.I$2];IF([.A58]&lt;[.J$2];[.H$2]/2*(1+SIN(PI()/([.J$2]-[.I$2])*([.A58]-([.I$2]+[.J$2])/2)));[.H$2]);0)" office:value-type="float" office:value="1.27144044986507" calcext:value-type="float">
            <text:p>1.27144044986507</text:p>
          </table:table-cell>
          <table:table-cell table:formula="of:=MIN([.H$2];MAX(0;EXP(LN(1+[.H$2])*([.A58]-[.I$2])/([.J$2]-[.I$2]))-1))" office:value-type="float" office:value="0.906815779300512" calcext:value-type="float">
            <text:p>0.906815779300512</text:p>
          </table:table-cell>
          <table:table-cell table:formula="of:=IF([.A58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79999999999999" calcext:value-type="float">
            <text:p>5.79999999999999</text:p>
          </table:table-cell>
          <table:table-cell table:formula="of:=MIN(MAX(LN(1+(EXP([.H$2])-1)*([.A59]-[.I$2])/([.J$2]-[.I$2]));0);[.H$2])" office:value-type="float" office:value="1.57555711765162" calcext:value-type="float">
            <text:p>1.57555711765162</text:p>
          </table:table-cell>
          <table:table-cell table:formula="of:=MIN(MAX(([.A59]-[.I$2])/(([.J$2]-[.I$2])/[.H$2]);0);[.H$2])" office:value-type="float" office:value="1.2" calcext:value-type="float">
            <text:p>1.2</text:p>
          </table:table-cell>
          <table:table-cell table:formula="of:=MIN(MAX([.H$2]*((2*[.A59]-[.J$2]-[.I$2])/([.J$2]-[.I$2]));0);[.H$2])" office:value-type="float" office:value="0.399999999999995" calcext:value-type="float">
            <text:p>0.399999999999995</text:p>
          </table:table-cell>
          <table:table-cell table:formula="of:=IF([.A59]&gt;[.I$2];IF([.A59]&lt;[.J$2];[.H$2]/2*(1+SIN(PI()/([.J$2]-[.I$2])*([.A59]-([.I$2]+[.J$2])/2)));[.H$2]);0)" office:value-type="float" office:value="1.30901699437494" calcext:value-type="float">
            <text:p>1.30901699437494</text:p>
          </table:table-cell>
          <table:table-cell table:formula="of:=MIN([.H$2];MAX(0;EXP(LN(1+[.H$2])*([.A59]-[.I$2])/([.J$2]-[.I$2]))-1))" office:value-type="float" office:value="0.93318204493176" calcext:value-type="float">
            <text:p>0.93318204493176</text:p>
          </table:table-cell>
          <table:table-cell table:formula="of:=IF([.A59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.89999999999999" calcext:value-type="float">
            <text:p>5.89999999999999</text:p>
          </table:table-cell>
          <table:table-cell table:formula="of:=MIN(MAX(LN(1+(EXP([.H$2])-1)*([.A60]-[.I$2])/([.J$2]-[.I$2]));0);[.H$2])" office:value-type="float" office:value="1.59194517484877" calcext:value-type="float">
            <text:p>1.59194517484877</text:p>
          </table:table-cell>
          <table:table-cell table:formula="of:=MIN(MAX(([.A60]-[.I$2])/(([.J$2]-[.I$2])/[.H$2]);0);[.H$2])" office:value-type="float" office:value="1.225" calcext:value-type="float">
            <text:p>1.225</text:p>
          </table:table-cell>
          <table:table-cell table:formula="of:=MIN(MAX([.H$2]*((2*[.A60]-[.J$2]-[.I$2])/([.J$2]-[.I$2]));0);[.H$2])" office:value-type="float" office:value="0.449999999999995" calcext:value-type="float">
            <text:p>0.449999999999995</text:p>
          </table:table-cell>
          <table:table-cell table:formula="of:=IF([.A60]&gt;[.I$2];IF([.A60]&lt;[.J$2];[.H$2]/2*(1+SIN(PI()/([.J$2]-[.I$2])*([.A60]-([.I$2]+[.J$2])/2)));[.H$2]);0)" office:value-type="float" office:value="1.34611705707749" calcext:value-type="float">
            <text:p>1.34611705707749</text:p>
          </table:table-cell>
          <table:table-cell table:formula="of:=MIN([.H$2];MAX(0;EXP(LN(1+[.H$2])*([.A60]-[.I$2])/([.J$2]-[.I$2]))-1))" office:value-type="float" office:value="0.959912886926855" calcext:value-type="float">
            <text:p>0.959912886926855</text:p>
          </table:table-cell>
          <table:table-cell table:formula="of:=IF([.A60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MAX(LN(1+(EXP([.H$2])-1)*([.A61]-[.I$2])/([.J$2]-[.I$2]));0);[.H$2])" office:value-type="float" office:value="1.60806898825113" calcext:value-type="float">
            <text:p>1.60806898825113</text:p>
          </table:table-cell>
          <table:table-cell table:formula="of:=MIN(MAX(([.A61]-[.I$2])/(([.J$2]-[.I$2])/[.H$2]);0);[.H$2])" office:value-type="float" office:value="1.25" calcext:value-type="float">
            <text:p>1.25</text:p>
          </table:table-cell>
          <table:table-cell table:formula="of:=MIN(MAX([.H$2]*((2*[.A61]-[.J$2]-[.I$2])/([.J$2]-[.I$2]));0);[.H$2])" office:value-type="float" office:value="0.5" calcext:value-type="float">
            <text:p>0.5</text:p>
          </table:table-cell>
          <table:table-cell table:formula="of:=IF([.A61]&gt;[.I$2];IF([.A61]&lt;[.J$2];[.H$2]/2*(1+SIN(PI()/([.J$2]-[.I$2])*([.A61]-([.I$2]+[.J$2])/2)));[.H$2]);0)" office:value-type="float" office:value="1.38268343236509" calcext:value-type="float">
            <text:p>1.38268343236509</text:p>
          </table:table-cell>
          <table:table-cell table:formula="of:=MIN([.H$2];MAX(0;EXP(LN(1+[.H$2])*([.A61]-[.I$2])/([.J$2]-[.I$2]))-1))" office:value-type="float" office:value="0.987013346421578" calcext:value-type="float">
            <text:p>0.987013346421578</text:p>
          </table:table-cell>
          <table:table-cell table:formula="of:=IF([.A61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09999999999999" calcext:value-type="float">
            <text:p>6.09999999999999</text:p>
          </table:table-cell>
          <table:table-cell table:formula="of:=MIN(MAX(LN(1+(EXP([.H$2])-1)*([.A62]-[.I$2])/([.J$2]-[.I$2]));0);[.H$2])" office:value-type="float" office:value="1.62393694423702" calcext:value-type="float">
            <text:p>1.62393694423702</text:p>
          </table:table-cell>
          <table:table-cell table:formula="of:=MIN(MAX(([.A62]-[.I$2])/(([.J$2]-[.I$2])/[.H$2]);0);[.H$2])" office:value-type="float" office:value="1.275" calcext:value-type="float">
            <text:p>1.275</text:p>
          </table:table-cell>
          <table:table-cell table:formula="of:=MIN(MAX([.H$2]*((2*[.A62]-[.J$2]-[.I$2])/([.J$2]-[.I$2]));0);[.H$2])" office:value-type="float" office:value="0.549999999999995" calcext:value-type="float">
            <text:p>0.549999999999995</text:p>
          </table:table-cell>
          <table:table-cell table:formula="of:=IF([.A62]&gt;[.I$2];IF([.A62]&lt;[.J$2];[.H$2]/2*(1+SIN(PI()/([.J$2]-[.I$2])*([.A62]-([.I$2]+[.J$2])/2)));[.H$2]);0)" office:value-type="float" office:value="1.41865973753742" calcext:value-type="float">
            <text:p>1.41865973753742</text:p>
          </table:table-cell>
          <table:table-cell table:formula="of:=MIN([.H$2];MAX(0;EXP(LN(1+[.H$2])*([.A62]-[.I$2])/([.J$2]-[.I$2]))-1))" office:value-type="float" office:value="1.0144885342574" calcext:value-type="float">
            <text:p>1.0144885342574</text:p>
          </table:table-cell>
          <table:table-cell table:formula="of:=IF([.A62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19999999999999" calcext:value-type="float">
            <text:p>6.19999999999999</text:p>
          </table:table-cell>
          <table:table-cell table:formula="of:=MIN(MAX(LN(1+(EXP([.H$2])-1)*([.A63]-[.I$2])/([.J$2]-[.I$2]));0);[.H$2])" office:value-type="float" office:value="1.63955703617204" calcext:value-type="float">
            <text:p>1.63955703617204</text:p>
          </table:table-cell>
          <table:table-cell table:formula="of:=MIN(MAX(([.A63]-[.I$2])/(([.J$2]-[.I$2])/[.H$2]);0);[.H$2])" office:value-type="float" office:value="1.3" calcext:value-type="float">
            <text:p>1.3</text:p>
          </table:table-cell>
          <table:table-cell table:formula="of:=MIN(MAX([.H$2]*((2*[.A63]-[.J$2]-[.I$2])/([.J$2]-[.I$2]));0);[.H$2])" office:value-type="float" office:value="0.599999999999995" calcext:value-type="float">
            <text:p>0.599999999999995</text:p>
          </table:table-cell>
          <table:table-cell table:formula="of:=IF([.A63]&gt;[.I$2];IF([.A63]&lt;[.J$2];[.H$2]/2*(1+SIN(PI()/([.J$2]-[.I$2])*([.A63]-([.I$2]+[.J$2])/2)));[.H$2]);0)" office:value-type="float" office:value="1.45399049973954" calcext:value-type="float">
            <text:p>1.45399049973954</text:p>
          </table:table-cell>
          <table:table-cell table:formula="of:=MIN([.H$2];MAX(0;EXP(LN(1+[.H$2])*([.A63]-[.I$2])/([.J$2]-[.I$2]))-1))" office:value-type="float" office:value="1.04234363194535" calcext:value-type="float">
            <text:p>1.04234363194535</text:p>
          </table:table-cell>
          <table:table-cell table:formula="of:=IF([.A63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29999999999999" calcext:value-type="float">
            <text:p>6.29999999999999</text:p>
          </table:table-cell>
          <table:table-cell table:formula="of:=MIN(MAX(LN(1+(EXP([.H$2])-1)*([.A64]-[.I$2])/([.J$2]-[.I$2]));0);[.H$2])" office:value-type="float" office:value="1.65493688858893" calcext:value-type="float">
            <text:p>1.65493688858893</text:p>
          </table:table-cell>
          <table:table-cell table:formula="of:=MIN(MAX(([.A64]-[.I$2])/(([.J$2]-[.I$2])/[.H$2]);0);[.H$2])" office:value-type="float" office:value="1.325" calcext:value-type="float">
            <text:p>1.325</text:p>
          </table:table-cell>
          <table:table-cell table:formula="of:=MIN(MAX([.H$2]*((2*[.A64]-[.J$2]-[.I$2])/([.J$2]-[.I$2]));0);[.H$2])" office:value-type="float" office:value="0.649999999999995" calcext:value-type="float">
            <text:p>0.649999999999995</text:p>
          </table:table-cell>
          <table:table-cell table:formula="of:=IF([.A64]&gt;[.I$2];IF([.A64]&lt;[.J$2];[.H$2]/2*(1+SIN(PI()/([.J$2]-[.I$2])*([.A64]-([.I$2]+[.J$2])/2)));[.H$2]);0)" office:value-type="float" office:value="1.48862124149695" calcext:value-type="float">
            <text:p>1.48862124149695</text:p>
          </table:table-cell>
          <table:table-cell table:formula="of:=MIN([.H$2];MAX(0;EXP(LN(1+[.H$2])*([.A64]-[.I$2])/([.J$2]-[.I$2]))-1))" office:value-type="float" office:value="1.07058389264317" calcext:value-type="float">
            <text:p>1.07058389264317</text:p>
          </table:table-cell>
          <table:table-cell table:formula="of:=IF([.A64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39999999999999" calcext:value-type="float">
            <text:p>6.39999999999999</text:p>
          </table:table-cell>
          <table:table-cell table:formula="of:=MIN(MAX(LN(1+(EXP([.H$2])-1)*([.A65]-[.I$2])/([.J$2]-[.I$2]));0);[.H$2])" office:value-type="float" office:value="1.67008377953604" calcext:value-type="float">
            <text:p>1.67008377953604</text:p>
          </table:table-cell>
          <table:table-cell table:formula="of:=MIN(MAX(([.A65]-[.I$2])/(([.J$2]-[.I$2])/[.H$2]);0);[.H$2])" office:value-type="float" office:value="1.35" calcext:value-type="float">
            <text:p>1.35</text:p>
          </table:table-cell>
          <table:table-cell table:formula="of:=MIN(MAX([.H$2]*((2*[.A65]-[.J$2]-[.I$2])/([.J$2]-[.I$2]));0);[.H$2])" office:value-type="float" office:value="0.699999999999995" calcext:value-type="float">
            <text:p>0.699999999999995</text:p>
          </table:table-cell>
          <table:table-cell table:formula="of:=IF([.A65]&gt;[.I$2];IF([.A65]&lt;[.J$2];[.H$2]/2*(1+SIN(PI()/([.J$2]-[.I$2])*([.A65]-([.I$2]+[.J$2])/2)));[.H$2]);0)" office:value-type="float" office:value="1.52249856471595" calcext:value-type="float">
            <text:p>1.52249856471595</text:p>
          </table:table-cell>
          <table:table-cell table:formula="of:=MIN([.H$2];MAX(0;EXP(LN(1+[.H$2])*([.A65]-[.I$2])/([.J$2]-[.I$2]))-1))" office:value-type="float" office:value="1.09921464214601" calcext:value-type="float">
            <text:p>1.09921464214601</text:p>
          </table:table-cell>
          <table:table-cell table:formula="of:=IF([.A65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49999999999999" calcext:value-type="float">
            <text:p>6.49999999999999</text:p>
          </table:table-cell>
          <table:table-cell table:formula="of:=MIN(MAX(LN(1+(EXP([.H$2])-1)*([.A66]-[.I$2])/([.J$2]-[.I$2]));0);[.H$2])" office:value-type="float" office:value="1.68500466125831" calcext:value-type="float">
            <text:p>1.68500466125831</text:p>
          </table:table-cell>
          <table:table-cell table:formula="of:=MIN(MAX(([.A66]-[.I$2])/(([.J$2]-[.I$2])/[.H$2]);0);[.H$2])" office:value-type="float" office:value="1.375" calcext:value-type="float">
            <text:p>1.375</text:p>
          </table:table-cell>
          <table:table-cell table:formula="of:=MIN(MAX([.H$2]*((2*[.A66]-[.J$2]-[.I$2])/([.J$2]-[.I$2]));0);[.H$2])" office:value-type="float" office:value="0.749999999999995" calcext:value-type="float">
            <text:p>0.749999999999995</text:p>
          </table:table-cell>
          <table:table-cell table:formula="of:=IF([.A66]&gt;[.I$2];IF([.A66]&lt;[.J$2];[.H$2]/2*(1+SIN(PI()/([.J$2]-[.I$2])*([.A66]-([.I$2]+[.J$2])/2)));[.H$2]);0)" office:value-type="float" office:value="1.5555702330196" calcext:value-type="float">
            <text:p>1.5555702330196</text:p>
          </table:table-cell>
          <table:table-cell table:formula="of:=MIN([.H$2];MAX(0;EXP(LN(1+[.H$2])*([.A66]-[.I$2])/([.J$2]-[.I$2]))-1))" office:value-type="float" office:value="1.12824127989082" calcext:value-type="float">
            <text:p>1.12824127989082</text:p>
          </table:table-cell>
          <table:table-cell table:formula="of:=IF([.A66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59999999999999" calcext:value-type="float">
            <text:p>6.59999999999999</text:p>
          </table:table-cell>
          <table:table-cell table:formula="of:=MIN(MAX(LN(1+(EXP([.H$2])-1)*([.A67]-[.I$2])/([.J$2]-[.I$2]));0);[.H$2])" office:value-type="float" office:value="1.69970617935796" calcext:value-type="float">
            <text:p>1.69970617935796</text:p>
          </table:table-cell>
          <table:table-cell table:formula="of:=MIN(MAX(([.A67]-[.I$2])/(([.J$2]-[.I$2])/[.H$2]);0);[.H$2])" office:value-type="float" office:value="1.4" calcext:value-type="float">
            <text:p>1.4</text:p>
          </table:table-cell>
          <table:table-cell table:formula="of:=MIN(MAX([.H$2]*((2*[.A67]-[.J$2]-[.I$2])/([.J$2]-[.I$2]));0);[.H$2])" office:value-type="float" office:value="0.799999999999995" calcext:value-type="float">
            <text:p>0.799999999999995</text:p>
          </table:table-cell>
          <table:table-cell table:formula="of:=IF([.A67]&gt;[.I$2];IF([.A67]&lt;[.J$2];[.H$2]/2*(1+SIN(PI()/([.J$2]-[.I$2])*([.A67]-([.I$2]+[.J$2])/2)));[.H$2]);0)" office:value-type="float" office:value="1.58778525229247" calcext:value-type="float">
            <text:p>1.58778525229247</text:p>
          </table:table-cell>
          <table:table-cell table:formula="of:=MIN([.H$2];MAX(0;EXP(LN(1+[.H$2])*([.A67]-[.I$2])/([.J$2]-[.I$2]))-1))" office:value-type="float" office:value="1.15766927997459" calcext:value-type="float">
            <text:p>1.15766927997459</text:p>
          </table:table-cell>
          <table:table-cell table:formula="of:=IF([.A67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69999999999999" calcext:value-type="float">
            <text:p>6.69999999999999</text:p>
          </table:table-cell>
          <table:table-cell table:formula="of:=MIN(MAX(LN(1+(EXP([.H$2])-1)*([.A68]-[.I$2])/([.J$2]-[.I$2]));0);[.H$2])" office:value-type="float" office:value="1.71419469056695" calcext:value-type="float">
            <text:p>1.71419469056695</text:p>
          </table:table-cell>
          <table:table-cell table:formula="of:=MIN(MAX(([.A68]-[.I$2])/(([.J$2]-[.I$2])/[.H$2]);0);[.H$2])" office:value-type="float" office:value="1.425" calcext:value-type="float">
            <text:p>1.425</text:p>
          </table:table-cell>
          <table:table-cell table:formula="of:=MIN(MAX([.H$2]*((2*[.A68]-[.J$2]-[.I$2])/([.J$2]-[.I$2]));0);[.H$2])" office:value-type="float" office:value="0.849999999999995" calcext:value-type="float">
            <text:p>0.849999999999995</text:p>
          </table:table-cell>
          <table:table-cell table:formula="of:=IF([.A68]&gt;[.I$2];IF([.A68]&lt;[.J$2];[.H$2]/2*(1+SIN(PI()/([.J$2]-[.I$2])*([.A68]-([.I$2]+[.J$2])/2)));[.H$2]);0)" office:value-type="float" office:value="1.61909394930983" calcext:value-type="float">
            <text:p>1.61909394930983</text:p>
          </table:table-cell>
          <table:table-cell table:formula="of:=MIN([.H$2];MAX(0;EXP(LN(1+[.H$2])*([.A68]-[.I$2])/([.J$2]-[.I$2]))-1))" office:value-type="float" office:value="1.18750419218676" calcext:value-type="float">
            <text:p>1.18750419218676</text:p>
          </table:table-cell>
          <table:table-cell table:formula="of:=IF([.A68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79999999999999" calcext:value-type="float">
            <text:p>6.79999999999999</text:p>
          </table:table-cell>
          <table:table-cell table:formula="of:=MIN(MAX(LN(1+(EXP([.H$2])-1)*([.A69]-[.I$2])/([.J$2]-[.I$2]));0);[.H$2])" office:value-type="float" office:value="1.72847627925024" calcext:value-type="float">
            <text:p>1.72847627925024</text:p>
          </table:table-cell>
          <table:table-cell table:formula="of:=MIN(MAX(([.A69]-[.I$2])/(([.J$2]-[.I$2])/[.H$2]);0);[.H$2])" office:value-type="float" office:value="1.45" calcext:value-type="float">
            <text:p>1.45</text:p>
          </table:table-cell>
          <table:table-cell table:formula="of:=MIN(MAX([.H$2]*((2*[.A69]-[.J$2]-[.I$2])/([.J$2]-[.I$2]));0);[.H$2])" office:value-type="float" office:value="0.899999999999995" calcext:value-type="float">
            <text:p>0.899999999999995</text:p>
          </table:table-cell>
          <table:table-cell table:formula="of:=IF([.A69]&gt;[.I$2];IF([.A69]&lt;[.J$2];[.H$2]/2*(1+SIN(PI()/([.J$2]-[.I$2])*([.A69]-([.I$2]+[.J$2])/2)));[.H$2]);0)" office:value-type="float" office:value="1.64944804833018" calcext:value-type="float">
            <text:p>1.64944804833018</text:p>
          </table:table-cell>
          <table:table-cell table:formula="of:=MIN([.H$2];MAX(0;EXP(LN(1+[.H$2])*([.A69]-[.I$2])/([.J$2]-[.I$2]))-1))" office:value-type="float" office:value="1.21775164305578" calcext:value-type="float">
            <text:p>1.21775164305578</text:p>
          </table:table-cell>
          <table:table-cell table:formula="of:=IF([.A69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89999999999999" calcext:value-type="float">
            <text:p>6.89999999999999</text:p>
          </table:table-cell>
          <table:table-cell table:formula="of:=MIN(MAX(LN(1+(EXP([.H$2])-1)*([.A70]-[.I$2])/([.J$2]-[.I$2]));0);[.H$2])" office:value-type="float" office:value="1.7425567727471" calcext:value-type="float">
            <text:p>1.7425567727471</text:p>
          </table:table-cell>
          <table:table-cell table:formula="of:=MIN(MAX(([.A70]-[.I$2])/(([.J$2]-[.I$2])/[.H$2]);0);[.H$2])" office:value-type="float" office:value="1.475" calcext:value-type="float">
            <text:p>1.475</text:p>
          </table:table-cell>
          <table:table-cell table:formula="of:=MIN(MAX([.H$2]*((2*[.A70]-[.J$2]-[.I$2])/([.J$2]-[.I$2]));0);[.H$2])" office:value-type="float" office:value="0.949999999999995" calcext:value-type="float">
            <text:p>0.949999999999995</text:p>
          </table:table-cell>
          <table:table-cell table:formula="of:=IF([.A70]&gt;[.I$2];IF([.A70]&lt;[.J$2];[.H$2]/2*(1+SIN(PI()/([.J$2]-[.I$2])*([.A70]-([.I$2]+[.J$2])/2)));[.H$2]);0)" office:value-type="float" office:value="1.67880074553294" calcext:value-type="float">
            <text:p>1.67880074553294</text:p>
          </table:table-cell>
          <table:table-cell table:formula="of:=MIN([.H$2];MAX(0;EXP(LN(1+[.H$2])*([.A70]-[.I$2])/([.J$2]-[.I$2]))-1))" office:value-type="float" office:value="1.24841733691028" calcext:value-type="float">
            <text:p>1.24841733691028</text:p>
          </table:table-cell>
          <table:table-cell table:formula="of:=IF([.A70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.99999999999999" calcext:value-type="float">
            <text:p>6.99999999999999</text:p>
          </table:table-cell>
          <table:table-cell table:formula="of:=MIN(MAX(LN(1+(EXP([.H$2])-1)*([.A71]-[.I$2])/([.J$2]-[.I$2]));0);[.H$2])" office:value-type="float" office:value="1.75644175564725" calcext:value-type="float">
            <text:p>1.75644175564725</text:p>
          </table:table-cell>
          <table:table-cell table:formula="of:=MIN(MAX(([.A71]-[.I$2])/(([.J$2]-[.I$2])/[.H$2]);0);[.H$2])" office:value-type="float" office:value="1.5" calcext:value-type="float">
            <text:p>1.5</text:p>
          </table:table-cell>
          <table:table-cell table:formula="of:=MIN(MAX([.H$2]*((2*[.A71]-[.J$2]-[.I$2])/([.J$2]-[.I$2]));0);[.H$2])" office:value-type="float" office:value="0.999999999999995" calcext:value-type="float">
            <text:p>0.999999999999995</text:p>
          </table:table-cell>
          <table:table-cell table:formula="of:=IF([.A71]&gt;[.I$2];IF([.A71]&lt;[.J$2];[.H$2]/2*(1+SIN(PI()/([.J$2]-[.I$2])*([.A71]-([.I$2]+[.J$2])/2)));[.H$2]);0)" office:value-type="float" office:value="1.70710678118654" calcext:value-type="float">
            <text:p>1.70710678118654</text:p>
          </table:table-cell>
          <table:table-cell table:formula="of:=MIN([.H$2];MAX(0;EXP(LN(1+[.H$2])*([.A71]-[.I$2])/([.J$2]-[.I$2]))-1))" office:value-type="float" office:value="1.27950705695477" calcext:value-type="float">
            <text:p>1.27950705695477</text:p>
          </table:table-cell>
          <table:table-cell table:formula="of:=IF([.A71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09999999999999" calcext:value-type="float">
            <text:p>7.09999999999999</text:p>
          </table:table-cell>
          <table:table-cell table:formula="of:=MIN(MAX(LN(1+(EXP([.H$2])-1)*([.A72]-[.I$2])/([.J$2]-[.I$2]));0);[.H$2])" office:value-type="float" office:value="1.77013658308937" calcext:value-type="float">
            <text:p>1.77013658308937</text:p>
          </table:table-cell>
          <table:table-cell table:formula="of:=MIN(MAX(([.A72]-[.I$2])/(([.J$2]-[.I$2])/[.H$2]);0);[.H$2])" office:value-type="float" office:value="1.525" calcext:value-type="float">
            <text:p>1.525</text:p>
          </table:table-cell>
          <table:table-cell table:formula="of:=MIN(MAX([.H$2]*((2*[.A72]-[.J$2]-[.I$2])/([.J$2]-[.I$2]));0);[.H$2])" office:value-type="float" office:value="1.05" calcext:value-type="float">
            <text:p>1.05</text:p>
          </table:table-cell>
          <table:table-cell table:formula="of:=IF([.A72]&gt;[.I$2];IF([.A72]&lt;[.J$2];[.H$2]/2*(1+SIN(PI()/([.J$2]-[.I$2])*([.A72]-([.I$2]+[.J$2])/2)));[.H$2]);0)" office:value-type="float" office:value="1.73432250943568" calcext:value-type="float">
            <text:p>1.73432250943568</text:p>
          </table:table-cell>
          <table:table-cell table:formula="of:=MIN([.H$2];MAX(0;EXP(LN(1+[.H$2])*([.A72]-[.I$2])/([.J$2]-[.I$2]))-1))" office:value-type="float" office:value="1.31102666636037" calcext:value-type="float">
            <text:p>1.31102666636037</text:p>
          </table:table-cell>
          <table:table-cell table:formula="of:=IF([.A72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19999999999999" calcext:value-type="float">
            <text:p>7.19999999999999</text:p>
          </table:table-cell>
          <table:table-cell table:formula="of:=MIN(MAX(LN(1+(EXP([.H$2])-1)*([.A73]-[.I$2])/([.J$2]-[.I$2]));0);[.H$2])" office:value-type="float" office:value="1.78364639316122" calcext:value-type="float">
            <text:p>1.78364639316122</text:p>
          </table:table-cell>
          <table:table-cell table:formula="of:=MIN(MAX(([.A73]-[.I$2])/(([.J$2]-[.I$2])/[.H$2]);0);[.H$2])" office:value-type="float" office:value="1.55" calcext:value-type="float">
            <text:p>1.55</text:p>
          </table:table-cell>
          <table:table-cell table:formula="of:=MIN(MAX([.H$2]*((2*[.A73]-[.J$2]-[.I$2])/([.J$2]-[.I$2]));0);[.H$2])" office:value-type="float" office:value="1.1" calcext:value-type="float">
            <text:p>1.1</text:p>
          </table:table-cell>
          <table:table-cell table:formula="of:=IF([.A73]&gt;[.I$2];IF([.A73]&lt;[.J$2];[.H$2]/2*(1+SIN(PI()/([.J$2]-[.I$2])*([.A73]-([.I$2]+[.J$2])/2)));[.H$2]);0)" office:value-type="float" office:value="1.76040596560003" calcext:value-type="float">
            <text:p>1.76040596560003</text:p>
          </table:table-cell>
          <table:table-cell table:formula="of:=MIN([.H$2];MAX(0;EXP(LN(1+[.H$2])*([.A73]-[.I$2])/([.J$2]-[.I$2]))-1))" office:value-type="float" office:value="1.34298210937045" calcext:value-type="float">
            <text:p>1.34298210937045</text:p>
          </table:table-cell>
          <table:table-cell table:formula="of:=IF([.A73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29999999999999" calcext:value-type="float">
            <text:p>7.29999999999999</text:p>
          </table:table-cell>
          <table:table-cell table:formula="of:=MIN(MAX(LN(1+(EXP([.H$2])-1)*([.A74]-[.I$2])/([.J$2]-[.I$2]));0);[.H$2])" office:value-type="float" office:value="1.79697611847332" calcext:value-type="float">
            <text:p>1.79697611847332</text:p>
          </table:table-cell>
          <table:table-cell table:formula="of:=MIN(MAX(([.A74]-[.I$2])/(([.J$2]-[.I$2])/[.H$2]);0);[.H$2])" office:value-type="float" office:value="1.575" calcext:value-type="float">
            <text:p>1.575</text:p>
          </table:table-cell>
          <table:table-cell table:formula="of:=MIN(MAX([.H$2]*((2*[.A74]-[.J$2]-[.I$2])/([.J$2]-[.I$2]));0);[.H$2])" office:value-type="float" office:value="1.15" calcext:value-type="float">
            <text:p>1.15</text:p>
          </table:table-cell>
          <table:table-cell table:formula="of:=IF([.A74]&gt;[.I$2];IF([.A74]&lt;[.J$2];[.H$2]/2*(1+SIN(PI()/([.J$2]-[.I$2])*([.A74]-([.I$2]+[.J$2])/2)));[.H$2]);0)" office:value-type="float" office:value="1.78531693088074" calcext:value-type="float">
            <text:p>1.78531693088074</text:p>
          </table:table-cell>
          <table:table-cell table:formula="of:=MIN([.H$2];MAX(0;EXP(LN(1+[.H$2])*([.A74]-[.I$2])/([.J$2]-[.I$2]))-1))" office:value-type="float" office:value="1.37537941242172" calcext:value-type="float">
            <text:p>1.37537941242172</text:p>
          </table:table-cell>
          <table:table-cell table:formula="of:=IF([.A74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39999999999999" calcext:value-type="float">
            <text:p>7.39999999999999</text:p>
          </table:table-cell>
          <table:table-cell table:formula="of:=MIN(MAX(LN(1+(EXP([.H$2])-1)*([.A75]-[.I$2])/([.J$2]-[.I$2]));0);[.H$2])" office:value-type="float" office:value="1.81013049697124" calcext:value-type="float">
            <text:p>1.81013049697124</text:p>
          </table:table-cell>
          <table:table-cell table:formula="of:=MIN(MAX(([.A75]-[.I$2])/(([.J$2]-[.I$2])/[.H$2]);0);[.H$2])" office:value-type="float" office:value="1.6" calcext:value-type="float">
            <text:p>1.6</text:p>
          </table:table-cell>
          <table:table-cell table:formula="of:=MIN(MAX([.H$2]*((2*[.A75]-[.J$2]-[.I$2])/([.J$2]-[.I$2]));0);[.H$2])" office:value-type="float" office:value="1.2" calcext:value-type="float">
            <text:p>1.2</text:p>
          </table:table-cell>
          <table:table-cell table:formula="of:=IF([.A75]&gt;[.I$2];IF([.A75]&lt;[.J$2];[.H$2]/2*(1+SIN(PI()/([.J$2]-[.I$2])*([.A75]-([.I$2]+[.J$2])/2)));[.H$2]);0)" office:value-type="float" office:value="1.80901699437495" calcext:value-type="float">
            <text:p>1.80901699437495</text:p>
          </table:table-cell>
          <table:table-cell table:formula="of:=MIN([.H$2];MAX(0;EXP(LN(1+[.H$2])*([.A75]-[.I$2])/([.J$2]-[.I$2]))-1))" office:value-type="float" office:value="1.40822468528069" calcext:value-type="float">
            <text:p>1.40822468528069</text:p>
          </table:table-cell>
          <table:table-cell table:formula="of:=IF([.A75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49999999999999" calcext:value-type="float">
            <text:p>7.49999999999999</text:p>
          </table:table-cell>
          <table:table-cell table:formula="of:=MIN(MAX(LN(1+(EXP([.H$2])-1)*([.A76]-[.I$2])/([.J$2]-[.I$2]));0);[.H$2])" office:value-type="float" office:value="1.82311408204602" calcext:value-type="float">
            <text:p>1.82311408204602</text:p>
          </table:table-cell>
          <table:table-cell table:formula="of:=MIN(MAX(([.A76]-[.I$2])/(([.J$2]-[.I$2])/[.H$2]);0);[.H$2])" office:value-type="float" office:value="1.625" calcext:value-type="float">
            <text:p>1.625</text:p>
          </table:table-cell>
          <table:table-cell table:formula="of:=MIN(MAX([.H$2]*((2*[.A76]-[.J$2]-[.I$2])/([.J$2]-[.I$2]));0);[.H$2])" office:value-type="float" office:value="1.25" calcext:value-type="float">
            <text:p>1.25</text:p>
          </table:table-cell>
          <table:table-cell table:formula="of:=IF([.A76]&gt;[.I$2];IF([.A76]&lt;[.J$2];[.H$2]/2*(1+SIN(PI()/([.J$2]-[.I$2])*([.A76]-([.I$2]+[.J$2])/2)));[.H$2]);0)" office:value-type="float" office:value="1.83146961230254" calcext:value-type="float">
            <text:p>1.83146961230254</text:p>
          </table:table-cell>
          <table:table-cell table:formula="of:=MIN([.H$2];MAX(0;EXP(LN(1+[.H$2])*([.A76]-[.I$2])/([.J$2]-[.I$2]))-1))" office:value-type="float" office:value="1.44152412219595" calcext:value-type="float">
            <text:p>1.44152412219595</text:p>
          </table:table-cell>
          <table:table-cell table:formula="of:=IF([.A76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59999999999999" calcext:value-type="float">
            <text:p>7.59999999999999</text:p>
          </table:table-cell>
          <table:table-cell table:formula="of:=MIN(MAX(LN(1+(EXP([.H$2])-1)*([.A77]-[.I$2])/([.J$2]-[.I$2]));0);[.H$2])" office:value-type="float" office:value="1.83593125199654" calcext:value-type="float">
            <text:p>1.83593125199654</text:p>
          </table:table-cell>
          <table:table-cell table:formula="of:=MIN(MAX(([.A77]-[.I$2])/(([.J$2]-[.I$2])/[.H$2]);0);[.H$2])" office:value-type="float" office:value="1.65" calcext:value-type="float">
            <text:p>1.65</text:p>
          </table:table-cell>
          <table:table-cell table:formula="of:=MIN(MAX([.H$2]*((2*[.A77]-[.J$2]-[.I$2])/([.J$2]-[.I$2]));0);[.H$2])" office:value-type="float" office:value="1.3" calcext:value-type="float">
            <text:p>1.3</text:p>
          </table:table-cell>
          <table:table-cell table:formula="of:=IF([.A77]&gt;[.I$2];IF([.A77]&lt;[.J$2];[.H$2]/2*(1+SIN(PI()/([.J$2]-[.I$2])*([.A77]-([.I$2]+[.J$2])/2)));[.H$2]);0)" office:value-type="float" office:value="1.85264016435409" calcext:value-type="float">
            <text:p>1.85264016435409</text:p>
          </table:table-cell>
          <table:table-cell table:formula="of:=MIN([.H$2];MAX(0;EXP(LN(1+[.H$2])*([.A77]-[.I$2])/([.J$2]-[.I$2]))-1))" office:value-type="float" office:value="1.47528400306632" calcext:value-type="float">
            <text:p>1.47528400306632</text:p>
          </table:table-cell>
          <table:table-cell table:formula="of:=IF([.A77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69999999999999" calcext:value-type="float">
            <text:p>7.69999999999999</text:p>
          </table:table-cell>
          <table:table-cell table:formula="of:=MIN(MAX(LN(1+(EXP([.H$2])-1)*([.A78]-[.I$2])/([.J$2]-[.I$2]));0);[.H$2])" office:value-type="float" office:value="1.8485862188932" calcext:value-type="float">
            <text:p>1.8485862188932</text:p>
          </table:table-cell>
          <table:table-cell table:formula="of:=MIN(MAX(([.A78]-[.I$2])/(([.J$2]-[.I$2])/[.H$2]);0);[.H$2])" office:value-type="float" office:value="1.675" calcext:value-type="float">
            <text:p>1.675</text:p>
          </table:table-cell>
          <table:table-cell table:formula="of:=MIN(MAX([.H$2]*((2*[.A78]-[.J$2]-[.I$2])/([.J$2]-[.I$2]));0);[.H$2])" office:value-type="float" office:value="1.35" calcext:value-type="float">
            <text:p>1.35</text:p>
          </table:table-cell>
          <table:table-cell table:formula="of:=IF([.A78]&gt;[.I$2];IF([.A78]&lt;[.J$2];[.H$2]/2*(1+SIN(PI()/([.J$2]-[.I$2])*([.A78]-([.I$2]+[.J$2])/2)));[.H$2]);0)" office:value-type="float" office:value="1.8724960070728" calcext:value-type="float">
            <text:p>1.8724960070728</text:p>
          </table:table-cell>
          <table:table-cell table:formula="of:=MIN([.H$2];MAX(0;EXP(LN(1+[.H$2])*([.A78]-[.I$2])/([.J$2]-[.I$2]))-1))" office:value-type="float" office:value="1.50951069462516" calcext:value-type="float">
            <text:p>1.50951069462516</text:p>
          </table:table-cell>
          <table:table-cell table:formula="of:=IF([.A78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79999999999999" calcext:value-type="float">
            <text:p>7.79999999999999</text:p>
          </table:table-cell>
          <table:table-cell table:formula="of:=MIN(MAX(LN(1+(EXP([.H$2])-1)*([.A79]-[.I$2])/([.J$2]-[.I$2]));0);[.H$2])" office:value-type="float" office:value="1.86108303688761" calcext:value-type="float">
            <text:p>1.86108303688761</text:p>
          </table:table-cell>
          <table:table-cell table:formula="of:=MIN(MAX(([.A79]-[.I$2])/(([.J$2]-[.I$2])/[.H$2]);0);[.H$2])" office:value-type="float" office:value="1.7" calcext:value-type="float">
            <text:p>1.7</text:p>
          </table:table-cell>
          <table:table-cell table:formula="of:=MIN(MAX([.H$2]*((2*[.A79]-[.J$2]-[.I$2])/([.J$2]-[.I$2]));0);[.H$2])" office:value-type="float" office:value="1.4" calcext:value-type="float">
            <text:p>1.4</text:p>
          </table:table-cell>
          <table:table-cell table:formula="of:=IF([.A79]&gt;[.I$2];IF([.A79]&lt;[.J$2];[.H$2]/2*(1+SIN(PI()/([.J$2]-[.I$2])*([.A79]-([.I$2]+[.J$2])/2)));[.H$2]);0)" office:value-type="float" office:value="1.89100652418837" calcext:value-type="float">
            <text:p>1.89100652418837</text:p>
          </table:table-cell>
          <table:table-cell table:formula="of:=MIN([.H$2];MAX(0;EXP(LN(1+[.H$2])*([.A79]-[.I$2])/([.J$2]-[.I$2]))-1))" office:value-type="float" office:value="1.54421065164105" calcext:value-type="float">
            <text:p>1.54421065164105</text:p>
          </table:table-cell>
          <table:table-cell table:formula="of:=IF([.A79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89999999999999" calcext:value-type="float">
            <text:p>7.89999999999999</text:p>
          </table:table-cell>
          <table:table-cell table:formula="of:=MIN(MAX(LN(1+(EXP([.H$2])-1)*([.A80]-[.I$2])/([.J$2]-[.I$2]));0);[.H$2])" office:value-type="float" office:value="1.87342561000955" calcext:value-type="float">
            <text:p>1.87342561000955</text:p>
          </table:table-cell>
          <table:table-cell table:formula="of:=MIN(MAX(([.A80]-[.I$2])/(([.J$2]-[.I$2])/[.H$2]);0);[.H$2])" office:value-type="float" office:value="1.725" calcext:value-type="float">
            <text:p>1.725</text:p>
          </table:table-cell>
          <table:table-cell table:formula="of:=MIN(MAX([.H$2]*((2*[.A80]-[.J$2]-[.I$2])/([.J$2]-[.I$2]));0);[.H$2])" office:value-type="float" office:value="1.45" calcext:value-type="float">
            <text:p>1.45</text:p>
          </table:table-cell>
          <table:table-cell table:formula="of:=IF([.A80]&gt;[.I$2];IF([.A80]&lt;[.J$2];[.H$2]/2*(1+SIN(PI()/([.J$2]-[.I$2])*([.A80]-([.I$2]+[.J$2])/2)));[.H$2]);0)" office:value-type="float" office:value="1.90814317382508" calcext:value-type="float">
            <text:p>1.90814317382508</text:p>
          </table:table-cell>
          <table:table-cell table:formula="of:=MIN([.H$2];MAX(0;EXP(LN(1+[.H$2])*([.A80]-[.I$2])/([.J$2]-[.I$2]))-1))" office:value-type="float" office:value="1.57939041813513" calcext:value-type="float">
            <text:p>1.57939041813513</text:p>
          </table:table-cell>
          <table:table-cell table:formula="of:=IF([.A80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.99999999999999" calcext:value-type="float">
            <text:p>7.99999999999999</text:p>
          </table:table-cell>
          <table:table-cell table:formula="of:=MIN(MAX(LN(1+(EXP([.H$2])-1)*([.A81]-[.I$2])/([.J$2]-[.I$2]));0);[.H$2])" office:value-type="float" office:value="1.88561769948851" calcext:value-type="float">
            <text:p>1.88561769948851</text:p>
          </table:table-cell>
          <table:table-cell table:formula="of:=MIN(MAX(([.A81]-[.I$2])/(([.J$2]-[.I$2])/[.H$2]);0);[.H$2])" office:value-type="float" office:value="1.75" calcext:value-type="float">
            <text:p>1.75</text:p>
          </table:table-cell>
          <table:table-cell table:formula="of:=MIN(MAX([.H$2]*((2*[.A81]-[.J$2]-[.I$2])/([.J$2]-[.I$2]));0);[.H$2])" office:value-type="float" office:value="1.5" calcext:value-type="float">
            <text:p>1.5</text:p>
          </table:table-cell>
          <table:table-cell table:formula="of:=IF([.A81]&gt;[.I$2];IF([.A81]&lt;[.J$2];[.H$2]/2*(1+SIN(PI()/([.J$2]-[.I$2])*([.A81]-([.I$2]+[.J$2])/2)));[.H$2]);0)" office:value-type="float" office:value="1.92387953251129" calcext:value-type="float">
            <text:p>1.92387953251129</text:p>
          </table:table-cell>
          <table:table-cell table:formula="of:=MIN([.H$2];MAX(0;EXP(LN(1+[.H$2])*([.A81]-[.I$2])/([.J$2]-[.I$2]))-1))" office:value-type="float" office:value="1.6150566286152" calcext:value-type="float">
            <text:p>1.6150566286152</text:p>
          </table:table-cell>
          <table:table-cell table:formula="of:=IF([.A81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09999999999999" calcext:value-type="float">
            <text:p>8.09999999999999</text:p>
          </table:table-cell>
          <table:table-cell table:formula="of:=MIN(MAX(LN(1+(EXP([.H$2])-1)*([.A82]-[.I$2])/([.J$2]-[.I$2]));0);[.H$2])" office:value-type="float" office:value="1.8976629306343" calcext:value-type="float">
            <text:p>1.8976629306343</text:p>
          </table:table-cell>
          <table:table-cell table:formula="of:=MIN(MAX(([.A82]-[.I$2])/(([.J$2]-[.I$2])/[.H$2]);0);[.H$2])" office:value-type="float" office:value="1.775" calcext:value-type="float">
            <text:p>1.775</text:p>
          </table:table-cell>
          <table:table-cell table:formula="of:=MIN(MAX([.H$2]*((2*[.A82]-[.J$2]-[.I$2])/([.J$2]-[.I$2]));0);[.H$2])" office:value-type="float" office:value="1.55" calcext:value-type="float">
            <text:p>1.55</text:p>
          </table:table-cell>
          <table:table-cell table:formula="of:=IF([.A82]&gt;[.I$2];IF([.A82]&lt;[.J$2];[.H$2]/2*(1+SIN(PI()/([.J$2]-[.I$2])*([.A82]-([.I$2]+[.J$2])/2)));[.H$2]);0)" office:value-type="float" office:value="1.93819133592248" calcext:value-type="float">
            <text:p>1.93819133592248</text:p>
          </table:table-cell>
          <table:table-cell table:formula="of:=MIN([.H$2];MAX(0;EXP(LN(1+[.H$2])*([.A82]-[.I$2])/([.J$2]-[.I$2]))-1))" office:value-type="float" office:value="1.65121600932692" calcext:value-type="float">
            <text:p>1.65121600932692</text:p>
          </table:table-cell>
          <table:table-cell table:formula="of:=IF([.A82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19999999999999" calcext:value-type="float">
            <text:p>8.19999999999999</text:p>
          </table:table-cell>
          <table:table-cell table:formula="of:=MIN(MAX(LN(1+(EXP([.H$2])-1)*([.A83]-[.I$2])/([.J$2]-[.I$2]));0);[.H$2])" office:value-type="float" office:value="1.90956479930815" calcext:value-type="float">
            <text:p>1.90956479930815</text:p>
          </table:table-cell>
          <table:table-cell table:formula="of:=MIN(MAX(([.A83]-[.I$2])/(([.J$2]-[.I$2])/[.H$2]);0);[.H$2])" office:value-type="float" office:value="1.8" calcext:value-type="float">
            <text:p>1.8</text:p>
          </table:table-cell>
          <table:table-cell table:formula="of:=MIN(MAX([.H$2]*((2*[.A83]-[.J$2]-[.I$2])/([.J$2]-[.I$2]));0);[.H$2])" office:value-type="float" office:value="1.6" calcext:value-type="float">
            <text:p>1.6</text:p>
          </table:table-cell>
          <table:table-cell table:formula="of:=IF([.A83]&gt;[.I$2];IF([.A83]&lt;[.J$2];[.H$2]/2*(1+SIN(PI()/([.J$2]-[.I$2])*([.A83]-([.I$2]+[.J$2])/2)));[.H$2]);0)" office:value-type="float" office:value="1.95105651629515" calcext:value-type="float">
            <text:p>1.95105651629515</text:p>
          </table:table-cell>
          <table:table-cell table:formula="of:=MIN([.H$2];MAX(0;EXP(LN(1+[.H$2])*([.A83]-[.I$2])/([.J$2]-[.I$2]))-1))" office:value-type="float" office:value="1.68787537952228" calcext:value-type="float">
            <text:p>1.68787537952228</text:p>
          </table:table-cell>
          <table:table-cell table:formula="of:=IF([.A83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29999999999999" calcext:value-type="float">
            <text:p>8.29999999999999</text:p>
          </table:table-cell>
          <table:table-cell table:formula="of:=MIN(MAX(LN(1+(EXP([.H$2])-1)*([.A84]-[.I$2])/([.J$2]-[.I$2]));0);[.H$2])" office:value-type="float" office:value="1.92132667801322" calcext:value-type="float">
            <text:p>1.92132667801322</text:p>
          </table:table-cell>
          <table:table-cell table:formula="of:=MIN(MAX(([.A84]-[.I$2])/(([.J$2]-[.I$2])/[.H$2]);0);[.H$2])" office:value-type="float" office:value="1.825" calcext:value-type="float">
            <text:p>1.825</text:p>
          </table:table-cell>
          <table:table-cell table:formula="of:=MIN(MAX([.H$2]*((2*[.A84]-[.J$2]-[.I$2])/([.J$2]-[.I$2]));0);[.H$2])" office:value-type="float" office:value="1.65" calcext:value-type="float">
            <text:p>1.65</text:p>
          </table:table-cell>
          <table:table-cell table:formula="of:=IF([.A84]&gt;[.I$2];IF([.A84]&lt;[.J$2];[.H$2]/2*(1+SIN(PI()/([.J$2]-[.I$2])*([.A84]-([.I$2]+[.J$2])/2)));[.H$2]);0)" office:value-type="float" office:value="1.96245523645365" calcext:value-type="float">
            <text:p>1.96245523645365</text:p>
          </table:table-cell>
          <table:table-cell table:formula="of:=MIN([.H$2];MAX(0;EXP(LN(1+[.H$2])*([.A84]-[.I$2])/([.J$2]-[.I$2]))-1))" office:value-type="float" office:value="1.72504165274569" calcext:value-type="float">
            <text:p>1.72504165274569</text:p>
          </table:table-cell>
          <table:table-cell table:formula="of:=IF([.A84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39999999999999" calcext:value-type="float">
            <text:p>8.39999999999999</text:p>
          </table:table-cell>
          <table:table-cell table:formula="of:=MIN(MAX(LN(1+(EXP([.H$2])-1)*([.A85]-[.I$2])/([.J$2]-[.I$2]));0);[.H$2])" office:value-type="float" office:value="1.93295182163112" calcext:value-type="float">
            <text:p>1.93295182163112</text:p>
          </table:table-cell>
          <table:table-cell table:formula="of:=MIN(MAX(([.A85]-[.I$2])/(([.J$2]-[.I$2])/[.H$2]);0);[.H$2])" office:value-type="float" office:value="1.85" calcext:value-type="float">
            <text:p>1.85</text:p>
          </table:table-cell>
          <table:table-cell table:formula="of:=MIN(MAX([.H$2]*((2*[.A85]-[.J$2]-[.I$2])/([.J$2]-[.I$2]));0);[.H$2])" office:value-type="float" office:value="1.7" calcext:value-type="float">
            <text:p>1.7</text:p>
          </table:table-cell>
          <table:table-cell table:formula="of:=IF([.A85]&gt;[.I$2];IF([.A85]&lt;[.J$2];[.H$2]/2*(1+SIN(PI()/([.J$2]-[.I$2])*([.A85]-([.I$2]+[.J$2])/2)));[.H$2]);0)" office:value-type="float" office:value="1.97236992039768" calcext:value-type="float">
            <text:p>1.97236992039768</text:p>
          </table:table-cell>
          <table:table-cell table:formula="of:=MIN([.H$2];MAX(0;EXP(LN(1+[.H$2])*([.A85]-[.I$2])/([.J$2]-[.I$2]))-1))" office:value-type="float" office:value="1.76272183813773" calcext:value-type="float">
            <text:p>1.76272183813773</text:p>
          </table:table-cell>
          <table:table-cell table:formula="of:=IF([.A85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49999999999999" calcext:value-type="float">
            <text:p>8.49999999999999</text:p>
          </table:table-cell>
          <table:table-cell table:formula="of:=MIN(MAX(LN(1+(EXP([.H$2])-1)*([.A86]-[.I$2])/([.J$2]-[.I$2]));0);[.H$2])" office:value-type="float" office:value="1.94444337282874" calcext:value-type="float">
            <text:p>1.94444337282874</text:p>
          </table:table-cell>
          <table:table-cell table:formula="of:=MIN(MAX(([.A86]-[.I$2])/(([.J$2]-[.I$2])/[.H$2]);0);[.H$2])" office:value-type="float" office:value="1.875" calcext:value-type="float">
            <text:p>1.875</text:p>
          </table:table-cell>
          <table:table-cell table:formula="of:=MIN(MAX([.H$2]*((2*[.A86]-[.J$2]-[.I$2])/([.J$2]-[.I$2]));0);[.H$2])" office:value-type="float" office:value="1.74999999999999" calcext:value-type="float">
            <text:p>1.74999999999999</text:p>
          </table:table-cell>
          <table:table-cell table:formula="of:=IF([.A86]&gt;[.I$2];IF([.A86]&lt;[.J$2];[.H$2]/2*(1+SIN(PI()/([.J$2]-[.I$2])*([.A86]-([.I$2]+[.J$2])/2)));[.H$2]);0)" office:value-type="float" office:value="1.98078528040323" calcext:value-type="float">
            <text:p>1.98078528040323</text:p>
          </table:table-cell>
          <table:table-cell table:formula="of:=MIN([.H$2];MAX(0;EXP(LN(1+[.H$2])*([.A86]-[.I$2])/([.J$2]-[.I$2]))-1))" office:value-type="float" office:value="1.80092304175706" calcext:value-type="float">
            <text:p>1.80092304175706</text:p>
          </table:table-cell>
          <table:table-cell table:formula="of:=IF([.A86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59999999999999" calcext:value-type="float">
            <text:p>8.59999999999999</text:p>
          </table:table-cell>
          <table:table-cell table:formula="of:=MIN(MAX(LN(1+(EXP([.H$2])-1)*([.A87]-[.I$2])/([.J$2]-[.I$2]));0);[.H$2])" office:value-type="float" office:value="1.95580436715797" calcext:value-type="float">
            <text:p>1.95580436715797</text:p>
          </table:table-cell>
          <table:table-cell table:formula="of:=MIN(MAX(([.A87]-[.I$2])/(([.J$2]-[.I$2])/[.H$2]);0);[.H$2])" office:value-type="float" office:value="1.9" calcext:value-type="float">
            <text:p>1.9</text:p>
          </table:table-cell>
          <table:table-cell table:formula="of:=MIN(MAX([.H$2]*((2*[.A87]-[.J$2]-[.I$2])/([.J$2]-[.I$2]));0);[.H$2])" office:value-type="float" office:value="1.8" calcext:value-type="float">
            <text:p>1.8</text:p>
          </table:table-cell>
          <table:table-cell table:formula="of:=IF([.A87]&gt;[.I$2];IF([.A87]&lt;[.J$2];[.H$2]/2*(1+SIN(PI()/([.J$2]-[.I$2])*([.A87]-([.I$2]+[.J$2])/2)));[.H$2]);0)" office:value-type="float" office:value="1.98768834059514" calcext:value-type="float">
            <text:p>1.98768834059514</text:p>
          </table:table-cell>
          <table:table-cell table:formula="of:=MIN([.H$2];MAX(0;EXP(LN(1+[.H$2])*([.A87]-[.I$2])/([.J$2]-[.I$2]))-1))" office:value-type="float" office:value="1.83965246792047" calcext:value-type="float">
            <text:p>1.83965246792047</text:p>
          </table:table-cell>
          <table:table-cell table:formula="of:=IF([.A87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69999999999999" calcext:value-type="float">
            <text:p>8.69999999999999</text:p>
          </table:table-cell>
          <table:table-cell table:formula="of:=MIN(MAX(LN(1+(EXP([.H$2])-1)*([.A88]-[.I$2])/([.J$2]-[.I$2]));0);[.H$2])" office:value-type="float" office:value="1.96703773786896" calcext:value-type="float">
            <text:p>1.96703773786896</text:p>
          </table:table-cell>
          <table:table-cell table:formula="of:=MIN(MAX(([.A88]-[.I$2])/(([.J$2]-[.I$2])/[.H$2]);0);[.H$2])" office:value-type="float" office:value="1.925" calcext:value-type="float">
            <text:p>1.925</text:p>
          </table:table-cell>
          <table:table-cell table:formula="of:=MIN(MAX([.H$2]*((2*[.A88]-[.J$2]-[.I$2])/([.J$2]-[.I$2]));0);[.H$2])" office:value-type="float" office:value="1.85" calcext:value-type="float">
            <text:p>1.85</text:p>
          </table:table-cell>
          <table:table-cell table:formula="of:=IF([.A88]&gt;[.I$2];IF([.A88]&lt;[.J$2];[.H$2]/2*(1+SIN(PI()/([.J$2]-[.I$2])*([.A88]-([.I$2]+[.J$2])/2)));[.H$2]);0)" office:value-type="float" office:value="1.99306845695493" calcext:value-type="float">
            <text:p>1.99306845695493</text:p>
          </table:table-cell>
          <table:table-cell table:formula="of:=MIN([.H$2];MAX(0;EXP(LN(1+[.H$2])*([.A88]-[.I$2])/([.J$2]-[.I$2]))-1))" office:value-type="float" office:value="1.87891742056162" calcext:value-type="float">
            <text:p>1.87891742056162</text:p>
          </table:table-cell>
          <table:table-cell table:formula="of:=IF([.A88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79999999999999" calcext:value-type="float">
            <text:p>8.79999999999999</text:p>
          </table:table-cell>
          <table:table-cell table:formula="of:=MIN(MAX(LN(1+(EXP([.H$2])-1)*([.A89]-[.I$2])/([.J$2]-[.I$2]));0);[.H$2])" office:value-type="float" office:value="1.97814632045602" calcext:value-type="float">
            <text:p>1.97814632045602</text:p>
          </table:table-cell>
          <table:table-cell table:formula="of:=MIN(MAX(([.A89]-[.I$2])/(([.J$2]-[.I$2])/[.H$2]);0);[.H$2])" office:value-type="float" office:value="1.95" calcext:value-type="float">
            <text:p>1.95</text:p>
          </table:table-cell>
          <table:table-cell table:formula="of:=MIN(MAX([.H$2]*((2*[.A89]-[.J$2]-[.I$2])/([.J$2]-[.I$2]));0);[.H$2])" office:value-type="float" office:value="1.9" calcext:value-type="float">
            <text:p>1.9</text:p>
          </table:table-cell>
          <table:table-cell table:formula="of:=IF([.A89]&gt;[.I$2];IF([.A89]&lt;[.J$2];[.H$2]/2*(1+SIN(PI()/([.J$2]-[.I$2])*([.A89]-([.I$2]+[.J$2])/2)));[.H$2]);0)" office:value-type="float" office:value="1.99691733373313" calcext:value-type="float">
            <text:p>1.99691733373313</text:p>
          </table:table-cell>
          <table:table-cell table:formula="of:=MIN([.H$2];MAX(0;EXP(LN(1+[.H$2])*([.A89]-[.I$2])/([.J$2]-[.I$2]))-1))" office:value-type="float" office:value="1.9187253046084" calcext:value-type="float">
            <text:p>1.9187253046084</text:p>
          </table:table-cell>
          <table:table-cell table:formula="of:=IF([.A89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89999999999998" calcext:value-type="float">
            <text:p>8.89999999999998</text:p>
          </table:table-cell>
          <table:table-cell table:formula="of:=MIN(MAX(LN(1+(EXP([.H$2])-1)*([.A90]-[.I$2])/([.J$2]-[.I$2]));0);[.H$2])" office:value-type="float" office:value="1.9891328569538" calcext:value-type="float">
            <text:p>1.9891328569538</text:p>
          </table:table-cell>
          <table:table-cell table:formula="of:=MIN(MAX(([.A90]-[.I$2])/(([.J$2]-[.I$2])/[.H$2]);0);[.H$2])" office:value-type="float" office:value="1.975" calcext:value-type="float">
            <text:p>1.975</text:p>
          </table:table-cell>
          <table:table-cell table:formula="of:=MIN(MAX([.H$2]*((2*[.A90]-[.J$2]-[.I$2])/([.J$2]-[.I$2]));0);[.H$2])" office:value-type="float" office:value="1.94999999999999" calcext:value-type="float">
            <text:p>1.94999999999999</text:p>
          </table:table-cell>
          <table:table-cell table:formula="of:=IF([.A90]&gt;[.I$2];IF([.A90]&lt;[.J$2];[.H$2]/2*(1+SIN(PI()/([.J$2]-[.I$2])*([.A90]-([.I$2]+[.J$2])/2)));[.H$2]);0)" office:value-type="float" office:value="1.99922903624072" calcext:value-type="float">
            <text:p>1.99922903624072</text:p>
          </table:table-cell>
          <table:table-cell table:formula="of:=MIN([.H$2];MAX(0;EXP(LN(1+[.H$2])*([.A90]-[.I$2])/([.J$2]-[.I$2]))-1))" office:value-type="float" office:value="1.95908362737946" calcext:value-type="float">
            <text:p>1.95908362737946</text:p>
          </table:table-cell>
          <table:table-cell table:formula="of:=IF([.A90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.99999999999999" calcext:value-type="float">
            <text:p>8.99999999999999</text:p>
          </table:table-cell>
          <table:table-cell table:formula="of:=MIN(MAX(LN(1+(EXP([.H$2])-1)*([.A91]-[.I$2])/([.J$2]-[.I$2]));0);[.H$2])" office:value-type="float" office:value="2" calcext:value-type="float">
            <text:p>2</text:p>
          </table:table-cell>
          <table:table-cell table:formula="of:=MIN(MAX(([.A91]-[.I$2])/(([.J$2]-[.I$2])/[.H$2]);0);[.H$2])" office:value-type="float" office:value="2" calcext:value-type="float">
            <text:p>2</text:p>
          </table:table-cell>
          <table:table-cell table:formula="of:=MIN(MAX([.H$2]*((2*[.A91]-[.J$2]-[.I$2])/([.J$2]-[.I$2]));0);[.H$2])" office:value-type="float" office:value="2" calcext:value-type="float">
            <text:p>2</text:p>
          </table:table-cell>
          <table:table-cell table:formula="of:=IF([.A91]&gt;[.I$2];IF([.A91]&lt;[.J$2];[.H$2]/2*(1+SIN(PI()/([.J$2]-[.I$2])*([.A91]-([.I$2]+[.J$2])/2)));[.H$2]);0)" office:value-type="float" office:value="2" calcext:value-type="float">
            <text:p>2</text:p>
          </table:table-cell>
          <table:table-cell table:formula="of:=MIN([.H$2];MAX(0;EXP(LN(1+[.H$2])*([.A91]-[.I$2])/([.J$2]-[.I$2]))-1))" office:value-type="float" office:value="2" calcext:value-type="float">
            <text:p>2</text:p>
          </table:table-cell>
          <table:table-cell table:formula="of:=IF([.A91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09999999999998" calcext:value-type="float">
            <text:p>9.09999999999998</text:p>
          </table:table-cell>
          <table:table-cell table:formula="of:=MIN(MAX(LN(1+(EXP([.H$2])-1)*([.A92]-[.I$2])/([.J$2]-[.I$2]));0);[.H$2])" office:value-type="float" office:value="2" calcext:value-type="float">
            <text:p>2</text:p>
          </table:table-cell>
          <table:table-cell table:formula="of:=MIN(MAX(([.A92]-[.I$2])/(([.J$2]-[.I$2])/[.H$2]);0);[.H$2])" office:value-type="float" office:value="2" calcext:value-type="float">
            <text:p>2</text:p>
          </table:table-cell>
          <table:table-cell table:formula="of:=MIN(MAX([.H$2]*((2*[.A92]-[.J$2]-[.I$2])/([.J$2]-[.I$2]));0);[.H$2])" office:value-type="float" office:value="2" calcext:value-type="float">
            <text:p>2</text:p>
          </table:table-cell>
          <table:table-cell table:formula="of:=IF([.A92]&gt;[.I$2];IF([.A92]&lt;[.J$2];[.H$2]/2*(1+SIN(PI()/([.J$2]-[.I$2])*([.A92]-([.I$2]+[.J$2])/2)));[.H$2]);0)" office:value-type="float" office:value="2" calcext:value-type="float">
            <text:p>2</text:p>
          </table:table-cell>
          <table:table-cell table:formula="of:=MIN([.H$2];MAX(0;EXP(LN(1+[.H$2])*([.A92]-[.I$2])/([.J$2]-[.I$2]))-1))" office:value-type="float" office:value="2" calcext:value-type="float">
            <text:p>2</text:p>
          </table:table-cell>
          <table:table-cell table:formula="of:=IF([.A92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19999999999999" calcext:value-type="float">
            <text:p>9.19999999999999</text:p>
          </table:table-cell>
          <table:table-cell table:formula="of:=MIN(MAX(LN(1+(EXP([.H$2])-1)*([.A93]-[.I$2])/([.J$2]-[.I$2]));0);[.H$2])" office:value-type="float" office:value="2" calcext:value-type="float">
            <text:p>2</text:p>
          </table:table-cell>
          <table:table-cell table:formula="of:=MIN(MAX(([.A93]-[.I$2])/(([.J$2]-[.I$2])/[.H$2]);0);[.H$2])" office:value-type="float" office:value="2" calcext:value-type="float">
            <text:p>2</text:p>
          </table:table-cell>
          <table:table-cell table:formula="of:=MIN(MAX([.H$2]*((2*[.A93]-[.J$2]-[.I$2])/([.J$2]-[.I$2]));0);[.H$2])" office:value-type="float" office:value="2" calcext:value-type="float">
            <text:p>2</text:p>
          </table:table-cell>
          <table:table-cell table:formula="of:=IF([.A93]&gt;[.I$2];IF([.A93]&lt;[.J$2];[.H$2]/2*(1+SIN(PI()/([.J$2]-[.I$2])*([.A93]-([.I$2]+[.J$2])/2)));[.H$2]);0)" office:value-type="float" office:value="2" calcext:value-type="float">
            <text:p>2</text:p>
          </table:table-cell>
          <table:table-cell table:formula="of:=MIN([.H$2];MAX(0;EXP(LN(1+[.H$2])*([.A93]-[.I$2])/([.J$2]-[.I$2]))-1))" office:value-type="float" office:value="2" calcext:value-type="float">
            <text:p>2</text:p>
          </table:table-cell>
          <table:table-cell table:formula="of:=IF([.A93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29999999999998" calcext:value-type="float">
            <text:p>9.29999999999998</text:p>
          </table:table-cell>
          <table:table-cell table:formula="of:=MIN(MAX(LN(1+(EXP([.H$2])-1)*([.A94]-[.I$2])/([.J$2]-[.I$2]));0);[.H$2])" office:value-type="float" office:value="2" calcext:value-type="float">
            <text:p>2</text:p>
          </table:table-cell>
          <table:table-cell table:formula="of:=MIN(MAX(([.A94]-[.I$2])/(([.J$2]-[.I$2])/[.H$2]);0);[.H$2])" office:value-type="float" office:value="2" calcext:value-type="float">
            <text:p>2</text:p>
          </table:table-cell>
          <table:table-cell table:formula="of:=MIN(MAX([.H$2]*((2*[.A94]-[.J$2]-[.I$2])/([.J$2]-[.I$2]));0);[.H$2])" office:value-type="float" office:value="2" calcext:value-type="float">
            <text:p>2</text:p>
          </table:table-cell>
          <table:table-cell table:formula="of:=IF([.A94]&gt;[.I$2];IF([.A94]&lt;[.J$2];[.H$2]/2*(1+SIN(PI()/([.J$2]-[.I$2])*([.A94]-([.I$2]+[.J$2])/2)));[.H$2]);0)" office:value-type="float" office:value="2" calcext:value-type="float">
            <text:p>2</text:p>
          </table:table-cell>
          <table:table-cell table:formula="of:=MIN([.H$2];MAX(0;EXP(LN(1+[.H$2])*([.A94]-[.I$2])/([.J$2]-[.I$2]))-1))" office:value-type="float" office:value="2" calcext:value-type="float">
            <text:p>2</text:p>
          </table:table-cell>
          <table:table-cell table:formula="of:=IF([.A94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39999999999998" calcext:value-type="float">
            <text:p>9.39999999999998</text:p>
          </table:table-cell>
          <table:table-cell table:formula="of:=MIN(MAX(LN(1+(EXP([.H$2])-1)*([.A95]-[.I$2])/([.J$2]-[.I$2]));0);[.H$2])" office:value-type="float" office:value="2" calcext:value-type="float">
            <text:p>2</text:p>
          </table:table-cell>
          <table:table-cell table:formula="of:=MIN(MAX(([.A95]-[.I$2])/(([.J$2]-[.I$2])/[.H$2]);0);[.H$2])" office:value-type="float" office:value="2" calcext:value-type="float">
            <text:p>2</text:p>
          </table:table-cell>
          <table:table-cell table:formula="of:=MIN(MAX([.H$2]*((2*[.A95]-[.J$2]-[.I$2])/([.J$2]-[.I$2]));0);[.H$2])" office:value-type="float" office:value="2" calcext:value-type="float">
            <text:p>2</text:p>
          </table:table-cell>
          <table:table-cell table:formula="of:=IF([.A95]&gt;[.I$2];IF([.A95]&lt;[.J$2];[.H$2]/2*(1+SIN(PI()/([.J$2]-[.I$2])*([.A95]-([.I$2]+[.J$2])/2)));[.H$2]);0)" office:value-type="float" office:value="2" calcext:value-type="float">
            <text:p>2</text:p>
          </table:table-cell>
          <table:table-cell table:formula="of:=MIN([.H$2];MAX(0;EXP(LN(1+[.H$2])*([.A95]-[.I$2])/([.J$2]-[.I$2]))-1))" office:value-type="float" office:value="2" calcext:value-type="float">
            <text:p>2</text:p>
          </table:table-cell>
          <table:table-cell table:formula="of:=IF([.A95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49999999999998" calcext:value-type="float">
            <text:p>9.49999999999998</text:p>
          </table:table-cell>
          <table:table-cell table:formula="of:=MIN(MAX(LN(1+(EXP([.H$2])-1)*([.A96]-[.I$2])/([.J$2]-[.I$2]));0);[.H$2])" office:value-type="float" office:value="2" calcext:value-type="float">
            <text:p>2</text:p>
          </table:table-cell>
          <table:table-cell table:formula="of:=MIN(MAX(([.A96]-[.I$2])/(([.J$2]-[.I$2])/[.H$2]);0);[.H$2])" office:value-type="float" office:value="2" calcext:value-type="float">
            <text:p>2</text:p>
          </table:table-cell>
          <table:table-cell table:formula="of:=MIN(MAX([.H$2]*((2*[.A96]-[.J$2]-[.I$2])/([.J$2]-[.I$2]));0);[.H$2])" office:value-type="float" office:value="2" calcext:value-type="float">
            <text:p>2</text:p>
          </table:table-cell>
          <table:table-cell table:formula="of:=IF([.A96]&gt;[.I$2];IF([.A96]&lt;[.J$2];[.H$2]/2*(1+SIN(PI()/([.J$2]-[.I$2])*([.A96]-([.I$2]+[.J$2])/2)));[.H$2]);0)" office:value-type="float" office:value="2" calcext:value-type="float">
            <text:p>2</text:p>
          </table:table-cell>
          <table:table-cell table:formula="of:=MIN([.H$2];MAX(0;EXP(LN(1+[.H$2])*([.A96]-[.I$2])/([.J$2]-[.I$2]))-1))" office:value-type="float" office:value="2" calcext:value-type="float">
            <text:p>2</text:p>
          </table:table-cell>
          <table:table-cell table:formula="of:=IF([.A96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59999999999998" calcext:value-type="float">
            <text:p>9.59999999999998</text:p>
          </table:table-cell>
          <table:table-cell table:formula="of:=MIN(MAX(LN(1+(EXP([.H$2])-1)*([.A97]-[.I$2])/([.J$2]-[.I$2]));0);[.H$2])" office:value-type="float" office:value="2" calcext:value-type="float">
            <text:p>2</text:p>
          </table:table-cell>
          <table:table-cell table:formula="of:=MIN(MAX(([.A97]-[.I$2])/(([.J$2]-[.I$2])/[.H$2]);0);[.H$2])" office:value-type="float" office:value="2" calcext:value-type="float">
            <text:p>2</text:p>
          </table:table-cell>
          <table:table-cell table:formula="of:=MIN(MAX([.H$2]*((2*[.A97]-[.J$2]-[.I$2])/([.J$2]-[.I$2]));0);[.H$2])" office:value-type="float" office:value="2" calcext:value-type="float">
            <text:p>2</text:p>
          </table:table-cell>
          <table:table-cell table:formula="of:=IF([.A97]&gt;[.I$2];IF([.A97]&lt;[.J$2];[.H$2]/2*(1+SIN(PI()/([.J$2]-[.I$2])*([.A97]-([.I$2]+[.J$2])/2)));[.H$2]);0)" office:value-type="float" office:value="2" calcext:value-type="float">
            <text:p>2</text:p>
          </table:table-cell>
          <table:table-cell table:formula="of:=MIN([.H$2];MAX(0;EXP(LN(1+[.H$2])*([.A97]-[.I$2])/([.J$2]-[.I$2]))-1))" office:value-type="float" office:value="2" calcext:value-type="float">
            <text:p>2</text:p>
          </table:table-cell>
          <table:table-cell table:formula="of:=IF([.A97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69999999999998" calcext:value-type="float">
            <text:p>9.69999999999998</text:p>
          </table:table-cell>
          <table:table-cell table:formula="of:=MIN(MAX(LN(1+(EXP([.H$2])-1)*([.A98]-[.I$2])/([.J$2]-[.I$2]));0);[.H$2])" office:value-type="float" office:value="2" calcext:value-type="float">
            <text:p>2</text:p>
          </table:table-cell>
          <table:table-cell table:formula="of:=MIN(MAX(([.A98]-[.I$2])/(([.J$2]-[.I$2])/[.H$2]);0);[.H$2])" office:value-type="float" office:value="2" calcext:value-type="float">
            <text:p>2</text:p>
          </table:table-cell>
          <table:table-cell table:formula="of:=MIN(MAX([.H$2]*((2*[.A98]-[.J$2]-[.I$2])/([.J$2]-[.I$2]));0);[.H$2])" office:value-type="float" office:value="2" calcext:value-type="float">
            <text:p>2</text:p>
          </table:table-cell>
          <table:table-cell table:formula="of:=IF([.A98]&gt;[.I$2];IF([.A98]&lt;[.J$2];[.H$2]/2*(1+SIN(PI()/([.J$2]-[.I$2])*([.A98]-([.I$2]+[.J$2])/2)));[.H$2]);0)" office:value-type="float" office:value="2" calcext:value-type="float">
            <text:p>2</text:p>
          </table:table-cell>
          <table:table-cell table:formula="of:=MIN([.H$2];MAX(0;EXP(LN(1+[.H$2])*([.A98]-[.I$2])/([.J$2]-[.I$2]))-1))" office:value-type="float" office:value="2" calcext:value-type="float">
            <text:p>2</text:p>
          </table:table-cell>
          <table:table-cell table:formula="of:=IF([.A98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79999999999998" calcext:value-type="float">
            <text:p>9.79999999999998</text:p>
          </table:table-cell>
          <table:table-cell table:formula="of:=MIN(MAX(LN(1+(EXP([.H$2])-1)*([.A99]-[.I$2])/([.J$2]-[.I$2]));0);[.H$2])" office:value-type="float" office:value="2" calcext:value-type="float">
            <text:p>2</text:p>
          </table:table-cell>
          <table:table-cell table:formula="of:=MIN(MAX(([.A99]-[.I$2])/(([.J$2]-[.I$2])/[.H$2]);0);[.H$2])" office:value-type="float" office:value="2" calcext:value-type="float">
            <text:p>2</text:p>
          </table:table-cell>
          <table:table-cell table:formula="of:=MIN(MAX([.H$2]*((2*[.A99]-[.J$2]-[.I$2])/([.J$2]-[.I$2]));0);[.H$2])" office:value-type="float" office:value="2" calcext:value-type="float">
            <text:p>2</text:p>
          </table:table-cell>
          <table:table-cell table:formula="of:=IF([.A99]&gt;[.I$2];IF([.A99]&lt;[.J$2];[.H$2]/2*(1+SIN(PI()/([.J$2]-[.I$2])*([.A99]-([.I$2]+[.J$2])/2)));[.H$2]);0)" office:value-type="float" office:value="2" calcext:value-type="float">
            <text:p>2</text:p>
          </table:table-cell>
          <table:table-cell table:formula="of:=MIN([.H$2];MAX(0;EXP(LN(1+[.H$2])*([.A99]-[.I$2])/([.J$2]-[.I$2]))-1))" office:value-type="float" office:value="2" calcext:value-type="float">
            <text:p>2</text:p>
          </table:table-cell>
          <table:table-cell table:formula="of:=IF([.A99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89999999999998" calcext:value-type="float">
            <text:p>9.89999999999998</text:p>
          </table:table-cell>
          <table:table-cell table:formula="of:=MIN(MAX(LN(1+(EXP([.H$2])-1)*([.A100]-[.I$2])/([.J$2]-[.I$2]));0);[.H$2])" office:value-type="float" office:value="2" calcext:value-type="float">
            <text:p>2</text:p>
          </table:table-cell>
          <table:table-cell table:formula="of:=MIN(MAX(([.A100]-[.I$2])/(([.J$2]-[.I$2])/[.H$2]);0);[.H$2])" office:value-type="float" office:value="2" calcext:value-type="float">
            <text:p>2</text:p>
          </table:table-cell>
          <table:table-cell table:formula="of:=MIN(MAX([.H$2]*((2*[.A100]-[.J$2]-[.I$2])/([.J$2]-[.I$2]));0);[.H$2])" office:value-type="float" office:value="2" calcext:value-type="float">
            <text:p>2</text:p>
          </table:table-cell>
          <table:table-cell table:formula="of:=IF([.A100]&gt;[.I$2];IF([.A100]&lt;[.J$2];[.H$2]/2*(1+SIN(PI()/([.J$2]-[.I$2])*([.A100]-([.I$2]+[.J$2])/2)));[.H$2]);0)" office:value-type="float" office:value="2" calcext:value-type="float">
            <text:p>2</text:p>
          </table:table-cell>
          <table:table-cell table:formula="of:=MIN([.H$2];MAX(0;EXP(LN(1+[.H$2])*([.A100]-[.I$2])/([.J$2]-[.I$2]))-1))" office:value-type="float" office:value="2" calcext:value-type="float">
            <text:p>2</text:p>
          </table:table-cell>
          <table:table-cell table:formula="of:=IF([.A100]&lt;[.I$2];0;[.H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.99999999999998" calcext:value-type="float">
            <text:p>9.99999999999998</text:p>
          </table:table-cell>
          <table:table-cell table:formula="of:=MIN(MAX(LN(1+(EXP([.H$2])-1)*([.A101]-[.I$2])/([.J$2]-[.I$2]));0);[.H$2])" office:value-type="float" office:value="2" calcext:value-type="float">
            <text:p>2</text:p>
          </table:table-cell>
          <table:table-cell table:formula="of:=MIN(MAX(([.A101]-[.I$2])/(([.J$2]-[.I$2])/[.H$2]);0);[.H$2])" office:value-type="float" office:value="2" calcext:value-type="float">
            <text:p>2</text:p>
          </table:table-cell>
          <table:table-cell table:formula="of:=MIN(MAX([.H$2]*((2*[.A101]-[.J$2]-[.I$2])/([.J$2]-[.I$2]));0);[.H$2])" office:value-type="float" office:value="2" calcext:value-type="float">
            <text:p>2</text:p>
          </table:table-cell>
          <table:table-cell table:formula="of:=IF([.A101]&gt;[.I$2];IF([.A101]&lt;[.J$2];[.H$2]/2*(1+SIN(PI()/([.J$2]-[.I$2])*([.A101]-([.I$2]+[.J$2])/2)));[.H$2]);0)" office:value-type="float" office:value="2" calcext:value-type="float">
            <text:p>2</text:p>
          </table:table-cell>
          <table:table-cell table:formula="of:=MIN([.H$2];MAX(0;EXP(LN(1+[.H$2])*([.A101]-[.I$2])/([.J$2]-[.I$2]))-1))" office:value-type="float" office:value="2" calcext:value-type="float">
            <text:p>2</text:p>
          </table:table-cell>
          <table:table-cell table:formula="of:=IF([.A101]&lt;[.I$2];0;[.H$2])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8:09:56.240403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0:00:33.353165270</meta:creation-date>
    <dc:date>2022-04-14T10:09:40.220931333</dc:date>
    <meta:editing-duration>PT16H10M6S</meta:editing-duration>
    <meta:editing-cycles>56</meta:editing-cycles>
    <meta:generator>LibreOffice/7.2.6.2$Linux_X86_64 LibreOffice_project/20$Build-2</meta:generator>
    <meta:document-statistic meta:table-count="2" meta:cell-count="14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31cm" svg:height="12.246cm" xlink:href=".." xlink:type="simple" chart:class="chart:scatter" chart:style-name="ch1">
        <chart:legend chart:legend-position="end" svg:x="18.131cm" svg:y="4.579cm" style:legend-expansion="high" chart:style-name="ch2"/>
        <chart:plot-area chart:style-name="ch3" table:cell-range-address="repulsion.A2:repulsion.G101 repulsion.B1:repulsion.G1" chart:data-source-has-labels="row" svg:x="0.4cm" svg:y="0.244cm" svg:width="17.331cm" svg:height="11.758cm">
          <chart:coordinate-region svg:x="1.127cm" svg:y="0.443cm" svg:width="16.417cm" svg:height="10.91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pulsion.B2:repulsion.B101" chart:label-cell-address="repulsion.B1:repulsion.B1" chart:class="chart:scatter">
            <chart:domain table:cell-range-address="repulsion.A2:repulsion.A101"/>
            <chart:data-point chart:repeated="100"/>
          </chart:series>
          <chart:series chart:style-name="ch8" chart:values-cell-range-address="repulsion.C2:repulsion.C101" chart:label-cell-address="repulsion.C1:repulsion.C1" chart:class="chart:scatter">
            <chart:data-point chart:repeated="100"/>
          </chart:series>
          <chart:series chart:style-name="ch9" chart:values-cell-range-address="repulsion.D2:repulsion.D101" chart:label-cell-address="repulsion.D1:repulsion.D1" chart:class="chart:scatter">
            <chart:data-point chart:repeated="100"/>
          </chart:series>
          <chart:series chart:style-name="ch10" chart:values-cell-range-address="repulsion.E2:repulsion.E101" chart:label-cell-address="repulsion.E1:repulsion.E1" chart:class="chart:scatter">
            <chart:data-point chart:repeated="100"/>
          </chart:series>
          <chart:series chart:style-name="ch11" chart:values-cell-range-address="repulsion.F2:repulsion.F101" chart:label-cell-address="repulsion.F1:repulsion.F1" chart:class="chart:scatter">
            <chart:data-point chart:repeated="100"/>
          </chart:series>
          <chart:series chart:style-name="ch12" chart:values-cell-range-address="repulsion.G2:repulsion.G101" chart:label-cell-address="repulsion.G1:repulsion.G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</text:p>
                <draw:g>
                  <svg:desc>repulsion.B1:repulsion.B1</svg:desc>
                </draw:g>
              </table:table-cell>
              <table:table-cell office:value-type="string">
                <text:p>lin</text:p>
                <draw:g>
                  <svg:desc>repulsion.C1:repulsion.C1</svg:desc>
                </draw:g>
              </table:table-cell>
              <table:table-cell office:value-type="string">
                <text:p>li2</text:p>
                <draw:g>
                  <svg:desc>repulsion.D1:repulsion.D1</svg:desc>
                </draw:g>
              </table:table-cell>
              <table:table-cell office:value-type="string">
                <text:p>sin</text:p>
                <draw:g>
                  <svg:desc>repulsion.E1:repulsion.E1</svg:desc>
                </draw:g>
              </table:table-cell>
              <table:table-cell office:value-type="string">
                <text:p>log</text:p>
                <draw:g>
                  <svg:desc>repulsion.F1:repulsion.F1</svg:desc>
                </draw:g>
              </table:table-cell>
              <table:table-cell office:value-type="string">
                <text:p>con</text:p>
                <draw:g>
                  <svg:desc>repulsion.G1:repuls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repulsion.A2:repulsion.A101</svg:desc>
                </draw:g>
              </table:table-cell>
              <table:table-cell office:value-type="float" office:value="2">
                <text:p>2</text:p>
                <draw:g>
                  <svg:desc>repulsion.B2:repulsion.B101</svg:desc>
                </draw:g>
              </table:table-cell>
              <table:table-cell office:value-type="float" office:value="2">
                <text:p>2</text:p>
                <draw:g>
                  <svg:desc>repulsion.C2:repulsion.C101</svg:desc>
                </draw:g>
              </table:table-cell>
              <table:table-cell office:value-type="float" office:value="2">
                <text:p>2</text:p>
                <draw:g>
                  <svg:desc>repulsion.D2:repulsion.D101</svg:desc>
                </draw:g>
              </table:table-cell>
              <table:table-cell office:value-type="float" office:value="2">
                <text:p>2</text:p>
                <draw:g>
                  <svg:desc>repulsion.E2:repulsion.E101</svg:desc>
                </draw:g>
              </table:table-cell>
              <table:table-cell office:value-type="float" office:value="2">
                <text:p>2</text:p>
                <draw:g>
                  <svg:desc>repulsion.F2:repulsion.F101</svg:desc>
                </draw:g>
              </table:table-cell>
              <table:table-cell office:value-type="float" office:value="2">
                <text:p>2</text:p>
                <draw:g>
                  <svg:desc>repulsion.G2:repulsion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1.95908362737947">
                <text:p>1.95908362737947</text:p>
              </table:table-cell>
              <table:table-cell office:value-type="float" office:value="1.975">
                <text:p>1.975</text:p>
              </table:table-cell>
              <table:table-cell office:value-type="float" office:value="2">
                <text:p>2</text:p>
              </table:table-cell>
              <table:table-cell office:value-type="float" office:value="1.99922903624072">
                <text:p>1.99922903624072</text:p>
              </table:table-cell>
              <table:table-cell office:value-type="float" office:value="1.9891328569538">
                <text:p>1.9891328569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.91872530460841">
                <text:p>1.91872530460841</text:p>
              </table:table-cell>
              <table:table-cell office:value-type="float" office:value="1.95">
                <text:p>1.95</text:p>
              </table:table-cell>
              <table:table-cell office:value-type="float" office:value="2">
                <text:p>2</text:p>
              </table:table-cell>
              <table:table-cell office:value-type="float" office:value="1.99691733373313">
                <text:p>1.99691733373313</text:p>
              </table:table-cell>
              <table:table-cell office:value-type="float" office:value="1.97814632045602">
                <text:p>1.97814632045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1.87891742056163">
                <text:p>1.87891742056163</text:p>
              </table:table-cell>
              <table:table-cell office:value-type="float" office:value="1.925">
                <text:p>1.925</text:p>
              </table:table-cell>
              <table:table-cell office:value-type="float" office:value="2">
                <text:p>2</text:p>
              </table:table-cell>
              <table:table-cell office:value-type="float" office:value="1.99306845695493">
                <text:p>1.99306845695493</text:p>
              </table:table-cell>
              <table:table-cell office:value-type="float" office:value="1.96703773786896">
                <text:p>1.96703773786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.83965246792048">
                <text:p>1.83965246792048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1.98768834059514">
                <text:p>1.98768834059514</text:p>
              </table:table-cell>
              <table:table-cell office:value-type="float" office:value="1.95580436715797">
                <text:p>1.955804367157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1.80092304175706">
                <text:p>1.80092304175706</text:p>
              </table:table-cell>
              <table:table-cell office:value-type="float" office:value="1.875">
                <text:p>1.875</text:p>
              </table:table-cell>
              <table:table-cell office:value-type="float" office:value="2">
                <text:p>2</text:p>
              </table:table-cell>
              <table:table-cell office:value-type="float" office:value="1.98078528040323">
                <text:p>1.98078528040323</text:p>
              </table:table-cell>
              <table:table-cell office:value-type="float" office:value="1.94444337282874">
                <text:p>1.94444337282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1.76272183813774">
                <text:p>1.76272183813774</text:p>
              </table:table-cell>
              <table:table-cell office:value-type="float" office:value="1.85">
                <text:p>1.85</text:p>
              </table:table-cell>
              <table:table-cell office:value-type="float" office:value="2">
                <text:p>2</text:p>
              </table:table-cell>
              <table:table-cell office:value-type="float" office:value="1.97236992039768">
                <text:p>1.97236992039768</text:p>
              </table:table-cell>
              <table:table-cell office:value-type="float" office:value="1.93295182163113">
                <text:p>1.93295182163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.72504165274569">
                <text:p>1.72504165274569</text:p>
              </table:table-cell>
              <table:table-cell office:value-type="float" office:value="1.825">
                <text:p>1.825</text:p>
              </table:table-cell>
              <table:table-cell office:value-type="float" office:value="2">
                <text:p>2</text:p>
              </table:table-cell>
              <table:table-cell office:value-type="float" office:value="1.96245523645365">
                <text:p>1.96245523645365</text:p>
              </table:table-cell>
              <table:table-cell office:value-type="float" office:value="1.92132667801323">
                <text:p>1.92132667801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1.68787537952229">
                <text:p>1.68787537952229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  <table:table-cell office:value-type="float" office:value="1.95105651629515">
                <text:p>1.95105651629515</text:p>
              </table:table-cell>
              <table:table-cell office:value-type="float" office:value="1.90956479930815">
                <text:p>1.90956479930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.65121600932692">
                <text:p>1.65121600932692</text:p>
              </table:table-cell>
              <table:table-cell office:value-type="float" office:value="1.775">
                <text:p>1.775</text:p>
              </table:table-cell>
              <table:table-cell office:value-type="float" office:value="2">
                <text:p>2</text:p>
              </table:table-cell>
              <table:table-cell office:value-type="float" office:value="1.93819133592248">
                <text:p>1.93819133592248</text:p>
              </table:table-cell>
              <table:table-cell office:value-type="float" office:value="1.8976629306343">
                <text:p>1.8976629306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61505662861521">
                <text:p>1.61505662861521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1.92387953251129">
                <text:p>1.92387953251129</text:p>
              </table:table-cell>
              <table:table-cell office:value-type="float" office:value="1.88561769948851">
                <text:p>1.88561769948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57939041813514">
                <text:p>1.57939041813514</text:p>
              </table:table-cell>
              <table:table-cell office:value-type="float" office:value="1.725">
                <text:p>1.725</text:p>
              </table:table-cell>
              <table:table-cell office:value-type="float" office:value="2">
                <text:p>2</text:p>
              </table:table-cell>
              <table:table-cell office:value-type="float" office:value="1.90814317382508">
                <text:p>1.90814317382508</text:p>
              </table:table-cell>
              <table:table-cell office:value-type="float" office:value="1.87342561000955">
                <text:p>1.87342561000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54421065164105">
                <text:p>1.54421065164105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  <table:table-cell office:value-type="float" office:value="1.89100652418837">
                <text:p>1.89100652418837</text:p>
              </table:table-cell>
              <table:table-cell office:value-type="float" office:value="1.86108303688761">
                <text:p>1.86108303688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50951069462516">
                <text:p>1.50951069462516</text:p>
              </table:table-cell>
              <table:table-cell office:value-type="float" office:value="1.675">
                <text:p>1.675</text:p>
              </table:table-cell>
              <table:table-cell office:value-type="float" office:value="2">
                <text:p>2</text:p>
              </table:table-cell>
              <table:table-cell office:value-type="float" office:value="1.8724960070728">
                <text:p>1.8724960070728</text:p>
              </table:table-cell>
              <table:table-cell office:value-type="float" office:value="1.8485862188932">
                <text:p>1.8485862188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47528400306633">
                <text:p>1.47528400306633</text:p>
              </table:table-cell>
              <table:table-cell office:value-type="float" office:value="1.65">
                <text:p>1.65</text:p>
              </table:table-cell>
              <table:table-cell office:value-type="float" office:value="2">
                <text:p>2</text:p>
              </table:table-cell>
              <table:table-cell office:value-type="float" office:value="1.85264016435409">
                <text:p>1.85264016435409</text:p>
              </table:table-cell>
              <table:table-cell office:value-type="float" office:value="1.83593125199654">
                <text:p>1.83593125199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44152412219596">
                <text:p>1.44152412219596</text:p>
              </table:table-cell>
              <table:table-cell office:value-type="float" office:value="1.625">
                <text:p>1.625</text:p>
              </table:table-cell>
              <table:table-cell office:value-type="float" office:value="2">
                <text:p>2</text:p>
              </table:table-cell>
              <table:table-cell office:value-type="float" office:value="1.83146961230255">
                <text:p>1.83146961230255</text:p>
              </table:table-cell>
              <table:table-cell office:value-type="float" office:value="1.82311408204602">
                <text:p>1.82311408204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40822468528069">
                <text:p>1.40822468528069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1.80901699437495">
                <text:p>1.80901699437495</text:p>
              </table:table-cell>
              <table:table-cell office:value-type="float" office:value="1.81013049697124">
                <text:p>1.81013049697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37537941242172">
                <text:p>1.37537941242172</text:p>
              </table:table-cell>
              <table:table-cell office:value-type="float" office:value="1.575">
                <text:p>1.575</text:p>
              </table:table-cell>
              <table:table-cell office:value-type="float" office:value="2">
                <text:p>2</text:p>
              </table:table-cell>
              <table:table-cell office:value-type="float" office:value="1.78531693088074">
                <text:p>1.78531693088074</text:p>
              </table:table-cell>
              <table:table-cell office:value-type="float" office:value="1.79697611847332">
                <text:p>1.79697611847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34298210937046">
                <text:p>1.34298210937046</text:p>
              </table:table-cell>
              <table:table-cell office:value-type="float" office:value="1.55">
                <text:p>1.55</text:p>
              </table:table-cell>
              <table:table-cell office:value-type="float" office:value="2">
                <text:p>2</text:p>
              </table:table-cell>
              <table:table-cell office:value-type="float" office:value="1.76040596560003">
                <text:p>1.76040596560003</text:p>
              </table:table-cell>
              <table:table-cell office:value-type="float" office:value="1.78364639316122">
                <text:p>1.78364639316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31102666636038">
                <text:p>1.31102666636038</text:p>
              </table:table-cell>
              <table:table-cell office:value-type="float" office:value="1.525">
                <text:p>1.525</text:p>
              </table:table-cell>
              <table:table-cell office:value-type="float" office:value="2">
                <text:p>2</text:p>
              </table:table-cell>
              <table:table-cell office:value-type="float" office:value="1.73432250943569">
                <text:p>1.73432250943569</text:p>
              </table:table-cell>
              <table:table-cell office:value-type="float" office:value="1.77013658308937">
                <text:p>1.77013658308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27950705695478">
                <text:p>1.27950705695478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.70710678118655">
                <text:p>1.70710678118655</text:p>
              </table:table-cell>
              <table:table-cell office:value-type="float" office:value="1.75644175564725">
                <text:p>1.75644175564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1.24841733691028">
                <text:p>1.24841733691028</text:p>
              </table:table-cell>
              <table:table-cell office:value-type="float" office:value="1.475">
                <text:p>1.475</text:p>
              </table:table-cell>
              <table:table-cell office:value-type="float" office:value="2">
                <text:p>2</text:p>
              </table:table-cell>
              <table:table-cell office:value-type="float" office:value="1.67880074553294">
                <text:p>1.67880074553294</text:p>
              </table:table-cell>
              <table:table-cell office:value-type="float" office:value="1.74255677274711">
                <text:p>1.74255677274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1.21775164305578">
                <text:p>1.21775164305578</text:p>
              </table:table-cell>
              <table:table-cell office:value-type="float" office:value="1.45">
                <text:p>1.45</text:p>
              </table:table-cell>
              <table:table-cell office:value-type="float" office:value="2">
                <text:p>2</text:p>
              </table:table-cell>
              <table:table-cell office:value-type="float" office:value="1.64944804833018">
                <text:p>1.64944804833018</text:p>
              </table:table-cell>
              <table:table-cell office:value-type="float" office:value="1.72847627925024">
                <text:p>1.72847627925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1.18750419218676">
                <text:p>1.18750419218676</text:p>
              </table:table-cell>
              <table:table-cell office:value-type="float" office:value="1.425">
                <text:p>1.425</text:p>
              </table:table-cell>
              <table:table-cell office:value-type="float" office:value="2">
                <text:p>2</text:p>
              </table:table-cell>
              <table:table-cell office:value-type="float" office:value="1.61909394930983">
                <text:p>1.61909394930983</text:p>
              </table:table-cell>
              <table:table-cell office:value-type="float" office:value="1.71419469056695">
                <text:p>1.71419469056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1.15766927997459">
                <text:p>1.15766927997459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1.58778525229247">
                <text:p>1.58778525229247</text:p>
              </table:table-cell>
              <table:table-cell office:value-type="float" office:value="1.69970617935797">
                <text:p>1.699706179357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1.12824127989082">
                <text:p>1.12824127989082</text:p>
              </table:table-cell>
              <table:table-cell office:value-type="float" office:value="1.375">
                <text:p>1.375</text:p>
              </table:table-cell>
              <table:table-cell office:value-type="float" office:value="2">
                <text:p>2</text:p>
              </table:table-cell>
              <table:table-cell office:value-type="float" office:value="1.5555702330196">
                <text:p>1.5555702330196</text:p>
              </table:table-cell>
              <table:table-cell office:value-type="float" office:value="1.68500466125831">
                <text:p>1.68500466125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1.09921464214602">
                <text:p>1.09921464214602</text:p>
              </table:table-cell>
              <table:table-cell office:value-type="float" office:value="1.35">
                <text:p>1.35</text:p>
              </table:table-cell>
              <table:table-cell office:value-type="float" office:value="2">
                <text:p>2</text:p>
              </table:table-cell>
              <table:table-cell office:value-type="float" office:value="1.52249856471595">
                <text:p>1.52249856471595</text:p>
              </table:table-cell>
              <table:table-cell office:value-type="float" office:value="1.67008377953604">
                <text:p>1.67008377953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1.07058389264317">
                <text:p>1.07058389264317</text:p>
              </table:table-cell>
              <table:table-cell office:value-type="float" office:value="1.325">
                <text:p>1.325</text:p>
              </table:table-cell>
              <table:table-cell office:value-type="float" office:value="2">
                <text:p>2</text:p>
              </table:table-cell>
              <table:table-cell office:value-type="float" office:value="1.48862124149695">
                <text:p>1.48862124149695</text:p>
              </table:table-cell>
              <table:table-cell office:value-type="float" office:value="1.65493688858894">
                <text:p>1.65493688858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1.04234363194535">
                <text:p>1.04234363194535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1.45399049973955">
                <text:p>1.45399049973955</text:p>
              </table:table-cell>
              <table:table-cell office:value-type="float" office:value="1.63955703617204">
                <text:p>1.63955703617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1.0144885342574">
                <text:p>1.0144885342574</text:p>
              </table:table-cell>
              <table:table-cell office:value-type="float" office:value="1.275">
                <text:p>1.275</text:p>
              </table:table-cell>
              <table:table-cell office:value-type="float" office:value="2">
                <text:p>2</text:p>
              </table:table-cell>
              <table:table-cell office:value-type="float" office:value="1.41865973753743">
                <text:p>1.41865973753743</text:p>
              </table:table-cell>
              <table:table-cell office:value-type="float" office:value="1.62393694423702">
                <text:p>1.62393694423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987013346421578">
                <text:p>0.987013346421578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1.38268343236509">
                <text:p>1.38268343236509</text:p>
              </table:table-cell>
              <table:table-cell office:value-type="float" office:value="1.60806898825113">
                <text:p>1.60806898825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959912886926858">
                <text:p>0.959912886926858</text:p>
              </table:table-cell>
              <table:table-cell office:value-type="float" office:value="1.225">
                <text:p>1.225</text:p>
              </table:table-cell>
              <table:table-cell office:value-type="float" office:value="2">
                <text:p>2</text:p>
              </table:table-cell>
              <table:table-cell office:value-type="float" office:value="1.34611705707749">
                <text:p>1.34611705707749</text:p>
              </table:table-cell>
              <table:table-cell office:value-type="float" office:value="1.59194517484878">
                <text:p>1.591945174848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933182044931762">
                <text:p>0.933182044931762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  <table:table-cell office:value-type="float" office:value="1.30901699437495">
                <text:p>1.30901699437495</text:p>
              </table:table-cell>
              <table:table-cell office:value-type="float" office:value="1.57555711765163">
                <text:p>1.57555711765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906815779300512">
                <text:p>0.906815779300512</text:p>
              </table:table-cell>
              <table:table-cell office:value-type="float" office:value="1.175">
                <text:p>1.175</text:p>
              </table:table-cell>
              <table:table-cell office:value-type="float" office:value="2">
                <text:p>2</text:p>
              </table:table-cell>
              <table:table-cell office:value-type="float" office:value="1.27144044986507">
                <text:p>1.27144044986507</text:p>
              </table:table-cell>
              <table:table-cell office:value-type="float" office:value="1.55889601107414">
                <text:p>1.55889601107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88080911765232">
                <text:p>0.88080911765232</text:p>
              </table:table-cell>
              <table:table-cell office:value-type="float" office:value="1.15">
                <text:p>1.15</text:p>
              </table:table-cell>
              <table:table-cell office:value-type="float" office:value="2">
                <text:p>2</text:p>
              </table:table-cell>
              <table:table-cell office:value-type="float" office:value="1.23344536385591">
                <text:p>1.23344536385591</text:p>
              </table:table-cell>
              <table:table-cell office:value-type="float" office:value="1.54195260190981">
                <text:p>1.54195260190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855157155423667">
                <text:p>0.855157155423667</text:p>
              </table:table-cell>
              <table:table-cell office:value-type="float" office:value="1.125">
                <text:p>1.125</text:p>
              </table:table-cell>
              <table:table-cell office:value-type="float" office:value="2">
                <text:p>2</text:p>
              </table:table-cell>
              <table:table-cell office:value-type="float" office:value="1.19509032201613">
                <text:p>1.19509032201613</text:p>
              </table:table-cell>
              <table:table-cell office:value-type="float" office:value="1.5247171584684">
                <text:p>1.5247171584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829855054943345">
                <text:p>0.829855054943345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  <table:table-cell office:value-type="float" office:value="1.15643446504023">
                <text:p>1.15643446504023</text:p>
              </table:table-cell>
              <table:table-cell office:value-type="float" office:value="1.50717943700661">
                <text:p>1.50717943700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804898044520135">
                <text:p>0.804898044520135</text:p>
              </table:table-cell>
              <table:table-cell office:value-type="float" office:value="1.075">
                <text:p>1.075</text:p>
              </table:table-cell>
              <table:table-cell office:value-type="float" office:value="2">
                <text:p>2</text:p>
              </table:table-cell>
              <table:table-cell office:value-type="float" office:value="1.11753739745784">
                <text:p>1.11753739745784</text:p>
              </table:table-cell>
              <table:table-cell office:value-type="float" office:value="1.48932864516217">
                <text:p>1.48932864516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780281417542916">
                <text:p>0.780281417542916</text:p>
              </table:table-cell>
              <table:table-cell office:value-type="float" office:value="1.05">
                <text:p>1.05</text:p>
              </table:table-cell>
              <table:table-cell office:value-type="float" office:value="2">
                <text:p>2</text:p>
              </table:table-cell>
              <table:table-cell office:value-type="float" office:value="1.07845909572785">
                <text:p>1.07845909572785</text:p>
              </table:table-cell>
              <table:table-cell office:value-type="float" office:value="1.47115340206446">
                <text:p>1.47115340206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75600053159305">
                <text:p>0.75600053159305</text:p>
              </table:table-cell>
              <table:table-cell office:value-type="float" office:value="1.025">
                <text:p>1.025</text:p>
              </table:table-cell>
              <table:table-cell office:value-type="float" office:value="2">
                <text:p>2</text:p>
              </table:table-cell>
              <table:table-cell office:value-type="float" office:value="1.03925981575907">
                <text:p>1.03925981575907</text:p>
              </table:table-cell>
              <table:table-cell office:value-type="float" office:value="1.45264169475262">
                <text:p>1.45264169475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732050807568877">
                <text:p>0.73205080756887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3378083048303">
                <text:p>1.43378083048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708427728822149">
                <text:p>0.708427728822149</text:p>
              </table:table-cell>
              <table:table-cell office:value-type="float" office:value="0.975">
                <text:p>0.975</text:p>
              </table:table-cell>
              <table:table-cell office:value-type="float" office:value="1.95">
                <text:p>1.95</text:p>
              </table:table-cell>
              <table:table-cell office:value-type="float" office:value="0.960740184240932">
                <text:p>0.960740184240932</text:p>
              </table:table-cell>
              <table:table-cell office:value-type="float" office:value="1.41455738445212">
                <text:p>1.41455738445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685126840306236">
                <text:p>0.685126840306236</text:p>
              </table:table-cell>
              <table:table-cell office:value-type="float" office:value="0.95">
                <text:p>0.95</text:p>
              </table:table-cell>
              <table:table-cell office:value-type="float" office:value="1.9">
                <text:p>1.9</text:p>
              </table:table-cell>
              <table:table-cell office:value-type="float" office:value="0.921540904272155">
                <text:p>0.921540904272155</text:p>
              </table:table-cell>
              <table:table-cell office:value-type="float" office:value="1.39495714239516">
                <text:p>1.39495714239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662143747735958">
                <text:p>0.662143747735958</text:p>
              </table:table-cell>
              <table:table-cell office:value-type="float" office:value="0.925">
                <text:p>0.925</text:p>
              </table:table-cell>
              <table:table-cell office:value-type="float" office:value="1.85">
                <text:p>1.85</text:p>
              </table:table-cell>
              <table:table-cell office:value-type="float" office:value="0.882462602542162">
                <text:p>0.882462602542162</text:p>
              </table:table-cell>
              <table:table-cell office:value-type="float" office:value="1.37496503744627">
                <text:p>1.37496503744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639474116758873">
                <text:p>0.639474116758873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  <table:table-cell office:value-type="float" office:value="0.843565534959769">
                <text:p>0.843565534959769</text:p>
              </table:table-cell>
              <table:table-cell office:value-type="float" office:value="1.35456508055712">
                <text:p>1.35456508055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617113672137864">
                <text:p>0.617113672137864</text:p>
              </table:table-cell>
              <table:table-cell office:value-type="float" office:value="0.875">
                <text:p>0.875</text:p>
              </table:table-cell>
              <table:table-cell office:value-type="float" office:value="1.75">
                <text:p>1.75</text:p>
              </table:table-cell>
              <table:table-cell office:value-type="float" office:value="0.804909677983872">
                <text:p>0.804909677983872</text:p>
              </table:table-cell>
              <table:table-cell office:value-type="float" office:value="1.33374028366933">
                <text:p>1.33374028366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59505819694488">
                <text:p>0.59505819694488</text:p>
              </table:table-cell>
              <table:table-cell office:value-type="float" office:value="0.85">
                <text:p>0.85</text:p>
              </table:table-cell>
              <table:table-cell office:value-type="float" office:value="1.7">
                <text:p>1.7</text:p>
              </table:table-cell>
              <table:table-cell office:value-type="float" office:value="0.766554636144095">
                <text:p>0.766554636144095</text:p>
              </table:table-cell>
              <table:table-cell office:value-type="float" office:value="1.31247257471569">
                <text:p>1.31247257471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573303531765669">
                <text:p>0.573303531765669</text:p>
              </table:table-cell>
              <table:table-cell office:value-type="float" office:value="0.825">
                <text:p>0.825</text:p>
              </table:table-cell>
              <table:table-cell office:value-type="float" office:value="1.65">
                <text:p>1.65</text:p>
              </table:table-cell>
              <table:table-cell office:value-type="float" office:value="0.728559550134926">
                <text:p>0.728559550134926</text:p>
              </table:table-cell>
              <table:table-cell office:value-type="float" office:value="1.29074270338456">
                <text:p>1.29074270338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551845573915362">
                <text:p>0.551845573915362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690983005625056">
                <text:p>0.690983005625056</text:p>
              </table:table-cell>
              <table:table-cell office:value-type="float" office:value="1.26853013641628">
                <text:p>1.26853013641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530680276664746">
                <text:p>0.530680276664746</text:p>
              </table:table-cell>
              <table:table-cell office:value-type="float" office:value="0.775000000000003">
                <text:p>0.775000000000003</text:p>
              </table:table-cell>
              <table:table-cell office:value-type="float" office:value="1.55000000000001">
                <text:p>1.55000000000001</text:p>
              </table:table-cell>
              <table:table-cell office:value-type="float" office:value="0.653882942922511">
                <text:p>0.653882942922511</text:p>
              </table:table-cell>
              <table:table-cell office:value-type="float" office:value="1.24581294100418">
                <text:p>1.24581294100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509803648477105">
                <text:p>0.509803648477105</text:p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0.61731656763491">
                <text:p>0.61731656763491</text:p>
              </table:table-cell>
              <table:table-cell office:value-type="float" office:value="1.22256765464098">
                <text:p>1.22256765464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489211752255464">
                <text:p>0.489211752255464</text:p>
              </table:table-cell>
              <table:table-cell office:value-type="float" office:value="0.725000000000003">
                <text:p>0.725000000000003</text:p>
              </table:table-cell>
              <table:table-cell office:value-type="float" office:value="1.45000000000001">
                <text:p>1.45000000000001</text:p>
              </table:table-cell>
              <table:table-cell office:value-type="float" office:value="0.581340262462576">
                <text:p>0.581340262462576</text:p>
              </table:table-cell>
              <table:table-cell office:value-type="float" office:value="1.19876913947443">
                <text:p>1.19876913947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468900704600076">
                <text:p>0.468900704600076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1.4">
                <text:p>1.4</text:p>
              </table:table-cell>
              <table:table-cell office:value-type="float" office:value="0.546009500260457">
                <text:p>0.546009500260457</text:p>
              </table:table-cell>
              <table:table-cell office:value-type="float" office:value="1.17439041890566">
                <text:p>1.17439041890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448866675076082">
                <text:p>0.448866675076082</text:p>
              </table:table-cell>
              <table:table-cell office:value-type="float" office:value="0.675000000000003">
                <text:p>0.675000000000003</text:p>
              </table:table-cell>
              <table:table-cell office:value-type="float" office:value="1.35000000000001">
                <text:p>1.35000000000001</text:p>
              </table:table-cell>
              <table:table-cell office:value-type="float" office:value="0.511378758503049">
                <text:p>0.511378758503049</text:p>
              </table:table-cell>
              <table:table-cell office:value-type="float" office:value="1.14940249376735">
                <text:p>1.14940249376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42910588549112">
                <text:p>0.42910588549112</text:p>
              </table:table-cell>
              <table:table-cell office:value-type="float" office:value="0.650000000000003">
                <text:p>0.650000000000003</text:p>
              </table:table-cell>
              <table:table-cell office:value-type="float" office:value="1.30000000000001">
                <text:p>1.30000000000001</text:p>
              </table:table-cell>
              <table:table-cell office:value-type="float" office:value="0.477501435284055">
                <text:p>0.477501435284055</text:p>
              </table:table-cell>
              <table:table-cell office:value-type="float" office:value="1.12377413494056">
                <text:p>1.12377413494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409614609182802">
                <text:p>0.409614609182802</text:p>
              </table:table-cell>
              <table:table-cell office:value-type="float" office:value="0.625000000000002">
                <text:p>0.625000000000002</text:p>
              </table:table-cell>
              <table:table-cell office:value-type="float" office:value="1.25">
                <text:p>1.25</text:p>
              </table:table-cell>
              <table:table-cell office:value-type="float" office:value="0.444429766980401">
                <text:p>0.444429766980401</text:p>
              </table:table-cell>
              <table:table-cell office:value-type="float" office:value="1.09747164869088">
                <text:p>1.09747164869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0.390389170315911">
                <text:p>0.390389170315911</text:p>
              </table:table-cell>
              <table:table-cell office:value-type="float" office:value="0.600000000000003">
                <text:p>0.600000000000003</text:p>
              </table:table-cell>
              <table:table-cell office:value-type="float" office:value="1.20000000000001">
                <text:p>1.20000000000001</text:p>
              </table:table-cell>
              <table:table-cell office:value-type="float" office:value="0.41221474770753">
                <text:p>0.41221474770753</text:p>
              </table:table-cell>
              <table:table-cell office:value-type="float" office:value="1.07045861030067">
                <text:p>1.07045861030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0.371425943189178">
                <text:p>0.371425943189178</text:p>
              </table:table-cell>
              <table:table-cell office:value-type="float" office:value="0.575000000000002">
                <text:p>0.575000000000002</text:p>
              </table:table-cell>
              <table:table-cell office:value-type="float" office:value="1.15">
                <text:p>1.15</text:p>
              </table:table-cell>
              <table:table-cell office:value-type="float" office:value="0.380906050690169">
                <text:p>0.380906050690169</text:p>
              </table:table-cell>
              <table:table-cell office:value-type="float" office:value="1.04269556071445">
                <text:p>1.04269556071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0.352721351551512">
                <text:p>0.352721351551512</text:p>
              </table:table-cell>
              <table:table-cell office:value-type="float" office:value="0.550000000000003">
                <text:p>0.550000000000003</text:p>
              </table:table-cell>
              <table:table-cell office:value-type="float" office:value="1.10000000000001">
                <text:p>1.10000000000001</text:p>
              </table:table-cell>
              <table:table-cell office:value-type="float" office:value="0.350551951669819">
                <text:p>0.350551951669819</text:p>
              </table:table-cell>
              <table:table-cell office:value-type="float" office:value="1.01413965985788">
                <text:p>1.01413965985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334271867927568">
                <text:p>0.334271867927568</text:p>
              </table:table-cell>
              <table:table-cell office:value-type="float" office:value="0.525000000000003">
                <text:p>0.525000000000003</text:p>
              </table:table-cell>
              <table:table-cell office:value-type="float" office:value="1.05000000000001">
                <text:p>1.05000000000001</text:p>
              </table:table-cell>
              <table:table-cell office:value-type="float" office:value="0.321199254467061">
                <text:p>0.321199254467061</text:p>
              </table:table-cell>
              <table:table-cell office:value-type="float" office:value="0.98474428898579">
                <text:p>0.98474428898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316074012952494">
                <text:p>0.316074012952494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1">
                <text:p>1</text:p>
              </table:table-cell>
              <table:table-cell office:value-type="float" office:value="0.292893218813455">
                <text:p>0.292893218813455</text:p>
              </table:table-cell>
              <table:table-cell office:value-type="float" office:value="0.954458592793243">
                <text:p>0.954458592793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298124354715772">
                <text:p>0.298124354715772</text:p>
              </table:table-cell>
              <table:table-cell office:value-type="float" office:value="0.475000000000003">
                <text:p>0.475000000000003</text:p>
              </table:table-cell>
              <table:table-cell office:value-type="float" office:value="0.950000000000005">
                <text:p>0.950000000000005</text:p>
              </table:table-cell>
              <table:table-cell office:value-type="float" office:value="0.265677490564317">
                <text:p>0.265677490564317</text:p>
              </table:table-cell>
              <table:table-cell office:value-type="float" office:value="0.923226949996863">
                <text:p>0.923226949996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280419508113992">
                <text:p>0.280419508113992</text:p>
              </table:table-cell>
              <table:table-cell office:value-type="float" office:value="0.450000000000002">
                <text:p>0.450000000000002</text:p>
              </table:table-cell>
              <table:table-cell office:value-type="float" office:value="0.900000000000005">
                <text:p>0.900000000000005</text:p>
              </table:table-cell>
              <table:table-cell office:value-type="float" office:value="0.239594034399971">
                <text:p>0.239594034399971</text:p>
              </table:table-cell>
              <table:table-cell office:value-type="float" office:value="0.890988358543839">
                <text:p>0.890988358543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262956134212461">
                <text:p>0.262956134212461</text:p>
              </table:table-cell>
              <table:table-cell office:value-type="float" office:value="0.425000000000003">
                <text:p>0.425000000000003</text:p>
              </table:table-cell>
              <table:table-cell office:value-type="float" office:value="0.850000000000005">
                <text:p>0.850000000000005</text:p>
              </table:table-cell>
              <table:table-cell office:value-type="float" office:value="0.214683069119257">
                <text:p>0.214683069119257</text:p>
              </table:table-cell>
              <table:table-cell office:value-type="float" office:value="0.857675718376279">
                <text:p>0.857675718376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245730939615519">
                <text:p>0.245730939615519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800000000000005">
                <text:p>0.800000000000005</text:p>
              </table:table-cell>
              <table:table-cell office:value-type="float" office:value="0.190983005625055">
                <text:p>0.190983005625055</text:p>
              </table:table-cell>
              <table:table-cell office:value-type="float" office:value="0.823214990557695">
                <text:p>0.823214990557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0.22874067584544">
                <text:p>0.22874067584544</text:p>
              </table:table-cell>
              <table:table-cell office:value-type="float" office:value="0.375000000000002">
                <text:p>0.375000000000002</text:p>
              </table:table-cell>
              <table:table-cell office:value-type="float" office:value="0.750000000000005">
                <text:p>0.750000000000005</text:p>
              </table:table-cell>
              <table:table-cell office:value-type="float" office:value="0.168530387697457">
                <text:p>0.168530387697457</text:p>
              </table:table-cell>
              <table:table-cell office:value-type="float" office:value="0.787524206270251">
                <text:p>0.787524206270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0.211982138729807">
                <text:p>0.211982138729807</text:p>
              </table:table-cell>
              <table:table-cell office:value-type="float" office:value="0.350000000000003">
                <text:p>0.350000000000003</text:p>
              </table:table-cell>
              <table:table-cell office:value-type="float" office:value="0.700000000000005">
                <text:p>0.700000000000005</text:p>
              </table:table-cell>
              <table:table-cell office:value-type="float" office:value="0.14735983564591">
                <text:p>0.14735983564591</text:p>
              </table:table-cell>
              <table:table-cell office:value-type="float" office:value="0.75051229232304">
                <text:p>0.75051229232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.195452167797241">
                <text:p>0.195452167797241</text:p>
              </table:table-cell>
              <table:table-cell office:value-type="float" office:value="0.325000000000002">
                <text:p>0.325000000000002</text:p>
              </table:table-cell>
              <table:table-cell office:value-type="float" office:value="0.650000000000005">
                <text:p>0.650000000000005</text:p>
              </table:table-cell>
              <table:table-cell office:value-type="float" office:value="0.127503992927205">
                <text:p>0.127503992927205</text:p>
              </table:table-cell>
              <table:table-cell office:value-type="float" office:value="0.712077670829792">
                <text:p>0.712077670829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0.179147645681368">
                <text:p>0.179147645681368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600000000000005">
                <text:p>0.600000000000005</text:p>
              </table:table-cell>
              <table:table-cell office:value-type="float" office:value="0.108993475811634">
                <text:p>0.108993475811634</text:p>
              </table:table-cell>
              <table:table-cell office:value-type="float" office:value="0.672106578857768">
                <text:p>0.672106578857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0.163065497532927">
                <text:p>0.163065497532927</text:p>
              </table:table-cell>
              <table:table-cell office:value-type="float" office:value="0.275000000000003">
                <text:p>0.275000000000003</text:p>
              </table:table-cell>
              <table:table-cell office:value-type="float" office:value="0.550000000000005">
                <text:p>0.550000000000005</text:p>
              </table:table-cell>
              <table:table-cell office:value-type="float" office:value="0.0918568261749204">
                <text:p>0.0918568261749204</text:p>
              </table:table-cell>
              <table:table-cell office:value-type="float" office:value="0.630471038039805">
                <text:p>0.630471038039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0.147202690439879">
                <text:p>0.147202690439879</text:p>
              </table:table-cell>
              <table:table-cell office:value-type="float" office:value="0.250000000000002">
                <text:p>0.250000000000002</text:p>
              </table:table-cell>
              <table:table-cell office:value-type="float" office:value="0.500000000000005">
                <text:p>0.500000000000005</text:p>
              </table:table-cell>
              <table:table-cell office:value-type="float" office:value="0.0761204674887147">
                <text:p>0.0761204674887147</text:p>
              </table:table-cell>
              <table:table-cell office:value-type="float" office:value="0.587026382831124">
                <text:p>0.587026382831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0.131556232855439">
                <text:p>0.131556232855439</text:p>
              </table:table-cell>
              <table:table-cell office:value-type="float" office:value="0.225000000000002">
                <text:p>0.225000000000002</text:p>
              </table:table-cell>
              <table:table-cell office:value-type="float" office:value="0.450000000000005">
                <text:p>0.450000000000005</text:p>
              </table:table-cell>
              <table:table-cell office:value-type="float" office:value="0.0618086640775171">
                <text:p>0.0618086640775171</text:p>
              </table:table-cell>
              <table:table-cell office:value-type="float" office:value="0.541608227030135">
                <text:p>0.541608227030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0.116123174033906">
                <text:p>0.116123174033906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400000000000005">
                <text:p>0.400000000000005</text:p>
              </table:table-cell>
              <table:table-cell office:value-type="float" office:value="0.0489434837048476">
                <text:p>0.0489434837048476</text:p>
              </table:table-cell>
              <table:table-cell office:value-type="float" office:value="0.494028708044183">
                <text:p>0.494028708044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0.100900603474178">
                <text:p>0.100900603474178</text:p>
              </table:table-cell>
              <table:table-cell office:value-type="float" office:value="0.175000000000003">
                <text:p>0.175000000000003</text:p>
              </table:table-cell>
              <table:table-cell office:value-type="float" office:value="0.350000000000005">
                <text:p>0.350000000000005</text:p>
              </table:table-cell>
              <table:table-cell office:value-type="float" office:value="0.0375447635463538">
                <text:p>0.0375447635463538</text:p>
              </table:table-cell>
              <table:table-cell office:value-type="float" office:value="0.444071792179322">
                <text:p>0.444071792179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0.0858856503708712">
                <text:p>0.0858856503708712</text:p>
              </table:table-cell>
              <table:table-cell office:value-type="float" office:value="0.150000000000003">
                <text:p>0.150000000000003</text:p>
              </table:table-cell>
              <table:table-cell office:value-type="float" office:value="0.300000000000005">
                <text:p>0.300000000000005</text:p>
              </table:table-cell>
              <table:table-cell office:value-type="float" office:value="0.0276300796023243">
                <text:p>0.0276300796023243</text:p>
              </table:table-cell>
              <table:table-cell office:value-type="float" office:value="0.391487344353128">
                <text:p>0.391487344353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710754830729159">
                <text:p>0.0710754830729159</text:p>
              </table:table-cell>
              <table:table-cell office:value-type="float" office:value="0.125000000000003">
                <text:p>0.125000000000003</text:p>
              </table:table-cell>
              <table:table-cell office:value-type="float" office:value="0.250000000000005">
                <text:p>0.250000000000005</text:p>
              </table:table-cell>
              <table:table-cell office:value-type="float" office:value="0.0192147195967703">
                <text:p>0.0192147195967703</text:p>
              </table:table-cell>
              <table:table-cell office:value-type="float" office:value="0.335983550221444">
                <text:p>0.335983550221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564673085495393">
                <text:p>0.0564673085495393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200000000000005">
                <text:p>0.200000000000005</text:p>
              </table:table-cell>
              <table:table-cell office:value-type="float" office:value="0.0123116594048628">
                <text:p>0.0123116594048628</text:p>
              </table:table-cell>
              <table:table-cell office:value-type="float" office:value="0.277217108944946">
                <text:p>0.277217108944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420583718635308">
                <text:p>0.0420583718635308</text:p>
              </table:table-cell>
              <table:table-cell office:value-type="float" office:value="0.0750000000000024">
                <text:p>0.0750000000000024</text:p>
              </table:table-cell>
              <table:table-cell office:value-type="float" office:value="0.150000000000005">
                <text:p>0.150000000000005</text:p>
              </table:table-cell>
              <table:table-cell office:value-type="float" office:value="0.00693154304507415">
                <text:p>0.00693154304507415</text:p>
              </table:table-cell>
              <table:table-cell office:value-type="float" office:value="0.214780360085951">
                <text:p>0.214780360085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78459556516923">
                <text:p>0.0278459556516923</text:p>
              </table:table-cell>
              <table:table-cell office:value-type="float" office:value="0.0500000000000025">
                <text:p>0.0500000000000025</text:p>
              </table:table-cell>
              <table:table-cell office:value-type="float" office:value="0.100000000000005">
                <text:p>0.100000000000005</text:p>
              </table:table-cell>
              <table:table-cell office:value-type="float" office:value="0.00308266626687237">
                <text:p>0.00308266626687237</text:p>
              </table:table-cell>
              <table:table-cell office:value-type="float" office:value="0.148184117362111">
                <text:p>0.148184117362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0.0138273796123758">
                <text:p>0.0138273796123758</text:p>
              </table:table-cell>
              <table:table-cell office:value-type="float" office:value="0.0250000000000048">
                <text:p>0.0250000000000048</text:p>
              </table:table-cell>
              <table:table-cell office:value-type="float" office:value="0.0500000000000096">
                <text:p>0.0500000000000096</text:p>
              </table:table-cell>
              <table:table-cell office:value-type="float" office:value="0.000770963759277321">
                <text:p>0.000770963759277321</text:p>
              </table:table-cell>
              <table:table-cell office:value-type="float" office:value="0.0768343675917517">
                <text:p>0.0768343675917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9999999999999">
                <text:p>8.9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178419700121E-015">
                <text:p>8.8817841970012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9999999999999">
                <text:p>9.19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31cm" svg:height="12.246cm" xlink:href=".." xlink:type="simple" chart:class="chart:scatter" chart:style-name="ch1">
        <chart:legend chart:legend-position="end" svg:x="18.131cm" svg:y="4.579cm" style:legend-expansion="high" chart:style-name="ch2"/>
        <chart:plot-area chart:style-name="ch3" table:cell-range-address="attraction.A2:attraction.G101 attraction.B1:attraction.G1" chart:data-source-has-labels="row" svg:x="0.4cm" svg:y="0.244cm" svg:width="17.331cm" svg:height="11.758cm">
          <chart:coordinate-region svg:x="1.127cm" svg:y="0.443cm" svg:width="16.417cm" svg:height="10.91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ttraction.B2:attraction.B101" chart:label-cell-address="attraction.B1:attraction.B1" chart:class="chart:scatter">
            <chart:domain table:cell-range-address="attraction.A2:attraction.A101"/>
            <chart:data-point chart:repeated="100"/>
          </chart:series>
          <chart:series chart:style-name="ch8" chart:values-cell-range-address="attraction.C2:attraction.C101" chart:label-cell-address="attraction.C1:attraction.C1" chart:class="chart:scatter">
            <chart:data-point chart:repeated="100"/>
          </chart:series>
          <chart:series chart:style-name="ch9" chart:values-cell-range-address="attraction.D2:attraction.D101" chart:label-cell-address="attraction.D1:attraction.D1" chart:class="chart:scatter">
            <chart:data-point chart:repeated="100"/>
          </chart:series>
          <chart:series chart:style-name="ch10" chart:values-cell-range-address="attraction.E2:attraction.E101" chart:label-cell-address="attraction.E1:attraction.E1" chart:class="chart:scatter">
            <chart:data-point chart:repeated="100"/>
          </chart:series>
          <chart:series chart:style-name="ch11" chart:values-cell-range-address="attraction.F2:attraction.F101" chart:label-cell-address="attraction.F1:attraction.F1" chart:class="chart:scatter">
            <chart:data-point chart:repeated="100"/>
          </chart:series>
          <chart:series chart:style-name="ch12" chart:values-cell-range-address="attraction.G2:attraction.G101" chart:label-cell-address="attraction.G1:attraction.G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</text:p>
                <draw:g>
                  <svg:desc>attraction.B1:attraction.B1</svg:desc>
                </draw:g>
              </table:table-cell>
              <table:table-cell office:value-type="string">
                <text:p>lin</text:p>
                <draw:g>
                  <svg:desc>attraction.C1:attraction.C1</svg:desc>
                </draw:g>
              </table:table-cell>
              <table:table-cell office:value-type="string">
                <text:p>li2</text:p>
                <draw:g>
                  <svg:desc>attraction.D1:attraction.D1</svg:desc>
                </draw:g>
              </table:table-cell>
              <table:table-cell office:value-type="string">
                <text:p>sin</text:p>
                <draw:g>
                  <svg:desc>attraction.E1:attraction.E1</svg:desc>
                </draw:g>
              </table:table-cell>
              <table:table-cell office:value-type="string">
                <text:p>exp</text:p>
                <draw:g>
                  <svg:desc>attraction.F1:attraction.F1</svg:desc>
                </draw:g>
              </table:table-cell>
              <table:table-cell office:value-type="string">
                <text:p>con</text:p>
                <draw:g>
                  <svg:desc>attraction.G1:attract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attraction.A2:attraction.A101</svg:desc>
                </draw:g>
              </table:table-cell>
              <table:table-cell office:value-type="float" office:value="0">
                <text:p>0</text:p>
                <draw:g>
                  <svg:desc>attraction.B2:attraction.B101</svg:desc>
                </draw:g>
              </table:table-cell>
              <table:table-cell office:value-type="float" office:value="0">
                <text:p>0</text:p>
                <draw:g>
                  <svg:desc>attraction.C2:attraction.C101</svg:desc>
                </draw:g>
              </table:table-cell>
              <table:table-cell office:value-type="float" office:value="0">
                <text:p>0</text:p>
                <draw:g>
                  <svg:desc>attraction.D2:attraction.D101</svg:desc>
                </draw:g>
              </table:table-cell>
              <table:table-cell office:value-type="float" office:value="0">
                <text:p>0</text:p>
                <draw:g>
                  <svg:desc>attraction.E2:attraction.E101</svg:desc>
                </draw:g>
              </table:table-cell>
              <table:table-cell office:value-type="float" office:value="0">
                <text:p>0</text:p>
                <draw:g>
                  <svg:desc>attraction.F2:attraction.F101</svg:desc>
                </draw:g>
              </table:table-cell>
              <table:table-cell office:value-type="float" office:value="0">
                <text:p>0</text:p>
                <draw:g>
                  <svg:desc>attraction.G2:attraction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0768343675917377">
                <text:p>0.0768343675917377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.000770963759277099">
                <text:p>0.000770963759277099</text:p>
              </table:table-cell>
              <table:table-cell office:value-type="float" office:value="0.0138273796123731">
                <text:p>0.0138273796123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148184117362105">
                <text:p>0.1481841173621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308266626687204">
                <text:p>0.00308266626687204</text:p>
              </table:table-cell>
              <table:table-cell office:value-type="float" office:value="0.027845955651691">
                <text:p>0.027845955651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214780360085944">
                <text:p>0.214780360085944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.00693154304507371">
                <text:p>0.00693154304507371</text:p>
              </table:table-cell>
              <table:table-cell office:value-type="float" office:value="0.0420583718635295">
                <text:p>0.0420583718635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277217108944941">
                <text:p>0.27721710894494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123116594048622">
                <text:p>0.0123116594048622</text:p>
              </table:table-cell>
              <table:table-cell office:value-type="float" office:value="0.0564673085495377">
                <text:p>0.0564673085495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335983550221438">
                <text:p>0.335983550221438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0192147195967696">
                <text:p>0.0192147195967696</text:p>
              </table:table-cell>
              <table:table-cell office:value-type="float" office:value="0.0710754830729146">
                <text:p>0.0710754830729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391487344353123">
                <text:p>0.39148734435312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276300796023234">
                <text:p>0.0276300796023234</text:p>
              </table:table-cell>
              <table:table-cell office:value-type="float" office:value="0.0858856503708696">
                <text:p>0.0858856503708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444071792179316">
                <text:p>0.444071792179316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  <table:table-cell office:value-type="float" office:value="0.0375447635463527">
                <text:p>0.0375447635463527</text:p>
              </table:table-cell>
              <table:table-cell office:value-type="float" office:value="0.100900603474176">
                <text:p>0.100900603474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494028708044179">
                <text:p>0.49402870804417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489434837048465">
                <text:p>0.0489434837048465</text:p>
              </table:table-cell>
              <table:table-cell office:value-type="float" office:value="0.116123174033904">
                <text:p>0.116123174033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541608227030131">
                <text:p>0.541608227030131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.0618086640775158">
                <text:p>0.0618086640775158</text:p>
              </table:table-cell>
              <table:table-cell office:value-type="float" office:value="0.131556232855438">
                <text:p>0.131556232855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58702638283112">
                <text:p>0.5870263828311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761204674887133">
                <text:p>0.0761204674887133</text:p>
              </table:table-cell>
              <table:table-cell office:value-type="float" office:value="0.147202690439877">
                <text:p>0.147202690439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630471038039801">
                <text:p>0.630471038039801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  <table:table-cell office:value-type="float" office:value="0.0918568261749187">
                <text:p>0.0918568261749187</text:p>
              </table:table-cell>
              <table:table-cell office:value-type="float" office:value="0.163065497532925">
                <text:p>0.163065497532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672106578857764">
                <text:p>0.67210657885776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08993475811632">
                <text:p>0.108993475811632</text:p>
              </table:table-cell>
              <table:table-cell office:value-type="float" office:value="0.179147645681367">
                <text:p>0.179147645681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712077670829789">
                <text:p>0.712077670829789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.127503992927203">
                <text:p>0.127503992927203</text:p>
              </table:table-cell>
              <table:table-cell office:value-type="float" office:value="0.195452167797239">
                <text:p>0.195452167797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750512292323036">
                <text:p>0.750512292323036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147359835645908">
                <text:p>0.147359835645908</text:p>
              </table:table-cell>
              <table:table-cell office:value-type="float" office:value="0.211982138729806">
                <text:p>0.211982138729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787524206270247">
                <text:p>0.787524206270247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168530387697455">
                <text:p>0.168530387697455</text:p>
              </table:table-cell>
              <table:table-cell office:value-type="float" office:value="0.228740675845438">
                <text:p>0.228740675845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823214990557691">
                <text:p>0.82321499055769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90983005625053">
                <text:p>0.190983005625053</text:p>
              </table:table-cell>
              <table:table-cell office:value-type="float" office:value="0.245730939615517">
                <text:p>0.245730939615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857675718376275">
                <text:p>0.857675718376275</text:p>
              </table:table-cell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  <table:table-cell office:value-type="float" office:value="0.214683069119255">
                <text:p>0.214683069119255</text:p>
              </table:table-cell>
              <table:table-cell office:value-type="float" office:value="0.262956134212459">
                <text:p>0.262956134212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890988358543836">
                <text:p>0.890988358543836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239594034399969">
                <text:p>0.239594034399969</text:p>
              </table:table-cell>
              <table:table-cell office:value-type="float" office:value="0.28041950811399">
                <text:p>0.28041950811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923226949996859">
                <text:p>0.923226949996859</text:p>
              </table:table-cell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  <table:table-cell office:value-type="float" office:value="0.265677490564314">
                <text:p>0.265677490564314</text:p>
              </table:table-cell>
              <table:table-cell office:value-type="float" office:value="0.298124354715771">
                <text:p>0.298124354715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95445859279324">
                <text:p>0.9544585927932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292893218813453">
                <text:p>0.292893218813453</text:p>
              </table:table-cell>
              <table:table-cell office:value-type="float" office:value="0.316074012952493">
                <text:p>0.316074012952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984744288985787">
                <text:p>0.984744288985787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.321199254467058">
                <text:p>0.321199254467058</text:p>
              </table:table-cell>
              <table:table-cell office:value-type="float" office:value="0.334271867927566">
                <text:p>0.334271867927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1.01413965985788">
                <text:p>1.01413965985788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350551951669816">
                <text:p>0.350551951669816</text:p>
              </table:table-cell>
              <table:table-cell office:value-type="float" office:value="0.352721351551511">
                <text:p>0.352721351551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1.04269556071445">
                <text:p>1.04269556071445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0.380906050690166">
                <text:p>0.380906050690166</text:p>
              </table:table-cell>
              <table:table-cell office:value-type="float" office:value="0.371425943189176">
                <text:p>0.371425943189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1.07045861030067">
                <text:p>1.0704586103006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412214747707527">
                <text:p>0.412214747707527</text:p>
              </table:table-cell>
              <table:table-cell office:value-type="float" office:value="0.390389170315909">
                <text:p>0.390389170315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1.09747164869088">
                <text:p>1.09747164869088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444429766980398">
                <text:p>0.444429766980398</text:p>
              </table:table-cell>
              <table:table-cell office:value-type="float" office:value="0.4096146091828">
                <text:p>0.4096146091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1.12377413494055">
                <text:p>1.1237741349405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77501435284051">
                <text:p>0.477501435284051</text:p>
              </table:table-cell>
              <table:table-cell office:value-type="float" office:value="0.429105885491118">
                <text:p>0.429105885491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1.14940249376734">
                <text:p>1.14940249376734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511378758503045">
                <text:p>0.511378758503045</text:p>
              </table:table-cell>
              <table:table-cell office:value-type="float" office:value="0.44886667507608">
                <text:p>0.44886667507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1.17439041890566">
                <text:p>1.1743904189056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546009500260453">
                <text:p>0.546009500260453</text:p>
              </table:table-cell>
              <table:table-cell office:value-type="float" office:value="0.468900704600074">
                <text:p>0.468900704600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1.19876913947443">
                <text:p>1.19876913947443</text:p>
              </table:table-cell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  <table:table-cell office:value-type="float" office:value="0.581340262462572">
                <text:p>0.581340262462572</text:p>
              </table:table-cell>
              <table:table-cell office:value-type="float" office:value="0.489211752255461">
                <text:p>0.489211752255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.22256765464098">
                <text:p>1.22256765464098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61731656763491">
                <text:p>0.61731656763491</text:p>
              </table:table-cell>
              <table:table-cell office:value-type="float" office:value="0.509803648477105">
                <text:p>0.509803648477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1.24581294100418">
                <text:p>1.24581294100418</text:p>
              </table:table-cell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  <table:table-cell office:value-type="float" office:value="0.653882942922507">
                <text:p>0.653882942922507</text:p>
              </table:table-cell>
              <table:table-cell office:value-type="float" office:value="0.530680276664744">
                <text:p>0.530680276664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1.26853013641628">
                <text:p>1.2685301364162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690983005625053">
                <text:p>0.690983005625053</text:p>
              </table:table-cell>
              <table:table-cell office:value-type="float" office:value="0.55184557391536">
                <text:p>0.55184557391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1.29074270338456">
                <text:p>1.29074270338456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728559550134926">
                <text:p>0.728559550134926</text:p>
              </table:table-cell>
              <table:table-cell office:value-type="float" office:value="0.573303531765669">
                <text:p>0.573303531765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1.31247257471569">
                <text:p>1.31247257471569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766554636144095">
                <text:p>0.766554636144095</text:p>
              </table:table-cell>
              <table:table-cell office:value-type="float" office:value="0.59505819694488">
                <text:p>0.59505819694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1.33374028366933">
                <text:p>1.33374028366933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804909677983872">
                <text:p>0.804909677983872</text:p>
              </table:table-cell>
              <table:table-cell office:value-type="float" office:value="0.617113672137864">
                <text:p>0.617113672137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1.35456508055712">
                <text:p>1.35456508055712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43565534959769">
                <text:p>0.843565534959769</text:p>
              </table:table-cell>
              <table:table-cell office:value-type="float" office:value="0.639474116758873">
                <text:p>0.639474116758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1.37496503744627">
                <text:p>1.37496503744627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882462602542162">
                <text:p>0.882462602542162</text:p>
              </table:table-cell>
              <table:table-cell office:value-type="float" office:value="0.662143747735958">
                <text:p>0.6621437477359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1.39495714239516">
                <text:p>1.39495714239516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921540904272155">
                <text:p>0.921540904272155</text:p>
              </table:table-cell>
              <table:table-cell office:value-type="float" office:value="0.685126840306236">
                <text:p>0.685126840306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1.41455738445212">
                <text:p>1.41455738445212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960740184240932">
                <text:p>0.960740184240932</text:p>
              </table:table-cell>
              <table:table-cell office:value-type="float" office:value="0.708427728822149">
                <text:p>0.708427728822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.43378083048303">
                <text:p>1.433780830483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732050807568877">
                <text:p>0.732050807568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1.45264169475262">
                <text:p>1.45264169475262</text:p>
              </table:table-cell>
              <table:table-cell office:value-type="float" office:value="1.025">
                <text:p>1.025</text:p>
              </table:table-cell>
              <table:table-cell office:value-type="float" office:value="0.0499999999999998">
                <text:p>0.0499999999999998</text:p>
              </table:table-cell>
              <table:table-cell office:value-type="float" office:value="1.03925981575907">
                <text:p>1.03925981575907</text:p>
              </table:table-cell>
              <table:table-cell office:value-type="float" office:value="0.75600053159305">
                <text:p>0.75600053159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1.47115340206446">
                <text:p>1.47115340206446</text:p>
              </table:table-cell>
              <table:table-cell office:value-type="float" office:value="1.05">
                <text:p>1.05</text:p>
              </table:table-cell>
              <table:table-cell office:value-type="float" office:value="0.1">
                <text:p>0.1</text:p>
              </table:table-cell>
              <table:table-cell office:value-type="float" office:value="1.07845909572785">
                <text:p>1.07845909572785</text:p>
              </table:table-cell>
              <table:table-cell office:value-type="float" office:value="0.780281417542916">
                <text:p>0.7802814175429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1.48932864516217">
                <text:p>1.48932864516217</text:p>
              </table:table-cell>
              <table:table-cell office:value-type="float" office:value="1.075">
                <text:p>1.075</text:p>
              </table:table-cell>
              <table:table-cell office:value-type="float" office:value="0.15">
                <text:p>0.15</text:p>
              </table:table-cell>
              <table:table-cell office:value-type="float" office:value="1.11753739745784">
                <text:p>1.11753739745784</text:p>
              </table:table-cell>
              <table:table-cell office:value-type="float" office:value="0.804898044520135">
                <text:p>0.804898044520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1.50717943700661">
                <text:p>1.5071794370066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  <table:table-cell office:value-type="float" office:value="1.15643446504023">
                <text:p>1.15643446504023</text:p>
              </table:table-cell>
              <table:table-cell office:value-type="float" office:value="0.829855054943345">
                <text:p>0.829855054943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1.5247171584684">
                <text:p>1.5247171584684</text:p>
              </table:table-cell>
              <table:table-cell office:value-type="float" office:value="1.125">
                <text:p>1.125</text:p>
              </table:table-cell>
              <table:table-cell office:value-type="float" office:value="0.25">
                <text:p>0.25</text:p>
              </table:table-cell>
              <table:table-cell office:value-type="float" office:value="1.19509032201613">
                <text:p>1.19509032201613</text:p>
              </table:table-cell>
              <table:table-cell office:value-type="float" office:value="0.855157155423667">
                <text:p>0.855157155423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1.54195260190981">
                <text:p>1.54195260190981</text:p>
              </table:table-cell>
              <table:table-cell office:value-type="float" office:value="1.15">
                <text:p>1.15</text:p>
              </table:table-cell>
              <table:table-cell office:value-type="float" office:value="0.3">
                <text:p>0.3</text:p>
              </table:table-cell>
              <table:table-cell office:value-type="float" office:value="1.23344536385591">
                <text:p>1.23344536385591</text:p>
              </table:table-cell>
              <table:table-cell office:value-type="float" office:value="0.88080911765232">
                <text:p>0.88080911765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1.55889601107414">
                <text:p>1.55889601107414</text:p>
              </table:table-cell>
              <table:table-cell office:value-type="float" office:value="1.175">
                <text:p>1.175</text:p>
              </table:table-cell>
              <table:table-cell office:value-type="float" office:value="0.35">
                <text:p>0.35</text:p>
              </table:table-cell>
              <table:table-cell office:value-type="float" office:value="1.27144044986507">
                <text:p>1.27144044986507</text:p>
              </table:table-cell>
              <table:table-cell office:value-type="float" office:value="0.906815779300512">
                <text:p>0.906815779300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1.57555711765162">
                <text:p>1.57555711765162</text:p>
              </table:table-cell>
              <table:table-cell office:value-type="float" office:value="1.2">
                <text:p>1.2</text:p>
              </table:table-cell>
              <table:table-cell office:value-type="float" office:value="0.399999999999995">
                <text:p>0.399999999999995</text:p>
              </table:table-cell>
              <table:table-cell office:value-type="float" office:value="1.30901699437494">
                <text:p>1.30901699437494</text:p>
              </table:table-cell>
              <table:table-cell office:value-type="float" office:value="0.93318204493176">
                <text:p>0.93318204493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1.59194517484877">
                <text:p>1.59194517484877</text:p>
              </table:table-cell>
              <table:table-cell office:value-type="float" office:value="1.225">
                <text:p>1.225</text:p>
              </table:table-cell>
              <table:table-cell office:value-type="float" office:value="0.449999999999995">
                <text:p>0.449999999999995</text:p>
              </table:table-cell>
              <table:table-cell office:value-type="float" office:value="1.34611705707749">
                <text:p>1.34611705707749</text:p>
              </table:table-cell>
              <table:table-cell office:value-type="float" office:value="0.959912886926855">
                <text:p>0.959912886926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.60806898825113">
                <text:p>1.60806898825113</text:p>
              </table:table-cell>
              <table:table-cell office:value-type="float" office:value="1.25">
                <text:p>1.25</text:p>
              </table:table-cell>
              <table:table-cell office:value-type="float" office:value="0.5">
                <text:p>0.5</text:p>
              </table:table-cell>
              <table:table-cell office:value-type="float" office:value="1.38268343236509">
                <text:p>1.38268343236509</text:p>
              </table:table-cell>
              <table:table-cell office:value-type="float" office:value="0.987013346421578">
                <text:p>0.987013346421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.62393694423702">
                <text:p>1.62393694423702</text:p>
              </table:table-cell>
              <table:table-cell office:value-type="float" office:value="1.275">
                <text:p>1.275</text:p>
              </table:table-cell>
              <table:table-cell office:value-type="float" office:value="0.549999999999995">
                <text:p>0.549999999999995</text:p>
              </table:table-cell>
              <table:table-cell office:value-type="float" office:value="1.41865973753742">
                <text:p>1.41865973753742</text:p>
              </table:table-cell>
              <table:table-cell office:value-type="float" office:value="1.0144885342574">
                <text:p>1.0144885342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.63955703617204">
                <text:p>1.63955703617204</text:p>
              </table:table-cell>
              <table:table-cell office:value-type="float" office:value="1.3">
                <text:p>1.3</text:p>
              </table:table-cell>
              <table:table-cell office:value-type="float" office:value="0.599999999999995">
                <text:p>0.599999999999995</text:p>
              </table:table-cell>
              <table:table-cell office:value-type="float" office:value="1.45399049973954">
                <text:p>1.45399049973954</text:p>
              </table:table-cell>
              <table:table-cell office:value-type="float" office:value="1.04234363194535">
                <text:p>1.04234363194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.65493688858893">
                <text:p>1.65493688858893</text:p>
              </table:table-cell>
              <table:table-cell office:value-type="float" office:value="1.325">
                <text:p>1.325</text:p>
              </table:table-cell>
              <table:table-cell office:value-type="float" office:value="0.649999999999995">
                <text:p>0.649999999999995</text:p>
              </table:table-cell>
              <table:table-cell office:value-type="float" office:value="1.48862124149695">
                <text:p>1.48862124149695</text:p>
              </table:table-cell>
              <table:table-cell office:value-type="float" office:value="1.07058389264317">
                <text:p>1.07058389264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.67008377953604">
                <text:p>1.67008377953604</text:p>
              </table:table-cell>
              <table:table-cell office:value-type="float" office:value="1.35">
                <text:p>1.35</text:p>
              </table:table-cell>
              <table:table-cell office:value-type="float" office:value="0.699999999999995">
                <text:p>0.699999999999995</text:p>
              </table:table-cell>
              <table:table-cell office:value-type="float" office:value="1.52249856471595">
                <text:p>1.52249856471595</text:p>
              </table:table-cell>
              <table:table-cell office:value-type="float" office:value="1.09921464214601">
                <text:p>1.09921464214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.68500466125831">
                <text:p>1.68500466125831</text:p>
              </table:table-cell>
              <table:table-cell office:value-type="float" office:value="1.375">
                <text:p>1.375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1.5555702330196">
                <text:p>1.5555702330196</text:p>
              </table:table-cell>
              <table:table-cell office:value-type="float" office:value="1.12824127989082">
                <text:p>1.12824127989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1.69970617935796">
                <text:p>1.69970617935796</text:p>
              </table:table-cell>
              <table:table-cell office:value-type="float" office:value="1.4">
                <text:p>1.4</text:p>
              </table:table-cell>
              <table:table-cell office:value-type="float" office:value="0.799999999999995">
                <text:p>0.799999999999995</text:p>
              </table:table-cell>
              <table:table-cell office:value-type="float" office:value="1.58778525229247">
                <text:p>1.58778525229247</text:p>
              </table:table-cell>
              <table:table-cell office:value-type="float" office:value="1.15766927997459">
                <text:p>1.15766927997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1.71419469056695">
                <text:p>1.71419469056695</text:p>
              </table:table-cell>
              <table:table-cell office:value-type="float" office:value="1.425">
                <text:p>1.425</text:p>
              </table:table-cell>
              <table:table-cell office:value-type="float" office:value="0.849999999999995">
                <text:p>0.849999999999995</text:p>
              </table:table-cell>
              <table:table-cell office:value-type="float" office:value="1.61909394930983">
                <text:p>1.61909394930983</text:p>
              </table:table-cell>
              <table:table-cell office:value-type="float" office:value="1.18750419218676">
                <text:p>1.18750419218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1.72847627925024">
                <text:p>1.72847627925024</text:p>
              </table:table-cell>
              <table:table-cell office:value-type="float" office:value="1.45">
                <text:p>1.45</text:p>
              </table:table-cell>
              <table:table-cell office:value-type="float" office:value="0.899999999999995">
                <text:p>0.899999999999995</text:p>
              </table:table-cell>
              <table:table-cell office:value-type="float" office:value="1.64944804833018">
                <text:p>1.64944804833018</text:p>
              </table:table-cell>
              <table:table-cell office:value-type="float" office:value="1.21775164305578">
                <text:p>1.21775164305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1.7425567727471">
                <text:p>1.7425567727471</text:p>
              </table:table-cell>
              <table:table-cell office:value-type="float" office:value="1.475">
                <text:p>1.475</text:p>
              </table:table-cell>
              <table:table-cell office:value-type="float" office:value="0.949999999999995">
                <text:p>0.949999999999995</text:p>
              </table:table-cell>
              <table:table-cell office:value-type="float" office:value="1.67880074553294">
                <text:p>1.67880074553294</text:p>
              </table:table-cell>
              <table:table-cell office:value-type="float" office:value="1.24841733691028">
                <text:p>1.24841733691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1.75644175564725">
                <text:p>1.75644175564725</text:p>
              </table:table-cell>
              <table:table-cell office:value-type="float" office:value="1.5">
                <text:p>1.5</text:p>
              </table:table-cell>
              <table:table-cell office:value-type="float" office:value="0.999999999999995">
                <text:p>0.999999999999995</text:p>
              </table:table-cell>
              <table:table-cell office:value-type="float" office:value="1.70710678118654">
                <text:p>1.70710678118654</text:p>
              </table:table-cell>
              <table:table-cell office:value-type="float" office:value="1.27950705695477">
                <text:p>1.27950705695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1.77013658308937">
                <text:p>1.77013658308937</text:p>
              </table:table-cell>
              <table:table-cell office:value-type="float" office:value="1.525">
                <text:p>1.525</text:p>
              </table:table-cell>
              <table:table-cell office:value-type="float" office:value="1.05">
                <text:p>1.05</text:p>
              </table:table-cell>
              <table:table-cell office:value-type="float" office:value="1.73432250943568">
                <text:p>1.73432250943568</text:p>
              </table:table-cell>
              <table:table-cell office:value-type="float" office:value="1.31102666636037">
                <text:p>1.31102666636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1.78364639316122">
                <text:p>1.78364639316122</text:p>
              </table:table-cell>
              <table:table-cell office:value-type="float" office:value="1.55">
                <text:p>1.55</text:p>
              </table:table-cell>
              <table:table-cell office:value-type="float" office:value="1.1">
                <text:p>1.1</text:p>
              </table:table-cell>
              <table:table-cell office:value-type="float" office:value="1.76040596560003">
                <text:p>1.76040596560003</text:p>
              </table:table-cell>
              <table:table-cell office:value-type="float" office:value="1.34298210937045">
                <text:p>1.34298210937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1.79697611847332">
                <text:p>1.79697611847332</text:p>
              </table:table-cell>
              <table:table-cell office:value-type="float" office:value="1.575">
                <text:p>1.575</text:p>
              </table:table-cell>
              <table:table-cell office:value-type="float" office:value="1.15">
                <text:p>1.15</text:p>
              </table:table-cell>
              <table:table-cell office:value-type="float" office:value="1.78531693088074">
                <text:p>1.78531693088074</text:p>
              </table:table-cell>
              <table:table-cell office:value-type="float" office:value="1.37537941242172">
                <text:p>1.37537941242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1.81013049697124">
                <text:p>1.81013049697124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1.80901699437495">
                <text:p>1.80901699437495</text:p>
              </table:table-cell>
              <table:table-cell office:value-type="float" office:value="1.40822468528069">
                <text:p>1.40822468528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1.82311408204602">
                <text:p>1.82311408204602</text:p>
              </table:table-cell>
              <table:table-cell office:value-type="float" office:value="1.625">
                <text:p>1.625</text:p>
              </table:table-cell>
              <table:table-cell office:value-type="float" office:value="1.25">
                <text:p>1.25</text:p>
              </table:table-cell>
              <table:table-cell office:value-type="float" office:value="1.83146961230254">
                <text:p>1.83146961230254</text:p>
              </table:table-cell>
              <table:table-cell office:value-type="float" office:value="1.44152412219595">
                <text:p>1.44152412219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1.83593125199654">
                <text:p>1.83593125199654</text:p>
              </table:table-cell>
              <table:table-cell office:value-type="float" office:value="1.65">
                <text:p>1.65</text:p>
              </table:table-cell>
              <table:table-cell office:value-type="float" office:value="1.3">
                <text:p>1.3</text:p>
              </table:table-cell>
              <table:table-cell office:value-type="float" office:value="1.85264016435409">
                <text:p>1.85264016435409</text:p>
              </table:table-cell>
              <table:table-cell office:value-type="float" office:value="1.47528400306632">
                <text:p>1.47528400306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1.8485862188932">
                <text:p>1.8485862188932</text:p>
              </table:table-cell>
              <table:table-cell office:value-type="float" office:value="1.675">
                <text:p>1.675</text:p>
              </table:table-cell>
              <table:table-cell office:value-type="float" office:value="1.35">
                <text:p>1.35</text:p>
              </table:table-cell>
              <table:table-cell office:value-type="float" office:value="1.8724960070728">
                <text:p>1.8724960070728</text:p>
              </table:table-cell>
              <table:table-cell office:value-type="float" office:value="1.50951069462516">
                <text:p>1.50951069462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1.86108303688761">
                <text:p>1.86108303688761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1.89100652418837">
                <text:p>1.89100652418837</text:p>
              </table:table-cell>
              <table:table-cell office:value-type="float" office:value="1.54421065164105">
                <text:p>1.54421065164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.87342561000955">
                <text:p>1.87342561000955</text:p>
              </table:table-cell>
              <table:table-cell office:value-type="float" office:value="1.725">
                <text:p>1.725</text:p>
              </table:table-cell>
              <table:table-cell office:value-type="float" office:value="1.45">
                <text:p>1.45</text:p>
              </table:table-cell>
              <table:table-cell office:value-type="float" office:value="1.90814317382508">
                <text:p>1.90814317382508</text:p>
              </table:table-cell>
              <table:table-cell office:value-type="float" office:value="1.57939041813513">
                <text:p>1.57939041813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1.88561769948851">
                <text:p>1.88561769948851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92387953251129">
                <text:p>1.92387953251129</text:p>
              </table:table-cell>
              <table:table-cell office:value-type="float" office:value="1.6150566286152">
                <text:p>1.6150566286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1.8976629306343">
                <text:p>1.8976629306343</text:p>
              </table:table-cell>
              <table:table-cell office:value-type="float" office:value="1.775">
                <text:p>1.775</text:p>
              </table:table-cell>
              <table:table-cell office:value-type="float" office:value="1.55">
                <text:p>1.55</text:p>
              </table:table-cell>
              <table:table-cell office:value-type="float" office:value="1.93819133592248">
                <text:p>1.93819133592248</text:p>
              </table:table-cell>
              <table:table-cell office:value-type="float" office:value="1.65121600932692">
                <text:p>1.65121600932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1.90956479930815">
                <text:p>1.90956479930815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  <table:table-cell office:value-type="float" office:value="1.95105651629515">
                <text:p>1.95105651629515</text:p>
              </table:table-cell>
              <table:table-cell office:value-type="float" office:value="1.68787537952228">
                <text:p>1.68787537952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1.92132667801322">
                <text:p>1.92132667801322</text:p>
              </table:table-cell>
              <table:table-cell office:value-type="float" office:value="1.825">
                <text:p>1.825</text:p>
              </table:table-cell>
              <table:table-cell office:value-type="float" office:value="1.65">
                <text:p>1.65</text:p>
              </table:table-cell>
              <table:table-cell office:value-type="float" office:value="1.96245523645365">
                <text:p>1.96245523645365</text:p>
              </table:table-cell>
              <table:table-cell office:value-type="float" office:value="1.72504165274569">
                <text:p>1.72504165274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1.93295182163112">
                <text:p>1.93295182163112</text:p>
              </table:table-cell>
              <table:table-cell office:value-type="float" office:value="1.85">
                <text:p>1.85</text:p>
              </table:table-cell>
              <table:table-cell office:value-type="float" office:value="1.7">
                <text:p>1.7</text:p>
              </table:table-cell>
              <table:table-cell office:value-type="float" office:value="1.97236992039768">
                <text:p>1.97236992039768</text:p>
              </table:table-cell>
              <table:table-cell office:value-type="float" office:value="1.76272183813773">
                <text:p>1.76272183813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1.94444337282874">
                <text:p>1.94444337282874</text:p>
              </table:table-cell>
              <table:table-cell office:value-type="float" office:value="1.875">
                <text:p>1.875</text:p>
              </table:table-cell>
              <table:table-cell office:value-type="float" office:value="1.74999999999999">
                <text:p>1.74999999999999</text:p>
              </table:table-cell>
              <table:table-cell office:value-type="float" office:value="1.98078528040323">
                <text:p>1.98078528040323</text:p>
              </table:table-cell>
              <table:table-cell office:value-type="float" office:value="1.80092304175706">
                <text:p>1.80092304175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1.95580436715797">
                <text:p>1.95580436715797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98768834059514">
                <text:p>1.98768834059514</text:p>
              </table:table-cell>
              <table:table-cell office:value-type="float" office:value="1.83965246792047">
                <text:p>1.83965246792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1.96703773786896">
                <text:p>1.96703773786896</text:p>
              </table:table-cell>
              <table:table-cell office:value-type="float" office:value="1.925">
                <text:p>1.925</text:p>
              </table:table-cell>
              <table:table-cell office:value-type="float" office:value="1.85">
                <text:p>1.85</text:p>
              </table:table-cell>
              <table:table-cell office:value-type="float" office:value="1.99306845695493">
                <text:p>1.99306845695493</text:p>
              </table:table-cell>
              <table:table-cell office:value-type="float" office:value="1.87891742056162">
                <text:p>1.87891742056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1.97814632045602">
                <text:p>1.97814632045602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  <table:table-cell office:value-type="float" office:value="1.99691733373313">
                <text:p>1.99691733373313</text:p>
              </table:table-cell>
              <table:table-cell office:value-type="float" office:value="1.9187253046084">
                <text:p>1.9187253046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1.9891328569538">
                <text:p>1.9891328569538</text:p>
              </table:table-cell>
              <table:table-cell office:value-type="float" office:value="1.975">
                <text:p>1.975</text:p>
              </table:table-cell>
              <table:table-cell office:value-type="float" office:value="1.94999999999999">
                <text:p>1.94999999999999</text:p>
              </table:table-cell>
              <table:table-cell office:value-type="float" office:value="1.99922903624072">
                <text:p>1.99922903624072</text:p>
              </table:table-cell>
              <table:table-cell office:value-type="float" office:value="1.95908362737946">
                <text:p>1.95908362737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9999999999999">
                <text:p>8.9999999999999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9999999999999">
                <text:p>9.1999999999999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